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16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3.519cm"/>
    </style:style>
    <style:style style:name="co5" style:family="table-column">
      <style:table-column-properties fo:break-before="auto" style:column-width="3.334cm"/>
    </style:style>
    <style:style style:name="co6" style:family="table-column">
      <style:table-column-properties fo:break-before="auto" style:column-width="2.8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2" style:family="table-cell" style:parent-style-name="Default" style:data-style-name="N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" style:family="table-cell" style:parent-style-name="Default" style:data-style-name="N0"/>
    <style:style style:name="ce5" style:family="table-cell" style:parent-style-name="Default" style:data-style-name="N30">
      <style:table-cell-properties fo:border-bottom="0.06pt solid #ccccff" fo:background-color="#666699" style:text-align-source="fix" style:repeat-content="false" fo:border-left="0.06pt solid #ccccff" fo:border-right="0.06pt solid #ccccff" fo:border-top="none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0"/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2" table:default-cell-style-name="ce1"/>
        <table:table-column table:style-name="co6" table:default-cell-style-name="ce1"/>
        <table:table-column table:style-name="co2" table:number-columns-repeated="1017" table:default-cell-style-name="ce1"/>
        <table:table-row table:style-name="ro1">
          <table:table-cell table:style-name="ce2" office:value-type="string" calcext:value-type="string">
            <text:p>Individu - Code Etudiant</text:p>
          </table:table-cell>
          <table:table-cell table:style-name="ce2" office:value-type="string" calcext:value-type="string">
            <text:p>Individu - Sexe</text:p>
          </table:table-cell>
          <table:table-cell table:style-name="ce2" office:value-type="string" calcext:value-type="string">
            <text:p>Individu - Nom</text:p>
          </table:table-cell>
          <table:table-cell table:style-name="ce2" office:value-type="string" calcext:value-type="string">
            <text:p>Individu - Prénom</text:p>
          </table:table-cell>
          <table:table-cell table:style-name="ce5" office:value-type="string" calcext:value-type="string">
            <text:p>Naissance - Date</text:p>
          </table:table-cell>
          <table:table-cell table:style-name="ce2" office:value-type="string" calcext:value-type="string">
            <text:p>Nationalité (code)</text:p>
          </table:table-cell>
          <table:table-cell table:style-name="ce2" office:value-type="string" calcext:value-type="string">
            <text:p>Nationalité (lib.)</text:p>
          </table:table-cell>
          <table:table-cell table:style-name="ce2" office:value-type="string" calcext:value-type="string">
            <text:p>IAE - Etape (code)</text:p>
          </table:table-cell>
          <table:table-cell table:style-name="ce2" office:value-type="string" calcext:value-type="string">
            <text:p>IAE - Etape (lib.)</text:p>
          </table:table-cell>
          <table:table-cell table:style-name="ce2" office:value-type="string" calcext:value-type="string">
            <text:p>VET - Note</text:p>
          </table:table-cell>
          <table:table-cell table:style-name="ce2" office:value-type="string" calcext:value-type="string">
            <text:p>VET - Résultat (code)</text:p>
          </table:table-cell>
          <table:table-cell table:style-name="ce2" office:value-type="string" calcext:value-type="string">
            <text:p>VET - Rang de classement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float" office:value="9595817" calcext:value-type="float">
            <text:p>95958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CHRISTOPHE</text:p>
          </table:table-cell>
          <table:table-cell office:value-type="date" office:date-value="1979-05-23" calcext:value-type="date">
            <text:p>23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2385" calcext:value-type="float">
            <text:p>100823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70-02-15" calcext:value-type="date">
            <text:p>15/02/197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3127" calcext:value-type="float">
            <text:p>9773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ONGUI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70860" calcext:value-type="float">
            <text:p>91708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EDJABC</text:p>
          </table:table-cell>
          <table:table-cell office:value-type="string" calcext:value-type="string">
            <text:p>THIERRY</text:p>
          </table:table-cell>
          <table:table-cell office:value-type="date" office:date-value="1983-05-19" calcext:value-type="date">
            <text:p>19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36156" calcext:value-type="float">
            <text:p>109361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LOABC</text:p>
          </table:table-cell>
          <table:table-cell office:value-type="string" calcext:value-type="string">
            <text:p>CAROLINE</text:p>
          </table:table-cell>
          <table:table-cell office:value-type="date" office:date-value="1984-01-25" calcext:value-type="date">
            <text:p>25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</text:p>
          </table:table-cell>
          <table:table-cell office:value-type="string" calcext:value-type="string">
            <text:p>DU MEDECINE MONTAGN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8682" calcext:value-type="float">
            <text:p>111586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OUABC</text:p>
          </table:table-cell>
          <table:table-cell office:value-type="string" calcext:value-type="string">
            <text:p>FADILA</text:p>
          </table:table-cell>
          <table:table-cell office:value-type="date" office:date-value="1971-03-19" calcext:value-type="date">
            <text:p>19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21" calcext:value-type="float">
            <text:p>14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95982" calcext:value-type="float">
            <text:p>96959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10-12" calcext:value-type="date">
            <text:p>12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.375" calcext:value-type="float">
            <text:p>1,3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27468" calcext:value-type="float">
            <text:p>96274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ABC</text:p>
          </table:table-cell>
          <table:table-cell office:value-type="string" calcext:value-type="string">
            <text:p>DALILA</text:p>
          </table:table-cell>
          <table:table-cell office:value-type="date" office:date-value="1973-02-08" calcext:value-type="date">
            <text:p>08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3.042" calcext:value-type="float">
            <text:p>3,0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4691" calcext:value-type="float">
            <text:p>110046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RAABC</text:p>
          </table:table-cell>
          <table:table-cell office:value-type="string" calcext:value-type="string">
            <text:p>AILA</text:p>
          </table:table-cell>
          <table:table-cell office:value-type="date" office:date-value="1978-02-14" calcext:value-type="date">
            <text:p>14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1415" calcext:value-type="float">
            <text:p>107514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LYDIE</text:p>
          </table:table-cell>
          <table:table-cell office:value-type="date" office:date-value="1978-08-04" calcext:value-type="date">
            <text:p>04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IIS5</text:p>
          </table:table-cell>
          <table:table-cell office:value-type="string" calcext:value-type="string">
            <text:p>Lic Sc Educ IIST an3(CAF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1969" calcext:value-type="float">
            <text:p>10891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STABC</text:p>
          </table:table-cell>
          <table:table-cell office:value-type="string" calcext:value-type="string">
            <text:p>PASCALE</text:p>
          </table:table-cell>
          <table:table-cell office:value-type="date" office:date-value="1968-06-19" calcext:value-type="date">
            <text:p>19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5.55" calcext:value-type="float">
            <text:p>15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0207" calcext:value-type="float">
            <text:p>11490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CABC</text:p>
          </table:table-cell>
          <table:table-cell office:value-type="string" calcext:value-type="string">
            <text:p>PHILIPPE</text:p>
          </table:table-cell>
          <table:table-cell office:value-type="date" office:date-value="1972-10-17" calcext:value-type="date">
            <text:p>17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S3</text:p>
          </table:table-cell>
          <table:table-cell office:value-type="string" calcext:value-type="string">
            <text:p>Master1 Educat sante (FC)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62288" calcext:value-type="float">
            <text:p>103622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HECHAM</text:p>
          </table:table-cell>
          <table:table-cell office:value-type="date" office:date-value="1984-01-07" calcext:value-type="date">
            <text:p>07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1</text:p>
          </table:table-cell>
          <table:table-cell office:value-type="string" calcext:value-type="string">
            <text:p>DIU AURICULOTHERAPIE an1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70107" calcext:value-type="float">
            <text:p>9270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COABC</text:p>
          </table:table-cell>
          <table:table-cell office:value-type="string" calcext:value-type="string">
            <text:p>AYLA</text:p>
          </table:table-cell>
          <table:table-cell office:value-type="date" office:date-value="1984-02-16" calcext:value-type="date">
            <text:p>16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588" calcext:value-type="float">
            <text:p>10,588</text:p>
          </table:table-cell>
          <table:table-cell office:value-type="string" calcext:value-type="string">
            <text:p>ADM</text:p>
          </table:table-cell>
          <table:table-cell office:value-type="float" office:value="53" calcext:value-type="float">
            <text:p>53</text:p>
          </table:table-cell>
          <table:table-cell table:number-columns-repeated="1012"/>
        </table:table-row>
        <table:table-row table:style-name="ro1">
          <table:table-cell office:value-type="float" office:value="10639489" calcext:value-type="float">
            <text:p>106394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NSABC</text:p>
          </table:table-cell>
          <table:table-cell office:value-type="string" calcext:value-type="string">
            <text:p>ELISABETE</text:p>
          </table:table-cell>
          <table:table-cell office:value-type="date" office:date-value="1981-04-30" calcext:value-type="date">
            <text:p>30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4545" calcext:value-type="float">
            <text:p>95945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NADIA</text:p>
          </table:table-cell>
          <table:table-cell office:value-type="date" office:date-value="1976-07-29" calcext:value-type="date">
            <text:p>29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3</text:p>
          </table:table-cell>
          <table:table-cell office:value-type="string" calcext:value-type="string">
            <text:p>Master2Pro CCT PDD (FC)</text:p>
          </table:table-cell>
          <table:table-cell office:value-type="float" office:value="12.063" calcext:value-type="float">
            <text:p>12,0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32546" calcext:value-type="float">
            <text:p>101325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IABC</text:p>
          </table:table-cell>
          <table:table-cell office:value-type="string" calcext:value-type="string">
            <text:p>CICEK</text:p>
          </table:table-cell>
          <table:table-cell office:value-type="date" office:date-value="1972-10-12" calcext:value-type="date">
            <text:p>12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4269" calcext:value-type="float">
            <text:p>10004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GEABC</text:p>
          </table:table-cell>
          <table:table-cell office:value-type="string" calcext:value-type="string">
            <text:p>SYLVIE</text:p>
          </table:table-cell>
          <table:table-cell office:value-type="date" office:date-value="1976-03-01" calcext:value-type="date">
            <text:p>01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6.7" calcext:value-type="float">
            <text:p>16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82815" calcext:value-type="float">
            <text:p>95828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PATRIZIO</text:p>
          </table:table-cell>
          <table:table-cell office:value-type="date" office:date-value="1980-11-10" calcext:value-type="date">
            <text:p>10/11/198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ITALIEN(NE)</text:p>
          </table:table-cell>
          <table:table-cell office:value-type="string" calcext:value-type="string">
            <text:p>L5PSO</text:p>
          </table:table-cell>
          <table:table-cell office:value-type="string" calcext:value-type="string">
            <text:p>Master2 Politiques socia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1771" calcext:value-type="float">
            <text:p>97917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RABC</text:p>
          </table:table-cell>
          <table:table-cell office:value-type="string" calcext:value-type="string">
            <text:p>SAMIR</text:p>
          </table:table-cell>
          <table:table-cell office:value-type="date" office:date-value="1982-08-23" calcext:value-type="date">
            <text:p>23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IN3</text:p>
          </table:table-cell>
          <table:table-cell office:value-type="string" calcext:value-type="string">
            <text:p>DUT INFORMATIQUE (FC)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2009" calcext:value-type="float">
            <text:p>9862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VAABC</text:p>
          </table:table-cell>
          <table:table-cell office:value-type="string" calcext:value-type="string">
            <text:p>GILBERT</text:p>
          </table:table-cell>
          <table:table-cell office:value-type="date" office:date-value="1980-12-05" calcext:value-type="date">
            <text:p>05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6135" calcext:value-type="float">
            <text:p>91061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 COABC</text:p>
          </table:table-cell>
          <table:table-cell office:value-type="string" calcext:value-type="string">
            <text:p>SANDRA</text:p>
          </table:table-cell>
          <table:table-cell office:value-type="date" office:date-value="1969-04-03" calcext:value-type="date">
            <text:p>03/04/1969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V2GF3</text:p>
          </table:table-cell>
          <table:table-cell office:value-type="string" calcext:value-type="string">
            <text:p>DUT GEA op. FC (FC)</text:p>
          </table:table-cell>
          <table:table-cell office:value-type="float" office:value="14.74" calcext:value-type="float">
            <text:p>14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9558" calcext:value-type="float">
            <text:p>110095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RICABC</text:p>
          </table:table-cell>
          <table:table-cell office:value-type="string" calcext:value-type="string">
            <text:p>GUILLAUME</text:p>
          </table:table-cell>
          <table:table-cell office:value-type="date" office:date-value="1975-10-15" calcext:value-type="date">
            <text:p>15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1</text:p>
          </table:table-cell>
          <table:table-cell office:value-type="string" calcext:value-type="string">
            <text:p>DIU MED MANUELLE an1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7682" calcext:value-type="float">
            <text:p>109976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FATIMA</text:p>
          </table:table-cell>
          <table:table-cell office:value-type="date" office:date-value="1982-06-04" calcext:value-type="date">
            <text:p>04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6.25" calcext:value-type="float">
            <text:p>16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1589" calcext:value-type="float">
            <text:p>94915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EABC</text:p>
          </table:table-cell>
          <table:table-cell office:value-type="string" calcext:value-type="string">
            <text:p>NATHALIE</text:p>
          </table:table-cell>
          <table:table-cell office:value-type="date" office:date-value="1975-09-08" calcext:value-type="date">
            <text:p>08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PB</text:p>
          </table:table-cell>
          <table:table-cell office:value-type="string" calcext:value-type="string">
            <text:p>DU PSYCHOPATHOLOGIE BE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8910" calcext:value-type="float">
            <text:p>90289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OTABC</text:p>
          </table:table-cell>
          <table:table-cell office:value-type="string" calcext:value-type="string">
            <text:p>STEEVE</text:p>
          </table:table-cell>
          <table:table-cell office:value-type="date" office:date-value="1977-10-10" calcext:value-type="date">
            <text:p>10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768" calcext:value-type="float">
            <text:p>11,7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8367" calcext:value-type="float">
            <text:p>89583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MABC</text:p>
          </table:table-cell>
          <table:table-cell office:value-type="string" calcext:value-type="string">
            <text:p>REBECCA</text:p>
          </table:table-cell>
          <table:table-cell office:value-type="date" office:date-value="1975-08-30" calcext:value-type="date">
            <text:p>30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6030" calcext:value-type="float">
            <text:p>9136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TSIPORA</text:p>
          </table:table-cell>
          <table:table-cell office:value-type="date" office:date-value="1968-12-17" calcext:value-type="date">
            <text:p>17/1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5.78" calcext:value-type="float">
            <text:p>15,7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863447" calcext:value-type="float">
            <text:p>98634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AABC</text:p>
          </table:table-cell>
          <table:table-cell office:value-type="string" calcext:value-type="string">
            <text:p>MURIEL</text:p>
          </table:table-cell>
          <table:table-cell office:value-type="date" office:date-value="1975-05-25" calcext:value-type="date">
            <text:p>25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MOS6</text:p>
          </table:table-cell>
          <table:table-cell office:value-type="string" calcext:value-type="string">
            <text:p>Master1 MOSS (IRTS)</text:p>
          </table:table-cell>
          <table:table-cell office:value-type="float" office:value="12.14" calcext:value-type="float">
            <text:p>12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28947" calcext:value-type="float">
            <text:p>89289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MOSTEFA</text:p>
          </table:table-cell>
          <table:table-cell office:value-type="date" office:date-value="1968-02-24" calcext:value-type="date">
            <text:p>24/02/196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HO3</text:p>
          </table:table-cell>
          <table:table-cell office:value-type="string" calcext:value-type="string">
            <text:p>DIU HOMEOPATHIE an3</text:p>
          </table:table-cell>
          <table:table-cell office:value-type="float" office:value="10.5" calcext:value-type="float">
            <text:p>10,5</text:p>
          </table:table-cell>
          <table:table-cell table:number-columns-repeated="1014"/>
        </table:table-row>
        <table:table-row table:style-name="ro1">
          <table:table-cell office:value-type="float" office:value="9554535" calcext:value-type="float">
            <text:p>9554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LIABC</text:p>
          </table:table-cell>
          <table:table-cell office:value-type="string" calcext:value-type="string">
            <text:p>PADIDEH</text:p>
          </table:table-cell>
          <table:table-cell office:value-type="date" office:date-value="1976-12-27" calcext:value-type="date">
            <text:p>27/12/1976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DIF</text:p>
          </table:table-cell>
          <table:table-cell table:number-columns-repeated="1013"/>
        </table:table-row>
        <table:table-row table:style-name="ro1">
          <table:table-cell office:value-type="float" office:value="9248197" calcext:value-type="float">
            <text:p>9248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LAUDETTE</text:p>
          </table:table-cell>
          <table:table-cell office:value-type="date" office:date-value="1966-09-06" calcext:value-type="date">
            <text:p>06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2</text:p>
          </table:table-cell>
          <table:table-cell office:value-type="string" calcext:value-type="string">
            <text:p>DIU AURICULOTHERAPIE an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4245" calcext:value-type="float">
            <text:p>89342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GALABC</text:p>
          </table:table-cell>
          <table:table-cell office:value-type="string" calcext:value-type="string">
            <text:p>NICOLAS</text:p>
          </table:table-cell>
          <table:table-cell office:value-type="date" office:date-value="1968-08-11" calcext:value-type="date">
            <text:p>11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0485" calcext:value-type="float">
            <text:p>114404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GEABC</text:p>
          </table:table-cell>
          <table:table-cell office:value-type="string" calcext:value-type="string">
            <text:p>AURELIE</text:p>
          </table:table-cell>
          <table:table-cell office:value-type="date" office:date-value="1973-02-13" calcext:value-type="date">
            <text:p>13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C</text:p>
          </table:table-cell>
          <table:table-cell office:value-type="string" calcext:value-type="string">
            <text:p>Master2 BTCG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61866" calcext:value-type="float">
            <text:p>96618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NABC</text:p>
          </table:table-cell>
          <table:table-cell office:value-type="string" calcext:value-type="string">
            <text:p>NADIA</text:p>
          </table:table-cell>
          <table:table-cell office:value-type="date" office:date-value="1967-07-29" calcext:value-type="date">
            <text:p>29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5410" calcext:value-type="float">
            <text:p>101154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LAABC</text:p>
          </table:table-cell>
          <table:table-cell office:value-type="string" calcext:value-type="string">
            <text:p>AICHA</text:p>
          </table:table-cell>
          <table:table-cell office:value-type="date" office:date-value="1984-06-27" calcext:value-type="date">
            <text:p>27/06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48" calcext:value-type="float">
            <text:p>11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58974" calcext:value-type="float">
            <text:p>10258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ROUCHDI</text:p>
          </table:table-cell>
          <table:table-cell office:value-type="date" office:date-value="1984-05-24" calcext:value-type="date">
            <text:p>24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96" calcext:value-type="float">
            <text:p>10,0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4693" calcext:value-type="float">
            <text:p>9894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DAHBIA</text:p>
          </table:table-cell>
          <table:table-cell office:value-type="date" office:date-value="1972-11-11" calcext:value-type="date">
            <text:p>11/11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0.36" calcext:value-type="float">
            <text:p>10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6205" calcext:value-type="float">
            <text:p>10576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EABC</text:p>
          </table:table-cell>
          <table:table-cell office:value-type="string" calcext:value-type="string">
            <text:p>ZEACOUMAR</text:p>
          </table:table-cell>
          <table:table-cell office:value-type="date" office:date-value="1974-06-28" calcext:value-type="date">
            <text:p>28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2788" calcext:value-type="float">
            <text:p>96427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OLABC</text:p>
          </table:table-cell>
          <table:table-cell office:value-type="string" calcext:value-type="string">
            <text:p>YANN</text:p>
          </table:table-cell>
          <table:table-cell office:value-type="date" office:date-value="1983-05-27" calcext:value-type="date">
            <text:p>27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634" calcext:value-type="float">
            <text:p>14,6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7065" calcext:value-type="float">
            <text:p>10347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NATHALIE</text:p>
          </table:table-cell>
          <table:table-cell office:value-type="date" office:date-value="1973-12-09" calcext:value-type="date">
            <text:p>09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433" calcext:value-type="float">
            <text:p>14,4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43868" calcext:value-type="float">
            <text:p>91438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OLABC</text:p>
          </table:table-cell>
          <table:table-cell office:value-type="string" calcext:value-type="string">
            <text:p>ANTHONY</text:p>
          </table:table-cell>
          <table:table-cell office:value-type="date" office:date-value="1980-03-03" calcext:value-type="date">
            <text:p>03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8402" calcext:value-type="float">
            <text:p>109984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HAKIM</text:p>
          </table:table-cell>
          <table:table-cell office:value-type="date" office:date-value="1985-09-07" calcext:value-type="date">
            <text:p>07/09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54671" calcext:value-type="float">
            <text:p>11354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ANTOINE</text:p>
          </table:table-cell>
          <table:table-cell office:value-type="date" office:date-value="1968-04-23" calcext:value-type="date">
            <text:p>23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4</text:p>
          </table:table-cell>
          <table:table-cell office:value-type="string" calcext:value-type="string">
            <text:p>Master1 PAP (ITSRS)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7051" calcext:value-type="float">
            <text:p>108070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GUAABC</text:p>
          </table:table-cell>
          <table:table-cell office:value-type="string" calcext:value-type="string">
            <text:p>SAADEDDINE</text:p>
          </table:table-cell>
          <table:table-cell office:value-type="date" office:date-value="1977-01-27" calcext:value-type="date">
            <text:p>27/01/1977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.767" calcext:value-type="float">
            <text:p>0,7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4257" calcext:value-type="float">
            <text:p>9344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GUAABC</text:p>
          </table:table-cell>
          <table:table-cell office:value-type="string" calcext:value-type="string">
            <text:p>SAADEDDINE</text:p>
          </table:table-cell>
          <table:table-cell office:value-type="date" office:date-value="1978-12-29" calcext:value-type="date">
            <text:p>29/12/19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234" calcext:value-type="float">
            <text:p>1,2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99770" calcext:value-type="float">
            <text:p>110997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OSABC</text:p>
          </table:table-cell>
          <table:table-cell office:value-type="string" calcext:value-type="string">
            <text:p>IOANA</text:p>
          </table:table-cell>
          <table:table-cell office:value-type="date" office:date-value="1976-02-28" calcext:value-type="date">
            <text:p>28/02/1976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ROUMAIN(E)</text:p>
          </table:table-cell>
          <table:table-cell office:value-type="string" calcext:value-type="string">
            <text:p>B9AC1</text:p>
          </table:table-cell>
          <table:table-cell office:value-type="string" calcext:value-type="string">
            <text:p>CAPA ACUPUNCTURE an1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0423" calcext:value-type="float">
            <text:p>9860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IABC</text:p>
          </table:table-cell>
          <table:table-cell office:value-type="string" calcext:value-type="string">
            <text:p>YAMINA</text:p>
          </table:table-cell>
          <table:table-cell office:value-type="date" office:date-value="1968-08-13" calcext:value-type="date">
            <text:p>13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0.03" calcext:value-type="float">
            <text:p>10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7836" calcext:value-type="float">
            <text:p>105678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IABC</text:p>
          </table:table-cell>
          <table:table-cell office:value-type="string" calcext:value-type="string">
            <text:p>JOCELYNE</text:p>
          </table:table-cell>
          <table:table-cell office:value-type="date" office:date-value="1966-03-30" calcext:value-type="date">
            <text:p>30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7750" calcext:value-type="float">
            <text:p>99577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EABC</text:p>
          </table:table-cell>
          <table:table-cell office:value-type="string" calcext:value-type="string">
            <text:p>MICHELE</text:p>
          </table:table-cell>
          <table:table-cell office:value-type="date" office:date-value="1972-11-06" calcext:value-type="date">
            <text:p>06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F3</text:p>
          </table:table-cell>
          <table:table-cell office:value-type="string" calcext:value-type="string">
            <text:p>DUT GEA op. FC (FC)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5256" calcext:value-type="float">
            <text:p>9565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SEVERINE</text:p>
          </table:table-cell>
          <table:table-cell office:value-type="date" office:date-value="1984-09-12" calcext:value-type="date">
            <text:p>12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665160" calcext:value-type="float">
            <text:p>106651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RABC</text:p>
          </table:table-cell>
          <table:table-cell office:value-type="string" calcext:value-type="string">
            <text:p>RAFIK</text:p>
          </table:table-cell>
          <table:table-cell office:value-type="date" office:date-value="1978-01-07" calcext:value-type="date">
            <text:p>07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7.35" calcext:value-type="float">
            <text:p>7,35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9406253" calcext:value-type="float">
            <text:p>94062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OABC</text:p>
          </table:table-cell>
          <table:table-cell office:value-type="string" calcext:value-type="string">
            <text:p>STEPHANE</text:p>
          </table:table-cell>
          <table:table-cell office:value-type="date" office:date-value="1987-08-03" calcext:value-type="date">
            <text:p>03/08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496" calcext:value-type="float">
            <text:p>12,4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9360" calcext:value-type="float">
            <text:p>8979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OUABC</text:p>
          </table:table-cell>
          <table:table-cell office:value-type="string" calcext:value-type="string">
            <text:p>FARID</text:p>
          </table:table-cell>
          <table:table-cell office:value-type="date" office:date-value="1973-02-26" calcext:value-type="date">
            <text:p>26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FDA</text:p>
          </table:table-cell>
          <table:table-cell office:value-type="string" calcext:value-type="string">
            <text:p>Master2 Formation Adultes</text:p>
          </table:table-cell>
          <table:table-cell office:value-type="float" office:value="14.714" calcext:value-type="float">
            <text:p>14,7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8525" calcext:value-type="float">
            <text:p>108385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ZORABC</text:p>
          </table:table-cell>
          <table:table-cell office:value-type="string" calcext:value-type="string">
            <text:p>ERIC EDOUARD</text:p>
          </table:table-cell>
          <table:table-cell office:value-type="date" office:date-value="1974-02-26" calcext:value-type="date">
            <text:p>26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67122" calcext:value-type="float">
            <text:p>112671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OABC</text:p>
          </table:table-cell>
          <table:table-cell office:value-type="string" calcext:value-type="string">
            <text:p>GENEVIEVE</text:p>
          </table:table-cell>
          <table:table-cell office:value-type="date" office:date-value="1980-05-30" calcext:value-type="date">
            <text:p>30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3</text:p>
          </table:table-cell>
          <table:table-cell office:value-type="string" calcext:value-type="string">
            <text:p>Master2 Educat Sante (FC)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8661" calcext:value-type="float">
            <text:p>105986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BAZABC</text:p>
          </table:table-cell>
          <table:table-cell office:value-type="string" calcext:value-type="string">
            <text:p>HAYAT</text:p>
          </table:table-cell>
          <table:table-cell office:value-type="date" office:date-value="1978-02-19" calcext:value-type="date">
            <text:p>19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R3</text:p>
          </table:table-cell>
          <table:table-cell office:value-type="string" calcext:value-type="string">
            <text:p>DUT GEA op. RH (FC)</text:p>
          </table:table-cell>
          <table:table-cell office:value-type="float" office:value="15.21" calcext:value-type="float">
            <text:p>15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4868" calcext:value-type="float">
            <text:p>100548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ZIABC</text:p>
          </table:table-cell>
          <table:table-cell office:value-type="string" calcext:value-type="string">
            <text:p>FATMA</text:p>
          </table:table-cell>
          <table:table-cell office:value-type="date" office:date-value="1977-09-14" calcext:value-type="date">
            <text:p>14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C1</text:p>
          </table:table-cell>
          <table:table-cell office:value-type="string" calcext:value-type="string">
            <text:p>DIU ACUPUNCTURE an1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0768" calcext:value-type="float">
            <text:p>92407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NJABC</text:p>
          </table:table-cell>
          <table:table-cell office:value-type="string" calcext:value-type="string">
            <text:p>Manuel</text:p>
          </table:table-cell>
          <table:table-cell office:value-type="date" office:date-value="1984-12-19" calcext:value-type="date">
            <text:p>19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2.813" calcext:value-type="float">
            <text:p>12,8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2474" calcext:value-type="float">
            <text:p>10572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GANABC</text:p>
          </table:table-cell>
          <table:table-cell office:value-type="string" calcext:value-type="string">
            <text:p>HENRI</text:p>
          </table:table-cell>
          <table:table-cell office:value-type="date" office:date-value="1965-12-14" calcext:value-type="date">
            <text:p>14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3</text:p>
          </table:table-cell>
          <table:table-cell office:value-type="string" calcext:value-type="string">
            <text:p>LIC PRO MDO - AUDIT (FC)</text:p>
          </table:table-cell>
          <table:table-cell office:value-type="float" office:value="7.406" calcext:value-type="float">
            <text:p>7,4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3575" calcext:value-type="float">
            <text:p>10243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GHABC</text:p>
          </table:table-cell>
          <table:table-cell office:value-type="string" calcext:value-type="string">
            <text:p>EHSAN</text:p>
          </table:table-cell>
          <table:table-cell office:value-type="date" office:date-value="1969-08-17" calcext:value-type="date">
            <text:p>17/08/1969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G5SIM</text:p>
          </table:table-cell>
          <table:table-cell office:value-type="string" calcext:value-type="string">
            <text:p>Master2 SIM</text:p>
          </table:table-cell>
          <table:table-cell office:value-type="float" office:value="15.57" calcext:value-type="float">
            <text:p>15,57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470017" calcext:value-type="float">
            <text:p>10470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GUEABC</text:p>
          </table:table-cell>
          <table:table-cell office:value-type="string" calcext:value-type="string">
            <text:p>BADO</text:p>
          </table:table-cell>
          <table:table-cell office:value-type="date" office:date-value="1969-12-28" calcext:value-type="date">
            <text:p>28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F</text:p>
          </table:table-cell>
          <table:table-cell office:value-type="string" calcext:value-type="string">
            <text:p>Master2Rec DEI pa. Fisc</text:p>
          </table:table-cell>
          <table:table-cell office:value-type="float" office:value="10.413" calcext:value-type="float">
            <text:p>10,4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9823" calcext:value-type="float">
            <text:p>110298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IABC</text:p>
          </table:table-cell>
          <table:table-cell office:value-type="string" calcext:value-type="string">
            <text:p>DINA</text:p>
          </table:table-cell>
          <table:table-cell office:value-type="date" office:date-value="1972-03-19" calcext:value-type="date">
            <text:p>19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8.9" calcext:value-type="float">
            <text:p>8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0213" calcext:value-type="float">
            <text:p>104802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IABC</text:p>
          </table:table-cell>
          <table:table-cell office:value-type="string" calcext:value-type="string">
            <text:p>DINA</text:p>
          </table:table-cell>
          <table:table-cell office:value-type="date" office:date-value="1984-02-23" calcext:value-type="date">
            <text:p>2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9.1" calcext:value-type="float">
            <text:p>9,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5699" calcext:value-type="float">
            <text:p>93056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ESSENAM</text:p>
          </table:table-cell>
          <table:table-cell office:value-type="date" office:date-value="1972-01-12" calcext:value-type="date">
            <text:p>12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8.971" calcext:value-type="float">
            <text:p>8,9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6535" calcext:value-type="float">
            <text:p>10156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ESSENAM</text:p>
          </table:table-cell>
          <table:table-cell office:value-type="date" office:date-value="1982-10-15" calcext:value-type="date">
            <text:p>15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10.927" calcext:value-type="float">
            <text:p>10,9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6814" calcext:value-type="float">
            <text:p>113768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EABC</text:p>
          </table:table-cell>
          <table:table-cell office:value-type="string" calcext:value-type="string">
            <text:p>KEVEREN</text:p>
          </table:table-cell>
          <table:table-cell office:value-type="date" office:date-value="1966-03-15" calcext:value-type="date">
            <text:p>15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CJ3</text:p>
          </table:table-cell>
          <table:table-cell office:value-type="string" calcext:value-type="string">
            <text:p>DUT CJ (FC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2097" calcext:value-type="float">
            <text:p>93220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MARIE - NOELLE</text:p>
          </table:table-cell>
          <table:table-cell office:value-type="date" office:date-value="1965-10-19" calcext:value-type="date">
            <text:p>19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3.97" calcext:value-type="float">
            <text:p>13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3627" calcext:value-type="float">
            <text:p>10693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TIABC</text:p>
          </table:table-cell>
          <table:table-cell office:value-type="string" calcext:value-type="string">
            <text:p>DIDIER</text:p>
          </table:table-cell>
          <table:table-cell office:value-type="date" office:date-value="1985-05-21" calcext:value-type="date">
            <text:p>21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1553" calcext:value-type="float">
            <text:p>9301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BOABC</text:p>
          </table:table-cell>
          <table:table-cell office:value-type="string" calcext:value-type="string">
            <text:p>ANNE</text:p>
          </table:table-cell>
          <table:table-cell office:value-type="date" office:date-value="1972-08-15" calcext:value-type="date">
            <text:p>15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A1</text:p>
          </table:table-cell>
          <table:table-cell office:value-type="string" calcext:value-type="string">
            <text:p>DIU AURICULOTHERAPIE an1</text:p>
          </table:table-cell>
          <table:table-cell office:value-type="float" office:value="17.03" calcext:value-type="float">
            <text:p>17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6476" calcext:value-type="float">
            <text:p>114864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LEKABC</text:p>
          </table:table-cell>
          <table:table-cell office:value-type="string" calcext:value-type="string">
            <text:p>SOPHIE</text:p>
          </table:table-cell>
          <table:table-cell office:value-type="date" office:date-value="1982-03-19" calcext:value-type="date">
            <text:p>19/03/1982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8.425" calcext:value-type="float">
            <text:p>8,4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4499" calcext:value-type="float">
            <text:p>10484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LEKABC</text:p>
          </table:table-cell>
          <table:table-cell office:value-type="string" calcext:value-type="string">
            <text:p>SOPHIE</text:p>
          </table:table-cell>
          <table:table-cell office:value-type="date" office:date-value="1982-12-10" calcext:value-type="date">
            <text:p>10/12/1982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85163" calcext:value-type="float">
            <text:p>107851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LESLIE</text:p>
          </table:table-cell>
          <table:table-cell office:value-type="date" office:date-value="1980-12-28" calcext:value-type="date">
            <text:p>28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7.459" calcext:value-type="float">
            <text:p>7,4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09371" calcext:value-type="float">
            <text:p>105093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LESLIE</text:p>
          </table:table-cell>
          <table:table-cell office:value-type="date" office:date-value="1974-06-07" calcext:value-type="date">
            <text:p>07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8.823" calcext:value-type="float">
            <text:p>8,8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74864" calcext:value-type="float">
            <text:p>105748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OMABC</text:p>
          </table:table-cell>
          <table:table-cell office:value-type="string" calcext:value-type="string">
            <text:p>AUDREY</text:p>
          </table:table-cell>
          <table:table-cell office:value-type="date" office:date-value="1969-10-24" calcext:value-type="date">
            <text:p>24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5.01" calcext:value-type="float">
            <text:p>5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7438" calcext:value-type="float">
            <text:p>9317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OMABC</text:p>
          </table:table-cell>
          <table:table-cell office:value-type="string" calcext:value-type="string">
            <text:p>AUDREY</text:p>
          </table:table-cell>
          <table:table-cell office:value-type="date" office:date-value="1979-07-01" calcext:value-type="date">
            <text:p>01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AJ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1">
          <table:table-cell office:value-type="float" office:value="9689807" calcext:value-type="float">
            <text:p>96898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FAABC</text:p>
          </table:table-cell>
          <table:table-cell office:value-type="string" calcext:value-type="string">
            <text:p>NORDINE</text:p>
          </table:table-cell>
          <table:table-cell office:value-type="date" office:date-value="1979-02-16" calcext:value-type="date">
            <text:p>16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7.54" calcext:value-type="float">
            <text:p>7,54</text:p>
          </table:table-cell>
          <table:table-cell office:value-type="string" calcext:value-type="string">
            <text:p>AJ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9404393" calcext:value-type="float">
            <text:p>94043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FAABC</text:p>
          </table:table-cell>
          <table:table-cell office:value-type="string" calcext:value-type="string">
            <text:p>NORDINE</text:p>
          </table:table-cell>
          <table:table-cell office:value-type="date" office:date-value="1980-04-20" calcext:value-type="date">
            <text:p>20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1.84" calcext:value-type="float">
            <text:p>11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5609" calcext:value-type="float">
            <text:p>106456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SABEHA</text:p>
          </table:table-cell>
          <table:table-cell office:value-type="date" office:date-value="1979-05-08" calcext:value-type="date">
            <text:p>08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4839" calcext:value-type="float">
            <text:p>108048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TOBABC</text:p>
          </table:table-cell>
          <table:table-cell office:value-type="string" calcext:value-type="string">
            <text:p>RODRIGUE</text:p>
          </table:table-cell>
          <table:table-cell office:value-type="date" office:date-value="1974-02-04" calcext:value-type="date">
            <text:p>04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1.93" calcext:value-type="float">
            <text:p>11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3637" calcext:value-type="float">
            <text:p>98836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DIABC</text:p>
          </table:table-cell>
          <table:table-cell office:value-type="string" calcext:value-type="string">
            <text:p>KARIMA</text:p>
          </table:table-cell>
          <table:table-cell office:value-type="date" office:date-value="1980-02-26" calcext:value-type="date">
            <text:p>26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R3</text:p>
          </table:table-cell>
          <table:table-cell office:value-type="string" calcext:value-type="string">
            <text:p>DUT GEA op. RH (FC)</text:p>
          </table:table-cell>
          <table:table-cell office:value-type="float" office:value="13.07" calcext:value-type="float">
            <text:p>13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4229" calcext:value-type="float">
            <text:p>9084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-ABC</text:p>
          </table:table-cell>
          <table:table-cell office:value-type="string" calcext:value-type="string">
            <text:p>KIM</text:p>
          </table:table-cell>
          <table:table-cell office:value-type="date" office:date-value="1972-10-08" calcext:value-type="date">
            <text:p>08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5.26" calcext:value-type="float">
            <text:p>5,2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1328334" calcext:value-type="float">
            <text:p>11328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-ABC</text:p>
          </table:table-cell>
          <table:table-cell office:value-type="string" calcext:value-type="string">
            <text:p>KIM</text:p>
          </table:table-cell>
          <table:table-cell office:value-type="date" office:date-value="1975-02-09" calcext:value-type="date">
            <text:p>09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7.29" calcext:value-type="float">
            <text:p>7,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4953" calcext:value-type="float">
            <text:p>107749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HEABC</text:p>
          </table:table-cell>
          <table:table-cell office:value-type="string" calcext:value-type="string">
            <text:p>FATHIA</text:p>
          </table:table-cell>
          <table:table-cell office:value-type="date" office:date-value="1979-12-02" calcext:value-type="date">
            <text:p>02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815" calcext:value-type="float">
            <text:p>12,8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93109" calcext:value-type="float">
            <text:p>96931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SONIA</text:p>
          </table:table-cell>
          <table:table-cell office:value-type="date" office:date-value="1975-02-07" calcext:value-type="date">
            <text:p>07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04942" calcext:value-type="float">
            <text:p>89049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BABC</text:p>
          </table:table-cell>
          <table:table-cell office:value-type="string" calcext:value-type="string">
            <text:p>KARIMA</text:p>
          </table:table-cell>
          <table:table-cell office:value-type="date" office:date-value="1978-01-22" calcext:value-type="date">
            <text:p>22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71009" calcext:value-type="float">
            <text:p>10071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BIABC</text:p>
          </table:table-cell>
          <table:table-cell office:value-type="string" calcext:value-type="string">
            <text:p>KOUABIA CEDRIC</text:p>
          </table:table-cell>
          <table:table-cell office:value-type="date" office:date-value="1985-01-29" calcext:value-type="date">
            <text:p>29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4" calcext:value-type="float">
            <text:p>10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6830" calcext:value-type="float">
            <text:p>109968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NABC</text:p>
          </table:table-cell>
          <table:table-cell office:value-type="string" calcext:value-type="string">
            <text:p>TAWFIK</text:p>
          </table:table-cell>
          <table:table-cell office:value-type="date" office:date-value="1967-07-11" calcext:value-type="date">
            <text:p>1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3.729" calcext:value-type="float">
            <text:p>3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73198" calcext:value-type="float">
            <text:p>10573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MOHAMED</text:p>
          </table:table-cell>
          <table:table-cell office:value-type="date" office:date-value="1987-07-26" calcext:value-type="date">
            <text:p>26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2942" calcext:value-type="float">
            <text:p>93129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ICABC</text:p>
          </table:table-cell>
          <table:table-cell office:value-type="string" calcext:value-type="string">
            <text:p>MURAD</text:p>
          </table:table-cell>
          <table:table-cell office:value-type="date" office:date-value="1975-01-23" calcext:value-type="date">
            <text:p>23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0.204" calcext:value-type="float">
            <text:p>10,204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0505957" calcext:value-type="float">
            <text:p>105059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LSABC</text:p>
          </table:table-cell>
          <table:table-cell office:value-type="string" calcext:value-type="string">
            <text:p>PERRINE</text:p>
          </table:table-cell>
          <table:table-cell office:value-type="date" office:date-value="1968-07-04" calcext:value-type="date">
            <text:p>04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3" calcext:value-type="float">
            <text:p>14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9646" calcext:value-type="float">
            <text:p>93296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CABC</text:p>
          </table:table-cell>
          <table:table-cell office:value-type="string" calcext:value-type="string">
            <text:p>SOUHILA</text:p>
          </table:table-cell>
          <table:table-cell office:value-type="date" office:date-value="1983-11-20" calcext:value-type="date">
            <text:p>20/11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.334" calcext:value-type="float">
            <text:p>1,3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89301" calcext:value-type="float">
            <text:p>91893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EVABC</text:p>
          </table:table-cell>
          <table:table-cell office:value-type="string" calcext:value-type="string">
            <text:p>LORNA</text:p>
          </table:table-cell>
          <table:table-cell office:value-type="date" office:date-value="1974-10-06" calcext:value-type="date">
            <text:p>06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2.583" calcext:value-type="float">
            <text:p>12,5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2000" calcext:value-type="float">
            <text:p>10742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OUABC</text:p>
          </table:table-cell>
          <table:table-cell office:value-type="string" calcext:value-type="string">
            <text:p>IDIR</text:p>
          </table:table-cell>
          <table:table-cell office:value-type="date" office:date-value="1972-07-01" calcext:value-type="date">
            <text:p>01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RT3</text:p>
          </table:table-cell>
          <table:table-cell office:value-type="string" calcext:value-type="string">
            <text:p>DUT R et T an2 (FC)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9394220" calcext:value-type="float">
            <text:p>9394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KEABC</text:p>
          </table:table-cell>
          <table:table-cell office:value-type="string" calcext:value-type="string">
            <text:p>AMINE</text:p>
          </table:table-cell>
          <table:table-cell office:value-type="date" office:date-value="1968-11-24" calcext:value-type="date">
            <text:p>24/11/196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0226533" calcext:value-type="float">
            <text:p>102265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KEABC</text:p>
          </table:table-cell>
          <table:table-cell office:value-type="string" calcext:value-type="string">
            <text:p>AMINE</text:p>
          </table:table-cell>
          <table:table-cell office:value-type="date" office:date-value="1971-07-14" calcext:value-type="date">
            <text:p>14/07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0.24" calcext:value-type="float">
            <text:p>10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2945" calcext:value-type="float">
            <text:p>98929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ABC</text:p>
          </table:table-cell>
          <table:table-cell office:value-type="string" calcext:value-type="string">
            <text:p>ASSAGBAIN</text:p>
          </table:table-cell>
          <table:table-cell office:value-type="date" office:date-value="1972-09-14" calcext:value-type="date">
            <text:p>14/09/1972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1" calcext:value-type="float">
            <text:p>12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6826" calcext:value-type="float">
            <text:p>107368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TYABC</text:p>
          </table:table-cell>
          <table:table-cell office:value-type="string" calcext:value-type="string">
            <text:p>VIANNEY</text:p>
          </table:table-cell>
          <table:table-cell office:value-type="date" office:date-value="1974-08-14" calcext:value-type="date">
            <text:p>14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292" calcext:value-type="float">
            <text:p>8,2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0183" calcext:value-type="float">
            <text:p>108601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AMABC</text:p>
          </table:table-cell>
          <table:table-cell office:value-type="string" calcext:value-type="string">
            <text:p>KOMLAN</text:p>
          </table:table-cell>
          <table:table-cell office:value-type="date" office:date-value="1971-01-15" calcext:value-type="date">
            <text:p>15/01/197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V3EI3</text:p>
          </table:table-cell>
          <table:table-cell office:value-type="string" calcext:value-type="string">
            <text:p>LIC PRO EE sp EIIAIT (FC)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5249" calcext:value-type="float">
            <text:p>105452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4970ABC</text:p>
          </table:table-cell>
          <table:table-cell office:value-type="string" calcext:value-type="string">
            <text:p>SAMEH</text:p>
          </table:table-cell>
          <table:table-cell office:value-type="date" office:date-value="1970-07-07" calcext:value-type="date">
            <text:p>07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7" calcext:value-type="float">
            <text:p>13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4774" calcext:value-type="float">
            <text:p>105547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SAMUEL</text:p>
          </table:table-cell>
          <table:table-cell office:value-type="date" office:date-value="1970-08-02" calcext:value-type="date">
            <text:p>02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5.367" calcext:value-type="float">
            <text:p>15,3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8573" calcext:value-type="float">
            <text:p>9198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ROABC</text:p>
          </table:table-cell>
          <table:table-cell office:value-type="string" calcext:value-type="string">
            <text:p>RAHINATOU</text:p>
          </table:table-cell>
          <table:table-cell office:value-type="date" office:date-value="1979-01-18" calcext:value-type="date">
            <text:p>18/01/1979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BURKINABE</text:p>
          </table:table-cell>
          <table:table-cell office:value-type="string" calcext:value-type="string">
            <text:p>L4SLA</text:p>
          </table:table-cell>
          <table:table-cell office:value-type="string" calcext:value-type="string">
            <text:p>Master1 SLATEL - <text:s/>Anglais</text:p>
          </table:table-cell>
          <table:table-cell office:value-type="float" office:value="7.087" calcext:value-type="float">
            <text:p>7,0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80851" calcext:value-type="float">
            <text:p>109808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NABC</text:p>
          </table:table-cell>
          <table:table-cell office:value-type="string" calcext:value-type="string">
            <text:p>ANNE MARIE</text:p>
          </table:table-cell>
          <table:table-cell office:value-type="date" office:date-value="1968-11-02" calcext:value-type="date">
            <text:p>02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58" calcext:value-type="float">
            <text:p>14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64772" calcext:value-type="float">
            <text:p>90647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BABC</text:p>
          </table:table-cell>
          <table:table-cell office:value-type="string" calcext:value-type="string">
            <text:p>DOMINIQUE</text:p>
          </table:table-cell>
          <table:table-cell office:value-type="date" office:date-value="1986-01-09" calcext:value-type="date">
            <text:p>0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6.17" calcext:value-type="float">
            <text:p>16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8297" calcext:value-type="float">
            <text:p>112282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ONABC</text:p>
          </table:table-cell>
          <table:table-cell office:value-type="string" calcext:value-type="string">
            <text:p>PASCALE</text:p>
          </table:table-cell>
          <table:table-cell office:value-type="date" office:date-value="1983-05-24" calcext:value-type="date">
            <text:p>24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5710" calcext:value-type="float">
            <text:p>97657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KAABC</text:p>
          </table:table-cell>
          <table:table-cell office:value-type="string" calcext:value-type="string">
            <text:p>JUNKO</text:p>
          </table:table-cell>
          <table:table-cell office:value-type="date" office:date-value="1973-04-05" calcext:value-type="date">
            <text:p>05/04/197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JAPON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0.667" calcext:value-type="float">
            <text:p>10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48291" calcext:value-type="float">
            <text:p>10448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OUABC</text:p>
          </table:table-cell>
          <table:table-cell office:value-type="string" calcext:value-type="string">
            <text:p>NADIA</text:p>
          </table:table-cell>
          <table:table-cell office:value-type="date" office:date-value="1966-12-26" calcext:value-type="date">
            <text:p>26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354" calcext:value-type="float">
            <text:p>5,3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0591" calcext:value-type="float">
            <text:p>107705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ERABC</text:p>
          </table:table-cell>
          <table:table-cell office:value-type="string" calcext:value-type="string">
            <text:p>JOHANNA</text:p>
          </table:table-cell>
          <table:table-cell office:value-type="date" office:date-value="1977-09-10" calcext:value-type="date">
            <text:p>10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528" calcext:value-type="float">
            <text:p>12,5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4841" calcext:value-type="float">
            <text:p>102248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NINA-PRISCA</text:p>
          </table:table-cell>
          <table:table-cell office:value-type="date" office:date-value="1976-08-18" calcext:value-type="date">
            <text:p>18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9.969" calcext:value-type="float">
            <text:p>9,9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9857" calcext:value-type="float">
            <text:p>9499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NINA-PRISCA</text:p>
          </table:table-cell>
          <table:table-cell office:value-type="date" office:date-value="1971-05-10" calcext:value-type="date">
            <text:p>1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0.188" calcext:value-type="float">
            <text:p>10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634" calcext:value-type="float">
            <text:p>9570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ZAABC</text:p>
          </table:table-cell>
          <table:table-cell office:value-type="string" calcext:value-type="string">
            <text:p>SAMIR</text:p>
          </table:table-cell>
          <table:table-cell office:value-type="date" office:date-value="1973-03-09" calcext:value-type="date">
            <text:p>09/03/197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4BNS</text:p>
          </table:table-cell>
          <table:table-cell office:value-type="string" calcext:value-type="string">
            <text:p>Master1 EB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9254812" calcext:value-type="float">
            <text:p>92548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XABC</text:p>
          </table:table-cell>
          <table:table-cell office:value-type="string" calcext:value-type="string">
            <text:p>CATHERINE</text:p>
          </table:table-cell>
          <table:table-cell office:value-type="date" office:date-value="1981-12-14" calcext:value-type="date">
            <text:p>14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94" calcext:value-type="float">
            <text:p>13,6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0909" calcext:value-type="float">
            <text:p>99409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OUABC</text:p>
          </table:table-cell>
          <table:table-cell office:value-type="string" calcext:value-type="string">
            <text:p>FOUSI</text:p>
          </table:table-cell>
          <table:table-cell office:value-type="date" office:date-value="1970-10-26" calcext:value-type="date">
            <text:p>26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4.47" calcext:value-type="float">
            <text:p>4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13639" calcext:value-type="float">
            <text:p>94136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OUABC</text:p>
          </table:table-cell>
          <table:table-cell office:value-type="string" calcext:value-type="string">
            <text:p>FOUSI</text:p>
          </table:table-cell>
          <table:table-cell office:value-type="date" office:date-value="1973-05-25" calcext:value-type="date">
            <text:p>25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4.47" calcext:value-type="float">
            <text:p>4,4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540115" calcext:value-type="float">
            <text:p>9540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NABC</text:p>
          </table:table-cell>
          <table:table-cell office:value-type="string" calcext:value-type="string">
            <text:p>ALEXA</text:p>
          </table:table-cell>
          <table:table-cell office:value-type="date" office:date-value="1968-11-10" calcext:value-type="date">
            <text:p>10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8.817" calcext:value-type="float">
            <text:p>8,8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4766" calcext:value-type="float">
            <text:p>97647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NABC</text:p>
          </table:table-cell>
          <table:table-cell office:value-type="string" calcext:value-type="string">
            <text:p>ALEXA</text:p>
          </table:table-cell>
          <table:table-cell office:value-type="date" office:date-value="1967-07-21" calcext:value-type="date">
            <text:p>2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1.817" calcext:value-type="float">
            <text:p>11,8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15353" calcext:value-type="float">
            <text:p>11415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TAABC</text:p>
          </table:table-cell>
          <table:table-cell office:value-type="string" calcext:value-type="string">
            <text:p>MASUNGA</text:p>
          </table:table-cell>
          <table:table-cell office:value-type="date" office:date-value="1980-11-10" calcext:value-type="date">
            <text:p>10/11/1980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656" calcext:value-type="float">
            <text:p>10,6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8689" calcext:value-type="float">
            <text:p>90186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AABC</text:p>
          </table:table-cell>
          <table:table-cell office:value-type="string" calcext:value-type="string">
            <text:p>BATOTA</text:p>
          </table:table-cell>
          <table:table-cell office:value-type="date" office:date-value="1976-06-02" calcext:value-type="date">
            <text:p>0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1.036" calcext:value-type="float">
            <text:p>11,0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16721" calcext:value-type="float">
            <text:p>95167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SABC</text:p>
          </table:table-cell>
          <table:table-cell office:value-type="string" calcext:value-type="string">
            <text:p>MARIE ROLANDE</text:p>
          </table:table-cell>
          <table:table-cell office:value-type="date" office:date-value="1970-06-24" calcext:value-type="date">
            <text:p>24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83" calcext:value-type="float">
            <text:p>10,1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7684" calcext:value-type="float">
            <text:p>109776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JDABC</text:p>
          </table:table-cell>
          <table:table-cell office:value-type="string" calcext:value-type="string">
            <text:p>NAIMA</text:p>
          </table:table-cell>
          <table:table-cell office:value-type="date" office:date-value="1976-12-28" calcext:value-type="date">
            <text:p>28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276" calcext:value-type="float">
            <text:p>11,27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6434" calcext:value-type="float">
            <text:p>93464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JDABC</text:p>
          </table:table-cell>
          <table:table-cell office:value-type="string" calcext:value-type="string">
            <text:p>NAIMA</text:p>
          </table:table-cell>
          <table:table-cell office:value-type="date" office:date-value="1983-01-07" calcext:value-type="date">
            <text:p>07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692" calcext:value-type="float">
            <text:p>11,6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0416" calcext:value-type="float">
            <text:p>10200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MOHAMED</text:p>
          </table:table-cell>
          <table:table-cell office:value-type="date" office:date-value="1971-03-22" calcext:value-type="date">
            <text:p>22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56952" calcext:value-type="float">
            <text:p>94569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IEABC</text:p>
          </table:table-cell>
          <table:table-cell office:value-type="string" calcext:value-type="string">
            <text:p>VANESSA</text:p>
          </table:table-cell>
          <table:table-cell office:value-type="date" office:date-value="1987-07-19" calcext:value-type="date">
            <text:p>19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11.796" calcext:value-type="float">
            <text:p>11,796</text:p>
          </table:table-cell>
          <table:table-cell office:value-type="string" calcext:value-type="string">
            <text:p>ADM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11417246" calcext:value-type="float">
            <text:p>114172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 CABC</text:p>
          </table:table-cell>
          <table:table-cell office:value-type="string" calcext:value-type="string">
            <text:p>SALIM</text:p>
          </table:table-cell>
          <table:table-cell office:value-type="date" office:date-value="1987-04-29" calcext:value-type="date">
            <text:p>29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10714968" calcext:value-type="float">
            <text:p>107149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 CABC</text:p>
          </table:table-cell>
          <table:table-cell office:value-type="string" calcext:value-type="string">
            <text:p>SALIM</text:p>
          </table:table-cell>
          <table:table-cell office:value-type="date" office:date-value="1986-11-18" calcext:value-type="date">
            <text:p>18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24393" calcext:value-type="float">
            <text:p>95243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PABC</text:p>
          </table:table-cell>
          <table:table-cell office:value-type="string" calcext:value-type="string">
            <text:p>ANUJA</text:p>
          </table:table-cell>
          <table:table-cell office:value-type="date" office:date-value="1968-08-19" calcext:value-type="date">
            <text:p>19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2" calcext:value-type="float">
            <text:p>13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24265" calcext:value-type="float">
            <text:p>108242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MARIE THERESE</text:p>
          </table:table-cell>
          <table:table-cell office:value-type="date" office:date-value="1981-04-29" calcext:value-type="date">
            <text:p>29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8</text:p>
          </table:table-cell>
          <table:table-cell office:value-type="string" calcext:value-type="string">
            <text:p>Lic Droit an3 (CA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7633" calcext:value-type="float">
            <text:p>96676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GABC</text:p>
          </table:table-cell>
          <table:table-cell office:value-type="string" calcext:value-type="string">
            <text:p>NANCYA</text:p>
          </table:table-cell>
          <table:table-cell office:value-type="date" office:date-value="1986-03-28" calcext:value-type="date">
            <text:p>28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6590" calcext:value-type="float">
            <text:p>10306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ABC</text:p>
          </table:table-cell>
          <table:table-cell office:value-type="string" calcext:value-type="string">
            <text:p>NAIM</text:p>
          </table:table-cell>
          <table:table-cell office:value-type="date" office:date-value="1966-05-03" calcext:value-type="date">
            <text:p>03/05/196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929" calcext:value-type="float">
            <text:p>11,9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3103" calcext:value-type="float">
            <text:p>9823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ZAABC</text:p>
          </table:table-cell>
          <table:table-cell office:value-type="string" calcext:value-type="string">
            <text:p>SORIA</text:p>
          </table:table-cell>
          <table:table-cell office:value-type="date" office:date-value="1981-06-24" calcext:value-type="date">
            <text:p>24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5607" calcext:value-type="float">
            <text:p>100056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DABC</text:p>
          </table:table-cell>
          <table:table-cell office:value-type="string" calcext:value-type="string">
            <text:p>DAVID</text:p>
          </table:table-cell>
          <table:table-cell office:value-type="date" office:date-value="1986-05-21" calcext:value-type="date">
            <text:p>21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885" calcext:value-type="float">
            <text:p>10,8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8496" calcext:value-type="float">
            <text:p>102484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HAABC</text:p>
          </table:table-cell>
          <table:table-cell office:value-type="string" calcext:value-type="string">
            <text:p>MAHER</text:p>
          </table:table-cell>
          <table:table-cell office:value-type="date" office:date-value="1976-04-15" calcext:value-type="date">
            <text:p>15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6" calcext:value-type="float">
            <text:p>12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9631" calcext:value-type="float">
            <text:p>93596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EDABC</text:p>
          </table:table-cell>
          <table:table-cell office:value-type="string" calcext:value-type="string">
            <text:p>SABAH</text:p>
          </table:table-cell>
          <table:table-cell office:value-type="date" office:date-value="1981-11-19" calcext:value-type="date">
            <text:p>19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526" calcext:value-type="float">
            <text:p>12,5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56526" calcext:value-type="float">
            <text:p>102565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EDABC</text:p>
          </table:table-cell>
          <table:table-cell office:value-type="string" calcext:value-type="string">
            <text:p>SABAH</text:p>
          </table:table-cell>
          <table:table-cell office:value-type="date" office:date-value="1980-03-18" calcext:value-type="date">
            <text:p>18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86345" calcext:value-type="float">
            <text:p>9186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NABC</text:p>
          </table:table-cell>
          <table:table-cell office:value-type="string" calcext:value-type="string">
            <text:p>MOHAMMED</text:p>
          </table:table-cell>
          <table:table-cell office:value-type="date" office:date-value="1977-02-17" calcext:value-type="date">
            <text:p>17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74" calcext:value-type="float">
            <text:p>10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8750" calcext:value-type="float">
            <text:p>11498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LABC</text:p>
          </table:table-cell>
          <table:table-cell office:value-type="string" calcext:value-type="string">
            <text:p>HAITHEM</text:p>
          </table:table-cell>
          <table:table-cell office:value-type="date" office:date-value="1972-07-17" calcext:value-type="date">
            <text:p>17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4999" calcext:value-type="float">
            <text:p>97849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EABC</text:p>
          </table:table-cell>
          <table:table-cell office:value-type="string" calcext:value-type="string">
            <text:p>CELIANE</text:p>
          </table:table-cell>
          <table:table-cell office:value-type="date" office:date-value="1969-01-01" calcext:value-type="date">
            <text:p>01/01/19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002" calcext:value-type="float">
            <text:p>10,0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06728" calcext:value-type="float">
            <text:p>89067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MABC</text:p>
          </table:table-cell>
          <table:table-cell office:value-type="string" calcext:value-type="string">
            <text:p>AMAR</text:p>
          </table:table-cell>
          <table:table-cell office:value-type="date" office:date-value="1978-03-27" calcext:value-type="date">
            <text:p>27/03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4319" calcext:value-type="float">
            <text:p>10544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ABC</text:p>
          </table:table-cell>
          <table:table-cell office:value-type="string" calcext:value-type="string">
            <text:p>VOLATIANA</text:p>
          </table:table-cell>
          <table:table-cell office:value-type="date" office:date-value="1968-10-17" calcext:value-type="date">
            <text:p>17/10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6.417" calcext:value-type="float">
            <text:p>6,4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9583" calcext:value-type="float">
            <text:p>102695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ABC</text:p>
          </table:table-cell>
          <table:table-cell office:value-type="string" calcext:value-type="string">
            <text:p>VOLATIANA</text:p>
          </table:table-cell>
          <table:table-cell office:value-type="date" office:date-value="1980-07-30" calcext:value-type="date">
            <text:p>30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1.167" calcext:value-type="float">
            <text:p>11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7991" calcext:value-type="float">
            <text:p>112079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EABC</text:p>
          </table:table-cell>
          <table:table-cell office:value-type="string" calcext:value-type="string">
            <text:p>MARIE-LAURE</text:p>
          </table:table-cell>
          <table:table-cell office:value-type="date" office:date-value="1967-10-20" calcext:value-type="date">
            <text:p>20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9304" calcext:value-type="float">
            <text:p>96093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GREKI <text:s/>YANNICK</text:p>
          </table:table-cell>
          <table:table-cell office:value-type="date" office:date-value="1975-04-07" calcext:value-type="date">
            <text:p>07/04/1975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077" calcext:value-type="float">
            <text:p>9,07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24205" calcext:value-type="float">
            <text:p>11024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GREKI <text:s/>YANNICK</text:p>
          </table:table-cell>
          <table:table-cell office:value-type="date" office:date-value="1967-01-10" calcext:value-type="date">
            <text:p>10/01/19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21" calcext:value-type="float">
            <text:p>10,0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7441" calcext:value-type="float">
            <text:p>94274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YEABC</text:p>
          </table:table-cell>
          <table:table-cell office:value-type="string" calcext:value-type="string">
            <text:p>CLARISSE</text:p>
          </table:table-cell>
          <table:table-cell office:value-type="date" office:date-value="1976-07-29" calcext:value-type="date">
            <text:p>29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892" calcext:value-type="float">
            <text:p>8,8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15961" calcext:value-type="float">
            <text:p>107159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YEABC</text:p>
          </table:table-cell>
          <table:table-cell office:value-type="string" calcext:value-type="string">
            <text:p>CLARISSE</text:p>
          </table:table-cell>
          <table:table-cell office:value-type="date" office:date-value="1970-09-29" calcext:value-type="date">
            <text:p>29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09" calcext:value-type="float">
            <text:p>9,3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73778" calcext:value-type="float">
            <text:p>113737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JEAN- FRANCOIS</text:p>
          </table:table-cell>
          <table:table-cell office:value-type="date" office:date-value="1978-06-25" calcext:value-type="date">
            <text:p>25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IFS3</text:p>
          </table:table-cell>
          <table:table-cell office:value-type="string" calcext:value-type="string">
            <text:p>Master1 IFS (F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442" calcext:value-type="float">
            <text:p>97774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ORION <text:s text:c="2"/>DAVIE</text:p>
          </table:table-cell>
          <table:table-cell office:value-type="date" office:date-value="1986-07-05" calcext:value-type="date">
            <text:p>05/07/198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7.604" calcext:value-type="float">
            <text:p>7,6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05502" calcext:value-type="float">
            <text:p>112055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ORION <text:s text:c="2"/>DAVIE</text:p>
          </table:table-cell>
          <table:table-cell office:value-type="date" office:date-value="1973-12-25" calcext:value-type="date">
            <text:p>25/12/1973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354" calcext:value-type="float">
            <text:p>10,3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9971" calcext:value-type="float">
            <text:p>99699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VINABC</text:p>
          </table:table-cell>
          <table:table-cell office:value-type="string" calcext:value-type="string">
            <text:p>SANDRINE</text:p>
          </table:table-cell>
          <table:table-cell office:value-type="date" office:date-value="1973-02-08" calcext:value-type="date">
            <text:p>08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1.606" calcext:value-type="float">
            <text:p>11,6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4921" calcext:value-type="float">
            <text:p>102049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ELABC</text:p>
          </table:table-cell>
          <table:table-cell office:value-type="string" calcext:value-type="string">
            <text:p>HANA</text:p>
          </table:table-cell>
          <table:table-cell office:value-type="date" office:date-value="1987-01-27" calcext:value-type="date">
            <text:p>27/01/198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UEPS</text:p>
          </table:table-cell>
          <table:table-cell office:value-type="string" calcext:value-type="string">
            <text:p>DU EDUCATION POUR LA SANT</text:p>
          </table:table-cell>
          <table:table-cell office:value-type="float" office:value="13.5" calcext:value-type="float">
            <text:p>13,5</text:p>
          </table:table-cell>
          <table:table-cell table:number-columns-repeated="1014"/>
        </table:table-row>
        <table:table-row table:style-name="ro1">
          <table:table-cell office:value-type="float" office:value="8905839" calcext:value-type="float">
            <text:p>89058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SAABC</text:p>
          </table:table-cell>
          <table:table-cell office:value-type="string" calcext:value-type="string">
            <text:p>RAHMAN</text:p>
          </table:table-cell>
          <table:table-cell office:value-type="date" office:date-value="1966-12-23" calcext:value-type="date">
            <text:p>23/12/196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1029989" calcext:value-type="float">
            <text:p>11029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SAABC</text:p>
          </table:table-cell>
          <table:table-cell office:value-type="string" calcext:value-type="string">
            <text:p>RAHMAN</text:p>
          </table:table-cell>
          <table:table-cell office:value-type="date" office:date-value="1983-02-01" calcext:value-type="date">
            <text:p>01/02/1983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16475" calcext:value-type="float">
            <text:p>107164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INABC</text:p>
          </table:table-cell>
          <table:table-cell office:value-type="string" calcext:value-type="string">
            <text:p>EMINE</text:p>
          </table:table-cell>
          <table:table-cell office:value-type="date" office:date-value="1977-04-23" calcext:value-type="date">
            <text:p>23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3.512" calcext:value-type="float">
            <text:p>13,5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4453" calcext:value-type="float">
            <text:p>98644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IABC</text:p>
          </table:table-cell>
          <table:table-cell office:value-type="string" calcext:value-type="string">
            <text:p>MOHAMED</text:p>
          </table:table-cell>
          <table:table-cell office:value-type="date" office:date-value="1974-05-03" calcext:value-type="date">
            <text:p>03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4.851" calcext:value-type="float">
            <text:p>14,8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1518" calcext:value-type="float">
            <text:p>109915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FELICITE</text:p>
          </table:table-cell>
          <table:table-cell office:value-type="date" office:date-value="1976-05-03" calcext:value-type="date">
            <text:p>03/05/197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782" calcext:value-type="float">
            <text:p>8,7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32670" calcext:value-type="float">
            <text:p>114326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FELICITE</text:p>
          </table:table-cell>
          <table:table-cell office:value-type="date" office:date-value="1968-10-14" calcext:value-type="date">
            <text:p>14/10/1968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052" calcext:value-type="float">
            <text:p>9,0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16791" calcext:value-type="float">
            <text:p>104167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NGABC</text:p>
          </table:table-cell>
          <table:table-cell office:value-type="string" calcext:value-type="string">
            <text:p>ARNAUD</text:p>
          </table:table-cell>
          <table:table-cell office:value-type="date" office:date-value="1966-05-10" calcext:value-type="date">
            <text:p>10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1COM</text:p>
          </table:table-cell>
          <table:table-cell office:value-type="string" calcext:value-type="string">
            <text:p>Lic Info-Com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30725" calcext:value-type="float">
            <text:p>9630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ABDELSALAM</text:p>
          </table:table-cell>
          <table:table-cell office:value-type="date" office:date-value="1984-11-28" calcext:value-type="date">
            <text:p>28/11/1984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63" calcext:value-type="float">
            <text:p>3,63</text:p>
          </table:table-cell>
          <table:table-cell office:value-type="string" calcext:value-type="string">
            <text:p>AJ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8951955" calcext:value-type="float">
            <text:p>8951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ABDELSALAM</text:p>
          </table:table-cell>
          <table:table-cell office:value-type="date" office:date-value="1973-10-09" calcext:value-type="date">
            <text:p>09/10/1973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4.36" calcext:value-type="float">
            <text:p>4,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7518" calcext:value-type="float">
            <text:p>106875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NOEMIE</text:p>
          </table:table-cell>
          <table:table-cell office:value-type="date" office:date-value="1982-10-14" calcext:value-type="date">
            <text:p>14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3.59" calcext:value-type="float">
            <text:p>13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9890" calcext:value-type="float">
            <text:p>105798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SIHAM</text:p>
          </table:table-cell>
          <table:table-cell office:value-type="date" office:date-value="1966-02-02" calcext:value-type="date">
            <text:p>02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16760" calcext:value-type="float">
            <text:p>105167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EABC</text:p>
          </table:table-cell>
          <table:table-cell office:value-type="string" calcext:value-type="string">
            <text:p>CHRISTELLE</text:p>
          </table:table-cell>
          <table:table-cell office:value-type="date" office:date-value="1981-12-02" calcext:value-type="date">
            <text:p>02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0.188" calcext:value-type="float">
            <text:p>10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8050" calcext:value-type="float">
            <text:p>9498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DIADEL</text:p>
          </table:table-cell>
          <table:table-cell office:value-type="date" office:date-value="1981-06-23" calcext:value-type="date">
            <text:p>23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CS</text:p>
          </table:table-cell>
          <table:table-cell office:value-type="string" calcext:value-type="string">
            <text:p>DUT CS op. AS an2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6659" calcext:value-type="float">
            <text:p>110066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ESABC</text:p>
          </table:table-cell>
          <table:table-cell office:value-type="string" calcext:value-type="string">
            <text:p>ABDELMADJID</text:p>
          </table:table-cell>
          <table:table-cell office:value-type="date" office:date-value="1982-11-02" calcext:value-type="date">
            <text:p>02/11/19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3.483" calcext:value-type="float">
            <text:p>13,4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2729" calcext:value-type="float">
            <text:p>92127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AMABC</text:p>
          </table:table-cell>
          <table:table-cell office:value-type="string" calcext:value-type="string">
            <text:p>ABDERRAHMANE</text:p>
          </table:table-cell>
          <table:table-cell office:value-type="date" office:date-value="1970-04-11" calcext:value-type="date">
            <text:p>11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416" calcext:value-type="float">
            <text:p>8,41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056267" calcext:value-type="float">
            <text:p>10056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BRIGITTA</text:p>
          </table:table-cell>
          <table:table-cell office:value-type="date" office:date-value="1985-08-18" calcext:value-type="date">
            <text:p>18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678" calcext:value-type="float">
            <text:p>7,6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46157" calcext:value-type="float">
            <text:p>11446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BRIGITTA</text:p>
          </table:table-cell>
          <table:table-cell office:value-type="date" office:date-value="1971-09-15" calcext:value-type="date">
            <text:p>15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71" calcext:value-type="float">
            <text:p>9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5307" calcext:value-type="float">
            <text:p>114253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MOHAMED</text:p>
          </table:table-cell>
          <table:table-cell office:value-type="date" office:date-value="1974-12-01" calcext:value-type="date">
            <text:p>01/12/1974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9.58" calcext:value-type="float">
            <text:p>9,58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896163" calcext:value-type="float">
            <text:p>10896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MOHAMED</text:p>
          </table:table-cell>
          <table:table-cell office:value-type="date" office:date-value="1972-10-03" calcext:value-type="date">
            <text:p>03/10/1972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10.93" calcext:value-type="float">
            <text:p>10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0384" calcext:value-type="float">
            <text:p>92603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ATMA</text:p>
          </table:table-cell>
          <table:table-cell office:value-type="date" office:date-value="1977-06-03" calcext:value-type="date">
            <text:p>03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8968693" calcext:value-type="float">
            <text:p>8968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ATMA</text:p>
          </table:table-cell>
          <table:table-cell office:value-type="date" office:date-value="1986-03-29" calcext:value-type="date">
            <text:p>29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8862" calcext:value-type="float">
            <text:p>93988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OUABC</text:p>
          </table:table-cell>
          <table:table-cell office:value-type="string" calcext:value-type="string">
            <text:p>SAMIA</text:p>
          </table:table-cell>
          <table:table-cell office:value-type="date" office:date-value="1976-04-20" calcext:value-type="date">
            <text:p>20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1.597" calcext:value-type="float">
            <text:p>11,5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34869" calcext:value-type="float">
            <text:p>103348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MAABC</text:p>
          </table:table-cell>
          <table:table-cell office:value-type="string" calcext:value-type="string">
            <text:p>DOUNIA</text:p>
          </table:table-cell>
          <table:table-cell office:value-type="date" office:date-value="1974-11-01" calcext:value-type="date">
            <text:p>01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J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1335076" calcext:value-type="float">
            <text:p>11335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MAABC</text:p>
          </table:table-cell>
          <table:table-cell office:value-type="string" calcext:value-type="string">
            <text:p>DOUNIA</text:p>
          </table:table-cell>
          <table:table-cell office:value-type="date" office:date-value="1980-10-12" calcext:value-type="date">
            <text:p>12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07514" calcext:value-type="float">
            <text:p>96075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IBRAHIM</text:p>
          </table:table-cell>
          <table:table-cell office:value-type="date" office:date-value="1979-04-02" calcext:value-type="date">
            <text:p>02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84" calcext:value-type="float">
            <text:p>3,84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9033694" calcext:value-type="float">
            <text:p>90336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IBRAHIM</text:p>
          </table:table-cell>
          <table:table-cell office:value-type="date" office:date-value="1970-04-26" calcext:value-type="date">
            <text:p>26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4.89" calcext:value-type="float">
            <text:p>4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1516" calcext:value-type="float">
            <text:p>104215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BABC</text:p>
          </table:table-cell>
          <table:table-cell office:value-type="string" calcext:value-type="string">
            <text:p>PETRONIE, ALEXANDRE</text:p>
          </table:table-cell>
          <table:table-cell office:value-type="date" office:date-value="1968-03-05" calcext:value-type="date">
            <text:p>05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1.388" calcext:value-type="float">
            <text:p>11,3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8378" calcext:value-type="float">
            <text:p>95583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IABC</text:p>
          </table:table-cell>
          <table:table-cell office:value-type="string" calcext:value-type="string">
            <text:p>MOHAMED</text:p>
          </table:table-cell>
          <table:table-cell office:value-type="date" office:date-value="1986-02-16" calcext:value-type="date">
            <text:p>16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22928" calcext:value-type="float">
            <text:p>92229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BABC</text:p>
          </table:table-cell>
          <table:table-cell office:value-type="string" calcext:value-type="string">
            <text:p>SMAHANE</text:p>
          </table:table-cell>
          <table:table-cell office:value-type="date" office:date-value="1968-07-19" calcext:value-type="date">
            <text:p>19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2.436" calcext:value-type="float">
            <text:p>12,4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8185" calcext:value-type="float">
            <text:p>102781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ORABC</text:p>
          </table:table-cell>
          <table:table-cell office:value-type="string" calcext:value-type="string">
            <text:p>NATHALIE</text:p>
          </table:table-cell>
          <table:table-cell office:value-type="date" office:date-value="1981-03-24" calcext:value-type="date">
            <text:p>24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3</text:p>
          </table:table-cell>
          <table:table-cell office:value-type="string" calcext:value-type="string">
            <text:p>LIC PRO GRH op AP PS (FC)</text:p>
          </table:table-cell>
          <table:table-cell office:value-type="float" office:value="10.87" calcext:value-type="float">
            <text:p>10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4906" calcext:value-type="float">
            <text:p>96449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ARABC</text:p>
          </table:table-cell>
          <table:table-cell office:value-type="string" calcext:value-type="string">
            <text:p>FLORENCE</text:p>
          </table:table-cell>
          <table:table-cell office:value-type="date" office:date-value="1985-09-25" calcext:value-type="date">
            <text:p>25/09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333" calcext:value-type="float">
            <text:p>13,3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2111" calcext:value-type="float">
            <text:p>9232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TABC</text:p>
          </table:table-cell>
          <table:table-cell office:value-type="string" calcext:value-type="string">
            <text:p>ALI</text:p>
          </table:table-cell>
          <table:table-cell office:value-type="date" office:date-value="1966-08-26" calcext:value-type="date">
            <text:p>26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.423" calcext:value-type="float">
            <text:p>0,4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0558" calcext:value-type="float">
            <text:p>103605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N-ABC</text:p>
          </table:table-cell>
          <table:table-cell office:value-type="string" calcext:value-type="string">
            <text:p>NADINE</text:p>
          </table:table-cell>
          <table:table-cell office:value-type="date" office:date-value="1976-02-24" calcext:value-type="date">
            <text:p>24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3</text:p>
          </table:table-cell>
          <table:table-cell office:value-type="string" calcext:value-type="string">
            <text:p>LIC PRO IS - TSCP (FC)</text:p>
          </table:table-cell>
          <table:table-cell office:value-type="float" office:value="12.739" calcext:value-type="float">
            <text:p>12,7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4917" calcext:value-type="float">
            <text:p>92449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MIABC</text:p>
          </table:table-cell>
          <table:table-cell office:value-type="string" calcext:value-type="string">
            <text:p>NOUR ELHOUDA</text:p>
          </table:table-cell>
          <table:table-cell office:value-type="date" office:date-value="1973-05-29" calcext:value-type="date">
            <text:p>29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87" calcext:value-type="float">
            <text:p>10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68660" calcext:value-type="float">
            <text:p>90686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BASABC</text:p>
          </table:table-cell>
          <table:table-cell office:value-type="string" calcext:value-type="string">
            <text:p>KARIM</text:p>
          </table:table-cell>
          <table:table-cell office:value-type="date" office:date-value="1969-06-08" calcext:value-type="date">
            <text:p>08/06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78026" calcext:value-type="float">
            <text:p>10278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BASABC</text:p>
          </table:table-cell>
          <table:table-cell office:value-type="string" calcext:value-type="string">
            <text:p>KARIM</text:p>
          </table:table-cell>
          <table:table-cell office:value-type="date" office:date-value="1984-10-08" calcext:value-type="date">
            <text:p>08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4026" calcext:value-type="float">
            <text:p>9674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DIABC</text:p>
          </table:table-cell>
          <table:table-cell office:value-type="string" calcext:value-type="string">
            <text:p>MOURAD</text:p>
          </table:table-cell>
          <table:table-cell office:value-type="date" office:date-value="1969-04-06" calcext:value-type="date">
            <text:p>06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004" calcext:value-type="float">
            <text:p>10,0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17889" calcext:value-type="float">
            <text:p>9417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SAABC</text:p>
          </table:table-cell>
          <table:table-cell office:value-type="string" calcext:value-type="string">
            <text:p>HAYATE</text:p>
          </table:table-cell>
          <table:table-cell office:value-type="date" office:date-value="1986-01-03" calcext:value-type="date">
            <text:p>03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9626481" calcext:value-type="float">
            <text:p>96264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REDOUANE</text:p>
          </table:table-cell>
          <table:table-cell office:value-type="date" office:date-value="1972-10-30" calcext:value-type="date">
            <text:p>30/10/197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0402035" calcext:value-type="float">
            <text:p>10402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DIABC</text:p>
          </table:table-cell>
          <table:table-cell office:value-type="string" calcext:value-type="string">
            <text:p>CAMILLE</text:p>
          </table:table-cell>
          <table:table-cell office:value-type="date" office:date-value="1968-09-06" calcext:value-type="date">
            <text:p>06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96" calcext:value-type="float">
            <text:p>9,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50082" calcext:value-type="float">
            <text:p>106500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DIABC</text:p>
          </table:table-cell>
          <table:table-cell office:value-type="string" calcext:value-type="string">
            <text:p>CAMILLE</text:p>
          </table:table-cell>
          <table:table-cell office:value-type="date" office:date-value="1972-08-07" calcext:value-type="date">
            <text:p>07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57" calcext:value-type="float">
            <text:p>11,57</text:p>
          </table:table-cell>
          <table:table-cell table:number-columns-repeated="1014"/>
        </table:table-row>
        <table:table-row table:style-name="ro1">
          <table:table-cell office:value-type="float" office:value="11118257" calcext:value-type="float">
            <text:p>11118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ISABC</text:p>
          </table:table-cell>
          <table:table-cell office:value-type="string" calcext:value-type="string">
            <text:p>GREGORY</text:p>
          </table:table-cell>
          <table:table-cell office:value-type="date" office:date-value="1966-01-05" calcext:value-type="date">
            <text:p>05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6369" calcext:value-type="float">
            <text:p>105863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BABC</text:p>
          </table:table-cell>
          <table:table-cell office:value-type="string" calcext:value-type="string">
            <text:p>CLAIRE</text:p>
          </table:table-cell>
          <table:table-cell office:value-type="date" office:date-value="1967-07-26" calcext:value-type="date">
            <text:p>26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T</text:p>
          </table:table-cell>
          <table:table-cell office:value-type="string" calcext:value-type="string">
            <text:p>DIU MECA TECH OBST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2363" calcext:value-type="float">
            <text:p>10032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GENABC</text:p>
          </table:table-cell>
          <table:table-cell office:value-type="string" calcext:value-type="string">
            <text:p>MARIE PRICILLA</text:p>
          </table:table-cell>
          <table:table-cell office:value-type="date" office:date-value="1980-07-22" calcext:value-type="date">
            <text:p>22/07/198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45148" calcext:value-type="float">
            <text:p>109451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OABC</text:p>
          </table:table-cell>
          <table:table-cell office:value-type="string" calcext:value-type="string">
            <text:p>CHRISTINA</text:p>
          </table:table-cell>
          <table:table-cell office:value-type="date" office:date-value="1969-06-13" calcext:value-type="date">
            <text:p>13/06/1969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4027" calcext:value-type="float">
            <text:p>10154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ANABC</text:p>
          </table:table-cell>
          <table:table-cell office:value-type="string" calcext:value-type="string">
            <text:p>NATHALIE</text:p>
          </table:table-cell>
          <table:table-cell office:value-type="date" office:date-value="1966-01-30" calcext:value-type="date">
            <text:p>30/01/196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0460" calcext:value-type="float">
            <text:p>91604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CEABC</text:p>
          </table:table-cell>
          <table:table-cell office:value-type="string" calcext:value-type="string">
            <text:p>PATRICK</text:p>
          </table:table-cell>
          <table:table-cell office:value-type="date" office:date-value="1986-11-10" calcext:value-type="date">
            <text:p>10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5970" calcext:value-type="float">
            <text:p>9875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RRABC</text:p>
          </table:table-cell>
          <table:table-cell office:value-type="string" calcext:value-type="string">
            <text:p>ALIMATA</text:p>
          </table:table-cell>
          <table:table-cell office:value-type="date" office:date-value="1967-04-10" calcext:value-type="date">
            <text:p>10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191" calcext:value-type="float">
            <text:p>12,1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7379" calcext:value-type="float">
            <text:p>95773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FATIMA</text:p>
          </table:table-cell>
          <table:table-cell office:value-type="date" office:date-value="1968-04-23" calcext:value-type="date">
            <text:p>23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T</text:p>
          </table:table-cell>
          <table:table-cell office:value-type="string" calcext:value-type="string">
            <text:p>DIU MECA TECH OBSTETRIC</text:p>
          </table:table-cell>
          <table:table-cell office:value-type="float" office:value="14.66" calcext:value-type="float">
            <text:p>14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3590" calcext:value-type="float">
            <text:p>11383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BAABC</text:p>
          </table:table-cell>
          <table:table-cell office:value-type="string" calcext:value-type="string">
            <text:p>SIHAM</text:p>
          </table:table-cell>
          <table:table-cell office:value-type="date" office:date-value="1986-12-18" calcext:value-type="date">
            <text:p>1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33" calcext:value-type="float">
            <text:p>10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3979" calcext:value-type="float">
            <text:p>94239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SABC</text:p>
          </table:table-cell>
          <table:table-cell office:value-type="string" calcext:value-type="string">
            <text:p>SEVAN</text:p>
          </table:table-cell>
          <table:table-cell office:value-type="date" office:date-value="1970-06-15" calcext:value-type="date">
            <text:p>15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1310" calcext:value-type="float">
            <text:p>102213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KABC</text:p>
          </table:table-cell>
          <table:table-cell office:value-type="string" calcext:value-type="string">
            <text:p>ALMAMY</text:p>
          </table:table-cell>
          <table:table-cell office:value-type="date" office:date-value="1982-05-09" calcext:value-type="date">
            <text:p>09/05/1982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0.731" calcext:value-type="float">
            <text:p>10,7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4485" calcext:value-type="float">
            <text:p>11084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GABC</text:p>
          </table:table-cell>
          <table:table-cell office:value-type="string" calcext:value-type="string">
            <text:p>MOHAMED</text:p>
          </table:table-cell>
          <table:table-cell office:value-type="date" office:date-value="1980-08-23" calcext:value-type="date">
            <text:p>23/08/198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3.05" calcext:value-type="float">
            <text:p>3,05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9235104" calcext:value-type="float">
            <text:p>9235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OGABC</text:p>
          </table:table-cell>
          <table:table-cell office:value-type="string" calcext:value-type="string">
            <text:p>MOHAMED</text:p>
          </table:table-cell>
          <table:table-cell office:value-type="date" office:date-value="1980-03-24" calcext:value-type="date">
            <text:p>24/03/198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3.68" calcext:value-type="float">
            <text:p>3,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23195" calcext:value-type="float">
            <text:p>9723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SABC</text:p>
          </table:table-cell>
          <table:table-cell office:value-type="string" calcext:value-type="string">
            <text:p>NATHALIE</text:p>
          </table:table-cell>
          <table:table-cell office:value-type="date" office:date-value="1984-01-30" calcext:value-type="date">
            <text:p>30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0.707" calcext:value-type="float">
            <text:p>10,7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5029" calcext:value-type="float">
            <text:p>9015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EAABC</text:p>
          </table:table-cell>
          <table:table-cell office:value-type="string" calcext:value-type="string">
            <text:p>PELAGIE</text:p>
          </table:table-cell>
          <table:table-cell office:value-type="date" office:date-value="1980-03-09" calcext:value-type="date">
            <text:p>09/03/1980</text:p>
          </table:table-cell>
          <table:table-cell office:value-type="string" calcext:value-type="string">
            <text:p>323</text:p>
          </table:table-cell>
          <table:table-cell office:value-type="string" calcext:value-type="string">
            <text:p>CENTRAFRICAIN(E)</text:p>
          </table:table-cell>
          <table:table-cell office:value-type="string" calcext:value-type="string">
            <text:p>G5BIO</text:p>
          </table:table-cell>
          <table:table-cell office:value-type="string" calcext:value-type="string">
            <text:p>Master2 Chimie Inge BIO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300152" calcext:value-type="float">
            <text:p>103001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ARABC</text:p>
          </table:table-cell>
          <table:table-cell office:value-type="string" calcext:value-type="string">
            <text:p>JEAN YVES</text:p>
          </table:table-cell>
          <table:table-cell office:value-type="date" office:date-value="1969-02-07" calcext:value-type="date">
            <text:p>07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3.063" calcext:value-type="float">
            <text:p>13,0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6220" calcext:value-type="float">
            <text:p>9866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BOUBACAR</text:p>
          </table:table-cell>
          <table:table-cell office:value-type="date" office:date-value="1970-10-21" calcext:value-type="date">
            <text:p>21/10/1970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6.491" calcext:value-type="float">
            <text:p>6,4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4601" calcext:value-type="float">
            <text:p>93346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BOUBACAR</text:p>
          </table:table-cell>
          <table:table-cell office:value-type="date" office:date-value="1966-11-29" calcext:value-type="date">
            <text:p>29/11/1966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6.512" calcext:value-type="float">
            <text:p>6,51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51252" calcext:value-type="float">
            <text:p>96512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IABC</text:p>
          </table:table-cell>
          <table:table-cell office:value-type="string" calcext:value-type="string">
            <text:p>LYES</text:p>
          </table:table-cell>
          <table:table-cell office:value-type="date" office:date-value="1985-04-26" calcext:value-type="date">
            <text:p>26/04/19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0022" calcext:value-type="float">
            <text:p>11340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MARY</text:p>
          </table:table-cell>
          <table:table-cell office:value-type="date" office:date-value="1983-01-23" calcext:value-type="date">
            <text:p>23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31" calcext:value-type="float">
            <text:p>8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19082" calcext:value-type="float">
            <text:p>101190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MARY</text:p>
          </table:table-cell>
          <table:table-cell office:value-type="date" office:date-value="1979-09-24" calcext:value-type="date">
            <text:p>24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2909" calcext:value-type="float">
            <text:p>98229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OABC</text:p>
          </table:table-cell>
          <table:table-cell office:value-type="string" calcext:value-type="string">
            <text:p>RAHMATOU'LLAHI</text:p>
          </table:table-cell>
          <table:table-cell office:value-type="date" office:date-value="1977-01-23" calcext:value-type="date">
            <text:p>23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563" calcext:value-type="float">
            <text:p>5,5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97118" calcext:value-type="float">
            <text:p>10697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OABC</text:p>
          </table:table-cell>
          <table:table-cell office:value-type="string" calcext:value-type="string">
            <text:p>RAHMATOU'LLAHI</text:p>
          </table:table-cell>
          <table:table-cell office:value-type="date" office:date-value="1982-02-19" calcext:value-type="date">
            <text:p>19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6035" calcext:value-type="float">
            <text:p>112760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ETABC</text:p>
          </table:table-cell>
          <table:table-cell office:value-type="string" calcext:value-type="string">
            <text:p>FABIENNE</text:p>
          </table:table-cell>
          <table:table-cell office:value-type="date" office:date-value="1973-02-17" calcext:value-type="date">
            <text:p>17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76561" calcext:value-type="float">
            <text:p>10876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ETABC</text:p>
          </table:table-cell>
          <table:table-cell office:value-type="string" calcext:value-type="string">
            <text:p>FABIENNE</text:p>
          </table:table-cell>
          <table:table-cell office:value-type="date" office:date-value="1986-07-02" calcext:value-type="date">
            <text:p>02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6.99" calcext:value-type="float">
            <text:p>6,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48737" calcext:value-type="float">
            <text:p>9548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NIABC</text:p>
          </table:table-cell>
          <table:table-cell office:value-type="string" calcext:value-type="string">
            <text:p>ERIC</text:p>
          </table:table-cell>
          <table:table-cell office:value-type="date" office:date-value="1969-10-04" calcext:value-type="date">
            <text:p>04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3.38" calcext:value-type="float">
            <text:p>13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9999" calcext:value-type="float">
            <text:p>98599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SUABC</text:p>
          </table:table-cell>
          <table:table-cell office:value-type="string" calcext:value-type="string">
            <text:p>IRIS</text:p>
          </table:table-cell>
          <table:table-cell office:value-type="date" office:date-value="1981-04-16" calcext:value-type="date">
            <text:p>16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232" calcext:value-type="float">
            <text:p>14,2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1504" calcext:value-type="float">
            <text:p>102315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BABC</text:p>
          </table:table-cell>
          <table:table-cell office:value-type="string" calcext:value-type="string">
            <text:p>EL MEHDI</text:p>
          </table:table-cell>
          <table:table-cell office:value-type="date" office:date-value="1973-04-15" calcext:value-type="date">
            <text:p>15/04/197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MSM</text:p>
          </table:table-cell>
          <table:table-cell office:value-type="string" calcext:value-type="string">
            <text:p>Master2 Physique et Appli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756769" calcext:value-type="float">
            <text:p>97567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FRABC</text:p>
          </table:table-cell>
          <table:table-cell office:value-type="string" calcext:value-type="string">
            <text:p>PASCAL</text:p>
          </table:table-cell>
          <table:table-cell office:value-type="date" office:date-value="1969-10-06" calcext:value-type="date">
            <text:p>06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9564" calcext:value-type="float">
            <text:p>10589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SSABC</text:p>
          </table:table-cell>
          <table:table-cell office:value-type="string" calcext:value-type="string">
            <text:p>MOPPY</text:p>
          </table:table-cell>
          <table:table-cell office:value-type="date" office:date-value="1979-11-27" calcext:value-type="date">
            <text:p>27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59" calcext:value-type="float">
            <text:p>9,4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30416" calcext:value-type="float">
            <text:p>104304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SSABC</text:p>
          </table:table-cell>
          <table:table-cell office:value-type="string" calcext:value-type="string">
            <text:p>MOPPY</text:p>
          </table:table-cell>
          <table:table-cell office:value-type="date" office:date-value="1977-03-14" calcext:value-type="date">
            <text:p>14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667" calcext:value-type="float">
            <text:p>9,6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98223" calcext:value-type="float">
            <text:p>11298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ABC</text:p>
          </table:table-cell>
          <table:table-cell office:value-type="string" calcext:value-type="string">
            <text:p>MOHAMED</text:p>
          </table:table-cell>
          <table:table-cell office:value-type="date" office:date-value="1978-03-12" calcext:value-type="date">
            <text:p>12/03/197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V2RT3</text:p>
          </table:table-cell>
          <table:table-cell office:value-type="string" calcext:value-type="string">
            <text:p>DUT R et T an2 (FC)</text:p>
          </table:table-cell>
          <table:table-cell office:value-type="float" office:value="13.58" calcext:value-type="float">
            <text:p>13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5726" calcext:value-type="float">
            <text:p>9395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LIABC</text:p>
          </table:table-cell>
          <table:table-cell office:value-type="string" calcext:value-type="string">
            <text:p>EVGUENII</text:p>
          </table:table-cell>
          <table:table-cell office:value-type="date" office:date-value="1969-03-25" calcext:value-type="date">
            <text:p>25/03/1969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RUSSE</text:p>
          </table:table-cell>
          <table:table-cell office:value-type="string" calcext:value-type="string">
            <text:p>B4ESS</text:p>
          </table:table-cell>
          <table:table-cell office:value-type="string" calcext:value-type="string">
            <text:p>Master1 Sce sport - 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041452" calcext:value-type="float">
            <text:p>100414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HIABC</text:p>
          </table:table-cell>
          <table:table-cell office:value-type="string" calcext:value-type="string">
            <text:p>DJOUHRA</text:p>
          </table:table-cell>
          <table:table-cell office:value-type="date" office:date-value="1967-09-29" calcext:value-type="date">
            <text:p>29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922" calcext:value-type="float">
            <text:p>4,92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49259" calcext:value-type="float">
            <text:p>104492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HIABC</text:p>
          </table:table-cell>
          <table:table-cell office:value-type="string" calcext:value-type="string">
            <text:p>DJOUHRA</text:p>
          </table:table-cell>
          <table:table-cell office:value-type="date" office:date-value="1985-08-18" calcext:value-type="date">
            <text:p>18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809" calcext:value-type="float">
            <text:p>8,8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829" calcext:value-type="float">
            <text:p>9777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TUABC</text:p>
          </table:table-cell>
          <table:table-cell office:value-type="string" calcext:value-type="string">
            <text:p>HARRAG</text:p>
          </table:table-cell>
          <table:table-cell office:value-type="date" office:date-value="1986-10-20" calcext:value-type="date">
            <text:p>20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V</text:p>
          </table:table-cell>
          <table:table-cell office:value-type="string" calcext:value-type="string">
            <text:p>DU CONTR VOIES AER(INT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6740" calcext:value-type="float">
            <text:p>111767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IABC</text:p>
          </table:table-cell>
          <table:table-cell office:value-type="string" calcext:value-type="string">
            <text:p>ZINEB</text:p>
          </table:table-cell>
          <table:table-cell office:value-type="date" office:date-value="1983-12-25" calcext:value-type="date">
            <text:p>25/12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41210" calcext:value-type="float">
            <text:p>89412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DIARIATOU</text:p>
          </table:table-cell>
          <table:table-cell office:value-type="date" office:date-value="1974-10-19" calcext:value-type="date">
            <text:p>19/10/197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42" calcext:value-type="float">
            <text:p>10,7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8547" calcext:value-type="float">
            <text:p>107485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TUSABC</text:p>
          </table:table-cell>
          <table:table-cell office:value-type="string" calcext:value-type="string">
            <text:p>MANUELA</text:p>
          </table:table-cell>
          <table:table-cell office:value-type="date" office:date-value="1967-05-22" calcext:value-type="date">
            <text:p>22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4</text:p>
          </table:table-cell>
          <table:table-cell office:value-type="string" calcext:value-type="string">
            <text:p>Master1 PAP (ITSRS)</text:p>
          </table:table-cell>
          <table:table-cell office:value-type="float" office:value="13.04" calcext:value-type="float">
            <text:p>13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23322" calcext:value-type="float">
            <text:p>92233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MABC</text:p>
          </table:table-cell>
          <table:table-cell office:value-type="string" calcext:value-type="string">
            <text:p>YOUSSEF</text:p>
          </table:table-cell>
          <table:table-cell office:value-type="date" office:date-value="1969-02-06" calcext:value-type="date">
            <text:p>06/02/196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215217" calcext:value-type="float">
            <text:p>9215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MABC</text:p>
          </table:table-cell>
          <table:table-cell office:value-type="string" calcext:value-type="string">
            <text:p>YOUSSEF</text:p>
          </table:table-cell>
          <table:table-cell office:value-type="date" office:date-value="1966-09-03" calcext:value-type="date">
            <text:p>03/09/1966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72823" calcext:value-type="float">
            <text:p>112728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ABD ERRAZZAK</text:p>
          </table:table-cell>
          <table:table-cell office:value-type="date" office:date-value="1968-06-18" calcext:value-type="date">
            <text:p>18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5.32" calcext:value-type="float">
            <text:p>15,3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097099" calcext:value-type="float">
            <text:p>9097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ZAKIA</text:p>
          </table:table-cell>
          <table:table-cell office:value-type="date" office:date-value="1986-10-08" calcext:value-type="date">
            <text:p>08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68" calcext:value-type="float">
            <text:p>12,6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9191575" calcext:value-type="float">
            <text:p>9191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LABC</text:p>
          </table:table-cell>
          <table:table-cell office:value-type="string" calcext:value-type="string">
            <text:p>SEBASTIEN</text:p>
          </table:table-cell>
          <table:table-cell office:value-type="date" office:date-value="1985-05-01" calcext:value-type="date">
            <text:p>01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1INF</text:p>
          </table:table-cell>
          <table:table-cell office:value-type="string" calcext:value-type="string">
            <text:p>Lic Informatique an1</text:p>
          </table:table-cell>
          <table:table-cell office:value-type="float" office:value="12.267" calcext:value-type="float">
            <text:p>12,2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6354" calcext:value-type="float">
            <text:p>101763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OABC</text:p>
          </table:table-cell>
          <table:table-cell office:value-type="string" calcext:value-type="string">
            <text:p>AUDREY</text:p>
          </table:table-cell>
          <table:table-cell office:value-type="date" office:date-value="1965-10-20" calcext:value-type="date">
            <text:p>20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3096" calcext:value-type="float">
            <text:p>94830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KARIMA</text:p>
          </table:table-cell>
          <table:table-cell office:value-type="date" office:date-value="1981-05-20" calcext:value-type="date">
            <text:p>20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236" calcext:value-type="float">
            <text:p>13,2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0296" calcext:value-type="float">
            <text:p>10700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GHABC</text:p>
          </table:table-cell>
          <table:table-cell office:value-type="string" calcext:value-type="string">
            <text:p>LAILA</text:p>
          </table:table-cell>
          <table:table-cell office:value-type="date" office:date-value="1975-10-21" calcext:value-type="date">
            <text:p>21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6.434" calcext:value-type="float">
            <text:p>6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57042" calcext:value-type="float">
            <text:p>10657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HELENE</text:p>
          </table:table-cell>
          <table:table-cell office:value-type="date" office:date-value="1979-11-11" calcext:value-type="date">
            <text:p>11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307" calcext:value-type="float">
            <text:p>13,3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8091" calcext:value-type="float">
            <text:p>11308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NAABC</text:p>
          </table:table-cell>
          <table:table-cell office:value-type="string" calcext:value-type="string">
            <text:p>JEYAKASTAN</text:p>
          </table:table-cell>
          <table:table-cell office:value-type="date" office:date-value="1976-04-06" calcext:value-type="date">
            <text:p>06/04/1976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SE</text:p>
          </table:table-cell>
          <table:table-cell office:value-type="string" calcext:value-type="string">
            <text:p>INGENIEUR ENERGETIQUE an3</text:p>
          </table:table-cell>
          <table:table-cell office:value-type="float" office:value="10.95" calcext:value-type="float">
            <text:p>10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6043" calcext:value-type="float">
            <text:p>109960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SALAH-EDDINE</text:p>
          </table:table-cell>
          <table:table-cell office:value-type="date" office:date-value="1966-03-23" calcext:value-type="date">
            <text:p>23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0722" calcext:value-type="float">
            <text:p>96407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SALAH-EDDINE</text:p>
          </table:table-cell>
          <table:table-cell office:value-type="date" office:date-value="1969-02-09" calcext:value-type="date">
            <text:p>09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4.184" calcext:value-type="float">
            <text:p>4,1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96984" calcext:value-type="float">
            <text:p>99969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CAABC</text:p>
          </table:table-cell>
          <table:table-cell office:value-type="string" calcext:value-type="string">
            <text:p>MATHIEU</text:p>
          </table:table-cell>
          <table:table-cell office:value-type="date" office:date-value="1986-03-30" calcext:value-type="date">
            <text:p>30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A</text:p>
          </table:table-cell>
          <table:table-cell office:value-type="string" calcext:value-type="string">
            <text:p>Master1 SLATEL - <text:s/>Anglais</text:p>
          </table:table-cell>
          <table:table-cell office:value-type="float" office:value="7.55" calcext:value-type="float">
            <text:p>7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54226" calcext:value-type="float">
            <text:p>11254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IRABC</text:p>
          </table:table-cell>
          <table:table-cell office:value-type="string" calcext:value-type="string">
            <text:p>KAMEL</text:p>
          </table:table-cell>
          <table:table-cell office:value-type="date" office:date-value="1978-09-26" calcext:value-type="date">
            <text:p>26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1.984" calcext:value-type="float">
            <text:p>11,9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80158" calcext:value-type="float">
            <text:p>10980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SANDRA</text:p>
          </table:table-cell>
          <table:table-cell office:value-type="date" office:date-value="1977-08-05" calcext:value-type="date">
            <text:p>05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4.644" calcext:value-type="float">
            <text:p>14,6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1924" calcext:value-type="float">
            <text:p>10241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SEABC</text:p>
          </table:table-cell>
          <table:table-cell office:value-type="string" calcext:value-type="string">
            <text:p>LAURY</text:p>
          </table:table-cell>
          <table:table-cell office:value-type="date" office:date-value="1975-02-03" calcext:value-type="date">
            <text:p>03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2.466" calcext:value-type="float">
            <text:p>12,4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0005" calcext:value-type="float">
            <text:p>9050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EABC</text:p>
          </table:table-cell>
          <table:table-cell office:value-type="string" calcext:value-type="string">
            <text:p>ADELINE</text:p>
          </table:table-cell>
          <table:table-cell office:value-type="date" office:date-value="1980-06-16" calcext:value-type="date">
            <text:p>16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4.056" calcext:value-type="float">
            <text:p>14,0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6513" calcext:value-type="float">
            <text:p>9726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SAHRA</text:p>
          </table:table-cell>
          <table:table-cell office:value-type="date" office:date-value="1976-06-28" calcext:value-type="date">
            <text:p>28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3.316" calcext:value-type="float">
            <text:p>13,3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3796" calcext:value-type="float">
            <text:p>106237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CHABC</text:p>
          </table:table-cell>
          <table:table-cell office:value-type="string" calcext:value-type="string">
            <text:p>JULIEN</text:p>
          </table:table-cell>
          <table:table-cell office:value-type="date" office:date-value="1979-08-06" calcext:value-type="date">
            <text:p>06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77" calcext:value-type="float">
            <text:p>10,1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28853" calcext:value-type="float">
            <text:p>101288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MABC</text:p>
          </table:table-cell>
          <table:table-cell office:value-type="string" calcext:value-type="string">
            <text:p>OUARDA</text:p>
          </table:table-cell>
          <table:table-cell office:value-type="date" office:date-value="1967-12-21" calcext:value-type="date">
            <text:p>21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6.484" calcext:value-type="float">
            <text:p>16,4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0779" calcext:value-type="float">
            <text:p>9340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SEBASTIEN</text:p>
          </table:table-cell>
          <table:table-cell office:value-type="date" office:date-value="1984-04-24" calcext:value-type="date">
            <text:p>24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1366" calcext:value-type="float">
            <text:p>9301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YABC</text:p>
          </table:table-cell>
          <table:table-cell office:value-type="string" calcext:value-type="string">
            <text:p>CHRISTELLE</text:p>
          </table:table-cell>
          <table:table-cell office:value-type="date" office:date-value="1976-12-31" calcext:value-type="date">
            <text:p>31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1.926" calcext:value-type="float">
            <text:p>11,9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3363" calcext:value-type="float">
            <text:p>102733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YAABC</text:p>
          </table:table-cell>
          <table:table-cell office:value-type="string" calcext:value-type="string">
            <text:p>NUVIN</text:p>
          </table:table-cell>
          <table:table-cell office:value-type="date" office:date-value="1984-09-30" calcext:value-type="date">
            <text:p>30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8.56" calcext:value-type="float">
            <text:p>8,56</text:p>
          </table:table-cell>
          <table:table-cell office:value-type="string" calcext:value-type="string">
            <text:p>AJ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0142695" calcext:value-type="float">
            <text:p>101426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LOABC</text:p>
          </table:table-cell>
          <table:table-cell office:value-type="string" calcext:value-type="string">
            <text:p>MARIE</text:p>
          </table:table-cell>
          <table:table-cell office:value-type="date" office:date-value="1980-10-24" calcext:value-type="date">
            <text:p>24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938" calcext:value-type="float">
            <text:p>11,9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51856" calcext:value-type="float">
            <text:p>92518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NABC</text:p>
          </table:table-cell>
          <table:table-cell office:value-type="string" calcext:value-type="string">
            <text:p>JAMILA</text:p>
          </table:table-cell>
          <table:table-cell office:value-type="date" office:date-value="1975-03-06" calcext:value-type="date">
            <text:p>06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48" calcext:value-type="float">
            <text:p>8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66194" calcext:value-type="float">
            <text:p>10566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NABC</text:p>
          </table:table-cell>
          <table:table-cell office:value-type="string" calcext:value-type="string">
            <text:p>JAMILA</text:p>
          </table:table-cell>
          <table:table-cell office:value-type="date" office:date-value="1987-08-05" calcext:value-type="date">
            <text:p>05/08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57" calcext:value-type="float">
            <text:p>10,6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6821" calcext:value-type="float">
            <text:p>91968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ISABELLE</text:p>
          </table:table-cell>
          <table:table-cell office:value-type="date" office:date-value="1968-01-04" calcext:value-type="date">
            <text:p>04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1.985" calcext:value-type="float">
            <text:p>11,9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84397" calcext:value-type="float">
            <text:p>95843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ISABELLE</text:p>
          </table:table-cell>
          <table:table-cell office:value-type="date" office:date-value="1987-06-20" calcext:value-type="date">
            <text:p>20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12.535" calcext:value-type="float">
            <text:p>12,5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4521" calcext:value-type="float">
            <text:p>95445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SAMIR</text:p>
          </table:table-cell>
          <table:table-cell office:value-type="date" office:date-value="1976-11-17" calcext:value-type="date">
            <text:p>17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1.509" calcext:value-type="float">
            <text:p>11,5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9514" calcext:value-type="float">
            <text:p>10509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ZINEB</text:p>
          </table:table-cell>
          <table:table-cell office:value-type="date" office:date-value="1967-03-26" calcext:value-type="date">
            <text:p>26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2COM</text:p>
          </table:table-cell>
          <table:table-cell office:value-type="string" calcext:value-type="string">
            <text:p>Lic Info-Com an2</text:p>
          </table:table-cell>
          <table:table-cell office:value-type="float" office:value="11.297" calcext:value-type="float">
            <text:p>11,2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6099" calcext:value-type="float">
            <text:p>10646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EDABC</text:p>
          </table:table-cell>
          <table:table-cell office:value-type="string" calcext:value-type="string">
            <text:p>OLFA</text:p>
          </table:table-cell>
          <table:table-cell office:value-type="date" office:date-value="1974-12-18" calcext:value-type="date">
            <text:p>18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C</text:p>
          </table:table-cell>
          <table:table-cell office:value-type="string" calcext:value-type="string">
            <text:p>Master2 CARIAF par ensg</text:p>
          </table:table-cell>
          <table:table-cell office:value-type="float" office:value="7.862" calcext:value-type="float">
            <text:p>7,8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7567" calcext:value-type="float">
            <text:p>93775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ID AHMED</text:p>
          </table:table-cell>
          <table:table-cell office:value-type="date" office:date-value="1980-10-01" calcext:value-type="date">
            <text:p>01/10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313" calcext:value-type="float">
            <text:p>9,3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92250" calcext:value-type="float">
            <text:p>11392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ID AHMED</text:p>
          </table:table-cell>
          <table:table-cell office:value-type="date" office:date-value="1972-02-02" calcext:value-type="date">
            <text:p>02/02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063" calcext:value-type="float">
            <text:p>10,0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4132" calcext:value-type="float">
            <text:p>10834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OMAR</text:p>
          </table:table-cell>
          <table:table-cell office:value-type="date" office:date-value="1974-03-11" calcext:value-type="date">
            <text:p>11/03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4193" calcext:value-type="float">
            <text:p>9594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OMAR</text:p>
          </table:table-cell>
          <table:table-cell office:value-type="date" office:date-value="1981-06-10" calcext:value-type="date">
            <text:p>10/06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06291" calcext:value-type="float">
            <text:p>11406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DABC</text:p>
          </table:table-cell>
          <table:table-cell office:value-type="string" calcext:value-type="string">
            <text:p>MYRIAM</text:p>
          </table:table-cell>
          <table:table-cell office:value-type="date" office:date-value="1980-12-24" calcext:value-type="date">
            <text:p>24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3.083" calcext:value-type="float">
            <text:p>13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2803" calcext:value-type="float">
            <text:p>92028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ZABC</text:p>
          </table:table-cell>
          <table:table-cell office:value-type="string" calcext:value-type="string">
            <text:p>JIHANE</text:p>
          </table:table-cell>
          <table:table-cell office:value-type="date" office:date-value="1987-02-10" calcext:value-type="date">
            <text:p>10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934" calcext:value-type="float">
            <text:p>16,9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7789" calcext:value-type="float">
            <text:p>102477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RAABC</text:p>
          </table:table-cell>
          <table:table-cell office:value-type="string" calcext:value-type="string">
            <text:p>SOLENN</text:p>
          </table:table-cell>
          <table:table-cell office:value-type="date" office:date-value="1986-12-03" calcext:value-type="date">
            <text:p>03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3.483" calcext:value-type="float">
            <text:p>13,4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3778" calcext:value-type="float">
            <text:p>107037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SABAH</text:p>
          </table:table-cell>
          <table:table-cell office:value-type="date" office:date-value="1987-05-04" calcext:value-type="date">
            <text:p>04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82" calcext:value-type="float">
            <text:p>13,0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61196" calcext:value-type="float">
            <text:p>10161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MABC</text:p>
          </table:table-cell>
          <table:table-cell office:value-type="string" calcext:value-type="string">
            <text:p>JALILA</text:p>
          </table:table-cell>
          <table:table-cell office:value-type="date" office:date-value="1987-01-13" calcext:value-type="date">
            <text:p>13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1006" calcext:value-type="float">
            <text:p>9291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UABC</text:p>
          </table:table-cell>
          <table:table-cell office:value-type="string" calcext:value-type="string">
            <text:p>CLELIA</text:p>
          </table:table-cell>
          <table:table-cell office:value-type="date" office:date-value="1987-05-28" calcext:value-type="date">
            <text:p>28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39010" calcext:value-type="float">
            <text:p>96390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OABC</text:p>
          </table:table-cell>
          <table:table-cell office:value-type="string" calcext:value-type="string">
            <text:p>SEBASTIEN</text:p>
          </table:table-cell>
          <table:table-cell office:value-type="date" office:date-value="1981-12-07" calcext:value-type="date">
            <text:p>07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9.697" calcext:value-type="float">
            <text:p>9,6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81424" calcext:value-type="float">
            <text:p>10881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OABC</text:p>
          </table:table-cell>
          <table:table-cell office:value-type="string" calcext:value-type="string">
            <text:p>SEBASTIEN</text:p>
          </table:table-cell>
          <table:table-cell office:value-type="date" office:date-value="1987-07-21" calcext:value-type="date">
            <text:p>21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732" calcext:value-type="float">
            <text:p>10,7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4652" calcext:value-type="float">
            <text:p>101946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ARSENE</text:p>
          </table:table-cell>
          <table:table-cell office:value-type="date" office:date-value="1969-08-02" calcext:value-type="date">
            <text:p>02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831158" calcext:value-type="float">
            <text:p>10831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HIABC</text:p>
          </table:table-cell>
          <table:table-cell office:value-type="string" calcext:value-type="string">
            <text:p>NITHIYA</text:p>
          </table:table-cell>
          <table:table-cell office:value-type="date" office:date-value="1977-12-13" calcext:value-type="date">
            <text:p>13/12/1977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0.647" calcext:value-type="float">
            <text:p>10,6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0975" calcext:value-type="float">
            <text:p>10860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MAABC</text:p>
          </table:table-cell>
          <table:table-cell office:value-type="string" calcext:value-type="string">
            <text:p>BOUTHAINA</text:p>
          </table:table-cell>
          <table:table-cell office:value-type="date" office:date-value="1979-01-08" calcext:value-type="date">
            <text:p>08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7401" calcext:value-type="float">
            <text:p>107274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SARRA</text:p>
          </table:table-cell>
          <table:table-cell office:value-type="date" office:date-value="1986-01-11" calcext:value-type="date">
            <text:p>11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1298691" calcext:value-type="float">
            <text:p>112986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STEPHANIE</text:p>
          </table:table-cell>
          <table:table-cell office:value-type="date" office:date-value="1981-08-21" calcext:value-type="date">
            <text:p>21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437" calcext:value-type="float">
            <text:p>12,4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7231" calcext:value-type="float">
            <text:p>112672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BOABC</text:p>
          </table:table-cell>
          <table:table-cell office:value-type="string" calcext:value-type="string">
            <text:p>SONIA</text:p>
          </table:table-cell>
          <table:table-cell office:value-type="date" office:date-value="1972-07-21" calcext:value-type="date">
            <text:p>21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0.926" calcext:value-type="float">
            <text:p>10,9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12081" calcext:value-type="float">
            <text:p>98120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EABC</text:p>
          </table:table-cell>
          <table:table-cell office:value-type="string" calcext:value-type="string">
            <text:p>KANI-KARAMOGO</text:p>
          </table:table-cell>
          <table:table-cell office:value-type="date" office:date-value="1981-12-15" calcext:value-type="date">
            <text:p>15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2.08" calcext:value-type="float">
            <text:p>12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09090" calcext:value-type="float">
            <text:p>10109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UNABC</text:p>
          </table:table-cell>
          <table:table-cell office:value-type="string" calcext:value-type="string">
            <text:p>PHILIPPE</text:p>
          </table:table-cell>
          <table:table-cell office:value-type="date" office:date-value="1975-12-29" calcext:value-type="date">
            <text:p>29/12/1975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9283" calcext:value-type="float">
            <text:p>104192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WADABC</text:p>
          </table:table-cell>
          <table:table-cell office:value-type="string" calcext:value-type="string">
            <text:p>MELANIE</text:p>
          </table:table-cell>
          <table:table-cell office:value-type="date" office:date-value="1984-09-03" calcext:value-type="date">
            <text:p>03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794" calcext:value-type="float">
            <text:p>12,7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66951" calcext:value-type="float">
            <text:p>103669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EABC</text:p>
          </table:table-cell>
          <table:table-cell office:value-type="string" calcext:value-type="string">
            <text:p>ELODIE</text:p>
          </table:table-cell>
          <table:table-cell office:value-type="date" office:date-value="1971-09-24" calcext:value-type="date">
            <text:p>24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DM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float" office:value="11427651" calcext:value-type="float">
            <text:p>114276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AABC</text:p>
          </table:table-cell>
          <table:table-cell office:value-type="string" calcext:value-type="string">
            <text:p>ALEXANDRA</text:p>
          </table:table-cell>
          <table:table-cell office:value-type="date" office:date-value="1971-04-27" calcext:value-type="date">
            <text:p>27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4" calcext:value-type="float">
            <text:p>12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9773" calcext:value-type="float">
            <text:p>98397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IABC</text:p>
          </table:table-cell>
          <table:table-cell office:value-type="string" calcext:value-type="string">
            <text:p>ILHAM</text:p>
          </table:table-cell>
          <table:table-cell office:value-type="date" office:date-value="1977-11-25" calcext:value-type="date">
            <text:p>25/1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47" calcext:value-type="float">
            <text:p>10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4190" calcext:value-type="float">
            <text:p>107741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GLABC</text:p>
          </table:table-cell>
          <table:table-cell office:value-type="string" calcext:value-type="string">
            <text:p>GILLES</text:p>
          </table:table-cell>
          <table:table-cell office:value-type="date" office:date-value="1977-04-25" calcext:value-type="date">
            <text:p>25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9532" calcext:value-type="float">
            <text:p>114495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SOABC</text:p>
          </table:table-cell>
          <table:table-cell office:value-type="string" calcext:value-type="string">
            <text:p>AURELIEN</text:p>
          </table:table-cell>
          <table:table-cell office:value-type="date" office:date-value="1973-06-13" calcext:value-type="date">
            <text:p>13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6758" calcext:value-type="float">
            <text:p>89567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LAURE</text:p>
          </table:table-cell>
          <table:table-cell office:value-type="date" office:date-value="1971-06-19" calcext:value-type="date">
            <text:p>19/06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1330" calcext:value-type="float">
            <text:p>10561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KAABC</text:p>
          </table:table-cell>
          <table:table-cell office:value-type="string" calcext:value-type="string">
            <text:p>CEREN</text:p>
          </table:table-cell>
          <table:table-cell office:value-type="date" office:date-value="1981-07-07" calcext:value-type="date">
            <text:p>07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06955" calcext:value-type="float">
            <text:p>98069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ULABC</text:p>
          </table:table-cell>
          <table:table-cell office:value-type="string" calcext:value-type="string">
            <text:p>LAETITIA</text:p>
          </table:table-cell>
          <table:table-cell office:value-type="date" office:date-value="1985-07-12" calcext:value-type="date">
            <text:p>12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1.317" calcext:value-type="float">
            <text:p>11,3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1870" calcext:value-type="float">
            <text:p>93418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MAIABC</text:p>
          </table:table-cell>
          <table:table-cell office:value-type="string" calcext:value-type="string">
            <text:p>ANNE-STEPHANIE</text:p>
          </table:table-cell>
          <table:table-cell office:value-type="date" office:date-value="1971-01-16" calcext:value-type="date">
            <text:p>16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3650" calcext:value-type="float">
            <text:p>10283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THOMAS</text:p>
          </table:table-cell>
          <table:table-cell office:value-type="date" office:date-value="1978-09-06" calcext:value-type="date">
            <text:p>06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3757" calcext:value-type="float">
            <text:p>103237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TABC</text:p>
          </table:table-cell>
          <table:table-cell office:value-type="string" calcext:value-type="string">
            <text:p>ABRAHAM</text:p>
          </table:table-cell>
          <table:table-cell office:value-type="date" office:date-value="1978-05-29" calcext:value-type="date">
            <text:p>29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29" calcext:value-type="float">
            <text:p>12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7243" calcext:value-type="float">
            <text:p>8917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REMY</text:p>
          </table:table-cell>
          <table:table-cell office:value-type="date" office:date-value="1981-03-07" calcext:value-type="date">
            <text:p>07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1" calcext:value-type="float">
            <text:p>12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688" calcext:value-type="float">
            <text:p>9570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USABC</text:p>
          </table:table-cell>
          <table:table-cell office:value-type="string" calcext:value-type="string">
            <text:p>MARION</text:p>
          </table:table-cell>
          <table:table-cell office:value-type="date" office:date-value="1985-05-28" calcext:value-type="date">
            <text:p>28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4" calcext:value-type="float">
            <text:p>11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15134" calcext:value-type="float">
            <text:p>112151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JESSICA</text:p>
          </table:table-cell>
          <table:table-cell office:value-type="date" office:date-value="1977-09-14" calcext:value-type="date">
            <text:p>14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0097" calcext:value-type="float">
            <text:p>10050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XAABC</text:p>
          </table:table-cell>
          <table:table-cell office:value-type="string" calcext:value-type="string">
            <text:p>PRESSENA</text:p>
          </table:table-cell>
          <table:table-cell office:value-type="date" office:date-value="1966-11-29" calcext:value-type="date">
            <text:p>29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34" calcext:value-type="float">
            <text:p>13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3090" calcext:value-type="float">
            <text:p>9823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HABC</text:p>
          </table:table-cell>
          <table:table-cell office:value-type="string" calcext:value-type="string">
            <text:p>MOHAMED</text:p>
          </table:table-cell>
          <table:table-cell office:value-type="date" office:date-value="1984-10-01" calcext:value-type="date">
            <text:p>01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91976" calcext:value-type="float">
            <text:p>9591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HABC</text:p>
          </table:table-cell>
          <table:table-cell office:value-type="string" calcext:value-type="string">
            <text:p>MOHAMED</text:p>
          </table:table-cell>
          <table:table-cell office:value-type="date" office:date-value="1986-01-09" calcext:value-type="date">
            <text:p>0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0.63" calcext:value-type="float">
            <text:p>10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4189" calcext:value-type="float">
            <text:p>9844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YERABC</text:p>
          </table:table-cell>
          <table:table-cell office:value-type="string" calcext:value-type="string">
            <text:p>BENJAMIN</text:p>
          </table:table-cell>
          <table:table-cell office:value-type="date" office:date-value="1981-09-25" calcext:value-type="date">
            <text:p>25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741" calcext:value-type="float">
            <text:p>14,7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99314" calcext:value-type="float">
            <text:p>96993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LABC</text:p>
          </table:table-cell>
          <table:table-cell office:value-type="string" calcext:value-type="string">
            <text:p>YASMINE</text:p>
          </table:table-cell>
          <table:table-cell office:value-type="date" office:date-value="1973-05-27" calcext:value-type="date">
            <text:p>27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2" calcext:value-type="float">
            <text:p>13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3016" calcext:value-type="float">
            <text:p>11453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IABC</text:p>
          </table:table-cell>
          <table:table-cell office:value-type="string" calcext:value-type="string">
            <text:p>CLAUDIA</text:p>
          </table:table-cell>
          <table:table-cell office:value-type="date" office:date-value="1973-07-02" calcext:value-type="date">
            <text:p>02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3697" calcext:value-type="float">
            <text:p>101136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OABC</text:p>
          </table:table-cell>
          <table:table-cell office:value-type="string" calcext:value-type="string">
            <text:p>NABIL</text:p>
          </table:table-cell>
          <table:table-cell office:value-type="date" office:date-value="1968-09-13" calcext:value-type="date">
            <text:p>13/09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223949" calcext:value-type="float">
            <text:p>9223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OABC</text:p>
          </table:table-cell>
          <table:table-cell office:value-type="string" calcext:value-type="string">
            <text:p>NABIL</text:p>
          </table:table-cell>
          <table:table-cell office:value-type="date" office:date-value="1977-05-15" calcext:value-type="date">
            <text:p>15/05/19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4.78" calcext:value-type="float">
            <text:p>4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9560" calcext:value-type="float">
            <text:p>102695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MAHAMADOU</text:p>
          </table:table-cell>
          <table:table-cell office:value-type="date" office:date-value="1979-10-04" calcext:value-type="date">
            <text:p>04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1461" calcext:value-type="float">
            <text:p>9571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OUABC</text:p>
          </table:table-cell>
          <table:table-cell office:value-type="string" calcext:value-type="string">
            <text:p>OSCAR</text:p>
          </table:table-cell>
          <table:table-cell office:value-type="date" office:date-value="1983-08-09" calcext:value-type="date">
            <text:p>09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712" calcext:value-type="float">
            <text:p>10,7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5046" calcext:value-type="float">
            <text:p>9965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ANNE</text:p>
          </table:table-cell>
          <table:table-cell office:value-type="date" office:date-value="1980-02-03" calcext:value-type="date">
            <text:p>03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3273" calcext:value-type="float">
            <text:p>113632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YABC</text:p>
          </table:table-cell>
          <table:table-cell office:value-type="string" calcext:value-type="string">
            <text:p>CAMILLE</text:p>
          </table:table-cell>
          <table:table-cell office:value-type="date" office:date-value="1970-07-25" calcext:value-type="date">
            <text:p>25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0849" calcext:value-type="float">
            <text:p>10830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MAABC</text:p>
          </table:table-cell>
          <table:table-cell office:value-type="string" calcext:value-type="string">
            <text:p>AMAZIGH</text:p>
          </table:table-cell>
          <table:table-cell office:value-type="date" office:date-value="1975-04-16" calcext:value-type="date">
            <text:p>16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92" calcext:value-type="float">
            <text:p>10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7511" calcext:value-type="float">
            <text:p>98575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MEHDI</text:p>
          </table:table-cell>
          <table:table-cell office:value-type="date" office:date-value="1980-11-13" calcext:value-type="date">
            <text:p>13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56188" calcext:value-type="float">
            <text:p>106561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DABC</text:p>
          </table:table-cell>
          <table:table-cell office:value-type="string" calcext:value-type="string">
            <text:p>SABRINA</text:p>
          </table:table-cell>
          <table:table-cell office:value-type="date" office:date-value="1982-11-12" calcext:value-type="date">
            <text:p>12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9343654" calcext:value-type="float">
            <text:p>9343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DABC</text:p>
          </table:table-cell>
          <table:table-cell office:value-type="string" calcext:value-type="string">
            <text:p>SABRINA</text:p>
          </table:table-cell>
          <table:table-cell office:value-type="date" office:date-value="1967-01-22" calcext:value-type="date">
            <text:p>22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11335365" calcext:value-type="float">
            <text:p>113353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UAABC</text:p>
          </table:table-cell>
          <table:table-cell office:value-type="string" calcext:value-type="string">
            <text:p>DALALE</text:p>
          </table:table-cell>
          <table:table-cell office:value-type="date" office:date-value="1967-04-14" calcext:value-type="date">
            <text:p>14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9202664" calcext:value-type="float">
            <text:p>9202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UAABC</text:p>
          </table:table-cell>
          <table:table-cell office:value-type="string" calcext:value-type="string">
            <text:p>DALALE</text:p>
          </table:table-cell>
          <table:table-cell office:value-type="date" office:date-value="1987-02-04" calcext:value-type="date">
            <text:p>04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9222571" calcext:value-type="float">
            <text:p>92225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YAEL</text:p>
          </table:table-cell>
          <table:table-cell office:value-type="date" office:date-value="1984-08-12" calcext:value-type="date">
            <text:p>12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9372" calcext:value-type="float">
            <text:p>91993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OUABC</text:p>
          </table:table-cell>
          <table:table-cell office:value-type="string" calcext:value-type="string">
            <text:p>MALIK</text:p>
          </table:table-cell>
          <table:table-cell office:value-type="date" office:date-value="1977-01-12" calcext:value-type="date">
            <text:p>12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34" calcext:value-type="float">
            <text:p>15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4740" calcext:value-type="float">
            <text:p>98447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EABC</text:p>
          </table:table-cell>
          <table:table-cell office:value-type="string" calcext:value-type="string">
            <text:p>ILAN</text:p>
          </table:table-cell>
          <table:table-cell office:value-type="date" office:date-value="1979-02-21" calcext:value-type="date">
            <text:p>21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87" calcext:value-type="float">
            <text:p>13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42227" calcext:value-type="float">
            <text:p>11042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RABC</text:p>
          </table:table-cell>
          <table:table-cell office:value-type="string" calcext:value-type="string">
            <text:p>MEHDI</text:p>
          </table:table-cell>
          <table:table-cell office:value-type="date" office:date-value="1981-10-04" calcext:value-type="date">
            <text:p>04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E</text:p>
          </table:table-cell>
          <table:table-cell office:value-type="string" calcext:value-type="string">
            <text:p>Master2 BTE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0563" calcext:value-type="float">
            <text:p>10210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DEAABC</text:p>
          </table:table-cell>
          <table:table-cell office:value-type="string" calcext:value-type="string">
            <text:p>DIANE</text:p>
          </table:table-cell>
          <table:table-cell office:value-type="date" office:date-value="1982-06-15" calcext:value-type="date">
            <text:p>15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1" calcext:value-type="float">
            <text:p>16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6439" calcext:value-type="float">
            <text:p>112464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AABC</text:p>
          </table:table-cell>
          <table:table-cell office:value-type="string" calcext:value-type="string">
            <text:p>JONATHAN</text:p>
          </table:table-cell>
          <table:table-cell office:value-type="date" office:date-value="1967-05-12" calcext:value-type="date">
            <text:p>12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1635" calcext:value-type="float">
            <text:p>9431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KAMEL</text:p>
          </table:table-cell>
          <table:table-cell office:value-type="date" office:date-value="1973-01-06" calcext:value-type="date">
            <text:p>06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2069" calcext:value-type="float">
            <text:p>10732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RZABC</text:p>
          </table:table-cell>
          <table:table-cell office:value-type="string" calcext:value-type="string">
            <text:p>PIERRE</text:p>
          </table:table-cell>
          <table:table-cell office:value-type="date" office:date-value="1974-06-19" calcext:value-type="date">
            <text:p>19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23" calcext:value-type="float">
            <text:p>12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9742" calcext:value-type="float">
            <text:p>104097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MICHEL</text:p>
          </table:table-cell>
          <table:table-cell office:value-type="date" office:date-value="1970-05-28" calcext:value-type="date">
            <text:p>28/05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82" calcext:value-type="float">
            <text:p>11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7060" calcext:value-type="float">
            <text:p>105770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IABC</text:p>
          </table:table-cell>
          <table:table-cell office:value-type="string" calcext:value-type="string">
            <text:p>YASSINE</text:p>
          </table:table-cell>
          <table:table-cell office:value-type="date" office:date-value="1970-01-16" calcext:value-type="date">
            <text:p>16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5719" calcext:value-type="float">
            <text:p>109057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ERABC</text:p>
          </table:table-cell>
          <table:table-cell office:value-type="string" calcext:value-type="string">
            <text:p>ALEXANDRA</text:p>
          </table:table-cell>
          <table:table-cell office:value-type="date" office:date-value="1969-07-09" calcext:value-type="date">
            <text:p>09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7417" calcext:value-type="float">
            <text:p>9787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AABC</text:p>
          </table:table-cell>
          <table:table-cell office:value-type="string" calcext:value-type="string">
            <text:p>JONATHAN</text:p>
          </table:table-cell>
          <table:table-cell office:value-type="date" office:date-value="1967-12-07" calcext:value-type="date">
            <text:p>07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29214" calcext:value-type="float">
            <text:p>8929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RABC</text:p>
          </table:table-cell>
          <table:table-cell office:value-type="string" calcext:value-type="string">
            <text:p>CAMITO</text:p>
          </table:table-cell>
          <table:table-cell office:value-type="date" office:date-value="1983-02-09" calcext:value-type="date">
            <text:p>09/02/1983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187" calcext:value-type="float">
            <text:p>8,1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2334" calcext:value-type="float">
            <text:p>9952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ERABC</text:p>
          </table:table-cell>
          <table:table-cell office:value-type="string" calcext:value-type="string">
            <text:p>CAMITO</text:p>
          </table:table-cell>
          <table:table-cell office:value-type="date" office:date-value="1983-06-15" calcext:value-type="date">
            <text:p>15/06/1983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979" calcext:value-type="float">
            <text:p>8,9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76693" calcext:value-type="float">
            <text:p>10676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AABC</text:p>
          </table:table-cell>
          <table:table-cell office:value-type="string" calcext:value-type="string">
            <text:p>NADIRA</text:p>
          </table:table-cell>
          <table:table-cell office:value-type="date" office:date-value="1966-11-10" calcext:value-type="date">
            <text:p>10/11/19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884" calcext:value-type="float">
            <text:p>13,8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2764" calcext:value-type="float">
            <text:p>114727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DHABC</text:p>
          </table:table-cell>
          <table:table-cell office:value-type="string" calcext:value-type="string">
            <text:p>SIRON MAN</text:p>
          </table:table-cell>
          <table:table-cell office:value-type="date" office:date-value="1977-02-16" calcext:value-type="date">
            <text:p>16/02/1977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NEP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5.924" calcext:value-type="float">
            <text:p>5,9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28985" calcext:value-type="float">
            <text:p>102289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LIABC</text:p>
          </table:table-cell>
          <table:table-cell office:value-type="string" calcext:value-type="string">
            <text:p>ACHRAF</text:p>
          </table:table-cell>
          <table:table-cell office:value-type="date" office:date-value="1970-06-12" calcext:value-type="date">
            <text:p>12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8163" calcext:value-type="float">
            <text:p>108081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LIABC</text:p>
          </table:table-cell>
          <table:table-cell office:value-type="string" calcext:value-type="string">
            <text:p>ACHRAF</text:p>
          </table:table-cell>
          <table:table-cell office:value-type="date" office:date-value="1969-11-25" calcext:value-type="date">
            <text:p>25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.935" calcext:value-type="float">
            <text:p>1,9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4490" calcext:value-type="float">
            <text:p>94844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ID</text:p>
          </table:table-cell>
          <table:table-cell office:value-type="date" office:date-value="1976-12-08" calcext:value-type="date">
            <text:p>08/12/197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9.705" calcext:value-type="float">
            <text:p>9,7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87815" calcext:value-type="float">
            <text:p>103878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ID</text:p>
          </table:table-cell>
          <table:table-cell office:value-type="date" office:date-value="1986-02-06" calcext:value-type="date">
            <text:p>06/02/198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0.33" calcext:value-type="float">
            <text:p>10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2426" calcext:value-type="float">
            <text:p>10032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AHMED</text:p>
          </table:table-cell>
          <table:table-cell office:value-type="date" office:date-value="1983-03-20" calcext:value-type="date">
            <text:p>20/03/198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258" calcext:value-type="float">
            <text:p>11,2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09899" calcext:value-type="float">
            <text:p>109098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AHMED</text:p>
          </table:table-cell>
          <table:table-cell office:value-type="date" office:date-value="1968-06-05" calcext:value-type="date">
            <text:p>05/06/196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3.028" calcext:value-type="float">
            <text:p>13,0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3054" calcext:value-type="float">
            <text:p>10173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NEABC</text:p>
          </table:table-cell>
          <table:table-cell office:value-type="string" calcext:value-type="string">
            <text:p>LINA</text:p>
          </table:table-cell>
          <table:table-cell office:value-type="date" office:date-value="1983-02-13" calcext:value-type="date">
            <text:p>13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55" calcext:value-type="float">
            <text:p>13,0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12265" calcext:value-type="float">
            <text:p>91122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MUHAMMAD</text:p>
          </table:table-cell>
          <table:table-cell office:value-type="date" office:date-value="1968-10-08" calcext:value-type="date">
            <text:p>08/10/1968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80829" calcext:value-type="float">
            <text:p>97808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FFEABC</text:p>
          </table:table-cell>
          <table:table-cell office:value-type="string" calcext:value-type="string">
            <text:p>MUHAMMAD</text:p>
          </table:table-cell>
          <table:table-cell office:value-type="date" office:date-value="1974-05-14" calcext:value-type="date">
            <text:p>14/05/19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271" calcext:value-type="float">
            <text:p>9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32800" calcext:value-type="float">
            <text:p>109328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WILLIAM</text:p>
          </table:table-cell>
          <table:table-cell office:value-type="date" office:date-value="1980-02-12" calcext:value-type="date">
            <text:p>12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25" calcext:value-type="float">
            <text:p>10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33610" calcext:value-type="float">
            <text:p>113336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ROSY</text:p>
          </table:table-cell>
          <table:table-cell office:value-type="date" office:date-value="1978-02-11" calcext:value-type="date">
            <text:p>11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1170" calcext:value-type="float">
            <text:p>9941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NABC</text:p>
          </table:table-cell>
          <table:table-cell office:value-type="string" calcext:value-type="string">
            <text:p>CEDRIC</text:p>
          </table:table-cell>
          <table:table-cell office:value-type="date" office:date-value="1972-08-11" calcext:value-type="date">
            <text:p>11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3.374" calcext:value-type="float">
            <text:p>13,3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57604" calcext:value-type="float">
            <text:p>99576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OCABC</text:p>
          </table:table-cell>
          <table:table-cell office:value-type="string" calcext:value-type="string">
            <text:p>FABRICE</text:p>
          </table:table-cell>
          <table:table-cell office:value-type="date" office:date-value="1965-10-14" calcext:value-type="date">
            <text:p>14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8.521" calcext:value-type="float">
            <text:p>8,5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0837" calcext:value-type="float">
            <text:p>103308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TABC</text:p>
          </table:table-cell>
          <table:table-cell office:value-type="string" calcext:value-type="string">
            <text:p>ABDELHAKIM</text:p>
          </table:table-cell>
          <table:table-cell office:value-type="date" office:date-value="1984-08-30" calcext:value-type="date">
            <text:p>30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3.771" calcext:value-type="float">
            <text:p>3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2343" calcext:value-type="float">
            <text:p>93323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UVABC</text:p>
          </table:table-cell>
          <table:table-cell office:value-type="string" calcext:value-type="string">
            <text:p>FAYCAL</text:p>
          </table:table-cell>
          <table:table-cell office:value-type="date" office:date-value="1969-03-21" calcext:value-type="date">
            <text:p>21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0.55" calcext:value-type="float">
            <text:p>10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88788" calcext:value-type="float">
            <text:p>103887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NIABC</text:p>
          </table:table-cell>
          <table:table-cell office:value-type="string" calcext:value-type="string">
            <text:p>JENNIFER</text:p>
          </table:table-cell>
          <table:table-cell office:value-type="date" office:date-value="1986-04-20" calcext:value-type="date">
            <text:p>20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889" calcext:value-type="float">
            <text:p>13,8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3710" calcext:value-type="float">
            <text:p>114337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SOABC</text:p>
          </table:table-cell>
          <table:table-cell office:value-type="string" calcext:value-type="string">
            <text:p>BAPTISTE</text:p>
          </table:table-cell>
          <table:table-cell office:value-type="date" office:date-value="1967-01-04" calcext:value-type="date">
            <text:p>04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5811" calcext:value-type="float">
            <text:p>89658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KIABC</text:p>
          </table:table-cell>
          <table:table-cell office:value-type="string" calcext:value-type="string">
            <text:p>MOHAMED</text:p>
          </table:table-cell>
          <table:table-cell office:value-type="date" office:date-value="1980-11-12" calcext:value-type="date">
            <text:p>12/11/19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0.95" calcext:value-type="float">
            <text:p>10,95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183760" calcext:value-type="float">
            <text:p>101837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SEYDINA</text:p>
          </table:table-cell>
          <table:table-cell office:value-type="date" office:date-value="1984-08-05" calcext:value-type="date">
            <text:p>05/08/198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396" calcext:value-type="float">
            <text:p>4,3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1365" calcext:value-type="float">
            <text:p>97013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SEYDINA</text:p>
          </table:table-cell>
          <table:table-cell office:value-type="date" office:date-value="1976-11-13" calcext:value-type="date">
            <text:p>13/11/197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771" calcext:value-type="float">
            <text:p>5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03737" calcext:value-type="float">
            <text:p>94037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RIABC</text:p>
          </table:table-cell>
          <table:table-cell office:value-type="string" calcext:value-type="string">
            <text:p>RAMI</text:p>
          </table:table-cell>
          <table:table-cell office:value-type="date" office:date-value="1966-07-03" calcext:value-type="date">
            <text:p>03/07/1966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SYRIEN(NE)</text:p>
          </table:table-cell>
          <table:table-cell office:value-type="string" calcext:value-type="string">
            <text:p>S3RHA3</text:p>
          </table:table-cell>
          <table:table-cell office:value-type="string" calcext:value-type="string">
            <text:p>LIC PRO GRH - fevrier FC</text:p>
          </table:table-cell>
          <table:table-cell office:value-type="float" office:value="13.22" calcext:value-type="float">
            <text:p>13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64955" calcext:value-type="float">
            <text:p>9364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MARC</text:p>
          </table:table-cell>
          <table:table-cell office:value-type="date" office:date-value="1972-10-08" calcext:value-type="date">
            <text:p>08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CR2</text:p>
          </table:table-cell>
          <table:table-cell office:value-type="string" calcext:value-type="string">
            <text:p>DIU Chir du rachis an2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9448" calcext:value-type="float">
            <text:p>10229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MABC</text:p>
          </table:table-cell>
          <table:table-cell office:value-type="string" calcext:value-type="string">
            <text:p>JEAN-CHARLES</text:p>
          </table:table-cell>
          <table:table-cell office:value-type="date" office:date-value="1970-10-08" calcext:value-type="date">
            <text:p>08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SO3</text:p>
          </table:table-cell>
          <table:table-cell office:value-type="string" calcext:value-type="string">
            <text:p>Master2Pro Polit Soc (FC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2376" calcext:value-type="float">
            <text:p>102123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IRABC</text:p>
          </table:table-cell>
          <table:table-cell office:value-type="string" calcext:value-type="string">
            <text:p>HELA</text:p>
          </table:table-cell>
          <table:table-cell office:value-type="date" office:date-value="1984-03-09" calcext:value-type="date">
            <text:p>09/03/1984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0.163" calcext:value-type="float">
            <text:p>10,1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4080" calcext:value-type="float">
            <text:p>11294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OUSMANE</text:p>
          </table:table-cell>
          <table:table-cell office:value-type="date" office:date-value="1985-02-27" calcext:value-type="date">
            <text:p>27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1</text:p>
          </table:table-cell>
          <table:table-cell office:value-type="string" calcext:value-type="string">
            <text:p>CAPA ACUPUNCTURE an1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2433" calcext:value-type="float">
            <text:p>114524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BERABC</text:p>
          </table:table-cell>
          <table:table-cell office:value-type="string" calcext:value-type="string">
            <text:p>CYRIL</text:p>
          </table:table-cell>
          <table:table-cell office:value-type="date" office:date-value="1974-05-25" calcext:value-type="date">
            <text:p>25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12.73" calcext:value-type="float">
            <text:p>12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5254" calcext:value-type="float">
            <text:p>114952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HALID</text:p>
          </table:table-cell>
          <table:table-cell office:value-type="date" office:date-value="1966-08-21" calcext:value-type="date">
            <text:p>21/08/1966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4.51" calcext:value-type="float">
            <text:p>4,51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11089116" calcext:value-type="float">
            <text:p>110891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UABC</text:p>
          </table:table-cell>
          <table:table-cell office:value-type="string" calcext:value-type="string">
            <text:p>DANIEL</text:p>
          </table:table-cell>
          <table:table-cell office:value-type="date" office:date-value="1981-09-20" calcext:value-type="date">
            <text:p>20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HO1</text:p>
          </table:table-cell>
          <table:table-cell office:value-type="string" calcext:value-type="string">
            <text:p>DIU HOMEOPATHIE an1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11213040" calcext:value-type="float">
            <text:p>112130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RIABC</text:p>
          </table:table-cell>
          <table:table-cell office:value-type="string" calcext:value-type="string">
            <text:p>STEPHANE</text:p>
          </table:table-cell>
          <table:table-cell office:value-type="date" office:date-value="1966-02-14" calcext:value-type="date">
            <text:p>14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785" calcext:value-type="float">
            <text:p>14,7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8243" calcext:value-type="float">
            <text:p>110882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M'HABC</text:p>
          </table:table-cell>
          <table:table-cell office:value-type="string" calcext:value-type="string">
            <text:p>RACHIDA</text:p>
          </table:table-cell>
          <table:table-cell office:value-type="date" office:date-value="1968-09-13" calcext:value-type="date">
            <text:p>13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6.413" calcext:value-type="float">
            <text:p>6,4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12197" calcext:value-type="float">
            <text:p>11212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M'HABC</text:p>
          </table:table-cell>
          <table:table-cell office:value-type="string" calcext:value-type="string">
            <text:p>RACHIDA</text:p>
          </table:table-cell>
          <table:table-cell office:value-type="date" office:date-value="1984-08-29" calcext:value-type="date">
            <text:p>29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38" calcext:value-type="float">
            <text:p>9,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93468" calcext:value-type="float">
            <text:p>113934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MOABC</text:p>
          </table:table-cell>
          <table:table-cell office:value-type="string" calcext:value-type="string">
            <text:p>VINCENT</text:p>
          </table:table-cell>
          <table:table-cell office:value-type="date" office:date-value="1983-10-20" calcext:value-type="date">
            <text:p>20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NS</text:p>
          </table:table-cell>
          <table:table-cell office:value-type="string" calcext:value-type="string">
            <text:p>Master1 EB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039775" calcext:value-type="float">
            <text:p>10039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THOMAS</text:p>
          </table:table-cell>
          <table:table-cell office:value-type="date" office:date-value="1970-04-22" calcext:value-type="date">
            <text:p>22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ESP</text:p>
          </table:table-cell>
          <table:table-cell office:value-type="string" calcext:value-type="string">
            <text:p>Lic LLCE Espagnol an3</text:p>
          </table:table-cell>
          <table:table-cell office:value-type="float" office:value="12.023" calcext:value-type="float">
            <text:p>12,0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4581" calcext:value-type="float">
            <text:p>110045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EZABC</text:p>
          </table:table-cell>
          <table:table-cell office:value-type="string" calcext:value-type="string">
            <text:p>THOMAS</text:p>
          </table:table-cell>
          <table:table-cell office:value-type="date" office:date-value="1968-02-17" calcext:value-type="date">
            <text:p>17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ESP</text:p>
          </table:table-cell>
          <table:table-cell office:value-type="string" calcext:value-type="string">
            <text:p>Lic LLCE Espagnol an3</text:p>
          </table:table-cell>
          <table:table-cell office:value-type="float" office:value="12.623" calcext:value-type="float">
            <text:p>12,6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26045" calcext:value-type="float">
            <text:p>9226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IENABC</text:p>
          </table:table-cell>
          <table:table-cell office:value-type="string" calcext:value-type="string">
            <text:p>VIRGINIE</text:p>
          </table:table-cell>
          <table:table-cell office:value-type="date" office:date-value="1969-06-28" calcext:value-type="date">
            <text:p>28/06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93724" calcext:value-type="float">
            <text:p>90937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RIABC</text:p>
          </table:table-cell>
          <table:table-cell office:value-type="string" calcext:value-type="string">
            <text:p>OUIDADE</text:p>
          </table:table-cell>
          <table:table-cell office:value-type="date" office:date-value="1986-11-04" calcext:value-type="date">
            <text:p>04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2.091" calcext:value-type="float">
            <text:p>12,0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9557" calcext:value-type="float">
            <text:p>106995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PHILIPPE</text:p>
          </table:table-cell>
          <table:table-cell office:value-type="date" office:date-value="1973-09-24" calcext:value-type="date">
            <text:p>24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SM</text:p>
          </table:table-cell>
          <table:table-cell office:value-type="string" calcext:value-type="string">
            <text:p>Master2 Physique et Appli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46108" calcext:value-type="float">
            <text:p>11246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OABC</text:p>
          </table:table-cell>
          <table:table-cell office:value-type="string" calcext:value-type="string">
            <text:p>NICOLAS</text:p>
          </table:table-cell>
          <table:table-cell office:value-type="date" office:date-value="1967-03-03" calcext:value-type="date">
            <text:p>03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7.384" calcext:value-type="float">
            <text:p>7,3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7633" calcext:value-type="float">
            <text:p>94876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OABC</text:p>
          </table:table-cell>
          <table:table-cell office:value-type="string" calcext:value-type="string">
            <text:p>NICOLAS</text:p>
          </table:table-cell>
          <table:table-cell office:value-type="date" office:date-value="1966-08-23" calcext:value-type="date">
            <text:p>23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0.384" calcext:value-type="float">
            <text:p>10,3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1393" calcext:value-type="float">
            <text:p>99613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VEABC</text:p>
          </table:table-cell>
          <table:table-cell office:value-type="string" calcext:value-type="string">
            <text:p>RAFAEL</text:p>
          </table:table-cell>
          <table:table-cell office:value-type="date" office:date-value="1971-05-20" calcext:value-type="date">
            <text:p>2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0.966" calcext:value-type="float">
            <text:p>10,9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4813" calcext:value-type="float">
            <text:p>105448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IABC</text:p>
          </table:table-cell>
          <table:table-cell office:value-type="string" calcext:value-type="string">
            <text:p>KHALIL</text:p>
          </table:table-cell>
          <table:table-cell office:value-type="date" office:date-value="1967-08-29" calcext:value-type="date">
            <text:p>29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6.37" calcext:value-type="float">
            <text:p>6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84303" calcext:value-type="float">
            <text:p>10984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IABC</text:p>
          </table:table-cell>
          <table:table-cell office:value-type="string" calcext:value-type="string">
            <text:p>KHALIL</text:p>
          </table:table-cell>
          <table:table-cell office:value-type="date" office:date-value="1977-02-28" calcext:value-type="date">
            <text:p>28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6.37" calcext:value-type="float">
            <text:p>6,3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312200" calcext:value-type="float">
            <text:p>10312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IABC</text:p>
          </table:table-cell>
          <table:table-cell office:value-type="string" calcext:value-type="string">
            <text:p>BOUZIANE</text:p>
          </table:table-cell>
          <table:table-cell office:value-type="date" office:date-value="1970-06-28" calcext:value-type="date">
            <text:p>28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21" calcext:value-type="float">
            <text:p>11,21</text:p>
          </table:table-cell>
          <table:table-cell office:value-type="string" calcext:value-type="string">
            <text:p>ADM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0563619" calcext:value-type="float">
            <text:p>10563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DIABC</text:p>
          </table:table-cell>
          <table:table-cell office:value-type="string" calcext:value-type="string">
            <text:p>TASNIM</text:p>
          </table:table-cell>
          <table:table-cell office:value-type="date" office:date-value="1967-12-23" calcext:value-type="date">
            <text:p>23/12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96040" calcext:value-type="float">
            <text:p>10396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DIABC</text:p>
          </table:table-cell>
          <table:table-cell office:value-type="string" calcext:value-type="string">
            <text:p>TASNIM</text:p>
          </table:table-cell>
          <table:table-cell office:value-type="date" office:date-value="1972-04-10" calcext:value-type="date">
            <text:p>10/04/197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9790" calcext:value-type="float">
            <text:p>109297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LOVEMINE</text:p>
          </table:table-cell>
          <table:table-cell office:value-type="date" office:date-value="1986-06-18" calcext:value-type="date">
            <text:p>18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3.58" calcext:value-type="float">
            <text:p>3,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91552" calcext:value-type="float">
            <text:p>10091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LOVEMINE</text:p>
          </table:table-cell>
          <table:table-cell office:value-type="date" office:date-value="1982-09-23" calcext:value-type="date">
            <text:p>23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018" calcext:value-type="float">
            <text:p>10,0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3795" calcext:value-type="float">
            <text:p>9073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NABC</text:p>
          </table:table-cell>
          <table:table-cell office:value-type="string" calcext:value-type="string">
            <text:p>LUCIE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032267" calcext:value-type="float">
            <text:p>9032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GABC</text:p>
          </table:table-cell>
          <table:table-cell office:value-type="string" calcext:value-type="string">
            <text:p>ANGELINE</text:p>
          </table:table-cell>
          <table:table-cell office:value-type="date" office:date-value="1973-02-02" calcext:value-type="date">
            <text:p>02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806" calcext:value-type="float">
            <text:p>12,8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10779" calcext:value-type="float">
            <text:p>9910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AZZEDINE</text:p>
          </table:table-cell>
          <table:table-cell office:value-type="date" office:date-value="1986-06-19" calcext:value-type="date">
            <text:p>19/06/198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2.525" calcext:value-type="float">
            <text:p>2,525</text:p>
          </table:table-cell>
          <table:table-cell office:value-type="string" calcext:value-type="string">
            <text:p>AJ</text:p>
          </table:table-cell>
          <table:table-cell office:value-type="float" office:value="81" calcext:value-type="float">
            <text:p>81</text:p>
          </table:table-cell>
          <table:table-cell table:number-columns-repeated="1012"/>
        </table:table-row>
        <table:table-row table:style-name="ro1">
          <table:table-cell office:value-type="float" office:value="9222074" calcext:value-type="float">
            <text:p>9222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AZZEDINE</text:p>
          </table:table-cell>
          <table:table-cell office:value-type="date" office:date-value="1972-02-16" calcext:value-type="date">
            <text:p>16/02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2.525" calcext:value-type="float">
            <text:p>2,5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95480" calcext:value-type="float">
            <text:p>10295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RAABC</text:p>
          </table:table-cell>
          <table:table-cell office:value-type="string" calcext:value-type="string">
            <text:p>MARION</text:p>
          </table:table-cell>
          <table:table-cell office:value-type="date" office:date-value="1973-10-07" calcext:value-type="date">
            <text:p>07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8931664" calcext:value-type="float">
            <text:p>8931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MAABC</text:p>
          </table:table-cell>
          <table:table-cell office:value-type="string" calcext:value-type="string">
            <text:p>JULIE</text:p>
          </table:table-cell>
          <table:table-cell office:value-type="date" office:date-value="1972-12-03" calcext:value-type="date">
            <text:p>03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H</text:p>
          </table:table-cell>
          <table:table-cell office:value-type="string" calcext:value-type="string">
            <text:p>Master2 HTC ensg Hist-Ge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2075" calcext:value-type="float">
            <text:p>8982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OABC</text:p>
          </table:table-cell>
          <table:table-cell office:value-type="string" calcext:value-type="string">
            <text:p>HAKIM</text:p>
          </table:table-cell>
          <table:table-cell office:value-type="date" office:date-value="1975-07-22" calcext:value-type="date">
            <text:p>22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9.934" calcext:value-type="float">
            <text:p>9,9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76877" calcext:value-type="float">
            <text:p>90768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AABC</text:p>
          </table:table-cell>
          <table:table-cell office:value-type="string" calcext:value-type="string">
            <text:p>CELINE</text:p>
          </table:table-cell>
          <table:table-cell office:value-type="date" office:date-value="1982-10-23" calcext:value-type="date">
            <text:p>23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1.588" calcext:value-type="float">
            <text:p>11,5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3389" calcext:value-type="float">
            <text:p>94733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LABC</text:p>
          </table:table-cell>
          <table:table-cell office:value-type="string" calcext:value-type="string">
            <text:p>LANDRY</text:p>
          </table:table-cell>
          <table:table-cell office:value-type="date" office:date-value="1973-01-19" calcext:value-type="date">
            <text:p>1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501" calcext:value-type="float">
            <text:p>7,5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30045" calcext:value-type="float">
            <text:p>110300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LABC</text:p>
          </table:table-cell>
          <table:table-cell office:value-type="string" calcext:value-type="string">
            <text:p>LANDRY</text:p>
          </table:table-cell>
          <table:table-cell office:value-type="date" office:date-value="1973-10-05" calcext:value-type="date">
            <text:p>05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985" calcext:value-type="float">
            <text:p>7,9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3849" calcext:value-type="float">
            <text:p>114238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ABC</text:p>
          </table:table-cell>
          <table:table-cell office:value-type="string" calcext:value-type="string">
            <text:p>AMRAN</text:p>
          </table:table-cell>
          <table:table-cell office:value-type="date" office:date-value="1971-05-30" calcext:value-type="date">
            <text:p>3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6.05" calcext:value-type="float">
            <text:p>6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8885" calcext:value-type="float">
            <text:p>9968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RIABC</text:p>
          </table:table-cell>
          <table:table-cell office:value-type="string" calcext:value-type="string">
            <text:p>AMRAN</text:p>
          </table:table-cell>
          <table:table-cell office:value-type="date" office:date-value="1985-06-26" calcext:value-type="date">
            <text:p>26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IC</text:p>
          </table:table-cell>
          <table:table-cell office:value-type="string" calcext:value-type="string">
            <text:p>Master2 Innovation en com</text:p>
          </table:table-cell>
          <table:table-cell office:value-type="float" office:value="7.65" calcext:value-type="float">
            <text:p>7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1553" calcext:value-type="float">
            <text:p>102115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DEABC</text:p>
          </table:table-cell>
          <table:table-cell office:value-type="string" calcext:value-type="string">
            <text:p>JULIEN</text:p>
          </table:table-cell>
          <table:table-cell office:value-type="date" office:date-value="1972-12-12" calcext:value-type="date">
            <text:p>12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USI2</text:p>
          </table:table-cell>
          <table:table-cell office:value-type="string" calcext:value-type="string">
            <text:p>DU SYSTEME D'INFO an2(CP)</text:p>
          </table:table-cell>
          <table:table-cell office:value-type="float" office:value="14.13" calcext:value-type="float">
            <text:p>14,13</text:p>
          </table:table-cell>
          <table:table-cell table:number-columns-repeated="1014"/>
        </table:table-row>
        <table:table-row table:style-name="ro1">
          <table:table-cell office:value-type="float" office:value="10198723" calcext:value-type="float">
            <text:p>101987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ONABC</text:p>
          </table:table-cell>
          <table:table-cell office:value-type="string" calcext:value-type="string">
            <text:p>YOANN</text:p>
          </table:table-cell>
          <table:table-cell office:value-type="date" office:date-value="1983-05-22" calcext:value-type="date">
            <text:p>22/05/1983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AOUDIEN(N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5.8" calcext:value-type="float">
            <text:p>15,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755723" calcext:value-type="float">
            <text:p>97557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PONABC</text:p>
          </table:table-cell>
          <table:table-cell office:value-type="string" calcext:value-type="string">
            <text:p>CLEMENT</text:p>
          </table:table-cell>
          <table:table-cell office:value-type="date" office:date-value="1966-07-13" calcext:value-type="date">
            <text:p>13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4</text:p>
          </table:table-cell>
          <table:table-cell office:value-type="string" calcext:value-type="string">
            <text:p>Lic AES an1 (ITSRS)</text:p>
          </table:table-cell>
          <table:table-cell office:value-type="float" office:value="12.243" calcext:value-type="float">
            <text:p>12,2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10847" calcext:value-type="float">
            <text:p>105108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PIABC</text:p>
          </table:table-cell>
          <table:table-cell office:value-type="string" calcext:value-type="string">
            <text:p>ALEXANDRA</text:p>
          </table:table-cell>
          <table:table-cell office:value-type="date" office:date-value="1970-02-08" calcext:value-type="date">
            <text:p>08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9120429" calcext:value-type="float">
            <text:p>91204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SORAYA</text:p>
          </table:table-cell>
          <table:table-cell office:value-type="date" office:date-value="1965-10-21" calcext:value-type="date">
            <text:p>21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2</text:p>
          </table:table-cell>
          <table:table-cell office:value-type="string" calcext:value-type="string">
            <text:p>Master2 Politiq edit (AP)</text:p>
          </table:table-cell>
          <table:table-cell office:value-type="float" office:value="12.844" calcext:value-type="float">
            <text:p>12,8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6973" calcext:value-type="float">
            <text:p>90069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FABC</text:p>
          </table:table-cell>
          <table:table-cell office:value-type="string" calcext:value-type="string">
            <text:p>KARIMA</text:p>
          </table:table-cell>
          <table:table-cell office:value-type="date" office:date-value="1973-01-20" calcext:value-type="date">
            <text:p>20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P</text:p>
          </table:table-cell>
          <table:table-cell office:value-type="string" calcext:value-type="string">
            <text:p>Master2 Dyna Cultur : PEP</text:p>
          </table:table-cell>
          <table:table-cell office:value-type="float" office:value="12.521" calcext:value-type="float">
            <text:p>12,5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0332" calcext:value-type="float">
            <text:p>94303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OABC</text:p>
          </table:table-cell>
          <table:table-cell office:value-type="string" calcext:value-type="string">
            <text:p>LUDMILLA</text:p>
          </table:table-cell>
          <table:table-cell office:value-type="date" office:date-value="1983-03-05" calcext:value-type="date">
            <text:p>05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7.742" calcext:value-type="float">
            <text:p>7,7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36127" calcext:value-type="float">
            <text:p>101361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OABC</text:p>
          </table:table-cell>
          <table:table-cell office:value-type="string" calcext:value-type="string">
            <text:p>LUDMILLA</text:p>
          </table:table-cell>
          <table:table-cell office:value-type="date" office:date-value="1981-03-07" calcext:value-type="date">
            <text:p>07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5072" calcext:value-type="float">
            <text:p>108350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JONATHAN</text:p>
          </table:table-cell>
          <table:table-cell office:value-type="date" office:date-value="1981-09-27" calcext:value-type="date">
            <text:p>27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365" calcext:value-type="float">
            <text:p>9,3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72765" calcext:value-type="float">
            <text:p>106727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FABC</text:p>
          </table:table-cell>
          <table:table-cell office:value-type="string" calcext:value-type="string">
            <text:p>JONATHAN</text:p>
          </table:table-cell>
          <table:table-cell office:value-type="date" office:date-value="1972-04-25" calcext:value-type="date">
            <text:p>25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844" calcext:value-type="float">
            <text:p>10,8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6776" calcext:value-type="float">
            <text:p>10436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REABC</text:p>
          </table:table-cell>
          <table:table-cell office:value-type="string" calcext:value-type="string">
            <text:p>FRANCK</text:p>
          </table:table-cell>
          <table:table-cell office:value-type="date" office:date-value="1982-07-31" calcext:value-type="date">
            <text:p>31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11.69" calcext:value-type="float">
            <text:p>11,69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584155" calcext:value-type="float">
            <text:p>9584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TIMOTHEE</text:p>
          </table:table-cell>
          <table:table-cell office:value-type="date" office:date-value="1966-07-07" calcext:value-type="date">
            <text:p>07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7.05" calcext:value-type="float">
            <text:p>17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3069" calcext:value-type="float">
            <text:p>8913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HEABC</text:p>
          </table:table-cell>
          <table:table-cell office:value-type="string" calcext:value-type="string">
            <text:p>AUBIN</text:p>
          </table:table-cell>
          <table:table-cell office:value-type="date" office:date-value="1979-01-30" calcext:value-type="date">
            <text:p>30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455801" calcext:value-type="float">
            <text:p>94558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ETABC</text:p>
          </table:table-cell>
          <table:table-cell office:value-type="string" calcext:value-type="string">
            <text:p>CEDRIC</text:p>
          </table:table-cell>
          <table:table-cell office:value-type="date" office:date-value="1980-06-21" calcext:value-type="date">
            <text:p>21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513" calcext:value-type="float">
            <text:p>8,5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8514" calcext:value-type="float">
            <text:p>9398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ENABC</text:p>
          </table:table-cell>
          <table:table-cell office:value-type="string" calcext:value-type="string">
            <text:p>JOYCE</text:p>
          </table:table-cell>
          <table:table-cell office:value-type="date" office:date-value="1986-04-14" calcext:value-type="date">
            <text:p>14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2633" calcext:value-type="float">
            <text:p>111726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BABC</text:p>
          </table:table-cell>
          <table:table-cell office:value-type="string" calcext:value-type="string">
            <text:p>CATHIA</text:p>
          </table:table-cell>
          <table:table-cell office:value-type="date" office:date-value="1966-06-14" calcext:value-type="date">
            <text:p>14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3.384" calcext:value-type="float">
            <text:p>13,3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7717" calcext:value-type="float">
            <text:p>114777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DEABC</text:p>
          </table:table-cell>
          <table:table-cell office:value-type="string" calcext:value-type="string">
            <text:p>DOUGLAS</text:p>
          </table:table-cell>
          <table:table-cell office:value-type="date" office:date-value="1986-05-31" calcext:value-type="date">
            <text:p>31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2" calcext:value-type="float">
            <text:p>15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6120" calcext:value-type="float">
            <text:p>104161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RABC</text:p>
          </table:table-cell>
          <table:table-cell office:value-type="string" calcext:value-type="string">
            <text:p>NADIA</text:p>
          </table:table-cell>
          <table:table-cell office:value-type="date" office:date-value="1986-05-16" calcext:value-type="date">
            <text:p>16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C</text:p>
          </table:table-cell>
          <table:table-cell office:value-type="string" calcext:value-type="string">
            <text:p>Master2 CARIAF par ensg</text:p>
          </table:table-cell>
          <table:table-cell office:value-type="float" office:value="3.463" calcext:value-type="float">
            <text:p>3,4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2615" calcext:value-type="float">
            <text:p>101926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IABC</text:p>
          </table:table-cell>
          <table:table-cell office:value-type="string" calcext:value-type="string">
            <text:p>LESLIE</text:p>
          </table:table-cell>
          <table:table-cell office:value-type="date" office:date-value="1967-02-19" calcext:value-type="date">
            <text:p>19/0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34" calcext:value-type="float">
            <text:p>13,1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25520" calcext:value-type="float">
            <text:p>9225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OUABC</text:p>
          </table:table-cell>
          <table:table-cell office:value-type="string" calcext:value-type="string">
            <text:p>IBTISEM</text:p>
          </table:table-cell>
          <table:table-cell office:value-type="date" office:date-value="1978-05-08" calcext:value-type="date">
            <text:p>08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55" calcext:value-type="float">
            <text:p>14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3338" calcext:value-type="float">
            <text:p>98933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YRIAM</text:p>
          </table:table-cell>
          <table:table-cell office:value-type="date" office:date-value="1981-01-25" calcext:value-type="date">
            <text:p>25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9.51" calcext:value-type="float">
            <text:p>9,5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1396864" calcext:value-type="float">
            <text:p>113968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YRIAM</text:p>
          </table:table-cell>
          <table:table-cell office:value-type="date" office:date-value="1969-04-12" calcext:value-type="date">
            <text:p>12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0.64" calcext:value-type="float">
            <text:p>10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46482" calcext:value-type="float">
            <text:p>94464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DIABC</text:p>
          </table:table-cell>
          <table:table-cell office:value-type="string" calcext:value-type="string">
            <text:p>RIDA</text:p>
          </table:table-cell>
          <table:table-cell office:value-type="date" office:date-value="1982-08-21" calcext:value-type="date">
            <text:p>21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83198" calcext:value-type="float">
            <text:p>9383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MTABC</text:p>
          </table:table-cell>
          <table:table-cell office:value-type="string" calcext:value-type="string">
            <text:p>EMNA</text:p>
          </table:table-cell>
          <table:table-cell office:value-type="date" office:date-value="1980-05-02" calcext:value-type="date">
            <text:p>02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2</text:p>
          </table:table-cell>
          <table:table-cell office:value-type="string" calcext:value-type="string">
            <text:p>LIC PRO ABF sp. CCP (AP)</text:p>
          </table:table-cell>
          <table:table-cell office:value-type="float" office:value="13.42" calcext:value-type="float">
            <text:p>13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9899" calcext:value-type="float">
            <text:p>110898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BAABC</text:p>
          </table:table-cell>
          <table:table-cell office:value-type="string" calcext:value-type="string">
            <text:p>SAMIA</text:p>
          </table:table-cell>
          <table:table-cell office:value-type="date" office:date-value="1976-12-14" calcext:value-type="date">
            <text:p>14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13" calcext:value-type="float">
            <text:p>8,8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9387" calcext:value-type="float">
            <text:p>99693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BAABC</text:p>
          </table:table-cell>
          <table:table-cell office:value-type="string" calcext:value-type="string">
            <text:p>SAMIA</text:p>
          </table:table-cell>
          <table:table-cell office:value-type="date" office:date-value="1978-10-06" calcext:value-type="date">
            <text:p>06/10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29" calcext:value-type="float">
            <text:p>9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49843" calcext:value-type="float">
            <text:p>106498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-ABABC</text:p>
          </table:table-cell>
          <table:table-cell office:value-type="string" calcext:value-type="string">
            <text:p>SAMIA</text:p>
          </table:table-cell>
          <table:table-cell office:value-type="date" office:date-value="1967-11-11" calcext:value-type="date">
            <text:p>11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04289" calcext:value-type="float">
            <text:p>95042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-ABABC</text:p>
          </table:table-cell>
          <table:table-cell office:value-type="string" calcext:value-type="string">
            <text:p>SAMIA</text:p>
          </table:table-cell>
          <table:table-cell office:value-type="date" office:date-value="1970-10-07" calcext:value-type="date">
            <text:p>07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3.905" calcext:value-type="float">
            <text:p>3,9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24510" calcext:value-type="float">
            <text:p>113245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DOABC</text:p>
          </table:table-cell>
          <table:table-cell office:value-type="string" calcext:value-type="string">
            <text:p>LYDIE</text:p>
          </table:table-cell>
          <table:table-cell office:value-type="date" office:date-value="1966-05-25" calcext:value-type="date">
            <text:p>25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163" calcext:value-type="float">
            <text:p>12,1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9338" calcext:value-type="float">
            <text:p>95093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MOHAMED</text:p>
          </table:table-cell>
          <table:table-cell office:value-type="date" office:date-value="1974-05-22" calcext:value-type="date">
            <text:p>22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A</text:p>
          </table:table-cell>
          <table:table-cell office:value-type="string" calcext:value-type="string">
            <text:p>Master1 Metiers ensg Angl</text:p>
          </table:table-cell>
          <table:table-cell office:value-type="float" office:value="12.719" calcext:value-type="float">
            <text:p>12,7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9166" calcext:value-type="float">
            <text:p>9879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CIABC</text:p>
          </table:table-cell>
          <table:table-cell office:value-type="string" calcext:value-type="string">
            <text:p>CEMIL</text:p>
          </table:table-cell>
          <table:table-cell office:value-type="date" office:date-value="1980-06-24" calcext:value-type="date">
            <text:p>24/06/1980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167" calcext:value-type="float">
            <text:p>8,1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7111" calcext:value-type="float">
            <text:p>9517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CIABC</text:p>
          </table:table-cell>
          <table:table-cell office:value-type="string" calcext:value-type="string">
            <text:p>CEMIL</text:p>
          </table:table-cell>
          <table:table-cell office:value-type="date" office:date-value="1986-12-29" calcext:value-type="date">
            <text:p>29/12/198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71616" calcext:value-type="float">
            <text:p>91716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OABC</text:p>
          </table:table-cell>
          <table:table-cell office:value-type="string" calcext:value-type="string">
            <text:p>LOIC</text:p>
          </table:table-cell>
          <table:table-cell office:value-type="date" office:date-value="1977-03-10" calcext:value-type="date">
            <text:p>10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143767" calcext:value-type="float">
            <text:p>9143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HBABC</text:p>
          </table:table-cell>
          <table:table-cell office:value-type="string" calcext:value-type="string">
            <text:p>FOUZIA</text:p>
          </table:table-cell>
          <table:table-cell office:value-type="date" office:date-value="1969-07-21" calcext:value-type="date">
            <text:p>21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4.571" calcext:value-type="float">
            <text:p>4,5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85793" calcext:value-type="float">
            <text:p>91857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AMANDINE</text:p>
          </table:table-cell>
          <table:table-cell office:value-type="date" office:date-value="1976-04-04" calcext:value-type="date">
            <text:p>04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012016" calcext:value-type="float">
            <text:p>11012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YABC</text:p>
          </table:table-cell>
          <table:table-cell office:value-type="string" calcext:value-type="string">
            <text:p>WILFRIED</text:p>
          </table:table-cell>
          <table:table-cell office:value-type="date" office:date-value="1966-09-17" calcext:value-type="date">
            <text:p>17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7.08" calcext:value-type="float">
            <text:p>7,08</text:p>
          </table:table-cell>
          <table:table-cell office:value-type="string" calcext:value-type="string">
            <text:p>AJ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1222963" calcext:value-type="float">
            <text:p>112229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YABC</text:p>
          </table:table-cell>
          <table:table-cell office:value-type="string" calcext:value-type="string">
            <text:p>WILFRIED</text:p>
          </table:table-cell>
          <table:table-cell office:value-type="date" office:date-value="1973-07-29" calcext:value-type="date">
            <text:p>29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7.08" calcext:value-type="float">
            <text:p>7,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04980" calcext:value-type="float">
            <text:p>9104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DESIREE</text:p>
          </table:table-cell>
          <table:table-cell office:value-type="date" office:date-value="1986-10-17" calcext:value-type="date">
            <text:p>17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3.667" calcext:value-type="float">
            <text:p>13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1732" calcext:value-type="float">
            <text:p>103817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MARINE</text:p>
          </table:table-cell>
          <table:table-cell office:value-type="date" office:date-value="1986-02-21" calcext:value-type="date">
            <text:p>21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7" calcext:value-type="float">
            <text:p>13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8430" calcext:value-type="float">
            <text:p>92184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RABC</text:p>
          </table:table-cell>
          <table:table-cell office:value-type="string" calcext:value-type="string">
            <text:p>SAMIRA</text:p>
          </table:table-cell>
          <table:table-cell office:value-type="date" office:date-value="1968-08-14" calcext:value-type="date">
            <text:p>14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139" calcext:value-type="float">
            <text:p>12,1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1708" calcext:value-type="float">
            <text:p>93317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LIABC</text:p>
          </table:table-cell>
          <table:table-cell office:value-type="string" calcext:value-type="string">
            <text:p>MEHDI</text:p>
          </table:table-cell>
          <table:table-cell office:value-type="date" office:date-value="1968-02-04" calcext:value-type="date">
            <text:p>04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3869" calcext:value-type="float">
            <text:p>92838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EABC</text:p>
          </table:table-cell>
          <table:table-cell office:value-type="string" calcext:value-type="string">
            <text:p>FAYOLE</text:p>
          </table:table-cell>
          <table:table-cell office:value-type="date" office:date-value="1986-03-10" calcext:value-type="date">
            <text:p>10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0712" calcext:value-type="float">
            <text:p>102307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OUABC</text:p>
          </table:table-cell>
          <table:table-cell office:value-type="string" calcext:value-type="string">
            <text:p>ELODIE</text:p>
          </table:table-cell>
          <table:table-cell office:value-type="date" office:date-value="1980-01-13" calcext:value-type="date">
            <text:p>13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509" calcext:value-type="float">
            <text:p>12,5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6429" calcext:value-type="float">
            <text:p>91964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RUABC</text:p>
          </table:table-cell>
          <table:table-cell office:value-type="string" calcext:value-type="string">
            <text:p>GREGORY</text:p>
          </table:table-cell>
          <table:table-cell office:value-type="date" office:date-value="1972-08-30" calcext:value-type="date">
            <text:p>30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5.3" calcext:value-type="float">
            <text:p>5,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72628" calcext:value-type="float">
            <text:p>10072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ITAABC</text:p>
          </table:table-cell>
          <table:table-cell office:value-type="string" calcext:value-type="string">
            <text:p>FANTA</text:p>
          </table:table-cell>
          <table:table-cell office:value-type="date" office:date-value="1986-09-15" calcext:value-type="date">
            <text:p>15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3.257" calcext:value-type="float">
            <text:p>13,2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8779" calcext:value-type="float">
            <text:p>10898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HUABC</text:p>
          </table:table-cell>
          <table:table-cell office:value-type="string" calcext:value-type="string">
            <text:p>SABINE</text:p>
          </table:table-cell>
          <table:table-cell office:value-type="date" office:date-value="1987-07-11" calcext:value-type="date">
            <text:p>11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768" calcext:value-type="float">
            <text:p>11,7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7432" calcext:value-type="float">
            <text:p>8917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CIABC</text:p>
          </table:table-cell>
          <table:table-cell office:value-type="string" calcext:value-type="string">
            <text:p>JEAN CHRISTOPHE</text:p>
          </table:table-cell>
          <table:table-cell office:value-type="date" office:date-value="1968-02-07" calcext:value-type="date">
            <text:p>07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1.712" calcext:value-type="float">
            <text:p>11,7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6483" calcext:value-type="float">
            <text:p>111564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OKABC</text:p>
          </table:table-cell>
          <table:table-cell office:value-type="string" calcext:value-type="string">
            <text:p>CARLINE</text:p>
          </table:table-cell>
          <table:table-cell office:value-type="date" office:date-value="1973-01-29" calcext:value-type="date">
            <text:p>2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CJ3</text:p>
          </table:table-cell>
          <table:table-cell office:value-type="string" calcext:value-type="string">
            <text:p>DUT CJ (FC)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42671" calcext:value-type="float">
            <text:p>10442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LANABC</text:p>
          </table:table-cell>
          <table:table-cell office:value-type="string" calcext:value-type="string">
            <text:p>WILLIAM</text:p>
          </table:table-cell>
          <table:table-cell office:value-type="date" office:date-value="1974-10-29" calcext:value-type="date">
            <text:p>29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4.755" calcext:value-type="float">
            <text:p>14,7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95832" calcext:value-type="float">
            <text:p>100958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LEABC</text:p>
          </table:table-cell>
          <table:table-cell office:value-type="string" calcext:value-type="string">
            <text:p>CYRILLE</text:p>
          </table:table-cell>
          <table:table-cell office:value-type="date" office:date-value="1978-01-28" calcext:value-type="date">
            <text:p>28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1619" calcext:value-type="float">
            <text:p>91616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GUABC</text:p>
          </table:table-cell>
          <table:table-cell office:value-type="string" calcext:value-type="string">
            <text:p>FREDERIC</text:p>
          </table:table-cell>
          <table:table-cell office:value-type="date" office:date-value="1970-01-27" calcext:value-type="date">
            <text:p>27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2.709" calcext:value-type="float">
            <text:p>2,7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15802" calcext:value-type="float">
            <text:p>109158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MI</text:p>
          </table:table-cell>
          <table:table-cell office:value-type="date" office:date-value="1985-05-14" calcext:value-type="date">
            <text:p>14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4</text:p>
          </table:table-cell>
          <table:table-cell office:value-type="string" calcext:value-type="string">
            <text:p>Lic AES an1 (ITSRS)</text:p>
          </table:table-cell>
          <table:table-cell office:value-type="float" office:value="12.966" calcext:value-type="float">
            <text:p>12,9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1908" calcext:value-type="float">
            <text:p>11021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VIRGINIE</text:p>
          </table:table-cell>
          <table:table-cell office:value-type="date" office:date-value="1973-01-26" calcext:value-type="date">
            <text:p>26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1.619" calcext:value-type="float">
            <text:p>11,6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8591" calcext:value-type="float">
            <text:p>113885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OLABC</text:p>
          </table:table-cell>
          <table:table-cell office:value-type="string" calcext:value-type="string">
            <text:p>NOEL</text:p>
          </table:table-cell>
          <table:table-cell office:value-type="date" office:date-value="1986-08-26" calcext:value-type="date">
            <text:p>26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3421" calcext:value-type="float">
            <text:p>9463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GABC</text:p>
          </table:table-cell>
          <table:table-cell office:value-type="string" calcext:value-type="string">
            <text:p>SATARA</text:p>
          </table:table-cell>
          <table:table-cell office:value-type="date" office:date-value="1971-05-04" calcext:value-type="date">
            <text:p>04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3.417" calcext:value-type="float">
            <text:p>3,4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13211" calcext:value-type="float">
            <text:p>91132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NASSIRA</text:p>
          </table:table-cell>
          <table:table-cell office:value-type="date" office:date-value="1983-06-09" calcext:value-type="date">
            <text:p>09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0.222" calcext:value-type="float">
            <text:p>10,2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5108" calcext:value-type="float">
            <text:p>103051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YASMINA</text:p>
          </table:table-cell>
          <table:table-cell office:value-type="date" office:date-value="1982-06-11" calcext:value-type="date">
            <text:p>11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7.05" calcext:value-type="float">
            <text:p>7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98980" calcext:value-type="float">
            <text:p>10298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GNIABC</text:p>
          </table:table-cell>
          <table:table-cell office:value-type="string" calcext:value-type="string">
            <text:p>JULIE</text:p>
          </table:table-cell>
          <table:table-cell office:value-type="date" office:date-value="1976-06-09" calcext:value-type="date">
            <text:p>09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346" calcext:value-type="float">
            <text:p>12,3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30042" calcext:value-type="float">
            <text:p>113300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MICKAEL</text:p>
          </table:table-cell>
          <table:table-cell office:value-type="date" office:date-value="1968-01-23" calcext:value-type="date">
            <text:p>23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ME</text:p>
          </table:table-cell>
          <table:table-cell office:value-type="string" calcext:value-type="string">
            <text:p>Master1 Maths et enseign</text:p>
          </table:table-cell>
          <table:table-cell office:value-type="float" office:value="10.45" calcext:value-type="float">
            <text:p>10,45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969550" calcext:value-type="float">
            <text:p>99695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RABC</text:p>
          </table:table-cell>
          <table:table-cell office:value-type="string" calcext:value-type="string">
            <text:p>DIANY</text:p>
          </table:table-cell>
          <table:table-cell office:value-type="date" office:date-value="1984-09-27" calcext:value-type="date">
            <text:p>27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1.661" calcext:value-type="float">
            <text:p>11,6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8274" calcext:value-type="float">
            <text:p>102082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ELODIE</text:p>
          </table:table-cell>
          <table:table-cell office:value-type="date" office:date-value="1970-05-15" calcext:value-type="date">
            <text:p>15/05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6.25" calcext:value-type="float">
            <text:p>16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31450" calcext:value-type="float">
            <text:p>111314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TIABC</text:p>
          </table:table-cell>
          <table:table-cell office:value-type="string" calcext:value-type="string">
            <text:p>FELICIEN</text:p>
          </table:table-cell>
          <table:table-cell office:value-type="date" office:date-value="1968-11-10" calcext:value-type="date">
            <text:p>10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594" calcext:value-type="float">
            <text:p>1,5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44090" calcext:value-type="float">
            <text:p>110440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OUABC</text:p>
          </table:table-cell>
          <table:table-cell office:value-type="string" calcext:value-type="string">
            <text:p>FATIHA</text:p>
          </table:table-cell>
          <table:table-cell office:value-type="date" office:date-value="1970-05-09" calcext:value-type="date">
            <text:p>09/05/197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167" calcext:value-type="float">
            <text:p>14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7134" calcext:value-type="float">
            <text:p>114771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HABC</text:p>
          </table:table-cell>
          <table:table-cell office:value-type="string" calcext:value-type="string">
            <text:p>NAWEL</text:p>
          </table:table-cell>
          <table:table-cell office:value-type="date" office:date-value="1970-11-19" calcext:value-type="date">
            <text:p>19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55716" calcext:value-type="float">
            <text:p>111557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CHABC</text:p>
          </table:table-cell>
          <table:table-cell office:value-type="string" calcext:value-type="string">
            <text:p>NAWEL</text:p>
          </table:table-cell>
          <table:table-cell office:value-type="date" office:date-value="1967-05-04" calcext:value-type="date">
            <text:p>04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775" calcext:value-type="float">
            <text:p>13,7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8934" calcext:value-type="float">
            <text:p>106789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MIABC</text:p>
          </table:table-cell>
          <table:table-cell office:value-type="string" calcext:value-type="string">
            <text:p>CHAHARAZADE</text:p>
          </table:table-cell>
          <table:table-cell office:value-type="date" office:date-value="1981-05-16" calcext:value-type="date">
            <text:p>16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7.844" calcext:value-type="float">
            <text:p>7,8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2349" calcext:value-type="float">
            <text:p>102123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MIABC</text:p>
          </table:table-cell>
          <table:table-cell office:value-type="string" calcext:value-type="string">
            <text:p>CHAHARAZADE</text:p>
          </table:table-cell>
          <table:table-cell office:value-type="date" office:date-value="1986-12-18" calcext:value-type="date">
            <text:p>1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9.552" calcext:value-type="float">
            <text:p>9,5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77935" calcext:value-type="float">
            <text:p>110779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SARABC</text:p>
          </table:table-cell>
          <table:table-cell office:value-type="string" calcext:value-type="string">
            <text:p>ISABELLE</text:p>
          </table:table-cell>
          <table:table-cell office:value-type="date" office:date-value="1967-07-11" calcext:value-type="date">
            <text:p>1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559" calcext:value-type="float">
            <text:p>10,5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87438" calcext:value-type="float">
            <text:p>96874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NACIM</text:p>
          </table:table-cell>
          <table:table-cell office:value-type="date" office:date-value="1966-02-03" calcext:value-type="date">
            <text:p>03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10382" calcext:value-type="float">
            <text:p>9110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 BEABC</text:p>
          </table:table-cell>
          <table:table-cell office:value-type="string" calcext:value-type="string">
            <text:p>ANTOINE</text:p>
          </table:table-cell>
          <table:table-cell office:value-type="date" office:date-value="1976-02-20" calcext:value-type="date">
            <text:p>20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6.672" calcext:value-type="float">
            <text:p>6,6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1036" calcext:value-type="float">
            <text:p>103610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 BEABC</text:p>
          </table:table-cell>
          <table:table-cell office:value-type="string" calcext:value-type="string">
            <text:p>ANTOINE</text:p>
          </table:table-cell>
          <table:table-cell office:value-type="date" office:date-value="1982-08-10" calcext:value-type="date">
            <text:p>10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7.396" calcext:value-type="float">
            <text:p>7,3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02750" calcext:value-type="float">
            <text:p>10502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JULIEN</text:p>
          </table:table-cell>
          <table:table-cell office:value-type="date" office:date-value="1967-08-28" calcext:value-type="date">
            <text:p>28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7837" calcext:value-type="float">
            <text:p>93178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GRABC</text:p>
          </table:table-cell>
          <table:table-cell office:value-type="string" calcext:value-type="string">
            <text:p>ALBAN</text:p>
          </table:table-cell>
          <table:table-cell office:value-type="date" office:date-value="1973-09-10" calcext:value-type="date">
            <text:p>10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4.813" calcext:value-type="float">
            <text:p>4,8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60348" calcext:value-type="float">
            <text:p>10960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TABC</text:p>
          </table:table-cell>
          <table:table-cell office:value-type="string" calcext:value-type="string">
            <text:p>RIVKA</text:p>
          </table:table-cell>
          <table:table-cell office:value-type="date" office:date-value="1968-03-30" calcext:value-type="date">
            <text:p>30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661" calcext:value-type="float">
            <text:p>10,6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7355" calcext:value-type="float">
            <text:p>92073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SABC</text:p>
          </table:table-cell>
          <table:table-cell office:value-type="string" calcext:value-type="string">
            <text:p>EMILIE</text:p>
          </table:table-cell>
          <table:table-cell office:value-type="date" office:date-value="1971-05-12" calcext:value-type="date">
            <text:p>12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933" calcext:value-type="float">
            <text:p>12,9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7170" calcext:value-type="float">
            <text:p>11307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BABC</text:p>
          </table:table-cell>
          <table:table-cell office:value-type="string" calcext:value-type="string">
            <text:p>MEHDI</text:p>
          </table:table-cell>
          <table:table-cell office:value-type="date" office:date-value="1984-01-06" calcext:value-type="date">
            <text:p>06/01/19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08" calcext:value-type="float">
            <text:p>12,0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0695005" calcext:value-type="float">
            <text:p>106950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DEABC</text:p>
          </table:table-cell>
          <table:table-cell office:value-type="string" calcext:value-type="string">
            <text:p>MICHEL</text:p>
          </table:table-cell>
          <table:table-cell office:value-type="date" office:date-value="1979-10-04" calcext:value-type="date">
            <text:p>04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7" calcext:value-type="float">
            <text:p>10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6464" calcext:value-type="float">
            <text:p>9656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UKABC</text:p>
          </table:table-cell>
          <table:table-cell office:value-type="string" calcext:value-type="string">
            <text:p>DUTRON</text:p>
          </table:table-cell>
          <table:table-cell office:value-type="date" office:date-value="1974-07-17" calcext:value-type="date">
            <text:p>17/07/1974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A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75" calcext:value-type="float">
            <text:p>9,8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20527" calcext:value-type="float">
            <text:p>111205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UKABC</text:p>
          </table:table-cell>
          <table:table-cell office:value-type="string" calcext:value-type="string">
            <text:p>DUTRON</text:p>
          </table:table-cell>
          <table:table-cell office:value-type="date" office:date-value="1984-06-12" calcext:value-type="date">
            <text:p>12/06/1984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ANGOL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7488" calcext:value-type="float">
            <text:p>100074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TAABC</text:p>
          </table:table-cell>
          <table:table-cell office:value-type="string" calcext:value-type="string">
            <text:p>NAWEL</text:p>
          </table:table-cell>
          <table:table-cell office:value-type="date" office:date-value="1967-08-03" calcext:value-type="date">
            <text:p>03/08/19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27436" calcext:value-type="float">
            <text:p>114274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GUYABC</text:p>
          </table:table-cell>
          <table:table-cell office:value-type="string" calcext:value-type="string">
            <text:p>CHRISTINE</text:p>
          </table:table-cell>
          <table:table-cell office:value-type="date" office:date-value="1984-03-03" calcext:value-type="date">
            <text:p>03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10.104" calcext:value-type="float">
            <text:p>10,1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1810" calcext:value-type="float">
            <text:p>104618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HABABC</text:p>
          </table:table-cell>
          <table:table-cell office:value-type="string" calcext:value-type="string">
            <text:p>ZINEBE</text:p>
          </table:table-cell>
          <table:table-cell office:value-type="date" office:date-value="1986-12-19" calcext:value-type="date">
            <text:p>19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559" calcext:value-type="float">
            <text:p>9,5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52831" calcext:value-type="float">
            <text:p>111528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HABABC</text:p>
          </table:table-cell>
          <table:table-cell office:value-type="string" calcext:value-type="string">
            <text:p>ZINEBE</text:p>
          </table:table-cell>
          <table:table-cell office:value-type="date" office:date-value="1969-01-23" calcext:value-type="date">
            <text:p>23/0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0.725" calcext:value-type="float">
            <text:p>10,7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01733" calcext:value-type="float">
            <text:p>100017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YABC</text:p>
          </table:table-cell>
          <table:table-cell office:value-type="string" calcext:value-type="string">
            <text:p>CHARLES</text:p>
          </table:table-cell>
          <table:table-cell office:value-type="date" office:date-value="1981-05-27" calcext:value-type="date">
            <text:p>27/05/198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7055" calcext:value-type="float">
            <text:p>11077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TABC</text:p>
          </table:table-cell>
          <table:table-cell office:value-type="string" calcext:value-type="string">
            <text:p>PERINPARAJAH</text:p>
          </table:table-cell>
          <table:table-cell office:value-type="date" office:date-value="1967-07-24" calcext:value-type="date">
            <text:p>24/07/1967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8362" calcext:value-type="float">
            <text:p>96483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AABC</text:p>
          </table:table-cell>
          <table:table-cell office:value-type="string" calcext:value-type="string">
            <text:p>ANAIS</text:p>
          </table:table-cell>
          <table:table-cell office:value-type="date" office:date-value="1985-06-04" calcext:value-type="date">
            <text:p>04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83" calcext:value-type="float">
            <text:p>12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4736" calcext:value-type="float">
            <text:p>93947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WDABC</text:p>
          </table:table-cell>
          <table:table-cell office:value-type="string" calcext:value-type="string">
            <text:p>NAILA AKHTER</text:p>
          </table:table-cell>
          <table:table-cell office:value-type="date" office:date-value="1977-11-06" calcext:value-type="date">
            <text:p>06/11/1977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BENGALI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334" calcext:value-type="float">
            <text:p>10,3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40307" calcext:value-type="float">
            <text:p>91403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MABC</text:p>
          </table:table-cell>
          <table:table-cell office:value-type="string" calcext:value-type="string">
            <text:p>SANDRINE</text:p>
          </table:table-cell>
          <table:table-cell office:value-type="date" office:date-value="1966-12-15" calcext:value-type="date">
            <text:p>15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6947" calcext:value-type="float">
            <text:p>108569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RABC</text:p>
          </table:table-cell>
          <table:table-cell office:value-type="string" calcext:value-type="string">
            <text:p>AHMED</text:p>
          </table:table-cell>
          <table:table-cell office:value-type="date" office:date-value="1972-08-26" calcext:value-type="date">
            <text:p>26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85" calcext:value-type="float">
            <text:p>14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5935" calcext:value-type="float">
            <text:p>100259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MAGALI</text:p>
          </table:table-cell>
          <table:table-cell office:value-type="date" office:date-value="1985-04-28" calcext:value-type="date">
            <text:p>2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7.45" calcext:value-type="float">
            <text:p>7,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93576" calcext:value-type="float">
            <text:p>104935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RABC</text:p>
          </table:table-cell>
          <table:table-cell office:value-type="string" calcext:value-type="string">
            <text:p>MAGALI</text:p>
          </table:table-cell>
          <table:table-cell office:value-type="date" office:date-value="1969-10-17" calcext:value-type="date">
            <text:p>17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45" calcext:value-type="float">
            <text:p>12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1377" calcext:value-type="float">
            <text:p>97213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EABC</text:p>
          </table:table-cell>
          <table:table-cell office:value-type="string" calcext:value-type="string">
            <text:p>ABDOULAI</text:p>
          </table:table-cell>
          <table:table-cell office:value-type="date" office:date-value="1987-03-28" calcext:value-type="date">
            <text:p>28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4.05" calcext:value-type="float">
            <text:p>4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44851" calcext:value-type="float">
            <text:p>94448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OMABC</text:p>
          </table:table-cell>
          <table:table-cell office:value-type="string" calcext:value-type="string">
            <text:p>FRANCK</text:p>
          </table:table-cell>
          <table:table-cell office:value-type="date" office:date-value="1985-11-07" calcext:value-type="date">
            <text:p>07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8268" calcext:value-type="float">
            <text:p>9548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EABC</text:p>
          </table:table-cell>
          <table:table-cell office:value-type="string" calcext:value-type="string">
            <text:p>PIERRICK</text:p>
          </table:table-cell>
          <table:table-cell office:value-type="date" office:date-value="1984-10-25" calcext:value-type="date">
            <text:p>25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485" calcext:value-type="float">
            <text:p>10,4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5578" calcext:value-type="float">
            <text:p>100355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LEABC</text:p>
          </table:table-cell>
          <table:table-cell office:value-type="string" calcext:value-type="string">
            <text:p>PIERRICK</text:p>
          </table:table-cell>
          <table:table-cell office:value-type="date" office:date-value="1975-02-10" calcext:value-type="date">
            <text:p>10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485" calcext:value-type="float">
            <text:p>10,4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2063" calcext:value-type="float">
            <text:p>10362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JESSICA</text:p>
          </table:table-cell>
          <table:table-cell office:value-type="date" office:date-value="1970-01-07" calcext:value-type="date">
            <text:p>07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79" calcext:value-type="float">
            <text:p>14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2073" calcext:value-type="float">
            <text:p>90020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LEX</text:p>
          </table:table-cell>
          <table:table-cell office:value-type="date" office:date-value="1973-08-26" calcext:value-type="date">
            <text:p>26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9" calcext:value-type="float">
            <text:p>10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6416" calcext:value-type="float">
            <text:p>11026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GAABC</text:p>
          </table:table-cell>
          <table:table-cell office:value-type="string" calcext:value-type="string">
            <text:p>LYES</text:p>
          </table:table-cell>
          <table:table-cell office:value-type="date" office:date-value="1981-07-22" calcext:value-type="date">
            <text:p>22/07/198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749" calcext:value-type="float">
            <text:p>11,7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83374" calcext:value-type="float">
            <text:p>93833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IABC</text:p>
          </table:table-cell>
          <table:table-cell office:value-type="string" calcext:value-type="string">
            <text:p>AMEL</text:p>
          </table:table-cell>
          <table:table-cell office:value-type="date" office:date-value="1982-01-09" calcext:value-type="date">
            <text:p>09/01/19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2.023" calcext:value-type="float">
            <text:p>2,0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84632" calcext:value-type="float">
            <text:p>93846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HIABC</text:p>
          </table:table-cell>
          <table:table-cell office:value-type="string" calcext:value-type="string">
            <text:p>ANAS</text:p>
          </table:table-cell>
          <table:table-cell office:value-type="date" office:date-value="1968-01-05" calcext:value-type="date">
            <text:p>05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917" calcext:value-type="float">
            <text:p>6,9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89176" calcext:value-type="float">
            <text:p>101891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HIABC</text:p>
          </table:table-cell>
          <table:table-cell office:value-type="string" calcext:value-type="string">
            <text:p>ANAS</text:p>
          </table:table-cell>
          <table:table-cell office:value-type="date" office:date-value="1969-03-21" calcext:value-type="date">
            <text:p>21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396" calcext:value-type="float">
            <text:p>7,3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0600" calcext:value-type="float">
            <text:p>93106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FABC</text:p>
          </table:table-cell>
          <table:table-cell office:value-type="string" calcext:value-type="string">
            <text:p>FAHD</text:p>
          </table:table-cell>
          <table:table-cell office:value-type="date" office:date-value="1982-08-25" calcext:value-type="date">
            <text:p>25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3" calcext:value-type="float">
            <text:p>13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2010" calcext:value-type="float">
            <text:p>9642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PPOABC</text:p>
          </table:table-cell>
          <table:table-cell office:value-type="string" calcext:value-type="string">
            <text:p>VIVIANE</text:p>
          </table:table-cell>
          <table:table-cell office:value-type="date" office:date-value="1986-01-09" calcext:value-type="date">
            <text:p>0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5.084" calcext:value-type="float">
            <text:p>5,0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73293" calcext:value-type="float">
            <text:p>100732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PPOABC</text:p>
          </table:table-cell>
          <table:table-cell office:value-type="string" calcext:value-type="string">
            <text:p>VIVIANE</text:p>
          </table:table-cell>
          <table:table-cell office:value-type="date" office:date-value="1968-01-08" calcext:value-type="date">
            <text:p>08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9.083" calcext:value-type="float">
            <text:p>9,0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87383" calcext:value-type="float">
            <text:p>112873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TSABC</text:p>
          </table:table-cell>
          <table:table-cell office:value-type="string" calcext:value-type="string">
            <text:p>ABDERZAK</text:p>
          </table:table-cell>
          <table:table-cell office:value-type="date" office:date-value="1967-11-19" calcext:value-type="date">
            <text:p>19/11/19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16" calcext:value-type="float">
            <text:p>13,1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2626" calcext:value-type="float">
            <text:p>106126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BYABC</text:p>
          </table:table-cell>
          <table:table-cell office:value-type="string" calcext:value-type="string">
            <text:p>JEREMIE</text:p>
          </table:table-cell>
          <table:table-cell office:value-type="date" office:date-value="1978-12-16" calcext:value-type="date">
            <text:p>16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8486" calcext:value-type="float">
            <text:p>9018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YOABC</text:p>
          </table:table-cell>
          <table:table-cell office:value-type="string" calcext:value-type="string">
            <text:p>SARRA</text:p>
          </table:table-cell>
          <table:table-cell office:value-type="date" office:date-value="1978-09-04" calcext:value-type="date">
            <text:p>04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3" calcext:value-type="float">
            <text:p>10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4194" calcext:value-type="float">
            <text:p>9134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UYABC</text:p>
          </table:table-cell>
          <table:table-cell office:value-type="string" calcext:value-type="string">
            <text:p>CELINE</text:p>
          </table:table-cell>
          <table:table-cell office:value-type="date" office:date-value="1967-11-03" calcext:value-type="date">
            <text:p>03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97" calcext:value-type="float">
            <text:p>14,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94165" calcext:value-type="float">
            <text:p>11094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PASEM</text:p>
          </table:table-cell>
          <table:table-cell office:value-type="date" office:date-value="1973-07-21" calcext:value-type="date">
            <text:p>21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3" calcext:value-type="float">
            <text:p>12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57275" calcext:value-type="float">
            <text:p>110572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 OABC</text:p>
          </table:table-cell>
          <table:table-cell office:value-type="string" calcext:value-type="string">
            <text:p>AMINE</text:p>
          </table:table-cell>
          <table:table-cell office:value-type="date" office:date-value="1981-09-12" calcext:value-type="date">
            <text:p>12/09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DM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10671138" calcext:value-type="float">
            <text:p>10671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CHABC</text:p>
          </table:table-cell>
          <table:table-cell office:value-type="string" calcext:value-type="string">
            <text:p>MARIEN</text:p>
          </table:table-cell>
          <table:table-cell office:value-type="date" office:date-value="1976-08-25" calcext:value-type="date">
            <text:p>25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635946" calcext:value-type="float">
            <text:p>9635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ABC</text:p>
          </table:table-cell>
          <table:table-cell office:value-type="string" calcext:value-type="string">
            <text:p>MELISSA</text:p>
          </table:table-cell>
          <table:table-cell office:value-type="date" office:date-value="1970-12-18" calcext:value-type="date">
            <text:p>18/1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459" calcext:value-type="float">
            <text:p>9,4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70198" calcext:value-type="float">
            <text:p>10370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ABC</text:p>
          </table:table-cell>
          <table:table-cell office:value-type="string" calcext:value-type="string">
            <text:p>MELISSA</text:p>
          </table:table-cell>
          <table:table-cell office:value-type="date" office:date-value="1971-12-18" calcext:value-type="date">
            <text:p>18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938" calcext:value-type="float">
            <text:p>10,9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0628" calcext:value-type="float">
            <text:p>107506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RIABC</text:p>
          </table:table-cell>
          <table:table-cell office:value-type="string" calcext:value-type="string">
            <text:p>JAMAL</text:p>
          </table:table-cell>
          <table:table-cell office:value-type="date" office:date-value="1967-03-15" calcext:value-type="date">
            <text:p>15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11.87" calcext:value-type="float">
            <text:p>11,87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794846" calcext:value-type="float">
            <text:p>9794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CHABC</text:p>
          </table:table-cell>
          <table:table-cell office:value-type="string" calcext:value-type="string">
            <text:p>PAUL-EMILE</text:p>
          </table:table-cell>
          <table:table-cell office:value-type="date" office:date-value="1978-01-15" calcext:value-type="date">
            <text:p>15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5236" calcext:value-type="float">
            <text:p>97352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HAMABC</text:p>
          </table:table-cell>
          <table:table-cell office:value-type="string" calcext:value-type="string">
            <text:p>DJAFARE</text:p>
          </table:table-cell>
          <table:table-cell office:value-type="date" office:date-value="1986-04-01" calcext:value-type="date">
            <text:p>01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64" calcext:value-type="float">
            <text:p>10,7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2662" calcext:value-type="float">
            <text:p>93426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QUABC</text:p>
          </table:table-cell>
          <table:table-cell office:value-type="string" calcext:value-type="string">
            <text:p>PIERRE</text:p>
          </table:table-cell>
          <table:table-cell office:value-type="date" office:date-value="1977-10-09" calcext:value-type="date">
            <text:p>09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31" calcext:value-type="float">
            <text:p>11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4807" calcext:value-type="float">
            <text:p>114848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DABC</text:p>
          </table:table-cell>
          <table:table-cell office:value-type="string" calcext:value-type="string">
            <text:p>MORGANE</text:p>
          </table:table-cell>
          <table:table-cell office:value-type="date" office:date-value="1985-02-12" calcext:value-type="date">
            <text:p>12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4305" calcext:value-type="float">
            <text:p>110843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BEABC</text:p>
          </table:table-cell>
          <table:table-cell office:value-type="string" calcext:value-type="string">
            <text:p>BENJAMIN</text:p>
          </table:table-cell>
          <table:table-cell office:value-type="date" office:date-value="1967-04-07" calcext:value-type="date">
            <text:p>07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99" calcext:value-type="float">
            <text:p>12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5568" calcext:value-type="float">
            <text:p>114655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NABC</text:p>
          </table:table-cell>
          <table:table-cell office:value-type="string" calcext:value-type="string">
            <text:p>NASSER</text:p>
          </table:table-cell>
          <table:table-cell office:value-type="date" office:date-value="1973-08-05" calcext:value-type="date">
            <text:p>05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.785" calcext:value-type="float">
            <text:p>1,7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30914" calcext:value-type="float">
            <text:p>113309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NABC</text:p>
          </table:table-cell>
          <table:table-cell office:value-type="string" calcext:value-type="string">
            <text:p>NASSER</text:p>
          </table:table-cell>
          <table:table-cell office:value-type="date" office:date-value="1977-05-22" calcext:value-type="date">
            <text:p>22/05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166" calcext:value-type="float">
            <text:p>4,1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60420" calcext:value-type="float">
            <text:p>103604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INABC</text:p>
          </table:table-cell>
          <table:table-cell office:value-type="string" calcext:value-type="string">
            <text:p>AUDREY</text:p>
          </table:table-cell>
          <table:table-cell office:value-type="date" office:date-value="1986-03-13" calcext:value-type="date">
            <text:p>13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8" calcext:value-type="float">
            <text:p>12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2358" calcext:value-type="float">
            <text:p>9262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HABC</text:p>
          </table:table-cell>
          <table:table-cell office:value-type="string" calcext:value-type="string">
            <text:p>LILIA</text:p>
          </table:table-cell>
          <table:table-cell office:value-type="date" office:date-value="1978-03-08" calcext:value-type="date">
            <text:p>08/03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8639" calcext:value-type="float">
            <text:p>9748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DEABC</text:p>
          </table:table-cell>
          <table:table-cell office:value-type="string" calcext:value-type="string">
            <text:p>CELINE</text:p>
          </table:table-cell>
          <table:table-cell office:value-type="date" office:date-value="1975-03-31" calcext:value-type="date">
            <text:p>31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4.485" calcext:value-type="float">
            <text:p>14,4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91982" calcext:value-type="float">
            <text:p>100919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INDRISSA</text:p>
          </table:table-cell>
          <table:table-cell office:value-type="date" office:date-value="1971-05-13" calcext:value-type="date">
            <text:p>13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27" calcext:value-type="float">
            <text:p>8,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1739" calcext:value-type="float">
            <text:p>93717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INDRISSA</text:p>
          </table:table-cell>
          <table:table-cell office:value-type="date" office:date-value="1972-09-12" calcext:value-type="date">
            <text:p>12/09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55" calcext:value-type="float">
            <text:p>10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5528" calcext:value-type="float">
            <text:p>108655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MADABC</text:p>
          </table:table-cell>
          <table:table-cell office:value-type="string" calcext:value-type="string">
            <text:p>MOUMAT</text:p>
          </table:table-cell>
          <table:table-cell office:value-type="date" office:date-value="1986-07-04" calcext:value-type="date">
            <text:p>04/07/1986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3.02" calcext:value-type="float">
            <text:p>3,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9151" calcext:value-type="float">
            <text:p>110091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IKABC</text:p>
          </table:table-cell>
          <table:table-cell office:value-type="string" calcext:value-type="string">
            <text:p>NERMINE</text:p>
          </table:table-cell>
          <table:table-cell office:value-type="date" office:date-value="1981-01-26" calcext:value-type="date">
            <text:p>26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51" calcext:value-type="float">
            <text:p>11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6274" calcext:value-type="float">
            <text:p>114662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FABC</text:p>
          </table:table-cell>
          <table:table-cell office:value-type="string" calcext:value-type="string">
            <text:p>EDOUARD</text:p>
          </table:table-cell>
          <table:table-cell office:value-type="date" office:date-value="1981-06-25" calcext:value-type="date">
            <text:p>25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51" calcext:value-type="float">
            <text:p>12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9971" calcext:value-type="float">
            <text:p>100699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SABC</text:p>
          </table:table-cell>
          <table:table-cell office:value-type="string" calcext:value-type="string">
            <text:p>LAETITIA</text:p>
          </table:table-cell>
          <table:table-cell office:value-type="date" office:date-value="1975-02-13" calcext:value-type="date">
            <text:p>13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84110" calcext:value-type="float">
            <text:p>9584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BC</text:p>
          </table:table-cell>
          <table:table-cell office:value-type="string" calcext:value-type="string">
            <text:p>UYEN-MI</text:p>
          </table:table-cell>
          <table:table-cell office:value-type="date" office:date-value="1970-11-26" calcext:value-type="date">
            <text:p>26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1" calcext:value-type="float">
            <text:p>11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88354" calcext:value-type="float">
            <text:p>10588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NAABC</text:p>
          </table:table-cell>
          <table:table-cell office:value-type="string" calcext:value-type="string">
            <text:p>MICHEL</text:p>
          </table:table-cell>
          <table:table-cell office:value-type="date" office:date-value="1980-02-03" calcext:value-type="date">
            <text:p>03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9" calcext:value-type="float">
            <text:p>12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2920" calcext:value-type="float">
            <text:p>98329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MABC</text:p>
          </table:table-cell>
          <table:table-cell office:value-type="string" calcext:value-type="string">
            <text:p>DEVI</text:p>
          </table:table-cell>
          <table:table-cell office:value-type="date" office:date-value="1983-12-18" calcext:value-type="date">
            <text:p>18/1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" calcext:value-type="float">
            <text:p>12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3560" calcext:value-type="float">
            <text:p>107335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FINARITRA</text:p>
          </table:table-cell>
          <table:table-cell office:value-type="date" office:date-value="1974-02-24" calcext:value-type="date">
            <text:p>24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5" calcext:value-type="float">
            <text:p>13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0918" calcext:value-type="float">
            <text:p>101709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NEABC</text:p>
          </table:table-cell>
          <table:table-cell office:value-type="string" calcext:value-type="string">
            <text:p>LAETITIA</text:p>
          </table:table-cell>
          <table:table-cell office:value-type="date" office:date-value="1974-05-16" calcext:value-type="date">
            <text:p>16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2" calcext:value-type="float">
            <text:p>15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0360" calcext:value-type="float">
            <text:p>9620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ELIE</text:p>
          </table:table-cell>
          <table:table-cell office:value-type="date" office:date-value="1973-02-25" calcext:value-type="date">
            <text:p>25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1345" calcext:value-type="float">
            <text:p>107313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ABC</text:p>
          </table:table-cell>
          <table:table-cell office:value-type="string" calcext:value-type="string">
            <text:p>JULIETTE</text:p>
          </table:table-cell>
          <table:table-cell office:value-type="date" office:date-value="1987-05-19" calcext:value-type="date">
            <text:p>19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95" calcext:value-type="float">
            <text:p>15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9878" calcext:value-type="float">
            <text:p>9709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CUABC</text:p>
          </table:table-cell>
          <table:table-cell office:value-type="string" calcext:value-type="string">
            <text:p>THIERRY</text:p>
          </table:table-cell>
          <table:table-cell office:value-type="date" office:date-value="1983-11-01" calcext:value-type="date">
            <text:p>01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07" calcext:value-type="float">
            <text:p>14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0980" calcext:value-type="float">
            <text:p>11340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LABC</text:p>
          </table:table-cell>
          <table:table-cell office:value-type="string" calcext:value-type="string">
            <text:p>OUSSEM</text:p>
          </table:table-cell>
          <table:table-cell office:value-type="date" office:date-value="1967-04-25" calcext:value-type="date">
            <text:p>25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38" calcext:value-type="float">
            <text:p>9,4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89951" calcext:value-type="float">
            <text:p>98899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LABC</text:p>
          </table:table-cell>
          <table:table-cell office:value-type="string" calcext:value-type="string">
            <text:p>OUSSEM</text:p>
          </table:table-cell>
          <table:table-cell office:value-type="date" office:date-value="1983-10-22" calcext:value-type="date">
            <text:p>22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5992" calcext:value-type="float">
            <text:p>93559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ANABC</text:p>
          </table:table-cell>
          <table:table-cell office:value-type="string" calcext:value-type="string">
            <text:p>NAZLI</text:p>
          </table:table-cell>
          <table:table-cell office:value-type="date" office:date-value="1983-06-20" calcext:value-type="date">
            <text:p>20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941" calcext:value-type="float">
            <text:p>11,9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9125" calcext:value-type="float">
            <text:p>108991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REABC</text:p>
          </table:table-cell>
          <table:table-cell office:value-type="string" calcext:value-type="string">
            <text:p>ELENA</text:p>
          </table:table-cell>
          <table:table-cell office:value-type="date" office:date-value="1981-07-21" calcext:value-type="date">
            <text:p>21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25166" calcext:value-type="float">
            <text:p>103251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SABC</text:p>
          </table:table-cell>
          <table:table-cell office:value-type="string" calcext:value-type="string">
            <text:p>HAFIDA</text:p>
          </table:table-cell>
          <table:table-cell office:value-type="date" office:date-value="1978-07-24" calcext:value-type="date">
            <text:p>24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4.42" calcext:value-type="float">
            <text:p>4,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7704" calcext:value-type="float">
            <text:p>92477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SIMON</text:p>
          </table:table-cell>
          <table:table-cell office:value-type="date" office:date-value="1972-05-15" calcext:value-type="date">
            <text:p>15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7473" calcext:value-type="float">
            <text:p>9047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IRABC</text:p>
          </table:table-cell>
          <table:table-cell office:value-type="string" calcext:value-type="string">
            <text:p>SANA</text:p>
          </table:table-cell>
          <table:table-cell office:value-type="date" office:date-value="1979-10-07" calcext:value-type="date">
            <text:p>07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18" calcext:value-type="float">
            <text:p>10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40229" calcext:value-type="float">
            <text:p>103402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IRABC</text:p>
          </table:table-cell>
          <table:table-cell office:value-type="string" calcext:value-type="string">
            <text:p>SANA</text:p>
          </table:table-cell>
          <table:table-cell office:value-type="date" office:date-value="1972-10-28" calcext:value-type="date">
            <text:p>28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08" calcext:value-type="float">
            <text:p>11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56446" calcext:value-type="float">
            <text:p>104564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IAABC</text:p>
          </table:table-cell>
          <table:table-cell office:value-type="string" calcext:value-type="string">
            <text:p>CHRISTELLE</text:p>
          </table:table-cell>
          <table:table-cell office:value-type="date" office:date-value="1970-02-15" calcext:value-type="date">
            <text:p>15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86176" calcext:value-type="float">
            <text:p>96861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IABC</text:p>
          </table:table-cell>
          <table:table-cell office:value-type="string" calcext:value-type="string">
            <text:p>OLIVIA</text:p>
          </table:table-cell>
          <table:table-cell office:value-type="date" office:date-value="1979-09-09" calcext:value-type="date">
            <text:p>09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0806" calcext:value-type="float">
            <text:p>90708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OUABC</text:p>
          </table:table-cell>
          <table:table-cell office:value-type="string" calcext:value-type="string">
            <text:p>SAMIA</text:p>
          </table:table-cell>
          <table:table-cell office:value-type="date" office:date-value="1975-12-11" calcext:value-type="date">
            <text:p>11/12/197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74" calcext:value-type="float">
            <text:p>15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7170" calcext:value-type="float">
            <text:p>9347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AABC</text:p>
          </table:table-cell>
          <table:table-cell office:value-type="string" calcext:value-type="string">
            <text:p>EMMANUEL PIERRE</text:p>
          </table:table-cell>
          <table:table-cell office:value-type="date" office:date-value="1971-12-20" calcext:value-type="date">
            <text:p>20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7237" calcext:value-type="float">
            <text:p>110072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YGABC</text:p>
          </table:table-cell>
          <table:table-cell office:value-type="string" calcext:value-type="string">
            <text:p>SEBASTIEN</text:p>
          </table:table-cell>
          <table:table-cell office:value-type="date" office:date-value="1970-01-02" calcext:value-type="date">
            <text:p>02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77694" calcext:value-type="float">
            <text:p>100776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QUABC</text:p>
          </table:table-cell>
          <table:table-cell office:value-type="string" calcext:value-type="string">
            <text:p>FABIEN</text:p>
          </table:table-cell>
          <table:table-cell office:value-type="date" office:date-value="1973-11-19" calcext:value-type="date">
            <text:p>19/1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" calcext:value-type="float">
            <text:p>15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58713" calcext:value-type="float">
            <text:p>97587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AABC</text:p>
          </table:table-cell>
          <table:table-cell office:value-type="string" calcext:value-type="string">
            <text:p>SAMUEL</text:p>
          </table:table-cell>
          <table:table-cell office:value-type="date" office:date-value="1977-12-27" calcext:value-type="date">
            <text:p>27/1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6897" calcext:value-type="float">
            <text:p>10756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RAABC</text:p>
          </table:table-cell>
          <table:table-cell office:value-type="string" calcext:value-type="string">
            <text:p>LINDA</text:p>
          </table:table-cell>
          <table:table-cell office:value-type="date" office:date-value="1971-03-18" calcext:value-type="date">
            <text:p>18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43" calcext:value-type="float">
            <text:p>15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045" calcext:value-type="float">
            <text:p>9570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MSABC</text:p>
          </table:table-cell>
          <table:table-cell office:value-type="string" calcext:value-type="string">
            <text:p>HODA</text:p>
          </table:table-cell>
          <table:table-cell office:value-type="date" office:date-value="1986-07-31" calcext:value-type="date">
            <text:p>31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2.17" calcext:value-type="float">
            <text:p>12,17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472687" calcext:value-type="float">
            <text:p>10472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UNABC</text:p>
          </table:table-cell>
          <table:table-cell office:value-type="string" calcext:value-type="string">
            <text:p>SOLANGE</text:p>
          </table:table-cell>
          <table:table-cell office:value-type="date" office:date-value="1975-12-13" calcext:value-type="date">
            <text:p>13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E</text:p>
          </table:table-cell>
          <table:table-cell office:value-type="string" calcext:value-type="string">
            <text:p>Lic AES an3 Entreprise</text:p>
          </table:table-cell>
          <table:table-cell office:value-type="float" office:value="11.585" calcext:value-type="float">
            <text:p>11,5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4826" calcext:value-type="float">
            <text:p>107048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HLABC</text:p>
          </table:table-cell>
          <table:table-cell office:value-type="string" calcext:value-type="string">
            <text:p>JOHN</text:p>
          </table:table-cell>
          <table:table-cell office:value-type="date" office:date-value="1984-03-08" calcext:value-type="date">
            <text:p>08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38795" calcext:value-type="float">
            <text:p>10838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GAABC</text:p>
          </table:table-cell>
          <table:table-cell office:value-type="string" calcext:value-type="string">
            <text:p>MARINE</text:p>
          </table:table-cell>
          <table:table-cell office:value-type="date" office:date-value="1967-12-25" calcext:value-type="date">
            <text:p>2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24" calcext:value-type="float">
            <text:p>14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0011" calcext:value-type="float">
            <text:p>10390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HEABC</text:p>
          </table:table-cell>
          <table:table-cell office:value-type="string" calcext:value-type="string">
            <text:p>ILYES</text:p>
          </table:table-cell>
          <table:table-cell office:value-type="date" office:date-value="1985-05-01" calcext:value-type="date">
            <text:p>01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7" calcext:value-type="float">
            <text:p>12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66805" calcext:value-type="float">
            <text:p>9566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EEABC</text:p>
          </table:table-cell>
          <table:table-cell office:value-type="string" calcext:value-type="string">
            <text:p>JULIEN</text:p>
          </table:table-cell>
          <table:table-cell office:value-type="date" office:date-value="1977-01-16" calcext:value-type="date">
            <text:p>16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79916" calcext:value-type="float">
            <text:p>99799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AKABC</text:p>
          </table:table-cell>
          <table:table-cell office:value-type="string" calcext:value-type="string">
            <text:p>HAJIRA</text:p>
          </table:table-cell>
          <table:table-cell office:value-type="date" office:date-value="1981-03-12" calcext:value-type="date">
            <text:p>12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1.151" calcext:value-type="float">
            <text:p>11,151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10634650" calcext:value-type="float">
            <text:p>10634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EABC</text:p>
          </table:table-cell>
          <table:table-cell office:value-type="string" calcext:value-type="string">
            <text:p>LOIS</text:p>
          </table:table-cell>
          <table:table-cell office:value-type="date" office:date-value="1987-03-24" calcext:value-type="date">
            <text:p>24/03/198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107157" calcext:value-type="float">
            <text:p>10107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TAABC</text:p>
          </table:table-cell>
          <table:table-cell office:value-type="string" calcext:value-type="string">
            <text:p>CLEMENCE</text:p>
          </table:table-cell>
          <table:table-cell office:value-type="date" office:date-value="1982-12-24" calcext:value-type="date">
            <text:p>24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" calcext:value-type="float">
            <text:p>15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8599" calcext:value-type="float">
            <text:p>94285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EABC</text:p>
          </table:table-cell>
          <table:table-cell office:value-type="string" calcext:value-type="string">
            <text:p>VANESSA</text:p>
          </table:table-cell>
          <table:table-cell office:value-type="date" office:date-value="1980-08-18" calcext:value-type="date">
            <text:p>18/08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2528" calcext:value-type="float">
            <text:p>95525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NDABC</text:p>
          </table:table-cell>
          <table:table-cell office:value-type="string" calcext:value-type="string">
            <text:p>THIERRY</text:p>
          </table:table-cell>
          <table:table-cell office:value-type="date" office:date-value="1980-06-01" calcext:value-type="date">
            <text:p>01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425" calcext:value-type="float">
            <text:p>14,4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9714" calcext:value-type="float">
            <text:p>89197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NZABC</text:p>
          </table:table-cell>
          <table:table-cell office:value-type="string" calcext:value-type="string">
            <text:p>MANGA ENACHE</text:p>
          </table:table-cell>
          <table:table-cell office:value-type="date" office:date-value="1979-02-23" calcext:value-type="date">
            <text:p>23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9.61" calcext:value-type="float">
            <text:p>9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2972" calcext:value-type="float">
            <text:p>9962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NZABC</text:p>
          </table:table-cell>
          <table:table-cell office:value-type="string" calcext:value-type="string">
            <text:p>MANGA ENACHE</text:p>
          </table:table-cell>
          <table:table-cell office:value-type="date" office:date-value="1982-02-23" calcext:value-type="date">
            <text:p>23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47" calcext:value-type="float">
            <text:p>10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41287" calcext:value-type="float">
            <text:p>100412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IABC</text:p>
          </table:table-cell>
          <table:table-cell office:value-type="string" calcext:value-type="string">
            <text:p>NELLY</text:p>
          </table:table-cell>
          <table:table-cell office:value-type="date" office:date-value="1981-02-26" calcext:value-type="date">
            <text:p>26/0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6" calcext:value-type="float">
            <text:p>10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8811" calcext:value-type="float">
            <text:p>9708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AABC</text:p>
          </table:table-cell>
          <table:table-cell office:value-type="string" calcext:value-type="string">
            <text:p>SANDRA</text:p>
          </table:table-cell>
          <table:table-cell office:value-type="date" office:date-value="1979-06-21" calcext:value-type="date">
            <text:p>21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5383" calcext:value-type="float">
            <text:p>107753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YAABC</text:p>
          </table:table-cell>
          <table:table-cell office:value-type="string" calcext:value-type="string">
            <text:p>SOUAD</text:p>
          </table:table-cell>
          <table:table-cell office:value-type="date" office:date-value="1982-09-23" calcext:value-type="date">
            <text:p>23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5.975" calcext:value-type="float">
            <text:p>5,9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58016" calcext:value-type="float">
            <text:p>10258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MIABC</text:p>
          </table:table-cell>
          <table:table-cell office:value-type="string" calcext:value-type="string">
            <text:p>KARINA</text:p>
          </table:table-cell>
          <table:table-cell office:value-type="date" office:date-value="1984-04-09" calcext:value-type="date">
            <text:p>09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3" calcext:value-type="float">
            <text:p>14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2435" calcext:value-type="float">
            <text:p>10182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ZINABC</text:p>
          </table:table-cell>
          <table:table-cell office:value-type="string" calcext:value-type="string">
            <text:p>AHCENE</text:p>
          </table:table-cell>
          <table:table-cell office:value-type="date" office:date-value="1984-11-17" calcext:value-type="date">
            <text:p>17/11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3SI</text:p>
          </table:table-cell>
          <table:table-cell office:value-type="string" calcext:value-type="string">
            <text:p>INGENIEUR INFO an1</text:p>
          </table:table-cell>
          <table:table-cell office:value-type="float" office:value="12.52" calcext:value-type="float">
            <text:p>12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9715" calcext:value-type="float">
            <text:p>102197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IABC</text:p>
          </table:table-cell>
          <table:table-cell office:value-type="string" calcext:value-type="string">
            <text:p>MEGUY</text:p>
          </table:table-cell>
          <table:table-cell office:value-type="date" office:date-value="1977-01-06" calcext:value-type="date">
            <text:p>06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17056" calcext:value-type="float">
            <text:p>9417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MABC</text:p>
          </table:table-cell>
          <table:table-cell office:value-type="string" calcext:value-type="string">
            <text:p>NADIA</text:p>
          </table:table-cell>
          <table:table-cell office:value-type="date" office:date-value="1969-11-15" calcext:value-type="date">
            <text:p>15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9051" calcext:value-type="float">
            <text:p>10009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DJABC</text:p>
          </table:table-cell>
          <table:table-cell office:value-type="string" calcext:value-type="string">
            <text:p>AKEYIGBA</text:p>
          </table:table-cell>
          <table:table-cell office:value-type="date" office:date-value="1973-06-30" calcext:value-type="date">
            <text:p>30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6.017" calcext:value-type="float">
            <text:p>6,0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7991" calcext:value-type="float">
            <text:p>101479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DJABC</text:p>
          </table:table-cell>
          <table:table-cell office:value-type="string" calcext:value-type="string">
            <text:p>AKEYIGBA</text:p>
          </table:table-cell>
          <table:table-cell office:value-type="date" office:date-value="1982-10-16" calcext:value-type="date">
            <text:p>16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517" calcext:value-type="float">
            <text:p>12,5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09056" calcext:value-type="float">
            <text:p>9809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BABC</text:p>
          </table:table-cell>
          <table:table-cell office:value-type="string" calcext:value-type="string">
            <text:p>KIESE</text:p>
          </table:table-cell>
          <table:table-cell office:value-type="date" office:date-value="1985-09-07" calcext:value-type="date">
            <text:p>07/09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5.111" calcext:value-type="float">
            <text:p>5,111</text:p>
          </table:table-cell>
          <table:table-cell office:value-type="string" calcext:value-type="string">
            <text:p>AJ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1">
          <table:table-cell office:value-type="float" office:value="9932903" calcext:value-type="float">
            <text:p>99329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MBABC</text:p>
          </table:table-cell>
          <table:table-cell office:value-type="string" calcext:value-type="string">
            <text:p>KIESE</text:p>
          </table:table-cell>
          <table:table-cell office:value-type="date" office:date-value="1977-07-28" calcext:value-type="date">
            <text:p>28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275" calcext:value-type="float">
            <text:p>10,2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3421" calcext:value-type="float">
            <text:p>11073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ONABC</text:p>
          </table:table-cell>
          <table:table-cell office:value-type="string" calcext:value-type="string">
            <text:p>MARGUERITE</text:p>
          </table:table-cell>
          <table:table-cell office:value-type="date" office:date-value="1983-09-07" calcext:value-type="date">
            <text:p>07/09/198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CHEQUE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3" calcext:value-type="float">
            <text:p>12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9440" calcext:value-type="float">
            <text:p>104394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MAABC</text:p>
          </table:table-cell>
          <table:table-cell office:value-type="string" calcext:value-type="string">
            <text:p>MERYEM</text:p>
          </table:table-cell>
          <table:table-cell office:value-type="date" office:date-value="1981-07-22" calcext:value-type="date">
            <text:p>22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5" calcext:value-type="float">
            <text:p>12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20776" calcext:value-type="float">
            <text:p>114207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ODILE</text:p>
          </table:table-cell>
          <table:table-cell office:value-type="date" office:date-value="1967-07-07" calcext:value-type="date">
            <text:p>07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36368" calcext:value-type="float">
            <text:p>11236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MABC</text:p>
          </table:table-cell>
          <table:table-cell office:value-type="string" calcext:value-type="string">
            <text:p>FREDERIC</text:p>
          </table:table-cell>
          <table:table-cell office:value-type="date" office:date-value="1967-02-19" calcext:value-type="date">
            <text:p>19/0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2624" calcext:value-type="float">
            <text:p>114826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JABC</text:p>
          </table:table-cell>
          <table:table-cell office:value-type="string" calcext:value-type="string">
            <text:p>LAETITIA</text:p>
          </table:table-cell>
          <table:table-cell office:value-type="date" office:date-value="1974-01-24" calcext:value-type="date">
            <text:p>24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4069" calcext:value-type="float">
            <text:p>10594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ADEL</text:p>
          </table:table-cell>
          <table:table-cell office:value-type="date" office:date-value="1966-12-23" calcext:value-type="date">
            <text:p>23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4.767" calcext:value-type="float">
            <text:p>4,7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10198" calcext:value-type="float">
            <text:p>99101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EABC</text:p>
          </table:table-cell>
          <table:table-cell office:value-type="string" calcext:value-type="string">
            <text:p>LAURENT</text:p>
          </table:table-cell>
          <table:table-cell office:value-type="date" office:date-value="1985-01-19" calcext:value-type="date">
            <text:p>19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2762" calcext:value-type="float">
            <text:p>101927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ILABC</text:p>
          </table:table-cell>
          <table:table-cell office:value-type="string" calcext:value-type="string">
            <text:p>LOIC</text:p>
          </table:table-cell>
          <table:table-cell office:value-type="date" office:date-value="1986-04-21" calcext:value-type="date">
            <text:p>21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15959" calcext:value-type="float">
            <text:p>98159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OUABC</text:p>
          </table:table-cell>
          <table:table-cell office:value-type="string" calcext:value-type="string">
            <text:p>BENJAMIN</text:p>
          </table:table-cell>
          <table:table-cell office:value-type="date" office:date-value="1979-02-27" calcext:value-type="date">
            <text:p>27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7" calcext:value-type="float">
            <text:p>15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17167" calcext:value-type="float">
            <text:p>11417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ORAABC</text:p>
          </table:table-cell>
          <table:table-cell office:value-type="string" calcext:value-type="string">
            <text:p>MOHAMMAD</text:p>
          </table:table-cell>
          <table:table-cell office:value-type="date" office:date-value="1970-03-03" calcext:value-type="date">
            <text:p>03/03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4" calcext:value-type="float">
            <text:p>13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17591" calcext:value-type="float">
            <text:p>99175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MOABC</text:p>
          </table:table-cell>
          <table:table-cell office:value-type="string" calcext:value-type="string">
            <text:p>RUDY</text:p>
          </table:table-cell>
          <table:table-cell office:value-type="date" office:date-value="1966-11-07" calcext:value-type="date">
            <text:p>07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4" calcext:value-type="float">
            <text:p>12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5820" calcext:value-type="float">
            <text:p>8955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MOABC</text:p>
          </table:table-cell>
          <table:table-cell office:value-type="string" calcext:value-type="string">
            <text:p>RACHEL</text:p>
          </table:table-cell>
          <table:table-cell office:value-type="date" office:date-value="1980-01-20" calcext:value-type="date">
            <text:p>20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9969" calcext:value-type="float">
            <text:p>90099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MORGANE</text:p>
          </table:table-cell>
          <table:table-cell office:value-type="date" office:date-value="1975-12-16" calcext:value-type="date">
            <text:p>16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2797" calcext:value-type="float">
            <text:p>89927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ARABC</text:p>
          </table:table-cell>
          <table:table-cell office:value-type="string" calcext:value-type="string">
            <text:p>AGATHE</text:p>
          </table:table-cell>
          <table:table-cell office:value-type="date" office:date-value="1978-07-14" calcext:value-type="date">
            <text:p>14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9.742" calcext:value-type="float">
            <text:p>9,742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9363981" calcext:value-type="float">
            <text:p>9363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DEABC</text:p>
          </table:table-cell>
          <table:table-cell office:value-type="string" calcext:value-type="string">
            <text:p>SOLENE</text:p>
          </table:table-cell>
          <table:table-cell office:value-type="date" office:date-value="1971-09-19" calcext:value-type="date">
            <text:p>19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99" calcext:value-type="float">
            <text:p>14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9725" calcext:value-type="float">
            <text:p>89897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NABIL</text:p>
          </table:table-cell>
          <table:table-cell office:value-type="date" office:date-value="1984-01-09" calcext:value-type="date">
            <text:p>09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1217" calcext:value-type="float">
            <text:p>10271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YABC</text:p>
          </table:table-cell>
          <table:table-cell office:value-type="string" calcext:value-type="string">
            <text:p>LEO</text:p>
          </table:table-cell>
          <table:table-cell office:value-type="date" office:date-value="1979-03-10" calcext:value-type="date">
            <text:p>10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4133" calcext:value-type="float">
            <text:p>107241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ONABC</text:p>
          </table:table-cell>
          <table:table-cell office:value-type="string" calcext:value-type="string">
            <text:p>JOHANNA</text:p>
          </table:table-cell>
          <table:table-cell office:value-type="date" office:date-value="1984-01-30" calcext:value-type="date">
            <text:p>30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267" calcext:value-type="float">
            <text:p>12,2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8511" calcext:value-type="float">
            <text:p>108785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AABC</text:p>
          </table:table-cell>
          <table:table-cell office:value-type="string" calcext:value-type="string">
            <text:p>REZOWANA</text:p>
          </table:table-cell>
          <table:table-cell office:value-type="date" office:date-value="1975-10-22" calcext:value-type="date">
            <text:p>22/10/1975</text:p>
          </table:table-cell>
          <table:table-cell office:value-type="string" calcext:value-type="string">
            <text:p>246</text:p>
          </table:table-cell>
          <table:table-cell office:value-type="string" calcext:value-type="string">
            <text:p>BENGALI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9" calcext:value-type="float">
            <text:p>12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62191" calcext:value-type="float">
            <text:p>10962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ALABC</text:p>
          </table:table-cell>
          <table:table-cell office:value-type="string" calcext:value-type="string">
            <text:p>NADJMA</text:p>
          </table:table-cell>
          <table:table-cell office:value-type="date" office:date-value="1979-06-08" calcext:value-type="date">
            <text:p>08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713" calcext:value-type="float">
            <text:p>9,7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94678" calcext:value-type="float">
            <text:p>9194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ALABC</text:p>
          </table:table-cell>
          <table:table-cell office:value-type="string" calcext:value-type="string">
            <text:p>NADJMA</text:p>
          </table:table-cell>
          <table:table-cell office:value-type="date" office:date-value="1983-06-15" calcext:value-type="date">
            <text:p>1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541" calcext:value-type="float">
            <text:p>10,5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1240" calcext:value-type="float">
            <text:p>9131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AABC</text:p>
          </table:table-cell>
          <table:table-cell office:value-type="string" calcext:value-type="string">
            <text:p>HABY</text:p>
          </table:table-cell>
          <table:table-cell office:value-type="date" office:date-value="1977-03-26" calcext:value-type="date">
            <text:p>26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1324" calcext:value-type="float">
            <text:p>112613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JABC</text:p>
          </table:table-cell>
          <table:table-cell office:value-type="string" calcext:value-type="string">
            <text:p>YASSINE</text:p>
          </table:table-cell>
          <table:table-cell office:value-type="date" office:date-value="1982-10-30" calcext:value-type="date">
            <text:p>30/10/198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0.675" calcext:value-type="float">
            <text:p>0,6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72981" calcext:value-type="float">
            <text:p>10672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UTABC</text:p>
          </table:table-cell>
          <table:table-cell office:value-type="string" calcext:value-type="string">
            <text:p>ALEXANDRA</text:p>
          </table:table-cell>
          <table:table-cell office:value-type="date" office:date-value="1980-11-08" calcext:value-type="date">
            <text:p>08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7.254" calcext:value-type="float">
            <text:p>7,2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37684" calcext:value-type="float">
            <text:p>113376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RABC</text:p>
          </table:table-cell>
          <table:table-cell office:value-type="string" calcext:value-type="string">
            <text:p>CECILIA</text:p>
          </table:table-cell>
          <table:table-cell office:value-type="date" office:date-value="1971-03-16" calcext:value-type="date">
            <text:p>16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76" calcext:value-type="float">
            <text:p>13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1340" calcext:value-type="float">
            <text:p>10301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PRABC</text:p>
          </table:table-cell>
          <table:table-cell office:value-type="string" calcext:value-type="string">
            <text:p>MAGALI</text:p>
          </table:table-cell>
          <table:table-cell office:value-type="date" office:date-value="1970-09-16" calcext:value-type="date">
            <text:p>16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.389" calcext:value-type="float">
            <text:p>1,3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25718" calcext:value-type="float">
            <text:p>89257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EVABC</text:p>
          </table:table-cell>
          <table:table-cell office:value-type="string" calcext:value-type="string">
            <text:p>NICOLAS</text:p>
          </table:table-cell>
          <table:table-cell office:value-type="date" office:date-value="1979-08-17" calcext:value-type="date">
            <text:p>17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2924" calcext:value-type="float">
            <text:p>10602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OLABC</text:p>
          </table:table-cell>
          <table:table-cell office:value-type="string" calcext:value-type="string">
            <text:p>SARA</text:p>
          </table:table-cell>
          <table:table-cell office:value-type="date" office:date-value="1972-01-16" calcext:value-type="date">
            <text:p>16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6" calcext:value-type="float">
            <text:p>14,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44662" calcext:value-type="float">
            <text:p>8944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RIABC</text:p>
          </table:table-cell>
          <table:table-cell office:value-type="string" calcext:value-type="string">
            <text:p>KAMILA</text:p>
          </table:table-cell>
          <table:table-cell office:value-type="date" office:date-value="1970-01-11" calcext:value-type="date">
            <text:p>11/01/197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0073" calcext:value-type="float">
            <text:p>9190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HOUABC</text:p>
          </table:table-cell>
          <table:table-cell office:value-type="string" calcext:value-type="string">
            <text:p>WARDA</text:p>
          </table:table-cell>
          <table:table-cell office:value-type="date" office:date-value="1982-05-04" calcext:value-type="date">
            <text:p>04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49" calcext:value-type="float">
            <text:p>14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0419" calcext:value-type="float">
            <text:p>90804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ETABC</text:p>
          </table:table-cell>
          <table:table-cell office:value-type="string" calcext:value-type="string">
            <text:p>ISABELLE</text:p>
          </table:table-cell>
          <table:table-cell office:value-type="date" office:date-value="1975-05-23" calcext:value-type="date">
            <text:p>23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04" calcext:value-type="float">
            <text:p>14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4573" calcext:value-type="float">
            <text:p>8934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BRABC</text:p>
          </table:table-cell>
          <table:table-cell office:value-type="string" calcext:value-type="string">
            <text:p>SAKINA</text:p>
          </table:table-cell>
          <table:table-cell office:value-type="date" office:date-value="1968-03-30" calcext:value-type="date">
            <text:p>30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2.47" calcext:value-type="float">
            <text:p>2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90167" calcext:value-type="float">
            <text:p>10090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FABC</text:p>
          </table:table-cell>
          <table:table-cell office:value-type="string" calcext:value-type="string">
            <text:p>THIBAUT</text:p>
          </table:table-cell>
          <table:table-cell office:value-type="date" office:date-value="1975-06-04" calcext:value-type="date">
            <text:p>04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150726" calcext:value-type="float">
            <text:p>11150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NABC</text:p>
          </table:table-cell>
          <table:table-cell office:value-type="string" calcext:value-type="string">
            <text:p>OLEH</text:p>
          </table:table-cell>
          <table:table-cell office:value-type="date" office:date-value="1983-04-18" calcext:value-type="date">
            <text:p>18/04/1983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UKRAIN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204" calcext:value-type="float">
            <text:p>9,2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06634" calcext:value-type="float">
            <text:p>11106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NABC</text:p>
          </table:table-cell>
          <table:table-cell office:value-type="string" calcext:value-type="string">
            <text:p>OLEH</text:p>
          </table:table-cell>
          <table:table-cell office:value-type="date" office:date-value="1969-09-20" calcext:value-type="date">
            <text:p>20/09/1969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UKRAIN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329" calcext:value-type="float">
            <text:p>9,3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4284" calcext:value-type="float">
            <text:p>96742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BAABC</text:p>
          </table:table-cell>
          <table:table-cell office:value-type="string" calcext:value-type="string">
            <text:p>IMTIAZ</text:p>
          </table:table-cell>
          <table:table-cell office:value-type="date" office:date-value="1965-10-04" calcext:value-type="date">
            <text:p>04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2</text:p>
          </table:table-cell>
          <table:table-cell office:value-type="string" calcext:value-type="string">
            <text:p>LIC PRO ABF sp. CCP (AP)</text:p>
          </table:table-cell>
          <table:table-cell office:value-type="float" office:value="3.35" calcext:value-type="float">
            <text:p>3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0443" calcext:value-type="float">
            <text:p>112404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IABC</text:p>
          </table:table-cell>
          <table:table-cell office:value-type="string" calcext:value-type="string">
            <text:p>IBRAHIMA</text:p>
          </table:table-cell>
          <table:table-cell office:value-type="date" office:date-value="1979-08-15" calcext:value-type="date">
            <text:p>15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9.628" calcext:value-type="float">
            <text:p>9,6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9789" calcext:value-type="float">
            <text:p>112497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THABC</text:p>
          </table:table-cell>
          <table:table-cell office:value-type="string" calcext:value-type="string">
            <text:p>JOHAN</text:p>
          </table:table-cell>
          <table:table-cell office:value-type="date" office:date-value="1980-05-08" calcext:value-type="date">
            <text:p>08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1078918" calcext:value-type="float">
            <text:p>110789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BEIABC</text:p>
          </table:table-cell>
          <table:table-cell office:value-type="string" calcext:value-type="string">
            <text:p>THOMAS</text:p>
          </table:table-cell>
          <table:table-cell office:value-type="date" office:date-value="1987-05-07" calcext:value-type="date">
            <text:p>07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2.55" calcext:value-type="float">
            <text:p>12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9432" calcext:value-type="float">
            <text:p>113594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NATHALIE</text:p>
          </table:table-cell>
          <table:table-cell office:value-type="date" office:date-value="1986-05-08" calcext:value-type="date">
            <text:p>08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9200102" calcext:value-type="float">
            <text:p>9200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ILABC</text:p>
          </table:table-cell>
          <table:table-cell office:value-type="string" calcext:value-type="string">
            <text:p>MARIE</text:p>
          </table:table-cell>
          <table:table-cell office:value-type="date" office:date-value="1969-01-18" calcext:value-type="date">
            <text:p>18/0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67" calcext:value-type="float">
            <text:p>16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70793" calcext:value-type="float">
            <text:p>104707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ATABC</text:p>
          </table:table-cell>
          <table:table-cell office:value-type="string" calcext:value-type="string">
            <text:p>KAHINA</text:p>
          </table:table-cell>
          <table:table-cell office:value-type="date" office:date-value="1973-11-20" calcext:value-type="date">
            <text:p>20/1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12592" calcext:value-type="float">
            <text:p>11412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NABC</text:p>
          </table:table-cell>
          <table:table-cell office:value-type="string" calcext:value-type="string">
            <text:p>HADDA</text:p>
          </table:table-cell>
          <table:table-cell office:value-type="date" office:date-value="1982-11-04" calcext:value-type="date">
            <text:p>04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8" calcext:value-type="float">
            <text:p>8,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96405" calcext:value-type="float">
            <text:p>96964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NABC</text:p>
          </table:table-cell>
          <table:table-cell office:value-type="string" calcext:value-type="string">
            <text:p>HADDA</text:p>
          </table:table-cell>
          <table:table-cell office:value-type="date" office:date-value="1984-04-13" calcext:value-type="date">
            <text:p>13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4" calcext:value-type="float">
            <text:p>9,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44573" calcext:value-type="float">
            <text:p>10644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EABC</text:p>
          </table:table-cell>
          <table:table-cell office:value-type="string" calcext:value-type="string">
            <text:p>AFEF</text:p>
          </table:table-cell>
          <table:table-cell office:value-type="date" office:date-value="1972-08-07" calcext:value-type="date">
            <text:p>07/08/197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3.166" calcext:value-type="float">
            <text:p>13,1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1098" calcext:value-type="float">
            <text:p>90110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TABC</text:p>
          </table:table-cell>
          <table:table-cell office:value-type="string" calcext:value-type="string">
            <text:p>FANNY</text:p>
          </table:table-cell>
          <table:table-cell office:value-type="date" office:date-value="1966-08-10" calcext:value-type="date">
            <text:p>10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18739" calcext:value-type="float">
            <text:p>112187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IO</text:p>
          </table:table-cell>
          <table:table-cell office:value-type="date" office:date-value="1974-10-20" calcext:value-type="date">
            <text:p>20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94361" calcext:value-type="float">
            <text:p>91943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CIABC</text:p>
          </table:table-cell>
          <table:table-cell office:value-type="string" calcext:value-type="string">
            <text:p>SOUFYANE</text:p>
          </table:table-cell>
          <table:table-cell office:value-type="date" office:date-value="1985-03-14" calcext:value-type="date">
            <text:p>14/03/19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3.31" calcext:value-type="float">
            <text:p>13,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99655" calcext:value-type="float">
            <text:p>95996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AYABC</text:p>
          </table:table-cell>
          <table:table-cell office:value-type="string" calcext:value-type="string">
            <text:p>IDA</text:p>
          </table:table-cell>
          <table:table-cell office:value-type="date" office:date-value="1967-07-11" calcext:value-type="date">
            <text:p>11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3</text:p>
          </table:table-cell>
          <table:table-cell office:value-type="string" calcext:value-type="string">
            <text:p>Master2Pro InfoCom-CRH(FC</text:p>
          </table:table-cell>
          <table:table-cell office:value-type="float" office:value="7.688" calcext:value-type="float">
            <text:p>7,6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6302" calcext:value-type="float">
            <text:p>101563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JONATHAN</text:p>
          </table:table-cell>
          <table:table-cell office:value-type="date" office:date-value="1981-07-15" calcext:value-type="date">
            <text:p>15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5.11" calcext:value-type="float">
            <text:p>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0741" calcext:value-type="float">
            <text:p>9800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JONATHAN</text:p>
          </table:table-cell>
          <table:table-cell office:value-type="date" office:date-value="1980-07-07" calcext:value-type="date">
            <text:p>07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7.727" calcext:value-type="float">
            <text:p>7,7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60552" calcext:value-type="float">
            <text:p>11360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DDOABC</text:p>
          </table:table-cell>
          <table:table-cell office:value-type="string" calcext:value-type="string">
            <text:p>SONIA</text:p>
          </table:table-cell>
          <table:table-cell office:value-type="date" office:date-value="1987-06-18" calcext:value-type="date">
            <text:p>18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6000" calcext:value-type="float">
            <text:p>9656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NOUREDDINE</text:p>
          </table:table-cell>
          <table:table-cell office:value-type="date" office:date-value="1975-12-31" calcext:value-type="date">
            <text:p>31/12/197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6.15" calcext:value-type="float">
            <text:p>6,15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505293" calcext:value-type="float">
            <text:p>95052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NOUREDDINE</text:p>
          </table:table-cell>
          <table:table-cell office:value-type="date" office:date-value="1974-02-24" calcext:value-type="date">
            <text:p>24/02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6.75" calcext:value-type="float">
            <text:p>6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1035" calcext:value-type="float">
            <text:p>10301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MAABC</text:p>
          </table:table-cell>
          <table:table-cell office:value-type="string" calcext:value-type="string">
            <text:p>BRAHIM</text:p>
          </table:table-cell>
          <table:table-cell office:value-type="date" office:date-value="1970-11-20" calcext:value-type="date">
            <text:p>20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87417" calcext:value-type="float">
            <text:p>95874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KLABC</text:p>
          </table:table-cell>
          <table:table-cell office:value-type="string" calcext:value-type="string">
            <text:p>ILANIT</text:p>
          </table:table-cell>
          <table:table-cell office:value-type="date" office:date-value="1986-09-13" calcext:value-type="date">
            <text:p>13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34" calcext:value-type="float">
            <text:p>14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8041" calcext:value-type="float">
            <text:p>10588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UABC</text:p>
          </table:table-cell>
          <table:table-cell office:value-type="string" calcext:value-type="string">
            <text:p>HOURIA</text:p>
          </table:table-cell>
          <table:table-cell office:value-type="date" office:date-value="1980-11-03" calcext:value-type="date">
            <text:p>03/11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323" calcext:value-type="float">
            <text:p>10,3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6888" calcext:value-type="float">
            <text:p>99268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EABC</text:p>
          </table:table-cell>
          <table:table-cell office:value-type="string" calcext:value-type="string">
            <text:p>MARIE-HORTENSE</text:p>
          </table:table-cell>
          <table:table-cell office:value-type="date" office:date-value="1978-08-06" calcext:value-type="date">
            <text:p>06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8.077" calcext:value-type="float">
            <text:p>8,07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7140" calcext:value-type="float">
            <text:p>93371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OUSMANE 1</text:p>
          </table:table-cell>
          <table:table-cell office:value-type="date" office:date-value="1984-06-23" calcext:value-type="date">
            <text:p>23/06/1984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3MIE</text:p>
          </table:table-cell>
          <table:table-cell office:value-type="string" calcext:value-type="string">
            <text:p>Lic MIEF an3</text:p>
          </table:table-cell>
          <table:table-cell office:value-type="float" office:value="10.002" calcext:value-type="float">
            <text:p>10,0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5094" calcext:value-type="float">
            <text:p>94750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LINIA</text:p>
          </table:table-cell>
          <table:table-cell office:value-type="date" office:date-value="1976-09-20" calcext:value-type="date">
            <text:p>20/09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1298" calcext:value-type="float">
            <text:p>9961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YASSINE</text:p>
          </table:table-cell>
          <table:table-cell office:value-type="date" office:date-value="1979-10-18" calcext:value-type="date">
            <text:p>18/10/197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AMI</text:p>
          </table:table-cell>
          <table:table-cell office:value-type="string" calcext:value-type="string">
            <text:p>Master2 Algorithmique Mod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649974" calcext:value-type="float">
            <text:p>96499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EABC</text:p>
          </table:table-cell>
          <table:table-cell office:value-type="string" calcext:value-type="string">
            <text:p>CATHERINE</text:p>
          </table:table-cell>
          <table:table-cell office:value-type="date" office:date-value="1982-06-06" calcext:value-type="date">
            <text:p>06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MMA2</text:p>
          </table:table-cell>
          <table:table-cell office:value-type="string" calcext:value-type="string">
            <text:p>DIU MMAA an2</text:p>
          </table:table-cell>
          <table:table-cell office:value-type="float" office:value="7.48" calcext:value-type="float">
            <text:p>7,48</text:p>
          </table:table-cell>
          <table:table-cell office:value-type="string" calcext:value-type="string">
            <text:p>DIF</text:p>
          </table:table-cell>
          <table:table-cell table:number-columns-repeated="1013"/>
        </table:table-row>
        <table:table-row table:style-name="ro1">
          <table:table-cell office:value-type="float" office:value="11218271" calcext:value-type="float">
            <text:p>112182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AABC</text:p>
          </table:table-cell>
          <table:table-cell office:value-type="string" calcext:value-type="string">
            <text:p>AIMEN</text:p>
          </table:table-cell>
          <table:table-cell office:value-type="date" office:date-value="1977-05-03" calcext:value-type="date">
            <text:p>03/05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71" calcext:value-type="float">
            <text:p>10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0544" calcext:value-type="float">
            <text:p>103805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JABC</text:p>
          </table:table-cell>
          <table:table-cell office:value-type="string" calcext:value-type="string">
            <text:p>MARIE</text:p>
          </table:table-cell>
          <table:table-cell office:value-type="date" office:date-value="1966-08-07" calcext:value-type="date">
            <text:p>07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598" calcext:value-type="float">
            <text:p>7,5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9970" calcext:value-type="float">
            <text:p>10409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JABC</text:p>
          </table:table-cell>
          <table:table-cell office:value-type="string" calcext:value-type="string">
            <text:p>MARIE</text:p>
          </table:table-cell>
          <table:table-cell office:value-type="date" office:date-value="1975-08-09" calcext:value-type="date">
            <text:p>09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231" calcext:value-type="float">
            <text:p>13,2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4871" calcext:value-type="float">
            <text:p>108448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PABC</text:p>
          </table:table-cell>
          <table:table-cell office:value-type="string" calcext:value-type="string">
            <text:p>DIANA</text:p>
          </table:table-cell>
          <table:table-cell office:value-type="date" office:date-value="1982-11-12" calcext:value-type="date">
            <text:p>12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1.042" calcext:value-type="float">
            <text:p>11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1505" calcext:value-type="float">
            <text:p>100815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EABC</text:p>
          </table:table-cell>
          <table:table-cell office:value-type="string" calcext:value-type="string">
            <text:p>NAAILAH</text:p>
          </table:table-cell>
          <table:table-cell office:value-type="date" office:date-value="1970-01-30" calcext:value-type="date">
            <text:p>30/01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1.625" calcext:value-type="float">
            <text:p>11,6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37024" calcext:value-type="float">
            <text:p>10137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BDOULAYE</text:p>
          </table:table-cell>
          <table:table-cell office:value-type="date" office:date-value="1972-07-03" calcext:value-type="date">
            <text:p>03/07/19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2.425" calcext:value-type="float">
            <text:p>2,4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5699" calcext:value-type="float">
            <text:p>93256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ABDOULAYE</text:p>
          </table:table-cell>
          <table:table-cell office:value-type="date" office:date-value="1985-04-02" calcext:value-type="date">
            <text:p>02/04/1985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2.907" calcext:value-type="float">
            <text:p>2,9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21917" calcext:value-type="float">
            <text:p>105219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ROABC</text:p>
          </table:table-cell>
          <table:table-cell office:value-type="string" calcext:value-type="string">
            <text:p>SABRINA</text:p>
          </table:table-cell>
          <table:table-cell office:value-type="date" office:date-value="1971-01-27" calcext:value-type="date">
            <text:p>27/01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563" calcext:value-type="float">
            <text:p>9,5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99825" calcext:value-type="float">
            <text:p>108998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ROABC</text:p>
          </table:table-cell>
          <table:table-cell office:value-type="string" calcext:value-type="string">
            <text:p>SABRINA</text:p>
          </table:table-cell>
          <table:table-cell office:value-type="date" office:date-value="1984-08-31" calcext:value-type="date">
            <text:p>31/08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042" calcext:value-type="float">
            <text:p>10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13007" calcext:value-type="float">
            <text:p>9713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LLABC</text:p>
          </table:table-cell>
          <table:table-cell office:value-type="string" calcext:value-type="string">
            <text:p>WASSILA</text:p>
          </table:table-cell>
          <table:table-cell office:value-type="date" office:date-value="1979-01-31" calcext:value-type="date">
            <text:p>31/01/197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86467" calcext:value-type="float">
            <text:p>107864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QUABC</text:p>
          </table:table-cell>
          <table:table-cell office:value-type="string" calcext:value-type="string">
            <text:p>JOELLE</text:p>
          </table:table-cell>
          <table:table-cell office:value-type="date" office:date-value="1975-06-22" calcext:value-type="date">
            <text:p>22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3.967" calcext:value-type="float">
            <text:p>13,9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40427" calcext:value-type="float">
            <text:p>111404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MRABC</text:p>
          </table:table-cell>
          <table:table-cell office:value-type="string" calcext:value-type="string">
            <text:p>MERIEM RADHIA</text:p>
          </table:table-cell>
          <table:table-cell office:value-type="date" office:date-value="1972-10-12" calcext:value-type="date">
            <text:p>12/10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2.734" calcext:value-type="float">
            <text:p>2,7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2700" calcext:value-type="float">
            <text:p>104227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MRABC</text:p>
          </table:table-cell>
          <table:table-cell office:value-type="string" calcext:value-type="string">
            <text:p>MERIEM RADHIA</text:p>
          </table:table-cell>
          <table:table-cell office:value-type="date" office:date-value="1978-02-26" calcext:value-type="date">
            <text:p>26/02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3.196" calcext:value-type="float">
            <text:p>3,1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57084" calcext:value-type="float">
            <text:p>11057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BOUBACAR</text:p>
          </table:table-cell>
          <table:table-cell office:value-type="date" office:date-value="1969-11-16" calcext:value-type="date">
            <text:p>16/11/1969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2SPI</text:p>
          </table:table-cell>
          <table:table-cell office:value-type="string" calcext:value-type="string">
            <text:p>Lic SPI an2</text:p>
          </table:table-cell>
          <table:table-cell office:value-type="float" office:value="9.382" calcext:value-type="float">
            <text:p>9,3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65675" calcext:value-type="float">
            <text:p>94656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BOUBACAR</text:p>
          </table:table-cell>
          <table:table-cell office:value-type="date" office:date-value="1979-08-14" calcext:value-type="date">
            <text:p>14/08/1979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G2SPI</text:p>
          </table:table-cell>
          <table:table-cell office:value-type="string" calcext:value-type="string">
            <text:p>Lic SPI an2</text:p>
          </table:table-cell>
          <table:table-cell office:value-type="float" office:value="9.807" calcext:value-type="float">
            <text:p>9,80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1139379" calcext:value-type="float">
            <text:p>111393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OUABC</text:p>
          </table:table-cell>
          <table:table-cell office:value-type="string" calcext:value-type="string">
            <text:p>NADIA</text:p>
          </table:table-cell>
          <table:table-cell office:value-type="date" office:date-value="1977-08-23" calcext:value-type="date">
            <text:p>23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613" calcext:value-type="float">
            <text:p>112856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YOUSSEF</text:p>
          </table:table-cell>
          <table:table-cell office:value-type="date" office:date-value="1976-11-13" calcext:value-type="date">
            <text:p>13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72" calcext:value-type="float">
            <text:p>10,72</text:p>
          </table:table-cell>
          <table:table-cell office:value-type="string" calcext:value-type="string">
            <text:p>ADM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0537435" calcext:value-type="float">
            <text:p>10537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BABC</text:p>
          </table:table-cell>
          <table:table-cell office:value-type="string" calcext:value-type="string">
            <text:p>MUSTAPHA</text:p>
          </table:table-cell>
          <table:table-cell office:value-type="date" office:date-value="1974-09-16" calcext:value-type="date">
            <text:p>16/09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31" calcext:value-type="float">
            <text:p>14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1400" calcext:value-type="float">
            <text:p>102714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ORABC</text:p>
          </table:table-cell>
          <table:table-cell office:value-type="string" calcext:value-type="string">
            <text:p>CEDRIC</text:p>
          </table:table-cell>
          <table:table-cell office:value-type="date" office:date-value="1973-02-26" calcext:value-type="date">
            <text:p>26/0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2260" calcext:value-type="float">
            <text:p>9762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WABC</text:p>
          </table:table-cell>
          <table:table-cell office:value-type="string" calcext:value-type="string">
            <text:p>DAOUDA</text:p>
          </table:table-cell>
          <table:table-cell office:value-type="date" office:date-value="1972-04-04" calcext:value-type="date">
            <text:p>04/04/1972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9383" calcext:value-type="float">
            <text:p>112493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ERTABC</text:p>
          </table:table-cell>
          <table:table-cell office:value-type="string" calcext:value-type="string">
            <text:p>MARIE</text:p>
          </table:table-cell>
          <table:table-cell office:value-type="date" office:date-value="1974-07-28" calcext:value-type="date">
            <text:p>28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FS3</text:p>
          </table:table-cell>
          <table:table-cell office:value-type="string" calcext:value-type="string">
            <text:p>Master2 IFS (FC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6583" calcext:value-type="float">
            <text:p>107465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SABC</text:p>
          </table:table-cell>
          <table:table-cell office:value-type="string" calcext:value-type="string">
            <text:p>ADAM</text:p>
          </table:table-cell>
          <table:table-cell office:value-type="date" office:date-value="1981-10-14" calcext:value-type="date">
            <text:p>14/10/1981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2.142" calcext:value-type="float">
            <text:p>2,1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20653" calcext:value-type="float">
            <text:p>95206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SABC</text:p>
          </table:table-cell>
          <table:table-cell office:value-type="string" calcext:value-type="string">
            <text:p>ADAM</text:p>
          </table:table-cell>
          <table:table-cell office:value-type="date" office:date-value="1985-06-04" calcext:value-type="date">
            <text:p>04/06/1985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8.284" calcext:value-type="float">
            <text:p>8,2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69549" calcext:value-type="float">
            <text:p>90695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FAABC</text:p>
          </table:table-cell>
          <table:table-cell office:value-type="string" calcext:value-type="string">
            <text:p>ELIAS</text:p>
          </table:table-cell>
          <table:table-cell office:value-type="date" office:date-value="1973-04-17" calcext:value-type="date">
            <text:p>17/04/1973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LIBAN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114049" calcext:value-type="float">
            <text:p>10114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CYNTHIA</text:p>
          </table:table-cell>
          <table:table-cell office:value-type="date" office:date-value="1969-07-22" calcext:value-type="date">
            <text:p>22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C</text:p>
          </table:table-cell>
          <table:table-cell office:value-type="string" calcext:value-type="string">
            <text:p>Lic LMO par Arts Cult an3</text:p>
          </table:table-cell>
          <table:table-cell office:value-type="float" office:value="6.2" calcext:value-type="float">
            <text:p>6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3546" calcext:value-type="float">
            <text:p>106835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ONABC</text:p>
          </table:table-cell>
          <table:table-cell office:value-type="string" calcext:value-type="string">
            <text:p>VIVIEN</text:p>
          </table:table-cell>
          <table:table-cell office:value-type="date" office:date-value="1974-10-07" calcext:value-type="date">
            <text:p>07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9243" calcext:value-type="float">
            <text:p>90092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MOHAND</text:p>
          </table:table-cell>
          <table:table-cell office:value-type="date" office:date-value="1981-11-16" calcext:value-type="date">
            <text:p>16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10.959" calcext:value-type="float">
            <text:p>10,9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1795" calcext:value-type="float">
            <text:p>113417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IABC</text:p>
          </table:table-cell>
          <table:table-cell office:value-type="string" calcext:value-type="string">
            <text:p>ABDALLAH</text:p>
          </table:table-cell>
          <table:table-cell office:value-type="date" office:date-value="1966-10-26" calcext:value-type="date">
            <text:p>26/10/196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1426303" calcext:value-type="float">
            <text:p>114263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IABC</text:p>
          </table:table-cell>
          <table:table-cell office:value-type="string" calcext:value-type="string">
            <text:p>ABDALLAH</text:p>
          </table:table-cell>
          <table:table-cell office:value-type="date" office:date-value="1973-06-05" calcext:value-type="date">
            <text:p>05/06/1973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9566091" calcext:value-type="float">
            <text:p>9566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ISSIAGA</text:p>
          </table:table-cell>
          <table:table-cell office:value-type="date" office:date-value="1980-07-21" calcext:value-type="date">
            <text:p>21/07/1980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.28" calcext:value-type="float">
            <text:p>1,28</text:p>
          </table:table-cell>
          <table:table-cell table:number-columns-repeated="1014"/>
        </table:table-row>
        <table:table-row table:style-name="ro1">
          <table:table-cell office:value-type="float" office:value="11332392" calcext:value-type="float">
            <text:p>11332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ISSIAGA</text:p>
          </table:table-cell>
          <table:table-cell office:value-type="date" office:date-value="1981-08-20" calcext:value-type="date">
            <text:p>20/08/19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2.9" calcext:value-type="float">
            <text:p>2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39304" calcext:value-type="float">
            <text:p>112393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CHADIA</text:p>
          </table:table-cell>
          <table:table-cell office:value-type="date" office:date-value="1966-04-03" calcext:value-type="date">
            <text:p>03/04/196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5.104" calcext:value-type="float">
            <text:p>5,1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81592" calcext:value-type="float">
            <text:p>8981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CHADIA</text:p>
          </table:table-cell>
          <table:table-cell office:value-type="date" office:date-value="1972-12-19" calcext:value-type="date">
            <text:p>19/12/1972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6.354" calcext:value-type="float">
            <text:p>6,3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84802" calcext:value-type="float">
            <text:p>96848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ANABC</text:p>
          </table:table-cell>
          <table:table-cell office:value-type="string" calcext:value-type="string">
            <text:p>STEPHANIE</text:p>
          </table:table-cell>
          <table:table-cell office:value-type="date" office:date-value="1982-02-02" calcext:value-type="date">
            <text:p>02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NA3</text:p>
          </table:table-cell>
          <table:table-cell office:value-type="string" calcext:value-type="string">
            <text:p>DU NATUROTHERAPIE an3</text:p>
          </table:table-cell>
          <table:table-cell office:value-type="float" office:value="13.85" calcext:value-type="float">
            <text:p>13,85</text:p>
          </table:table-cell>
          <table:table-cell table:number-columns-repeated="1014"/>
        </table:table-row>
        <table:table-row table:style-name="ro1">
          <table:table-cell office:value-type="float" office:value="9001664" calcext:value-type="float">
            <text:p>90016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LFABC</text:p>
          </table:table-cell>
          <table:table-cell office:value-type="string" calcext:value-type="string">
            <text:p>ABDELHAKIM</text:p>
          </table:table-cell>
          <table:table-cell office:value-type="date" office:date-value="1976-06-02" calcext:value-type="date">
            <text:p>02/06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9AC2</text:p>
          </table:table-cell>
          <table:table-cell office:value-type="string" calcext:value-type="string">
            <text:p>CAPA ACUPUNCTURE an2</text:p>
          </table:table-cell>
          <table:table-cell office:value-type="float" office:value="5.6" calcext:value-type="float">
            <text:p>5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9119" calcext:value-type="float">
            <text:p>10269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AABC</text:p>
          </table:table-cell>
          <table:table-cell office:value-type="string" calcext:value-type="string">
            <text:p>LINDA</text:p>
          </table:table-cell>
          <table:table-cell office:value-type="date" office:date-value="1971-05-06" calcext:value-type="date">
            <text:p>06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2.063" calcext:value-type="float">
            <text:p>2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12168" calcext:value-type="float">
            <text:p>101121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AABC</text:p>
          </table:table-cell>
          <table:table-cell office:value-type="string" calcext:value-type="string">
            <text:p>LINDA</text:p>
          </table:table-cell>
          <table:table-cell office:value-type="date" office:date-value="1971-05-19" calcext:value-type="date">
            <text:p>19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438" calcext:value-type="float">
            <text:p>4,4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35226" calcext:value-type="float">
            <text:p>105352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INES</text:p>
          </table:table-cell>
          <table:table-cell office:value-type="date" office:date-value="1965-12-12" calcext:value-type="date">
            <text:p>12/12/196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6492" calcext:value-type="float">
            <text:p>103064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INES</text:p>
          </table:table-cell>
          <table:table-cell office:value-type="date" office:date-value="1985-04-19" calcext:value-type="date">
            <text:p>19/04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2.461" calcext:value-type="float">
            <text:p>2,4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7353" calcext:value-type="float">
            <text:p>10147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MUABC</text:p>
          </table:table-cell>
          <table:table-cell office:value-type="string" calcext:value-type="string">
            <text:p>ALINA</text:p>
          </table:table-cell>
          <table:table-cell office:value-type="date" office:date-value="1987-07-20" calcext:value-type="date">
            <text:p>20/07/1987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MOLDAVE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7.608" calcext:value-type="float">
            <text:p>7,6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60460" calcext:value-type="float">
            <text:p>10660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MUABC</text:p>
          </table:table-cell>
          <table:table-cell office:value-type="string" calcext:value-type="string">
            <text:p>ALINA</text:p>
          </table:table-cell>
          <table:table-cell office:value-type="date" office:date-value="1984-11-02" calcext:value-type="date">
            <text:p>02/11/1984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MOLDAVE</text:p>
          </table:table-cell>
          <table:table-cell office:value-type="string" calcext:value-type="string">
            <text:p>L2LMO</text:p>
          </table:table-cell>
          <table:table-cell office:value-type="string" calcext:value-type="string">
            <text:p>Lic Lettres Modernes an2</text:p>
          </table:table-cell>
          <table:table-cell office:value-type="float" office:value="9.342" calcext:value-type="float">
            <text:p>9,342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919276" calcext:value-type="float">
            <text:p>109192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EABC</text:p>
          </table:table-cell>
          <table:table-cell office:value-type="string" calcext:value-type="string">
            <text:p>SEYNABOU</text:p>
          </table:table-cell>
          <table:table-cell office:value-type="date" office:date-value="1968-12-01" calcext:value-type="date">
            <text:p>01/12/1968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2.734" calcext:value-type="float">
            <text:p>12,7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8942" calcext:value-type="float">
            <text:p>108089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DEABC</text:p>
          </table:table-cell>
          <table:table-cell office:value-type="string" calcext:value-type="string">
            <text:p>MOHAMED</text:p>
          </table:table-cell>
          <table:table-cell office:value-type="date" office:date-value="1982-05-25" calcext:value-type="date">
            <text:p>25/05/1982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UCVA</text:p>
          </table:table-cell>
          <table:table-cell office:value-type="string" calcext:value-type="string">
            <text:p>DIU CONTROLE VOIES A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98545" calcext:value-type="float">
            <text:p>99985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ILABC</text:p>
          </table:table-cell>
          <table:table-cell office:value-type="string" calcext:value-type="string">
            <text:p>ADAM</text:p>
          </table:table-cell>
          <table:table-cell office:value-type="date" office:date-value="1983-04-06" calcext:value-type="date">
            <text:p>06/04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71" calcext:value-type="float">
            <text:p>10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59520" calcext:value-type="float">
            <text:p>10959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OUABC</text:p>
          </table:table-cell>
          <table:table-cell office:value-type="string" calcext:value-type="string">
            <text:p>NASSOR-DIN</text:p>
          </table:table-cell>
          <table:table-cell office:value-type="date" office:date-value="1981-06-11" calcext:value-type="date">
            <text:p>11/06/1981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2.763" calcext:value-type="float">
            <text:p>12,7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3806" calcext:value-type="float">
            <text:p>9943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NGABC</text:p>
          </table:table-cell>
          <table:table-cell office:value-type="string" calcext:value-type="string">
            <text:p>AMAGOR</text:p>
          </table:table-cell>
          <table:table-cell office:value-type="date" office:date-value="1968-05-26" calcext:value-type="date">
            <text:p>26/05/1968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4MSM</text:p>
          </table:table-cell>
          <table:table-cell office:value-type="string" calcext:value-type="string">
            <text:p>Master1 Physique Applicat</text:p>
          </table:table-cell>
          <table:table-cell office:value-type="float" office:value="11.85" calcext:value-type="float">
            <text:p>11,85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977298" calcext:value-type="float">
            <text:p>109772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AABC</text:p>
          </table:table-cell>
          <table:table-cell office:value-type="string" calcext:value-type="string">
            <text:p>GRIGORIOS</text:p>
          </table:table-cell>
          <table:table-cell office:value-type="date" office:date-value="1987-04-21" calcext:value-type="date">
            <text:p>21/04/1987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0.438" calcext:value-type="float">
            <text:p>10,438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539564" calcext:value-type="float">
            <text:p>9539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CLAIRE</text:p>
          </table:table-cell>
          <table:table-cell office:value-type="date" office:date-value="1982-03-07" calcext:value-type="date">
            <text:p>07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E</text:p>
          </table:table-cell>
          <table:table-cell office:value-type="string" calcext:value-type="string">
            <text:p>Master2 Maths enseignemen</text:p>
          </table:table-cell>
          <table:table-cell office:value-type="float" office:value="15.22" calcext:value-type="float">
            <text:p>15,22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35005" calcext:value-type="float">
            <text:p>11235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KAHINA</text:p>
          </table:table-cell>
          <table:table-cell office:value-type="date" office:date-value="1973-12-26" calcext:value-type="date">
            <text:p>26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BIO</text:p>
          </table:table-cell>
          <table:table-cell office:value-type="string" calcext:value-type="string">
            <text:p>Master2 Chimie Inge BIO</text:p>
          </table:table-cell>
          <table:table-cell office:value-type="float" office:value="13.65" calcext:value-type="float">
            <text:p>13,6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939115" calcext:value-type="float">
            <text:p>10939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GABC</text:p>
          </table:table-cell>
          <table:table-cell office:value-type="string" calcext:value-type="string">
            <text:p>MAHMOUD</text:p>
          </table:table-cell>
          <table:table-cell office:value-type="date" office:date-value="1983-09-25" calcext:value-type="date">
            <text:p>25/09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8.188" calcext:value-type="float">
            <text:p>8,1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27250" calcext:value-type="float">
            <text:p>10527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GABC</text:p>
          </table:table-cell>
          <table:table-cell office:value-type="string" calcext:value-type="string">
            <text:p>MAHMOUD</text:p>
          </table:table-cell>
          <table:table-cell office:value-type="date" office:date-value="1978-12-05" calcext:value-type="date">
            <text:p>05/12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745" calcext:value-type="float">
            <text:p>12,7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3182" calcext:value-type="float">
            <text:p>114431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UABC</text:p>
          </table:table-cell>
          <table:table-cell office:value-type="string" calcext:value-type="string">
            <text:p>YING</text:p>
          </table:table-cell>
          <table:table-cell office:value-type="date" office:date-value="1985-06-21" calcext:value-type="date">
            <text:p>21/06/1985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095" calcext:value-type="float">
            <text:p>10,0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0911" calcext:value-type="float">
            <text:p>100609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LAURE</text:p>
          </table:table-cell>
          <table:table-cell office:value-type="date" office:date-value="1986-06-09" calcext:value-type="date">
            <text:p>09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0877" calcext:value-type="float">
            <text:p>114508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ESTELLE</text:p>
          </table:table-cell>
          <table:table-cell office:value-type="date" office:date-value="1965-10-27" calcext:value-type="date">
            <text:p>27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86" calcext:value-type="float">
            <text:p>12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6902" calcext:value-type="float">
            <text:p>95969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MIABC</text:p>
          </table:table-cell>
          <table:table-cell office:value-type="string" calcext:value-type="string">
            <text:p>RYM</text:p>
          </table:table-cell>
          <table:table-cell office:value-type="date" office:date-value="1979-01-29" calcext:value-type="date">
            <text:p>29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2.148" calcext:value-type="float">
            <text:p>12,1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0193" calcext:value-type="float">
            <text:p>10220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AABC</text:p>
          </table:table-cell>
          <table:table-cell office:value-type="string" calcext:value-type="string">
            <text:p>MOURAD</text:p>
          </table:table-cell>
          <table:table-cell office:value-type="date" office:date-value="1986-08-19" calcext:value-type="date">
            <text:p>19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86" calcext:value-type="float">
            <text:p>14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8494" calcext:value-type="float">
            <text:p>103884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FRABC</text:p>
          </table:table-cell>
          <table:table-cell office:value-type="string" calcext:value-type="string">
            <text:p>KEVIN</text:p>
          </table:table-cell>
          <table:table-cell office:value-type="date" office:date-value="1980-12-10" calcext:value-type="date">
            <text:p>10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8.81" calcext:value-type="float">
            <text:p>8,81</text:p>
          </table:table-cell>
          <table:table-cell office:value-type="string" calcext:value-type="string">
            <text:p>AJ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0501011" calcext:value-type="float">
            <text:p>105010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GLIABC</text:p>
          </table:table-cell>
          <table:table-cell office:value-type="string" calcext:value-type="string">
            <text:p>CHRISTOPHE</text:p>
          </table:table-cell>
          <table:table-cell office:value-type="date" office:date-value="1971-11-30" calcext:value-type="date">
            <text:p>30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092" calcext:value-type="float">
            <text:p>10,0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2966" calcext:value-type="float">
            <text:p>113429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LABC</text:p>
          </table:table-cell>
          <table:table-cell office:value-type="string" calcext:value-type="string">
            <text:p>NICOLAS</text:p>
          </table:table-cell>
          <table:table-cell office:value-type="date" office:date-value="1966-01-30" calcext:value-type="date">
            <text:p>30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0.84" calcext:value-type="float">
            <text:p>10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8146" calcext:value-type="float">
            <text:p>99381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VOUABC</text:p>
          </table:table-cell>
          <table:table-cell office:value-type="string" calcext:value-type="string">
            <text:p>ADRIEN</text:p>
          </table:table-cell>
          <table:table-cell office:value-type="date" office:date-value="1978-04-24" calcext:value-type="date">
            <text:p>24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9325610" calcext:value-type="float">
            <text:p>93256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DJOABC</text:p>
          </table:table-cell>
          <table:table-cell office:value-type="string" calcext:value-type="string">
            <text:p>IDIR</text:p>
          </table:table-cell>
          <table:table-cell office:value-type="date" office:date-value="1980-12-11" calcext:value-type="date">
            <text:p>11/12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54" calcext:value-type="float">
            <text:p>13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1380" calcext:value-type="float">
            <text:p>91413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VESABC</text:p>
          </table:table-cell>
          <table:table-cell office:value-type="string" calcext:value-type="string">
            <text:p>MICKAEL</text:p>
          </table:table-cell>
          <table:table-cell office:value-type="date" office:date-value="1985-01-26" calcext:value-type="date">
            <text:p>26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17" calcext:value-type="float">
            <text:p>13,17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1129926" calcext:value-type="float">
            <text:p>111299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HAITHEM</text:p>
          </table:table-cell>
          <table:table-cell office:value-type="date" office:date-value="1983-01-31" calcext:value-type="date">
            <text:p>31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MAT</text:p>
          </table:table-cell>
          <table:table-cell office:value-type="string" calcext:value-type="string">
            <text:p>Lic Mathematiques an3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45345" calcext:value-type="float">
            <text:p>10045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BRIABC</text:p>
          </table:table-cell>
          <table:table-cell office:value-type="string" calcext:value-type="string">
            <text:p>SAMIR</text:p>
          </table:table-cell>
          <table:table-cell office:value-type="date" office:date-value="1972-01-24" calcext:value-type="date">
            <text:p>24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729" calcext:value-type="float">
            <text:p>11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1426" calcext:value-type="float">
            <text:p>8981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KLABC</text:p>
          </table:table-cell>
          <table:table-cell office:value-type="string" calcext:value-type="string">
            <text:p>BERANI</text:p>
          </table:table-cell>
          <table:table-cell office:value-type="date" office:date-value="1981-09-28" calcext:value-type="date">
            <text:p>28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57" calcext:value-type="float">
            <text:p>13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8250" calcext:value-type="float">
            <text:p>98482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NABC</text:p>
          </table:table-cell>
          <table:table-cell office:value-type="string" calcext:value-type="string">
            <text:p>DEBORAH</text:p>
          </table:table-cell>
          <table:table-cell office:value-type="date" office:date-value="1980-01-24" calcext:value-type="date">
            <text:p>24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411" calcext:value-type="float">
            <text:p>11,4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1549" calcext:value-type="float">
            <text:p>92915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HERVE</text:p>
          </table:table-cell>
          <table:table-cell office:value-type="date" office:date-value="1974-08-14" calcext:value-type="date">
            <text:p>14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1.008" calcext:value-type="float">
            <text:p>11,0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27378" calcext:value-type="float">
            <text:p>113273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FRABC</text:p>
          </table:table-cell>
          <table:table-cell office:value-type="string" calcext:value-type="string">
            <text:p>ESKANDER</text:p>
          </table:table-cell>
          <table:table-cell office:value-type="date" office:date-value="1970-01-22" calcext:value-type="date">
            <text:p>22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MAR</text:p>
          </table:table-cell>
          <table:table-cell office:value-type="string" calcext:value-type="string">
            <text:p>Master1 Marketing</text:p>
          </table:table-cell>
          <table:table-cell office:value-type="float" office:value="3.219" calcext:value-type="float">
            <text:p>3,2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62191" calcext:value-type="float">
            <text:p>11162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IFABC</text:p>
          </table:table-cell>
          <table:table-cell office:value-type="string" calcext:value-type="string">
            <text:p>KELIMA</text:p>
          </table:table-cell>
          <table:table-cell office:value-type="date" office:date-value="1970-02-10" calcext:value-type="date">
            <text:p>10/02/1970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D3AEE</text:p>
          </table:table-cell>
          <table:table-cell office:value-type="string" calcext:value-type="string">
            <text:p>Lic AES an3 Entreprise</text:p>
          </table:table-cell>
          <table:table-cell office:value-type="float" office:value="10.371" calcext:value-type="float">
            <text:p>10,3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8829" calcext:value-type="float">
            <text:p>106288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USABC</text:p>
          </table:table-cell>
          <table:table-cell office:value-type="string" calcext:value-type="string">
            <text:p>AURELIE</text:p>
          </table:table-cell>
          <table:table-cell office:value-type="date" office:date-value="1972-11-26" calcext:value-type="date">
            <text:p>26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A</text:p>
          </table:table-cell>
          <table:table-cell office:value-type="string" calcext:value-type="string">
            <text:p>Master1 Metiers ensg Angl</text:p>
          </table:table-cell>
          <table:table-cell office:value-type="float" office:value="9.875" calcext:value-type="float">
            <text:p>9,8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9625" calcext:value-type="float">
            <text:p>100296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FLORIAN</text:p>
          </table:table-cell>
          <table:table-cell office:value-type="date" office:date-value="1969-11-23" calcext:value-type="date">
            <text:p>23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57844" calcext:value-type="float">
            <text:p>10657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FLORIAN</text:p>
          </table:table-cell>
          <table:table-cell office:value-type="date" office:date-value="1971-12-24" calcext:value-type="date">
            <text:p>24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7.13" calcext:value-type="float">
            <text:p>7,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17241" calcext:value-type="float">
            <text:p>9217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TABC</text:p>
          </table:table-cell>
          <table:table-cell office:value-type="string" calcext:value-type="string">
            <text:p>AURELIEN</text:p>
          </table:table-cell>
          <table:table-cell office:value-type="date" office:date-value="1969-04-06" calcext:value-type="date">
            <text:p>06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4.14" calcext:value-type="float">
            <text:p>14,14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53358" calcext:value-type="float">
            <text:p>11253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NABC</text:p>
          </table:table-cell>
          <table:table-cell office:value-type="string" calcext:value-type="string">
            <text:p>VALERIE</text:p>
          </table:table-cell>
          <table:table-cell office:value-type="date" office:date-value="1983-04-12" calcext:value-type="date">
            <text:p>12/04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91" calcext:value-type="float">
            <text:p>13,91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355205" calcext:value-type="float">
            <text:p>103552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IABC</text:p>
          </table:table-cell>
          <table:table-cell office:value-type="string" calcext:value-type="string">
            <text:p>LEILA</text:p>
          </table:table-cell>
          <table:table-cell office:value-type="date" office:date-value="1983-06-13" calcext:value-type="date">
            <text:p>13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0.138" calcext:value-type="float">
            <text:p>10,1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9553" calcext:value-type="float">
            <text:p>9249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IABC</text:p>
          </table:table-cell>
          <table:table-cell office:value-type="string" calcext:value-type="string">
            <text:p>LEILA</text:p>
          </table:table-cell>
          <table:table-cell office:value-type="date" office:date-value="1968-08-23" calcext:value-type="date">
            <text:p>23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0.788" calcext:value-type="float">
            <text:p>10,7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85129" calcext:value-type="float">
            <text:p>11185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THI NGOC HAN</text:p>
          </table:table-cell>
          <table:table-cell office:value-type="date" office:date-value="1986-09-02" calcext:value-type="date">
            <text:p>02/09/1986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9.26" calcext:value-type="float">
            <text:p>9,2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714115" calcext:value-type="float">
            <text:p>10714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THI NGOC HAN</text:p>
          </table:table-cell>
          <table:table-cell office:value-type="date" office:date-value="1981-10-24" calcext:value-type="date">
            <text:p>24/10/1981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0.27" calcext:value-type="float">
            <text:p>10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3853" calcext:value-type="float">
            <text:p>106838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ANAIS</text:p>
          </table:table-cell>
          <table:table-cell office:value-type="date" office:date-value="1986-10-05" calcext:value-type="date">
            <text:p>05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3246" calcext:value-type="float">
            <text:p>9643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OABC</text:p>
          </table:table-cell>
          <table:table-cell office:value-type="string" calcext:value-type="string">
            <text:p>NELLY</text:p>
          </table:table-cell>
          <table:table-cell office:value-type="date" office:date-value="1982-01-27" calcext:value-type="date">
            <text:p>27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302" calcext:value-type="float">
            <text:p>8,3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0097" calcext:value-type="float">
            <text:p>99600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OABC</text:p>
          </table:table-cell>
          <table:table-cell office:value-type="string" calcext:value-type="string">
            <text:p>NELLY</text:p>
          </table:table-cell>
          <table:table-cell office:value-type="date" office:date-value="1980-12-30" calcext:value-type="date">
            <text:p>30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927" calcext:value-type="float">
            <text:p>8,92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410990" calcext:value-type="float">
            <text:p>104109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IMAD</text:p>
          </table:table-cell>
          <table:table-cell office:value-type="date" office:date-value="1971-02-28" calcext:value-type="date">
            <text:p>28/0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5.157" calcext:value-type="float">
            <text:p>5,1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5858" calcext:value-type="float">
            <text:p>10615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BAABC</text:p>
          </table:table-cell>
          <table:table-cell office:value-type="string" calcext:value-type="string">
            <text:p>IMAD</text:p>
          </table:table-cell>
          <table:table-cell office:value-type="date" office:date-value="1974-01-29" calcext:value-type="date">
            <text:p>29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5.591" calcext:value-type="float">
            <text:p>5,5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62970" calcext:value-type="float">
            <text:p>104629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DRABC</text:p>
          </table:table-cell>
          <table:table-cell office:value-type="string" calcext:value-type="string">
            <text:p>BENOIT</text:p>
          </table:table-cell>
          <table:table-cell office:value-type="date" office:date-value="1983-09-07" calcext:value-type="date">
            <text:p>07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8.151" calcext:value-type="float">
            <text:p>8,15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73554" calcext:value-type="float">
            <text:p>102735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DRABC</text:p>
          </table:table-cell>
          <table:table-cell office:value-type="string" calcext:value-type="string">
            <text:p>BENOIT</text:p>
          </table:table-cell>
          <table:table-cell office:value-type="date" office:date-value="1981-09-30" calcext:value-type="date">
            <text:p>30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626" calcext:value-type="float">
            <text:p>9,6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7970" calcext:value-type="float">
            <text:p>93979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CLAIRE</text:p>
          </table:table-cell>
          <table:table-cell office:value-type="date" office:date-value="1970-03-18" calcext:value-type="date">
            <text:p>18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IC</text:p>
          </table:table-cell>
          <table:table-cell office:value-type="string" calcext:value-type="string">
            <text:p>Master1 Innovation en com</text:p>
          </table:table-cell>
          <table:table-cell office:value-type="float" office:value="7.528" calcext:value-type="float">
            <text:p>7,5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09043" calcext:value-type="float">
            <text:p>9909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CLAIRE</text:p>
          </table:table-cell>
          <table:table-cell office:value-type="date" office:date-value="1970-09-24" calcext:value-type="date">
            <text:p>24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IC</text:p>
          </table:table-cell>
          <table:table-cell office:value-type="string" calcext:value-type="string">
            <text:p>Master1 Innovation en com</text:p>
          </table:table-cell>
          <table:table-cell office:value-type="float" office:value="12.75" calcext:value-type="float">
            <text:p>12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5564" calcext:value-type="float">
            <text:p>103855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KRABC</text:p>
          </table:table-cell>
          <table:table-cell office:value-type="string" calcext:value-type="string">
            <text:p>SABRIA</text:p>
          </table:table-cell>
          <table:table-cell office:value-type="date" office:date-value="1978-11-05" calcext:value-type="date">
            <text:p>05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477" calcext:value-type="float">
            <text:p>12,4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4184" calcext:value-type="float">
            <text:p>105941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AOABC</text:p>
          </table:table-cell>
          <table:table-cell office:value-type="string" calcext:value-type="string">
            <text:p>YASSINE</text:p>
          </table:table-cell>
          <table:table-cell office:value-type="date" office:date-value="1983-02-01" calcext:value-type="date">
            <text:p>01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66" calcext:value-type="float">
            <text:p>11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5602" calcext:value-type="float">
            <text:p>90756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DDABC</text:p>
          </table:table-cell>
          <table:table-cell office:value-type="string" calcext:value-type="string">
            <text:p>ANTAR</text:p>
          </table:table-cell>
          <table:table-cell office:value-type="date" office:date-value="1982-02-01" calcext:value-type="date">
            <text:p>01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.347" calcext:value-type="float">
            <text:p>1,3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83017" calcext:value-type="float">
            <text:p>98830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DDABC</text:p>
          </table:table-cell>
          <table:table-cell office:value-type="string" calcext:value-type="string">
            <text:p>ANTAR</text:p>
          </table:table-cell>
          <table:table-cell office:value-type="date" office:date-value="1979-01-18" calcext:value-type="date">
            <text:p>18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16582" calcext:value-type="float">
            <text:p>10416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TABC</text:p>
          </table:table-cell>
          <table:table-cell office:value-type="string" calcext:value-type="string">
            <text:p>MADIARA</text:p>
          </table:table-cell>
          <table:table-cell office:value-type="date" office:date-value="1973-01-16" calcext:value-type="date">
            <text:p>16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9.132" calcext:value-type="float">
            <text:p>9,13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2007" calcext:value-type="float">
            <text:p>9492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UDABC</text:p>
          </table:table-cell>
          <table:table-cell office:value-type="string" calcext:value-type="string">
            <text:p>CYNTHIA</text:p>
          </table:table-cell>
          <table:table-cell office:value-type="date" office:date-value="1968-11-01" calcext:value-type="date">
            <text:p>01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458" calcext:value-type="float">
            <text:p>13,4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4711" calcext:value-type="float">
            <text:p>97847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BILAL</text:p>
          </table:table-cell>
          <table:table-cell office:value-type="date" office:date-value="1973-09-22" calcext:value-type="date">
            <text:p>22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96" calcext:value-type="float">
            <text:p>14,9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1273067" calcext:value-type="float">
            <text:p>112730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RABC</text:p>
          </table:table-cell>
          <table:table-cell office:value-type="string" calcext:value-type="string">
            <text:p>BENGU</text:p>
          </table:table-cell>
          <table:table-cell office:value-type="date" office:date-value="1987-03-22" calcext:value-type="date">
            <text:p>22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58" calcext:value-type="float">
            <text:p>10,0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7247" calcext:value-type="float">
            <text:p>105572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IRABC</text:p>
          </table:table-cell>
          <table:table-cell office:value-type="string" calcext:value-type="string">
            <text:p>BENGU</text:p>
          </table:table-cell>
          <table:table-cell office:value-type="date" office:date-value="1978-05-13" calcext:value-type="date">
            <text:p>13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10.058" calcext:value-type="float">
            <text:p>10,058</text:p>
          </table:table-cell>
          <table:table-cell table:number-columns-repeated="1014"/>
        </table:table-row>
        <table:table-row table:style-name="ro1">
          <table:table-cell office:value-type="float" office:value="11247875" calcext:value-type="float">
            <text:p>112478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FATOUMATA</text:p>
          </table:table-cell>
          <table:table-cell office:value-type="date" office:date-value="1967-10-23" calcext:value-type="date">
            <text:p>23/10/196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S3EF2</text:p>
          </table:table-cell>
          <table:table-cell office:value-type="string" calcext:value-type="string">
            <text:p>LIC PRO GPI sp. ESF (AP)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5782" calcext:value-type="float">
            <text:p>105757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KHADIDJA</text:p>
          </table:table-cell>
          <table:table-cell office:value-type="date" office:date-value="1973-06-29" calcext:value-type="date">
            <text:p>29/06/19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9.824" calcext:value-type="float">
            <text:p>9,824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716020" calcext:value-type="float">
            <text:p>10716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MANABC</text:p>
          </table:table-cell>
          <table:table-cell office:value-type="string" calcext:value-type="string">
            <text:p>KHADIDJA</text:p>
          </table:table-cell>
          <table:table-cell office:value-type="date" office:date-value="1971-05-14" calcext:value-type="date">
            <text:p>14/05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1SSS</text:p>
          </table:table-cell>
          <table:table-cell office:value-type="string" calcext:value-type="string">
            <text:p>Lic Sante et Sc Soc an1</text:p>
          </table:table-cell>
          <table:table-cell office:value-type="float" office:value="9.89" calcext:value-type="float">
            <text:p>9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4261" calcext:value-type="float">
            <text:p>89642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IABC</text:p>
          </table:table-cell>
          <table:table-cell office:value-type="string" calcext:value-type="string">
            <text:p>ALEKSANDRA</text:p>
          </table:table-cell>
          <table:table-cell office:value-type="date" office:date-value="1986-02-11" calcext:value-type="date">
            <text:p>11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963" calcext:value-type="float">
            <text:p>13,9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9641" calcext:value-type="float">
            <text:p>91096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NABIL</text:p>
          </table:table-cell>
          <table:table-cell office:value-type="date" office:date-value="1976-07-27" calcext:value-type="date">
            <text:p>27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26068" calcext:value-type="float">
            <text:p>112260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PAABC</text:p>
          </table:table-cell>
          <table:table-cell office:value-type="string" calcext:value-type="string">
            <text:p>JAIME</text:p>
          </table:table-cell>
          <table:table-cell office:value-type="date" office:date-value="1982-05-11" calcext:value-type="date">
            <text:p>11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9.93" calcext:value-type="float">
            <text:p>9,93</text:p>
          </table:table-cell>
          <table:table-cell office:value-type="string" calcext:value-type="string">
            <text:p>AJ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float" office:value="10114863" calcext:value-type="float">
            <text:p>101148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CECILIA</text:p>
          </table:table-cell>
          <table:table-cell office:value-type="date" office:date-value="1982-09-07" calcext:value-type="date">
            <text:p>07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37" calcext:value-type="float">
            <text:p>13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6882" calcext:value-type="float">
            <text:p>111268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EABC</text:p>
          </table:table-cell>
          <table:table-cell office:value-type="string" calcext:value-type="string">
            <text:p>CHLOE</text:p>
          </table:table-cell>
          <table:table-cell office:value-type="date" office:date-value="1972-12-15" calcext:value-type="date">
            <text:p>15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9.734" calcext:value-type="float">
            <text:p>9,7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00246" calcext:value-type="float">
            <text:p>9100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EABC</text:p>
          </table:table-cell>
          <table:table-cell office:value-type="string" calcext:value-type="string">
            <text:p>CHLOE</text:p>
          </table:table-cell>
          <table:table-cell office:value-type="date" office:date-value="1978-08-16" calcext:value-type="date">
            <text:p>16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609" calcext:value-type="float">
            <text:p>13,6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10981" calcext:value-type="float">
            <text:p>91109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AABC</text:p>
          </table:table-cell>
          <table:table-cell office:value-type="string" calcext:value-type="string">
            <text:p>CAROLINE</text:p>
          </table:table-cell>
          <table:table-cell office:value-type="date" office:date-value="1973-10-19" calcext:value-type="date">
            <text:p>19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6" calcext:value-type="float">
            <text:p>13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3947" calcext:value-type="float">
            <text:p>113739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ELABC</text:p>
          </table:table-cell>
          <table:table-cell office:value-type="string" calcext:value-type="string">
            <text:p>GAELLE</text:p>
          </table:table-cell>
          <table:table-cell office:value-type="date" office:date-value="1983-06-25" calcext:value-type="date">
            <text:p>2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8.896" calcext:value-type="float">
            <text:p>8,8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35570" calcext:value-type="float">
            <text:p>99355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MABC</text:p>
          </table:table-cell>
          <table:table-cell office:value-type="string" calcext:value-type="string">
            <text:p>YOUSSEF</text:p>
          </table:table-cell>
          <table:table-cell office:value-type="date" office:date-value="1975-11-14" calcext:value-type="date">
            <text:p>14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1436353" calcext:value-type="float">
            <text:p>11436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MARJORIE</text:p>
          </table:table-cell>
          <table:table-cell office:value-type="date" office:date-value="1970-06-09" calcext:value-type="date">
            <text:p>09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5.25" calcext:value-type="float">
            <text:p>5,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0565" calcext:value-type="float">
            <text:p>93705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TAABC</text:p>
          </table:table-cell>
          <table:table-cell office:value-type="string" calcext:value-type="string">
            <text:p>MARJORIE</text:p>
          </table:table-cell>
          <table:table-cell office:value-type="date" office:date-value="1983-09-29" calcext:value-type="date">
            <text:p>29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8.063" calcext:value-type="float">
            <text:p>8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82520" calcext:value-type="float">
            <text:p>9682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ADABC</text:p>
          </table:table-cell>
          <table:table-cell office:value-type="string" calcext:value-type="string">
            <text:p>EDDYSSON</text:p>
          </table:table-cell>
          <table:table-cell office:value-type="date" office:date-value="1987-07-25" calcext:value-type="date">
            <text:p>25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049" calcext:value-type="float">
            <text:p>14,0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9553" calcext:value-type="float">
            <text:p>10179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LAABC</text:p>
          </table:table-cell>
          <table:table-cell office:value-type="string" calcext:value-type="string">
            <text:p>NADIA</text:p>
          </table:table-cell>
          <table:table-cell office:value-type="date" office:date-value="1981-03-18" calcext:value-type="date">
            <text:p>18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6.031" calcext:value-type="float">
            <text:p>6,0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2979" calcext:value-type="float">
            <text:p>10482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VIRGINIE</text:p>
          </table:table-cell>
          <table:table-cell office:value-type="date" office:date-value="1981-12-16" calcext:value-type="date">
            <text:p>16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532889" calcext:value-type="float">
            <text:p>9532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VIRGINIE</text:p>
          </table:table-cell>
          <table:table-cell office:value-type="date" office:date-value="1967-10-11" calcext:value-type="date">
            <text:p>11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4850" calcext:value-type="float">
            <text:p>107448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IBABC</text:p>
          </table:table-cell>
          <table:table-cell office:value-type="string" calcext:value-type="string">
            <text:p>HINDA</text:p>
          </table:table-cell>
          <table:table-cell office:value-type="date" office:date-value="1973-03-01" calcext:value-type="date">
            <text:p>01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3.067" calcext:value-type="float">
            <text:p>13,0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4621" calcext:value-type="float">
            <text:p>11444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LAMABC</text:p>
          </table:table-cell>
          <table:table-cell office:value-type="string" calcext:value-type="string">
            <text:p>ISMAIL</text:p>
          </table:table-cell>
          <table:table-cell office:value-type="date" office:date-value="1981-03-05" calcext:value-type="date">
            <text:p>05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25540" calcext:value-type="float">
            <text:p>99255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ICHABC</text:p>
          </table:table-cell>
          <table:table-cell office:value-type="string" calcext:value-type="string">
            <text:p>SIHAM</text:p>
          </table:table-cell>
          <table:table-cell office:value-type="date" office:date-value="1984-07-04" calcext:value-type="date">
            <text:p>04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11" calcext:value-type="float">
            <text:p>13,1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1478889" calcext:value-type="float">
            <text:p>114788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EYABC</text:p>
          </table:table-cell>
          <table:table-cell office:value-type="string" calcext:value-type="string">
            <text:p>IGOR</text:p>
          </table:table-cell>
          <table:table-cell office:value-type="date" office:date-value="1966-02-03" calcext:value-type="date">
            <text:p>03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18" calcext:value-type="float">
            <text:p>14,1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428088" calcext:value-type="float">
            <text:p>94280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BASSIMA</text:p>
          </table:table-cell>
          <table:table-cell office:value-type="date" office:date-value="1971-12-10" calcext:value-type="date">
            <text:p>10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784" calcext:value-type="float">
            <text:p>13,7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9102" calcext:value-type="float">
            <text:p>9089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ABC</text:p>
          </table:table-cell>
          <table:table-cell office:value-type="string" calcext:value-type="string">
            <text:p>COUMBA</text:p>
          </table:table-cell>
          <table:table-cell office:value-type="date" office:date-value="1965-12-03" calcext:value-type="date">
            <text:p>03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1.114" calcext:value-type="float">
            <text:p>11,1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55488" calcext:value-type="float">
            <text:p>11255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YABC</text:p>
          </table:table-cell>
          <table:table-cell office:value-type="string" calcext:value-type="string">
            <text:p>YANNIS</text:p>
          </table:table-cell>
          <table:table-cell office:value-type="date" office:date-value="1984-09-25" calcext:value-type="date">
            <text:p>25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1.449" calcext:value-type="float">
            <text:p>11,4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69998" calcext:value-type="float">
            <text:p>9369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YABC</text:p>
          </table:table-cell>
          <table:table-cell office:value-type="string" calcext:value-type="string">
            <text:p>YANNIS</text:p>
          </table:table-cell>
          <table:table-cell office:value-type="date" office:date-value="1966-04-01" calcext:value-type="date">
            <text:p>01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842" calcext:value-type="float">
            <text:p>12,8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0438" calcext:value-type="float">
            <text:p>10490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GABC</text:p>
          </table:table-cell>
          <table:table-cell office:value-type="string" calcext:value-type="string">
            <text:p>MORGANE</text:p>
          </table:table-cell>
          <table:table-cell office:value-type="date" office:date-value="1968-06-16" calcext:value-type="date">
            <text:p>16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C</text:p>
          </table:table-cell>
          <table:table-cell office:value-type="string" calcext:value-type="string">
            <text:p>Master1 CARIAF par ensg</text:p>
          </table:table-cell>
          <table:table-cell office:value-type="float" office:value="12.167" calcext:value-type="float">
            <text:p>12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0473" calcext:value-type="float">
            <text:p>10860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GRABC</text:p>
          </table:table-cell>
          <table:table-cell office:value-type="string" calcext:value-type="string">
            <text:p>MARINE</text:p>
          </table:table-cell>
          <table:table-cell office:value-type="date" office:date-value="1966-02-17" calcext:value-type="date">
            <text:p>17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3.015" calcext:value-type="float">
            <text:p>13,0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29690" calcext:value-type="float">
            <text:p>89296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SEIF</text:p>
          </table:table-cell>
          <table:table-cell office:value-type="date" office:date-value="1975-09-27" calcext:value-type="date">
            <text:p>27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59" calcext:value-type="float">
            <text:p>13,59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323305" calcext:value-type="float">
            <text:p>93233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MALIKA</text:p>
          </table:table-cell>
          <table:table-cell office:value-type="date" office:date-value="1977-04-23" calcext:value-type="date">
            <text:p>23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142" calcext:value-type="float">
            <text:p>11,1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8491" calcext:value-type="float">
            <text:p>105684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HAABC</text:p>
          </table:table-cell>
          <table:table-cell office:value-type="string" calcext:value-type="string">
            <text:p>RANI PUJA</text:p>
          </table:table-cell>
          <table:table-cell office:value-type="date" office:date-value="1970-03-14" calcext:value-type="date">
            <text:p>14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37596" calcext:value-type="float">
            <text:p>103375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MONABC</text:p>
          </table:table-cell>
          <table:table-cell office:value-type="string" calcext:value-type="string">
            <text:p>STEPHANE</text:p>
          </table:table-cell>
          <table:table-cell office:value-type="date" office:date-value="1983-11-24" calcext:value-type="date">
            <text:p>24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5" calcext:value-type="float">
            <text:p>7,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92802" calcext:value-type="float">
            <text:p>107928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MONABC</text:p>
          </table:table-cell>
          <table:table-cell office:value-type="string" calcext:value-type="string">
            <text:p>STEPHANE</text:p>
          </table:table-cell>
          <table:table-cell office:value-type="date" office:date-value="1984-02-17" calcext:value-type="date">
            <text:p>17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501359" calcext:value-type="float">
            <text:p>9501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RRABC</text:p>
          </table:table-cell>
          <table:table-cell office:value-type="string" calcext:value-type="string">
            <text:p>ISSAKA</text:p>
          </table:table-cell>
          <table:table-cell office:value-type="date" office:date-value="1977-09-27" calcext:value-type="date">
            <text:p>27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</text:p>
          </table:table-cell>
          <table:table-cell office:value-type="string" calcext:value-type="string">
            <text:p>LIC PRO MDO AUDIT</text:p>
          </table:table-cell>
          <table:table-cell office:value-type="float" office:value="10.415" calcext:value-type="float">
            <text:p>10,4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4112" calcext:value-type="float">
            <text:p>90441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NABC</text:p>
          </table:table-cell>
          <table:table-cell office:value-type="string" calcext:value-type="string">
            <text:p>MARINE</text:p>
          </table:table-cell>
          <table:table-cell office:value-type="date" office:date-value="1966-04-29" calcext:value-type="date">
            <text:p>29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TS</text:p>
          </table:table-cell>
          <table:table-cell office:value-type="string" calcext:value-type="string">
            <text:p>Master2Pro Psycho-PTS</text:p>
          </table:table-cell>
          <table:table-cell office:value-type="float" office:value="14.185" calcext:value-type="float">
            <text:p>14,1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7270" calcext:value-type="float">
            <text:p>97072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MABC</text:p>
          </table:table-cell>
          <table:table-cell office:value-type="string" calcext:value-type="string">
            <text:p>CHRISTINA</text:p>
          </table:table-cell>
          <table:table-cell office:value-type="date" office:date-value="1976-07-22" calcext:value-type="date">
            <text:p>22/07/1976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304" calcext:value-type="float">
            <text:p>13,3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80863" calcext:value-type="float">
            <text:p>104808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IEABC</text:p>
          </table:table-cell>
          <table:table-cell office:value-type="string" calcext:value-type="string">
            <text:p>MAUD</text:p>
          </table:table-cell>
          <table:table-cell office:value-type="date" office:date-value="1981-04-16" calcext:value-type="date">
            <text:p>16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6" calcext:value-type="float">
            <text:p>16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15713" calcext:value-type="float">
            <text:p>96157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ARABC</text:p>
          </table:table-cell>
          <table:table-cell office:value-type="string" calcext:value-type="string">
            <text:p>KELTOUMA</text:p>
          </table:table-cell>
          <table:table-cell office:value-type="date" office:date-value="1978-11-30" calcext:value-type="date">
            <text:p>30/11/19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D3AEP</text:p>
          </table:table-cell>
          <table:table-cell office:value-type="string" calcext:value-type="string">
            <text:p>Lic AES an3 Admin Publiqu</text:p>
          </table:table-cell>
          <table:table-cell office:value-type="float" office:value="11.035" calcext:value-type="float">
            <text:p>11,0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7910" calcext:value-type="float">
            <text:p>99379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ULABC</text:p>
          </table:table-cell>
          <table:table-cell office:value-type="string" calcext:value-type="string">
            <text:p>ROLAND</text:p>
          </table:table-cell>
          <table:table-cell office:value-type="date" office:date-value="1985-10-09" calcext:value-type="date">
            <text:p>09/10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711" calcext:value-type="float">
            <text:p>11,7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7806" calcext:value-type="float">
            <text:p>9927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JAMEL</text:p>
          </table:table-cell>
          <table:table-cell office:value-type="date" office:date-value="1982-07-02" calcext:value-type="date">
            <text:p>02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213" calcext:value-type="float">
            <text:p>12,2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8795" calcext:value-type="float">
            <text:p>106087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ICABC</text:p>
          </table:table-cell>
          <table:table-cell office:value-type="string" calcext:value-type="string">
            <text:p>SAMY</text:p>
          </table:table-cell>
          <table:table-cell office:value-type="date" office:date-value="1980-06-20" calcext:value-type="date">
            <text:p>20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652" calcext:value-type="float">
            <text:p>12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3972" calcext:value-type="float">
            <text:p>8933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NEABC</text:p>
          </table:table-cell>
          <table:table-cell office:value-type="string" calcext:value-type="string">
            <text:p>WILHELM</text:p>
          </table:table-cell>
          <table:table-cell office:value-type="date" office:date-value="1967-01-02" calcext:value-type="date">
            <text:p>02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10612923" calcext:value-type="float">
            <text:p>106129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FAYROUSE</text:p>
          </table:table-cell>
          <table:table-cell office:value-type="date" office:date-value="1983-06-24" calcext:value-type="date">
            <text:p>24/06/1983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OGOL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238" calcext:value-type="float">
            <text:p>10,2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9851" calcext:value-type="float">
            <text:p>95298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CHRISTOPHE</text:p>
          </table:table-cell>
          <table:table-cell office:value-type="date" office:date-value="1970-06-20" calcext:value-type="date">
            <text:p>20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.02" calcext:value-type="float">
            <text:p>14,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9881588" calcext:value-type="float">
            <text:p>98815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GABC</text:p>
          </table:table-cell>
          <table:table-cell office:value-type="string" calcext:value-type="string">
            <text:p>LEILA</text:p>
          </table:table-cell>
          <table:table-cell office:value-type="date" office:date-value="1978-09-19" calcext:value-type="date">
            <text:p>19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8313" calcext:value-type="float">
            <text:p>108183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OUABC</text:p>
          </table:table-cell>
          <table:table-cell office:value-type="string" calcext:value-type="string">
            <text:p>VINCENT</text:p>
          </table:table-cell>
          <table:table-cell office:value-type="date" office:date-value="1974-10-22" calcext:value-type="date">
            <text:p>22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006" calcext:value-type="float">
            <text:p>12,0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7494" calcext:value-type="float">
            <text:p>98474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ANABC</text:p>
          </table:table-cell>
          <table:table-cell office:value-type="string" calcext:value-type="string">
            <text:p>MICHAEL</text:p>
          </table:table-cell>
          <table:table-cell office:value-type="date" office:date-value="1984-05-08" calcext:value-type="date">
            <text:p>08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9.03" calcext:value-type="float">
            <text:p>9,03</text:p>
          </table:table-cell>
          <table:table-cell office:value-type="string" calcext:value-type="string">
            <text:p>AJ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0441422" calcext:value-type="float">
            <text:p>104414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GNABC</text:p>
          </table:table-cell>
          <table:table-cell office:value-type="string" calcext:value-type="string">
            <text:p>CELIA</text:p>
          </table:table-cell>
          <table:table-cell office:value-type="date" office:date-value="1978-07-29" calcext:value-type="date">
            <text:p>29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5.022" calcext:value-type="float">
            <text:p>15,0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0694" calcext:value-type="float">
            <text:p>108706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SHABC</text:p>
          </table:table-cell>
          <table:table-cell office:value-type="string" calcext:value-type="string">
            <text:p>SHAHRZAD</text:p>
          </table:table-cell>
          <table:table-cell office:value-type="date" office:date-value="1978-02-28" calcext:value-type="date">
            <text:p>28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6" calcext:value-type="float">
            <text:p>12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9651" calcext:value-type="float">
            <text:p>107496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OABC</text:p>
          </table:table-cell>
          <table:table-cell office:value-type="string" calcext:value-type="string">
            <text:p>MARION</text:p>
          </table:table-cell>
          <table:table-cell office:value-type="date" office:date-value="1977-05-04" calcext:value-type="date">
            <text:p>04/05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4719" calcext:value-type="float">
            <text:p>102847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MABC</text:p>
          </table:table-cell>
          <table:table-cell office:value-type="string" calcext:value-type="string">
            <text:p>APARNA</text:p>
          </table:table-cell>
          <table:table-cell office:value-type="date" office:date-value="1977-02-09" calcext:value-type="date">
            <text:p>09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884317" calcext:value-type="float">
            <text:p>98843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NABC</text:p>
          </table:table-cell>
          <table:table-cell office:value-type="string" calcext:value-type="string">
            <text:p>CELINE</text:p>
          </table:table-cell>
          <table:table-cell office:value-type="date" office:date-value="1971-03-12" calcext:value-type="date">
            <text:p>12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2074" calcext:value-type="float">
            <text:p>113720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INABC</text:p>
          </table:table-cell>
          <table:table-cell office:value-type="string" calcext:value-type="string">
            <text:p>MARIE-ANNE</text:p>
          </table:table-cell>
          <table:table-cell office:value-type="date" office:date-value="1969-06-03" calcext:value-type="date">
            <text:p>03/06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74" calcext:value-type="float">
            <text:p>13,6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39425" calcext:value-type="float">
            <text:p>112394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NABC</text:p>
          </table:table-cell>
          <table:table-cell office:value-type="string" calcext:value-type="string">
            <text:p>STEPHANIE</text:p>
          </table:table-cell>
          <table:table-cell office:value-type="date" office:date-value="1986-03-24" calcext:value-type="date">
            <text:p>24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6" calcext:value-type="float">
            <text:p>13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32263" calcext:value-type="float">
            <text:p>9132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LEABC</text:p>
          </table:table-cell>
          <table:table-cell office:value-type="string" calcext:value-type="string">
            <text:p>MICKAEL</text:p>
          </table:table-cell>
          <table:table-cell office:value-type="date" office:date-value="1976-08-23" calcext:value-type="date">
            <text:p>23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3037" calcext:value-type="float">
            <text:p>99030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OEABC</text:p>
          </table:table-cell>
          <table:table-cell office:value-type="string" calcext:value-type="string">
            <text:p>ROGER</text:p>
          </table:table-cell>
          <table:table-cell office:value-type="date" office:date-value="1986-08-07" calcext:value-type="date">
            <text:p>07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381" calcext:value-type="float">
            <text:p>9,38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7200" calcext:value-type="float">
            <text:p>10777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OEABC</text:p>
          </table:table-cell>
          <table:table-cell office:value-type="string" calcext:value-type="string">
            <text:p>ROGER</text:p>
          </table:table-cell>
          <table:table-cell office:value-type="date" office:date-value="1970-08-26" calcext:value-type="date">
            <text:p>26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10.077" calcext:value-type="float">
            <text:p>10,0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6880" calcext:value-type="float">
            <text:p>90868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LAABC</text:p>
          </table:table-cell>
          <table:table-cell office:value-type="string" calcext:value-type="string">
            <text:p>VANESSA</text:p>
          </table:table-cell>
          <table:table-cell office:value-type="date" office:date-value="1987-01-24" calcext:value-type="date">
            <text:p>24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022" calcext:value-type="float">
            <text:p>14,0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4155" calcext:value-type="float">
            <text:p>103241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A. ABC</text:p>
          </table:table-cell>
          <table:table-cell office:value-type="string" calcext:value-type="string">
            <text:p>SYLVIE</text:p>
          </table:table-cell>
          <table:table-cell office:value-type="date" office:date-value="1979-03-20" calcext:value-type="date">
            <text:p>20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A</text:p>
          </table:table-cell>
          <table:table-cell office:value-type="string" calcext:value-type="string">
            <text:p>Lic LEA Angl-Allemand an3</text:p>
          </table:table-cell>
          <table:table-cell office:value-type="float" office:value="10.507" calcext:value-type="float">
            <text:p>10,5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3487" calcext:value-type="float">
            <text:p>89634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A. ABC</text:p>
          </table:table-cell>
          <table:table-cell office:value-type="string" calcext:value-type="string">
            <text:p>SYLVIE</text:p>
          </table:table-cell>
          <table:table-cell office:value-type="date" office:date-value="1983-05-08" calcext:value-type="date">
            <text:p>08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A</text:p>
          </table:table-cell>
          <table:table-cell office:value-type="string" calcext:value-type="string">
            <text:p>Lic LEA Angl-Allemand an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42063" calcext:value-type="float">
            <text:p>10742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RINABC</text:p>
          </table:table-cell>
          <table:table-cell office:value-type="string" calcext:value-type="string">
            <text:p>AUDREY</text:p>
          </table:table-cell>
          <table:table-cell office:value-type="date" office:date-value="1986-03-17" calcext:value-type="date">
            <text:p>17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4.634" calcext:value-type="float">
            <text:p>14,6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6999" calcext:value-type="float">
            <text:p>104669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ESABC</text:p>
          </table:table-cell>
          <table:table-cell office:value-type="string" calcext:value-type="string">
            <text:p>SILAMPARASHAN</text:p>
          </table:table-cell>
          <table:table-cell office:value-type="date" office:date-value="1984-11-18" calcext:value-type="date">
            <text:p>18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80202" calcext:value-type="float">
            <text:p>96802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INATA</text:p>
          </table:table-cell>
          <table:table-cell office:value-type="date" office:date-value="1969-08-09" calcext:value-type="date">
            <text:p>09/08/1969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0.105" calcext:value-type="float">
            <text:p>0,1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3341" calcext:value-type="float">
            <text:p>99533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ICABC</text:p>
          </table:table-cell>
          <table:table-cell office:value-type="string" calcext:value-type="string">
            <text:p>PHILIPPE</text:p>
          </table:table-cell>
          <table:table-cell office:value-type="date" office:date-value="1981-05-07" calcext:value-type="date">
            <text:p>07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29" calcext:value-type="float">
            <text:p>10,2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2750" calcext:value-type="float">
            <text:p>95027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DABC</text:p>
          </table:table-cell>
          <table:table-cell office:value-type="string" calcext:value-type="string">
            <text:p>KHIR DIN</text:p>
          </table:table-cell>
          <table:table-cell office:value-type="date" office:date-value="1974-03-24" calcext:value-type="date">
            <text:p>24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3.009" calcext:value-type="float">
            <text:p>13,0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8571" calcext:value-type="float">
            <text:p>111285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LEABC</text:p>
          </table:table-cell>
          <table:table-cell office:value-type="string" calcext:value-type="string">
            <text:p>NICOLAS</text:p>
          </table:table-cell>
          <table:table-cell office:value-type="date" office:date-value="1966-09-25" calcext:value-type="date">
            <text:p>25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3979" calcext:value-type="float">
            <text:p>10343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NAABC</text:p>
          </table:table-cell>
          <table:table-cell office:value-type="string" calcext:value-type="string">
            <text:p>CYNTHIA</text:p>
          </table:table-cell>
          <table:table-cell office:value-type="date" office:date-value="1981-11-16" calcext:value-type="date">
            <text:p>16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8</text:p>
          </table:table-cell>
          <table:table-cell office:value-type="string" calcext:value-type="string">
            <text:p>Master1 Droit affai(CA)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3624" calcext:value-type="float">
            <text:p>105736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MELODY</text:p>
          </table:table-cell>
          <table:table-cell office:value-type="date" office:date-value="1979-08-06" calcext:value-type="date">
            <text:p>06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652" calcext:value-type="float">
            <text:p>14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77536" calcext:value-type="float">
            <text:p>93775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ANABC</text:p>
          </table:table-cell>
          <table:table-cell office:value-type="string" calcext:value-type="string">
            <text:p>FREDERIC</text:p>
          </table:table-cell>
          <table:table-cell office:value-type="date" office:date-value="1971-03-02" calcext:value-type="date">
            <text:p>02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421675" calcext:value-type="float">
            <text:p>9421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IAABC</text:p>
          </table:table-cell>
          <table:table-cell office:value-type="string" calcext:value-type="string">
            <text:p>YASMINA</text:p>
          </table:table-cell>
          <table:table-cell office:value-type="date" office:date-value="1975-04-13" calcext:value-type="date">
            <text:p>13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4.93" calcext:value-type="float">
            <text:p>4,9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38267" calcext:value-type="float">
            <text:p>109382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IAABC</text:p>
          </table:table-cell>
          <table:table-cell office:value-type="string" calcext:value-type="string">
            <text:p>YASMINA</text:p>
          </table:table-cell>
          <table:table-cell office:value-type="date" office:date-value="1969-03-17" calcext:value-type="date">
            <text:p>17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1321" calcext:value-type="float">
            <text:p>114513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ERABC</text:p>
          </table:table-cell>
          <table:table-cell office:value-type="string" calcext:value-type="string">
            <text:p>DERYA</text:p>
          </table:table-cell>
          <table:table-cell office:value-type="date" office:date-value="1978-08-03" calcext:value-type="date">
            <text:p>03/08/1978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5.839" calcext:value-type="float">
            <text:p>5,8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10256" calcext:value-type="float">
            <text:p>11310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ERABC</text:p>
          </table:table-cell>
          <table:table-cell office:value-type="string" calcext:value-type="string">
            <text:p>DERYA</text:p>
          </table:table-cell>
          <table:table-cell office:value-type="date" office:date-value="1977-10-07" calcext:value-type="date">
            <text:p>07/10/1977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1.339" calcext:value-type="float">
            <text:p>11,3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9266" calcext:value-type="float">
            <text:p>112092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MARIE MADELEINE</text:p>
          </table:table-cell>
          <table:table-cell office:value-type="date" office:date-value="1977-06-11" calcext:value-type="date">
            <text:p>11/06/1977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89" calcext:value-type="float">
            <text:p>10,8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91574" calcext:value-type="float">
            <text:p>109915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MARIE MADELEINE</text:p>
          </table:table-cell>
          <table:table-cell office:value-type="date" office:date-value="1975-03-29" calcext:value-type="date">
            <text:p>29/03/1975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6728" calcext:value-type="float">
            <text:p>97367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ADABC</text:p>
          </table:table-cell>
          <table:table-cell office:value-type="string" calcext:value-type="string">
            <text:p>ALLISON</text:p>
          </table:table-cell>
          <table:table-cell office:value-type="date" office:date-value="1969-10-25" calcext:value-type="date">
            <text:p>25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125" calcext:value-type="float">
            <text:p>10,1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8928" calcext:value-type="float">
            <text:p>99489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DOABC</text:p>
          </table:table-cell>
          <table:table-cell office:value-type="string" calcext:value-type="string">
            <text:p>MOHAMED</text:p>
          </table:table-cell>
          <table:table-cell office:value-type="date" office:date-value="1981-08-20" calcext:value-type="date">
            <text:p>20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1600" calcext:value-type="float">
            <text:p>92616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RABC</text:p>
          </table:table-cell>
          <table:table-cell office:value-type="string" calcext:value-type="string">
            <text:p>WUIDED</text:p>
          </table:table-cell>
          <table:table-cell office:value-type="date" office:date-value="1979-08-07" calcext:value-type="date">
            <text:p>07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422" calcext:value-type="float">
            <text:p>14,4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2657" calcext:value-type="float">
            <text:p>95326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NTABC</text:p>
          </table:table-cell>
          <table:table-cell office:value-type="string" calcext:value-type="string">
            <text:p>EDWIGE</text:p>
          </table:table-cell>
          <table:table-cell office:value-type="date" office:date-value="1979-11-13" calcext:value-type="date">
            <text:p>13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11.789" calcext:value-type="float">
            <text:p>11,7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8570" calcext:value-type="float">
            <text:p>93585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MABC</text:p>
          </table:table-cell>
          <table:table-cell office:value-type="string" calcext:value-type="string">
            <text:p>HANANE</text:p>
          </table:table-cell>
          <table:table-cell office:value-type="date" office:date-value="1972-01-02" calcext:value-type="date">
            <text:p>02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47" calcext:value-type="float">
            <text:p>13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6253" calcext:value-type="float">
            <text:p>112962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IGORE</text:p>
          </table:table-cell>
          <table:table-cell office:value-type="date" office:date-value="1966-03-12" calcext:value-type="date">
            <text:p>12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19" calcext:value-type="float">
            <text:p>9,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68568" calcext:value-type="float">
            <text:p>113685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OABC</text:p>
          </table:table-cell>
          <table:table-cell office:value-type="string" calcext:value-type="string">
            <text:p>IGORE</text:p>
          </table:table-cell>
          <table:table-cell office:value-type="date" office:date-value="1986-11-28" calcext:value-type="date">
            <text:p>28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431" calcext:value-type="float">
            <text:p>9,4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59555" calcext:value-type="float">
            <text:p>94595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AABC</text:p>
          </table:table-cell>
          <table:table-cell office:value-type="string" calcext:value-type="string">
            <text:p>GHISLAIN</text:p>
          </table:table-cell>
          <table:table-cell office:value-type="date" office:date-value="1975-07-19" calcext:value-type="date">
            <text:p>19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9.305" calcext:value-type="float">
            <text:p>9,305</text:p>
          </table:table-cell>
          <table:table-cell office:value-type="string" calcext:value-type="string">
            <text:p>AJ</text:p>
          </table:table-cell>
          <table:table-cell office:value-type="float" office:value="97" calcext:value-type="float">
            <text:p>97</text:p>
          </table:table-cell>
          <table:table-cell table:number-columns-repeated="1012"/>
        </table:table-row>
        <table:table-row table:style-name="ro1">
          <table:table-cell office:value-type="float" office:value="10071392" calcext:value-type="float">
            <text:p>100713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AABC</text:p>
          </table:table-cell>
          <table:table-cell office:value-type="string" calcext:value-type="string">
            <text:p>GHISLAIN</text:p>
          </table:table-cell>
          <table:table-cell office:value-type="date" office:date-value="1987-07-24" calcext:value-type="date">
            <text:p>24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1.09" calcext:value-type="float">
            <text:p>11,09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290843" calcext:value-type="float">
            <text:p>92908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ATABC</text:p>
          </table:table-cell>
          <table:table-cell office:value-type="string" calcext:value-type="string">
            <text:p>VANESSA</text:p>
          </table:table-cell>
          <table:table-cell office:value-type="date" office:date-value="1984-09-21" calcext:value-type="date">
            <text:p>21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646" calcext:value-type="float">
            <text:p>9,6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4953" calcext:value-type="float">
            <text:p>95149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ATABC</text:p>
          </table:table-cell>
          <table:table-cell office:value-type="string" calcext:value-type="string">
            <text:p>VANESSA</text:p>
          </table:table-cell>
          <table:table-cell office:value-type="date" office:date-value="1971-10-10" calcext:value-type="date">
            <text:p>10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.604" calcext:value-type="float">
            <text:p>10,6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1873" calcext:value-type="float">
            <text:p>106818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NIABC</text:p>
          </table:table-cell>
          <table:table-cell office:value-type="string" calcext:value-type="string">
            <text:p>ESRA</text:p>
          </table:table-cell>
          <table:table-cell office:value-type="date" office:date-value="1976-12-06" calcext:value-type="date">
            <text:p>06/12/197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0.643" calcext:value-type="float">
            <text:p>0,6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37201" calcext:value-type="float">
            <text:p>114372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MABC</text:p>
          </table:table-cell>
          <table:table-cell office:value-type="string" calcext:value-type="string">
            <text:p>YASMINE</text:p>
          </table:table-cell>
          <table:table-cell office:value-type="date" office:date-value="1969-11-06" calcext:value-type="date">
            <text:p>06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5.56" calcext:value-type="float">
            <text:p>5,5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0347648" calcext:value-type="float">
            <text:p>103476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MABC</text:p>
          </table:table-cell>
          <table:table-cell office:value-type="string" calcext:value-type="string">
            <text:p>YASMINE</text:p>
          </table:table-cell>
          <table:table-cell office:value-type="date" office:date-value="1968-10-27" calcext:value-type="date">
            <text:p>27/10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5.56" calcext:value-type="float">
            <text:p>5,56</text:p>
          </table:table-cell>
          <table:table-cell table:number-columns-repeated="1014"/>
        </table:table-row>
        <table:table-row table:style-name="ro1">
          <table:table-cell office:value-type="float" office:value="9770242" calcext:value-type="float">
            <text:p>97702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ABC</text:p>
          </table:table-cell>
          <table:table-cell office:value-type="string" calcext:value-type="string">
            <text:p>AMANDINE</text:p>
          </table:table-cell>
          <table:table-cell office:value-type="date" office:date-value="1974-12-25" calcext:value-type="date">
            <text:p>25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6.835" calcext:value-type="float">
            <text:p>6,8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96480" calcext:value-type="float">
            <text:p>8996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ABC</text:p>
          </table:table-cell>
          <table:table-cell office:value-type="string" calcext:value-type="string">
            <text:p>AMANDINE</text:p>
          </table:table-cell>
          <table:table-cell office:value-type="date" office:date-value="1967-08-31" calcext:value-type="date">
            <text:p>31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9.157" calcext:value-type="float">
            <text:p>9,1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86617" calcext:value-type="float">
            <text:p>9786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ORABC</text:p>
          </table:table-cell>
          <table:table-cell office:value-type="string" calcext:value-type="string">
            <text:p>GRAZIELLA</text:p>
          </table:table-cell>
          <table:table-cell office:value-type="date" office:date-value="1986-06-16" calcext:value-type="date">
            <text:p>16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504" calcext:value-type="float">
            <text:p>14,5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87680" calcext:value-type="float">
            <text:p>97876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EABC</text:p>
          </table:table-cell>
          <table:table-cell office:value-type="string" calcext:value-type="string">
            <text:p>ADELINE</text:p>
          </table:table-cell>
          <table:table-cell office:value-type="date" office:date-value="1974-09-15" calcext:value-type="date">
            <text:p>15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01" calcext:value-type="float">
            <text:p>12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83369" calcext:value-type="float">
            <text:p>104833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TMAABC</text:p>
          </table:table-cell>
          <table:table-cell office:value-type="string" calcext:value-type="string">
            <text:p>FANNY</text:p>
          </table:table-cell>
          <table:table-cell office:value-type="date" office:date-value="1975-11-19" calcext:value-type="date">
            <text:p>19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3.019" calcext:value-type="float">
            <text:p>13,0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0119" calcext:value-type="float">
            <text:p>10380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NIABC</text:p>
          </table:table-cell>
          <table:table-cell office:value-type="string" calcext:value-type="string">
            <text:p>PAULINE</text:p>
          </table:table-cell>
          <table:table-cell office:value-type="date" office:date-value="1983-06-19" calcext:value-type="date">
            <text:p>19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159" calcext:value-type="float">
            <text:p>13,1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7374" calcext:value-type="float">
            <text:p>10697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AKABC</text:p>
          </table:table-cell>
          <table:table-cell office:value-type="string" calcext:value-type="string">
            <text:p>TARECK</text:p>
          </table:table-cell>
          <table:table-cell office:value-type="date" office:date-value="1976-04-03" calcext:value-type="date">
            <text:p>03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88" calcext:value-type="float">
            <text:p>13,8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1013650" calcext:value-type="float">
            <text:p>110136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NABC</text:p>
          </table:table-cell>
          <table:table-cell office:value-type="string" calcext:value-type="string">
            <text:p>ANNE-LISE</text:p>
          </table:table-cell>
          <table:table-cell office:value-type="date" office:date-value="1980-05-21" calcext:value-type="date">
            <text:p>21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</text:p>
          </table:table-cell>
          <table:table-cell office:value-type="string" calcext:value-type="string">
            <text:p>LIC PRO IS Travail Social</text:p>
          </table:table-cell>
          <table:table-cell office:value-type="float" office:value="11.906" calcext:value-type="float">
            <text:p>11,9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4507" calcext:value-type="float">
            <text:p>95245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AABC</text:p>
          </table:table-cell>
          <table:table-cell office:value-type="string" calcext:value-type="string">
            <text:p>ELODIE</text:p>
          </table:table-cell>
          <table:table-cell office:value-type="date" office:date-value="1967-12-25" calcext:value-type="date">
            <text:p>2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1250" calcext:value-type="float">
            <text:p>108312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IAABC</text:p>
          </table:table-cell>
          <table:table-cell office:value-type="string" calcext:value-type="string">
            <text:p>JENNIFER</text:p>
          </table:table-cell>
          <table:table-cell office:value-type="date" office:date-value="1977-01-12" calcext:value-type="date">
            <text:p>12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3889" calcext:value-type="float">
            <text:p>100338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EABC</text:p>
          </table:table-cell>
          <table:table-cell office:value-type="string" calcext:value-type="string">
            <text:p>FERHAT</text:p>
          </table:table-cell>
          <table:table-cell office:value-type="date" office:date-value="1970-08-30" calcext:value-type="date">
            <text:p>30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3.172" calcext:value-type="float">
            <text:p>3,1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79955" calcext:value-type="float">
            <text:p>103799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EABC</text:p>
          </table:table-cell>
          <table:table-cell office:value-type="string" calcext:value-type="string">
            <text:p>FERHAT</text:p>
          </table:table-cell>
          <table:table-cell office:value-type="date" office:date-value="1972-01-22" calcext:value-type="date">
            <text:p>22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4.104" calcext:value-type="float">
            <text:p>4,1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50516" calcext:value-type="float">
            <text:p>96505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ROABC</text:p>
          </table:table-cell>
          <table:table-cell office:value-type="string" calcext:value-type="string">
            <text:p>AURELIE</text:p>
          </table:table-cell>
          <table:table-cell office:value-type="date" office:date-value="1976-10-25" calcext:value-type="date">
            <text:p>25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ST</text:p>
          </table:table-cell>
          <table:table-cell office:value-type="string" calcext:value-type="string">
            <text:p>LIC PRO IS Travail Social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3849" calcext:value-type="float">
            <text:p>99638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ABC</text:p>
          </table:table-cell>
          <table:table-cell office:value-type="string" calcext:value-type="string">
            <text:p>AMANDINE</text:p>
          </table:table-cell>
          <table:table-cell office:value-type="date" office:date-value="1983-08-13" calcext:value-type="date">
            <text:p>13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681" calcext:value-type="float">
            <text:p>11,6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56421" calcext:value-type="float">
            <text:p>106564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LABC</text:p>
          </table:table-cell>
          <table:table-cell office:value-type="string" calcext:value-type="string">
            <text:p>MYRIAM</text:p>
          </table:table-cell>
          <table:table-cell office:value-type="date" office:date-value="1981-04-08" calcext:value-type="date">
            <text:p>08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3.23" calcext:value-type="float">
            <text:p>13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4530" calcext:value-type="float">
            <text:p>95345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TINABC</text:p>
          </table:table-cell>
          <table:table-cell office:value-type="string" calcext:value-type="string">
            <text:p>NEJDET</text:p>
          </table:table-cell>
          <table:table-cell office:value-type="date" office:date-value="1977-02-06" calcext:value-type="date">
            <text:p>06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467034" calcext:value-type="float">
            <text:p>94670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ZBAABC</text:p>
          </table:table-cell>
          <table:table-cell office:value-type="string" calcext:value-type="string">
            <text:p>JAMEL</text:p>
          </table:table-cell>
          <table:table-cell office:value-type="date" office:date-value="1981-08-18" calcext:value-type="date">
            <text:p>18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R</text:p>
          </table:table-cell>
          <table:table-cell office:value-type="string" calcext:value-type="string">
            <text:p>Master1 LERCI-CARIAF</text:p>
          </table:table-cell>
          <table:table-cell office:value-type="float" office:value="9.517" calcext:value-type="float">
            <text:p>9,5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22956" calcext:value-type="float">
            <text:p>112229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EABC</text:p>
          </table:table-cell>
          <table:table-cell office:value-type="string" calcext:value-type="string">
            <text:p>ELSA</text:p>
          </table:table-cell>
          <table:table-cell office:value-type="date" office:date-value="1986-06-22" calcext:value-type="date">
            <text:p>22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15.25" calcext:value-type="float">
            <text:p>15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3514" calcext:value-type="float">
            <text:p>10193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ULABC</text:p>
          </table:table-cell>
          <table:table-cell office:value-type="string" calcext:value-type="string">
            <text:p>SONIA</text:p>
          </table:table-cell>
          <table:table-cell office:value-type="date" office:date-value="1971-04-18" calcext:value-type="date">
            <text:p>18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125" calcext:value-type="float">
            <text:p>13,1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0835" calcext:value-type="float">
            <text:p>94708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EGABC</text:p>
          </table:table-cell>
          <table:table-cell office:value-type="string" calcext:value-type="string">
            <text:p>LAETITIA</text:p>
          </table:table-cell>
          <table:table-cell office:value-type="date" office:date-value="1969-03-15" calcext:value-type="date">
            <text:p>15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1.73" calcext:value-type="float">
            <text:p>11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76082" calcext:value-type="float">
            <text:p>92760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DAABC</text:p>
          </table:table-cell>
          <table:table-cell office:value-type="string" calcext:value-type="string">
            <text:p>KAHINA</text:p>
          </table:table-cell>
          <table:table-cell office:value-type="date" office:date-value="1986-09-17" calcext:value-type="date">
            <text:p>17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584" calcext:value-type="float">
            <text:p>12,5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73941" calcext:value-type="float">
            <text:p>103739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KABC</text:p>
          </table:table-cell>
          <table:table-cell office:value-type="string" calcext:value-type="string">
            <text:p>EMILIE</text:p>
          </table:table-cell>
          <table:table-cell office:value-type="date" office:date-value="1971-05-15" calcext:value-type="date">
            <text:p>15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811" calcext:value-type="float">
            <text:p>7,8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8153" calcext:value-type="float">
            <text:p>9348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AKABC</text:p>
          </table:table-cell>
          <table:table-cell office:value-type="string" calcext:value-type="string">
            <text:p>EMILIE</text:p>
          </table:table-cell>
          <table:table-cell office:value-type="date" office:date-value="1970-02-06" calcext:value-type="date">
            <text:p>06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227" calcext:value-type="float">
            <text:p>13,2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87592" calcext:value-type="float">
            <text:p>95875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TABC</text:p>
          </table:table-cell>
          <table:table-cell office:value-type="string" calcext:value-type="string">
            <text:p>RIM</text:p>
          </table:table-cell>
          <table:table-cell office:value-type="date" office:date-value="1970-02-18" calcext:value-type="date">
            <text:p>18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0.375" calcext:value-type="float">
            <text:p>10,3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6321" calcext:value-type="float">
            <text:p>9866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IABC</text:p>
          </table:table-cell>
          <table:table-cell office:value-type="string" calcext:value-type="string">
            <text:p>HICHAM</text:p>
          </table:table-cell>
          <table:table-cell office:value-type="date" office:date-value="1969-05-23" calcext:value-type="date">
            <text:p>23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352" calcext:value-type="float">
            <text:p>12,3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4314" calcext:value-type="float">
            <text:p>90743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UZABC</text:p>
          </table:table-cell>
          <table:table-cell office:value-type="string" calcext:value-type="string">
            <text:p>KATIE</text:p>
          </table:table-cell>
          <table:table-cell office:value-type="date" office:date-value="1968-04-22" calcext:value-type="date">
            <text:p>22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3.861" calcext:value-type="float">
            <text:p>13,8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6021" calcext:value-type="float">
            <text:p>10736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TAABC</text:p>
          </table:table-cell>
          <table:table-cell office:value-type="string" calcext:value-type="string">
            <text:p>RACHELLE</text:p>
          </table:table-cell>
          <table:table-cell office:value-type="date" office:date-value="1984-06-16" calcext:value-type="date">
            <text:p>16/06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83" calcext:value-type="float">
            <text:p>13,1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9370" calcext:value-type="float">
            <text:p>97493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ERABC</text:p>
          </table:table-cell>
          <table:table-cell office:value-type="string" calcext:value-type="string">
            <text:p>NICOLAS</text:p>
          </table:table-cell>
          <table:table-cell office:value-type="date" office:date-value="1977-07-31" calcext:value-type="date">
            <text:p>31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12.359" calcext:value-type="float">
            <text:p>12,3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4777" calcext:value-type="float">
            <text:p>94947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KHADIJA</text:p>
          </table:table-cell>
          <table:table-cell office:value-type="date" office:date-value="1980-07-28" calcext:value-type="date">
            <text:p>28/07/19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7.993" calcext:value-type="float">
            <text:p>7,99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60264" calcext:value-type="float">
            <text:p>100602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KHADIJA</text:p>
          </table:table-cell>
          <table:table-cell office:value-type="date" office:date-value="1974-01-03" calcext:value-type="date">
            <text:p>03/01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008" calcext:value-type="float">
            <text:p>9,0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46333" calcext:value-type="float">
            <text:p>103463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ERIKA</text:p>
          </table:table-cell>
          <table:table-cell office:value-type="date" office:date-value="1968-01-10" calcext:value-type="date">
            <text:p>10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2.15" calcext:value-type="float">
            <text:p>12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0472" calcext:value-type="float">
            <text:p>113404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MAGALIE</text:p>
          </table:table-cell>
          <table:table-cell office:value-type="date" office:date-value="1984-12-07" calcext:value-type="date">
            <text:p>0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5.417" calcext:value-type="float">
            <text:p>15,4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968" calcext:value-type="float">
            <text:p>11285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OJABC</text:p>
          </table:table-cell>
          <table:table-cell office:value-type="string" calcext:value-type="string">
            <text:p>MARINA</text:p>
          </table:table-cell>
          <table:table-cell office:value-type="date" office:date-value="1986-03-25" calcext:value-type="date">
            <text:p>25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52" calcext:value-type="float">
            <text:p>13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97913" calcext:value-type="float">
            <text:p>100979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QUEABC</text:p>
          </table:table-cell>
          <table:table-cell office:value-type="string" calcext:value-type="string">
            <text:p>ANDREA</text:p>
          </table:table-cell>
          <table:table-cell office:value-type="date" office:date-value="1976-08-20" calcext:value-type="date">
            <text:p>20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3.625" calcext:value-type="float">
            <text:p>13,6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7244" calcext:value-type="float">
            <text:p>114472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KABC</text:p>
          </table:table-cell>
          <table:table-cell office:value-type="string" calcext:value-type="string">
            <text:p>HASNA</text:p>
          </table:table-cell>
          <table:table-cell office:value-type="date" office:date-value="1978-10-20" calcext:value-type="date">
            <text:p>20/10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7.067" calcext:value-type="float">
            <text:p>7,0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61494" calcext:value-type="float">
            <text:p>95614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KABC</text:p>
          </table:table-cell>
          <table:table-cell office:value-type="string" calcext:value-type="string">
            <text:p>HASNA</text:p>
          </table:table-cell>
          <table:table-cell office:value-type="date" office:date-value="1967-09-30" calcext:value-type="date">
            <text:p>30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398" calcext:value-type="float">
            <text:p>9,3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55931" calcext:value-type="float">
            <text:p>90559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HAKIM</text:p>
          </table:table-cell>
          <table:table-cell office:value-type="date" office:date-value="1981-06-28" calcext:value-type="date">
            <text:p>28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9.435" calcext:value-type="float">
            <text:p>9,435</text:p>
          </table:table-cell>
          <table:table-cell office:value-type="string" calcext:value-type="string">
            <text:p>AJ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9004382" calcext:value-type="float">
            <text:p>90043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HAKIM</text:p>
          </table:table-cell>
          <table:table-cell office:value-type="date" office:date-value="1979-07-02" calcext:value-type="date">
            <text:p>02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R</text:p>
          </table:table-cell>
          <table:table-cell office:value-type="string" calcext:value-type="string">
            <text:p>Master1 Image et Reseaux</text:p>
          </table:table-cell>
          <table:table-cell office:value-type="float" office:value="9.605" calcext:value-type="float">
            <text:p>9,6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99678" calcext:value-type="float">
            <text:p>10899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AABC</text:p>
          </table:table-cell>
          <table:table-cell office:value-type="string" calcext:value-type="string">
            <text:p>AMANDINE</text:p>
          </table:table-cell>
          <table:table-cell office:value-type="date" office:date-value="1968-07-21" calcext:value-type="date">
            <text:p>21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5.534" calcext:value-type="float">
            <text:p>5,5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25427" calcext:value-type="float">
            <text:p>106254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BAABC</text:p>
          </table:table-cell>
          <table:table-cell office:value-type="string" calcext:value-type="string">
            <text:p>AMANDINE</text:p>
          </table:table-cell>
          <table:table-cell office:value-type="date" office:date-value="1971-02-19" calcext:value-type="date">
            <text:p>19/0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2.534" calcext:value-type="float">
            <text:p>12,5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6187" calcext:value-type="float">
            <text:p>93361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IABC</text:p>
          </table:table-cell>
          <table:table-cell office:value-type="string" calcext:value-type="string">
            <text:p>DAVILA</text:p>
          </table:table-cell>
          <table:table-cell office:value-type="date" office:date-value="1967-12-03" calcext:value-type="date">
            <text:p>03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3.642" calcext:value-type="float">
            <text:p>13,6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4358" calcext:value-type="float">
            <text:p>11314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YARABC</text:p>
          </table:table-cell>
          <table:table-cell office:value-type="string" calcext:value-type="string">
            <text:p>MELISSA</text:p>
          </table:table-cell>
          <table:table-cell office:value-type="date" office:date-value="1976-01-11" calcext:value-type="date">
            <text:p>11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99702" calcext:value-type="float">
            <text:p>102997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DABC</text:p>
          </table:table-cell>
          <table:table-cell office:value-type="string" calcext:value-type="string">
            <text:p>FAOULA</text:p>
          </table:table-cell>
          <table:table-cell office:value-type="date" office:date-value="1985-08-21" calcext:value-type="date">
            <text:p>21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446" calcext:value-type="float">
            <text:p>9,4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0487" calcext:value-type="float">
            <text:p>103504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AGABC</text:p>
          </table:table-cell>
          <table:table-cell office:value-type="string" calcext:value-type="string">
            <text:p>HAWA</text:p>
          </table:table-cell>
          <table:table-cell office:value-type="date" office:date-value="1985-03-30" calcext:value-type="date">
            <text:p>30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8363" calcext:value-type="float">
            <text:p>9738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FANNY</text:p>
          </table:table-cell>
          <table:table-cell office:value-type="date" office:date-value="1980-11-16" calcext:value-type="date">
            <text:p>16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015" calcext:value-type="float">
            <text:p>14,0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6273" calcext:value-type="float">
            <text:p>101562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A ABC</text:p>
          </table:table-cell>
          <table:table-cell office:value-type="string" calcext:value-type="string">
            <text:p>PRISCILLA</text:p>
          </table:table-cell>
          <table:table-cell office:value-type="date" office:date-value="1976-10-24" calcext:value-type="date">
            <text:p>24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4</text:p>
          </table:table-cell>
          <table:table-cell office:value-type="string" calcext:value-type="string">
            <text:p>Lic AES an3 pa.APS(ITSRS)</text:p>
          </table:table-cell>
          <table:table-cell office:value-type="float" office:value="11.146" calcext:value-type="float">
            <text:p>11,1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6535" calcext:value-type="float">
            <text:p>10326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ABC</text:p>
          </table:table-cell>
          <table:table-cell office:value-type="string" calcext:value-type="string">
            <text:p>MARIE</text:p>
          </table:table-cell>
          <table:table-cell office:value-type="date" office:date-value="1978-06-28" calcext:value-type="date">
            <text:p>28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5" calcext:value-type="float">
            <text:p>13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3493" calcext:value-type="float">
            <text:p>91634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MIABC</text:p>
          </table:table-cell>
          <table:table-cell office:value-type="string" calcext:value-type="string">
            <text:p>AUDREY</text:p>
          </table:table-cell>
          <table:table-cell office:value-type="date" office:date-value="1986-06-20" calcext:value-type="date">
            <text:p>20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1.252" calcext:value-type="float">
            <text:p>11,2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59409" calcext:value-type="float">
            <text:p>92594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ELISE</text:p>
          </table:table-cell>
          <table:table-cell office:value-type="date" office:date-value="1973-12-07" calcext:value-type="date">
            <text:p>07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7.163" calcext:value-type="float">
            <text:p>7,1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78216" calcext:value-type="float">
            <text:p>9178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HEABC</text:p>
          </table:table-cell>
          <table:table-cell office:value-type="string" calcext:value-type="string">
            <text:p>ELISE</text:p>
          </table:table-cell>
          <table:table-cell office:value-type="date" office:date-value="1967-01-14" calcext:value-type="date">
            <text:p>14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4.663" calcext:value-type="float">
            <text:p>14,6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6672" calcext:value-type="float">
            <text:p>112766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ENABC</text:p>
          </table:table-cell>
          <table:table-cell office:value-type="string" calcext:value-type="string">
            <text:p>ELIF</text:p>
          </table:table-cell>
          <table:table-cell office:value-type="date" office:date-value="1967-06-13" calcext:value-type="date">
            <text:p>13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1.104" calcext:value-type="float">
            <text:p>11,1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4019" calcext:value-type="float">
            <text:p>105440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IABC</text:p>
          </table:table-cell>
          <table:table-cell office:value-type="string" calcext:value-type="string">
            <text:p>VINCENT</text:p>
          </table:table-cell>
          <table:table-cell office:value-type="date" office:date-value="1968-07-21" calcext:value-type="date">
            <text:p>21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3.361" calcext:value-type="float">
            <text:p>13,3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04464" calcext:value-type="float">
            <text:p>89044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SABRINA</text:p>
          </table:table-cell>
          <table:table-cell office:value-type="date" office:date-value="1977-06-02" calcext:value-type="date">
            <text:p>0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917" calcext:value-type="float">
            <text:p>10,9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9469" calcext:value-type="float">
            <text:p>108594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ABC</text:p>
          </table:table-cell>
          <table:table-cell office:value-type="string" calcext:value-type="string">
            <text:p>GELILA</text:p>
          </table:table-cell>
          <table:table-cell office:value-type="date" office:date-value="1979-09-02" calcext:value-type="date">
            <text:p>02/09/1979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ETHIOPIEN(N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1.688" calcext:value-type="float">
            <text:p>11,6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6474" calcext:value-type="float">
            <text:p>11086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RICKY</text:p>
          </table:table-cell>
          <table:table-cell office:value-type="date" office:date-value="1982-08-13" calcext:value-type="date">
            <text:p>13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824" calcext:value-type="float">
            <text:p>6,8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8538" calcext:value-type="float">
            <text:p>10248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RICKY</text:p>
          </table:table-cell>
          <table:table-cell office:value-type="date" office:date-value="1978-08-21" calcext:value-type="date">
            <text:p>21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295" calcext:value-type="float">
            <text:p>8,295</text:p>
          </table:table-cell>
          <table:table-cell office:value-type="string" calcext:value-type="string">
            <text:p>AJ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0314215" calcext:value-type="float">
            <text:p>10314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HANANE</text:p>
          </table:table-cell>
          <table:table-cell office:value-type="date" office:date-value="1977-10-27" calcext:value-type="date">
            <text:p>27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1.23" calcext:value-type="float">
            <text:p>11,23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11252783" calcext:value-type="float">
            <text:p>112527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SAABC</text:p>
          </table:table-cell>
          <table:table-cell office:value-type="string" calcext:value-type="string">
            <text:p>JULIE</text:p>
          </table:table-cell>
          <table:table-cell office:value-type="date" office:date-value="1981-06-21" calcext:value-type="date">
            <text:p>21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C</text:p>
          </table:table-cell>
          <table:table-cell office:value-type="string" calcext:value-type="string">
            <text:p>Master2 BTCG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41606" calcext:value-type="float">
            <text:p>110416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TEABC</text:p>
          </table:table-cell>
          <table:table-cell office:value-type="string" calcext:value-type="string">
            <text:p>ALEXANDRA</text:p>
          </table:table-cell>
          <table:table-cell office:value-type="date" office:date-value="1971-01-16" calcext:value-type="date">
            <text:p>16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HIS</text:p>
          </table:table-cell>
          <table:table-cell office:value-type="string" calcext:value-type="string">
            <text:p>Lic Hist-Geo an1 Histoire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01873" calcext:value-type="float">
            <text:p>113018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LASSINA BABA</text:p>
          </table:table-cell>
          <table:table-cell office:value-type="date" office:date-value="1968-04-22" calcext:value-type="date">
            <text:p>22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ME2</text:p>
          </table:table-cell>
          <table:table-cell office:value-type="string" calcext:value-type="string">
            <text:p>LIC PRO MECANIQUE (AP)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03448" calcext:value-type="float">
            <text:p>9803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ABDOUL</text:p>
          </table:table-cell>
          <table:table-cell office:value-type="date" office:date-value="1984-02-10" calcext:value-type="date">
            <text:p>10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9.09" calcext:value-type="float">
            <text:p>9,09</text:p>
          </table:table-cell>
          <table:table-cell office:value-type="string" calcext:value-type="string">
            <text:p>AJ</text:p>
          </table:table-cell>
          <table:table-cell office:value-type="float" office:value="110" calcext:value-type="float">
            <text:p>110</text:p>
          </table:table-cell>
          <table:table-cell table:number-columns-repeated="1012"/>
        </table:table-row>
        <table:table-row table:style-name="ro1">
          <table:table-cell office:value-type="float" office:value="10598908" calcext:value-type="float">
            <text:p>10598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ABDOUL</text:p>
          </table:table-cell>
          <table:table-cell office:value-type="date" office:date-value="1966-03-03" calcext:value-type="date">
            <text:p>03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9.09" calcext:value-type="float">
            <text:p>9,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8298" calcext:value-type="float">
            <text:p>112482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GUABC</text:p>
          </table:table-cell>
          <table:table-cell office:value-type="string" calcext:value-type="string">
            <text:p>NOLVENN</text:p>
          </table:table-cell>
          <table:table-cell office:value-type="date" office:date-value="1968-08-21" calcext:value-type="date">
            <text:p>21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2.667" calcext:value-type="float">
            <text:p>12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1848" calcext:value-type="float">
            <text:p>100018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NABC</text:p>
          </table:table-cell>
          <table:table-cell office:value-type="string" calcext:value-type="string">
            <text:p>LIONEL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78" calcext:value-type="float">
            <text:p>8,78</text:p>
          </table:table-cell>
          <table:table-cell office:value-type="string" calcext:value-type="string">
            <text:p>AJ</text:p>
          </table:table-cell>
          <table:table-cell office:value-type="float" office:value="118" calcext:value-type="float">
            <text:p>118</text:p>
          </table:table-cell>
          <table:table-cell table:number-columns-repeated="1012"/>
        </table:table-row>
        <table:table-row table:style-name="ro1">
          <table:table-cell office:value-type="float" office:value="9343265" calcext:value-type="float">
            <text:p>93432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ISNABC</text:p>
          </table:table-cell>
          <table:table-cell office:value-type="string" calcext:value-type="string">
            <text:p>LIONEL</text:p>
          </table:table-cell>
          <table:table-cell office:value-type="date" office:date-value="1969-12-13" calcext:value-type="date">
            <text:p>13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78" calcext:value-type="float">
            <text:p>8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21678" calcext:value-type="float">
            <text:p>10321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OABC</text:p>
          </table:table-cell>
          <table:table-cell office:value-type="string" calcext:value-type="string">
            <text:p>ELISABETH-MARIE</text:p>
          </table:table-cell>
          <table:table-cell office:value-type="date" office:date-value="1975-04-30" calcext:value-type="date">
            <text:p>30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8357" calcext:value-type="float">
            <text:p>97483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TRABC</text:p>
          </table:table-cell>
          <table:table-cell office:value-type="string" calcext:value-type="string">
            <text:p>ALISSON</text:p>
          </table:table-cell>
          <table:table-cell office:value-type="date" office:date-value="1968-06-02" calcext:value-type="date">
            <text:p>02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ONG</text:p>
          </table:table-cell>
          <table:table-cell office:value-type="string" calcext:value-type="string">
            <text:p>Master2Pro ONG</text:p>
          </table:table-cell>
          <table:table-cell office:value-type="float" office:value="12.066" calcext:value-type="float">
            <text:p>12,0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98508" calcext:value-type="float">
            <text:p>99985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PRISCILLIA</text:p>
          </table:table-cell>
          <table:table-cell office:value-type="date" office:date-value="1974-01-05" calcext:value-type="date">
            <text:p>05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9810901" calcext:value-type="float">
            <text:p>98109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PRISCILLIA</text:p>
          </table:table-cell>
          <table:table-cell office:value-type="date" office:date-value="1967-11-18" calcext:value-type="date">
            <text:p>18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08141" calcext:value-type="float">
            <text:p>107081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HADIA</text:p>
          </table:table-cell>
          <table:table-cell office:value-type="date" office:date-value="1979-11-20" calcext:value-type="date">
            <text:p>20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917" calcext:value-type="float">
            <text:p>7,9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41471" calcext:value-type="float">
            <text:p>95414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TABC</text:p>
          </table:table-cell>
          <table:table-cell office:value-type="string" calcext:value-type="string">
            <text:p>HADIA</text:p>
          </table:table-cell>
          <table:table-cell office:value-type="date" office:date-value="1979-06-03" calcext:value-type="date">
            <text:p>03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3" calcext:value-type="float">
            <text:p>10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9340" calcext:value-type="float">
            <text:p>109293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ANTOINE</text:p>
          </table:table-cell>
          <table:table-cell office:value-type="date" office:date-value="1977-10-05" calcext:value-type="date">
            <text:p>05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2.317" calcext:value-type="float">
            <text:p>12,3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55426" calcext:value-type="float">
            <text:p>11255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IABC</text:p>
          </table:table-cell>
          <table:table-cell office:value-type="string" calcext:value-type="string">
            <text:p>PIERRE</text:p>
          </table:table-cell>
          <table:table-cell office:value-type="date" office:date-value="1983-08-06" calcext:value-type="date">
            <text:p>06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3.367" calcext:value-type="float">
            <text:p>13,3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2753" calcext:value-type="float">
            <text:p>107327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GNABC</text:p>
          </table:table-cell>
          <table:table-cell office:value-type="string" calcext:value-type="string">
            <text:p>CHRISTOPHE</text:p>
          </table:table-cell>
          <table:table-cell office:value-type="date" office:date-value="1970-02-27" calcext:value-type="date">
            <text:p>27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64798" calcext:value-type="float">
            <text:p>8964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CECILE</text:p>
          </table:table-cell>
          <table:table-cell office:value-type="date" office:date-value="1980-03-02" calcext:value-type="date">
            <text:p>02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82" calcext:value-type="float">
            <text:p>9,7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07221" calcext:value-type="float">
            <text:p>90072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RAMATA - KEN</text:p>
          </table:table-cell>
          <table:table-cell office:value-type="date" office:date-value="1970-06-05" calcext:value-type="date">
            <text:p>05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625" calcext:value-type="float">
            <text:p>8,6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40269" calcext:value-type="float">
            <text:p>9440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RAMATA - KEN</text:p>
          </table:table-cell>
          <table:table-cell office:value-type="date" office:date-value="1975-05-22" calcext:value-type="date">
            <text:p>22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729" calcext:value-type="float">
            <text:p>8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53657" calcext:value-type="float">
            <text:p>114536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AURELIE</text:p>
          </table:table-cell>
          <table:table-cell office:value-type="date" office:date-value="1975-08-09" calcext:value-type="date">
            <text:p>09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467" calcext:value-type="float">
            <text:p>14,4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7099" calcext:value-type="float">
            <text:p>10197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HANNAN</text:p>
          </table:table-cell>
          <table:table-cell office:value-type="date" office:date-value="1969-09-03" calcext:value-type="date">
            <text:p>03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9843820" calcext:value-type="float">
            <text:p>9843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GABC</text:p>
          </table:table-cell>
          <table:table-cell office:value-type="string" calcext:value-type="string">
            <text:p>LAETITIA</text:p>
          </table:table-cell>
          <table:table-cell office:value-type="date" office:date-value="1987-07-05" calcext:value-type="date">
            <text:p>05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918" calcext:value-type="float">
            <text:p>9,9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27902" calcext:value-type="float">
            <text:p>105279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IGABC</text:p>
          </table:table-cell>
          <table:table-cell office:value-type="string" calcext:value-type="string">
            <text:p>LAETITIA</text:p>
          </table:table-cell>
          <table:table-cell office:value-type="date" office:date-value="1984-04-30" calcext:value-type="date">
            <text:p>30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0.018" calcext:value-type="float">
            <text:p>10,0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2294" calcext:value-type="float">
            <text:p>103522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ABC</text:p>
          </table:table-cell>
          <table:table-cell office:value-type="string" calcext:value-type="string">
            <text:p>JEAN-PASCAL</text:p>
          </table:table-cell>
          <table:table-cell office:value-type="date" office:date-value="1977-07-27" calcext:value-type="date">
            <text:p>27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3.392" calcext:value-type="float">
            <text:p>3,3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69747" calcext:value-type="float">
            <text:p>93697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ABC</text:p>
          </table:table-cell>
          <table:table-cell office:value-type="string" calcext:value-type="string">
            <text:p>JEAN-PASCAL</text:p>
          </table:table-cell>
          <table:table-cell office:value-type="date" office:date-value="1983-06-01" calcext:value-type="date">
            <text:p>01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3.559" calcext:value-type="float">
            <text:p>3,55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76849" calcext:value-type="float">
            <text:p>103768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LAABC</text:p>
          </table:table-cell>
          <table:table-cell office:value-type="string" calcext:value-type="string">
            <text:p>WAFAA</text:p>
          </table:table-cell>
          <table:table-cell office:value-type="date" office:date-value="1982-03-11" calcext:value-type="date">
            <text:p>11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2.521" calcext:value-type="float">
            <text:p>12,5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64583" calcext:value-type="float">
            <text:p>102645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CIABC</text:p>
          </table:table-cell>
          <table:table-cell office:value-type="string" calcext:value-type="string">
            <text:p>MEDDY</text:p>
          </table:table-cell>
          <table:table-cell office:value-type="date" office:date-value="1975-02-27" calcext:value-type="date">
            <text:p>27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9803232" calcext:value-type="float">
            <text:p>98032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OIABC</text:p>
          </table:table-cell>
          <table:table-cell office:value-type="string" calcext:value-type="string">
            <text:p>LUCILE</text:p>
          </table:table-cell>
          <table:table-cell office:value-type="date" office:date-value="1974-05-11" calcext:value-type="date">
            <text:p>11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652" calcext:value-type="float">
            <text:p>13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21834" calcext:value-type="float">
            <text:p>104218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LOABC</text:p>
          </table:table-cell>
          <table:table-cell office:value-type="string" calcext:value-type="string">
            <text:p>SONIA</text:p>
          </table:table-cell>
          <table:table-cell office:value-type="date" office:date-value="1979-12-05" calcext:value-type="date">
            <text:p>05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CS</text:p>
          </table:table-cell>
          <table:table-cell office:value-type="string" calcext:value-type="string">
            <text:p>DUT CS op. AS an2</text:p>
          </table:table-cell>
          <table:table-cell office:value-type="float" office:value="12.976" calcext:value-type="float">
            <text:p>12,9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0172" calcext:value-type="float">
            <text:p>101401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JULIEN</text:p>
          </table:table-cell>
          <table:table-cell office:value-type="date" office:date-value="1974-07-09" calcext:value-type="date">
            <text:p>09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11" calcext:value-type="float">
            <text:p>12,11</text:p>
          </table:table-cell>
          <table:table-cell office:value-type="string" calcext:value-type="string">
            <text:p>ADM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10920593" calcext:value-type="float">
            <text:p>109205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JULIA</text:p>
          </table:table-cell>
          <table:table-cell office:value-type="date" office:date-value="1965-10-05" calcext:value-type="date">
            <text:p>05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2.087" calcext:value-type="float">
            <text:p>12,0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2161" calcext:value-type="float">
            <text:p>10022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KACABC</text:p>
          </table:table-cell>
          <table:table-cell office:value-type="string" calcext:value-type="string">
            <text:p>CARLOS</text:p>
          </table:table-cell>
          <table:table-cell office:value-type="date" office:date-value="1970-08-09" calcext:value-type="date">
            <text:p>09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8.591" calcext:value-type="float">
            <text:p>8,5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36805" calcext:value-type="float">
            <text:p>110368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KACABC</text:p>
          </table:table-cell>
          <table:table-cell office:value-type="string" calcext:value-type="string">
            <text:p>CARLOS</text:p>
          </table:table-cell>
          <table:table-cell office:value-type="date" office:date-value="1966-12-05" calcext:value-type="date">
            <text:p>05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0.607" calcext:value-type="float">
            <text:p>10,6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9348" calcext:value-type="float">
            <text:p>11439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NFONO</text:p>
          </table:table-cell>
          <table:table-cell office:value-type="date" office:date-value="1977-10-20" calcext:value-type="date">
            <text:p>20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334" calcext:value-type="float">
            <text:p>12,3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0798" calcext:value-type="float">
            <text:p>10970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CABC</text:p>
          </table:table-cell>
          <table:table-cell office:value-type="string" calcext:value-type="string">
            <text:p>SARAH</text:p>
          </table:table-cell>
          <table:table-cell office:value-type="date" office:date-value="1975-06-17" calcext:value-type="date">
            <text:p>17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275" calcext:value-type="float">
            <text:p>12,2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6480" calcext:value-type="float">
            <text:p>102064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BABC</text:p>
          </table:table-cell>
          <table:table-cell office:value-type="string" calcext:value-type="string">
            <text:p>CECILE</text:p>
          </table:table-cell>
          <table:table-cell office:value-type="date" office:date-value="1979-02-10" calcext:value-type="date">
            <text:p>10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05" calcext:value-type="float">
            <text:p>16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7741" calcext:value-type="float">
            <text:p>9027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VAABC</text:p>
          </table:table-cell>
          <table:table-cell office:value-type="string" calcext:value-type="string">
            <text:p>AZIEL</text:p>
          </table:table-cell>
          <table:table-cell office:value-type="date" office:date-value="1967-11-20" calcext:value-type="date">
            <text:p>20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IN7</text:p>
          </table:table-cell>
          <table:table-cell office:value-type="string" calcext:value-type="string">
            <text:p>DUT INFORMATIQUE (AS)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5949" calcext:value-type="float">
            <text:p>90259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BROABC</text:p>
          </table:table-cell>
          <table:table-cell office:value-type="string" calcext:value-type="string">
            <text:p>TEDDY</text:p>
          </table:table-cell>
          <table:table-cell office:value-type="date" office:date-value="1975-03-25" calcext:value-type="date">
            <text:p>25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708" calcext:value-type="float">
            <text:p>14,7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8003" calcext:value-type="float">
            <text:p>10528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YEABC</text:p>
          </table:table-cell>
          <table:table-cell office:value-type="string" calcext:value-type="string">
            <text:p>CORALIE</text:p>
          </table:table-cell>
          <table:table-cell office:value-type="date" office:date-value="1981-01-20" calcext:value-type="date">
            <text:p>20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65" calcext:value-type="float">
            <text:p>11,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1759" calcext:value-type="float">
            <text:p>102417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YEABC</text:p>
          </table:table-cell>
          <table:table-cell office:value-type="string" calcext:value-type="string">
            <text:p>CORALIE</text:p>
          </table:table-cell>
          <table:table-cell office:value-type="date" office:date-value="1969-10-09" calcext:value-type="date">
            <text:p>09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84" calcext:value-type="float">
            <text:p>11,84</text:p>
          </table:table-cell>
          <table:table-cell table:number-columns-repeated="1014"/>
        </table:table-row>
        <table:table-row table:style-name="ro1">
          <table:table-cell office:value-type="float" office:value="10815444" calcext:value-type="float">
            <text:p>108154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JOABC</text:p>
          </table:table-cell>
          <table:table-cell office:value-type="string" calcext:value-type="string">
            <text:p>REJANE</text:p>
          </table:table-cell>
          <table:table-cell office:value-type="date" office:date-value="1966-06-29" calcext:value-type="date">
            <text:p>29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4.792" calcext:value-type="float">
            <text:p>4,7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5809" calcext:value-type="float">
            <text:p>93258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JOABC</text:p>
          </table:table-cell>
          <table:table-cell office:value-type="string" calcext:value-type="string">
            <text:p>REJANE</text:p>
          </table:table-cell>
          <table:table-cell office:value-type="date" office:date-value="1977-10-22" calcext:value-type="date">
            <text:p>22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146" calcext:value-type="float">
            <text:p>10,1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4987" calcext:value-type="float">
            <text:p>112249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RABIA</text:p>
          </table:table-cell>
          <table:table-cell office:value-type="date" office:date-value="1980-01-10" calcext:value-type="date">
            <text:p>10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24" calcext:value-type="float">
            <text:p>6,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7002" calcext:value-type="float">
            <text:p>9767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RABIA</text:p>
          </table:table-cell>
          <table:table-cell office:value-type="date" office:date-value="1982-12-13" calcext:value-type="date">
            <text:p>13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594" calcext:value-type="float">
            <text:p>6,5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63768" calcext:value-type="float">
            <text:p>106637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RAABC</text:p>
          </table:table-cell>
          <table:table-cell office:value-type="string" calcext:value-type="string">
            <text:p>CLAIRE</text:p>
          </table:table-cell>
          <table:table-cell office:value-type="date" office:date-value="1982-11-19" calcext:value-type="date">
            <text:p>19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4320" calcext:value-type="float">
            <text:p>102443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ONABC</text:p>
          </table:table-cell>
          <table:table-cell office:value-type="string" calcext:value-type="string">
            <text:p>PERRINE</text:p>
          </table:table-cell>
          <table:table-cell office:value-type="date" office:date-value="1970-09-28" calcext:value-type="date">
            <text:p>28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859" calcext:value-type="float">
            <text:p>12,8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6227" calcext:value-type="float">
            <text:p>9736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HYABC</text:p>
          </table:table-cell>
          <table:table-cell office:value-type="string" calcext:value-type="string">
            <text:p>SAMIR</text:p>
          </table:table-cell>
          <table:table-cell office:value-type="date" office:date-value="1987-06-30" calcext:value-type="date">
            <text:p>30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086" calcext:value-type="float">
            <text:p>3,0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6858" calcext:value-type="float">
            <text:p>10616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HYABC</text:p>
          </table:table-cell>
          <table:table-cell office:value-type="string" calcext:value-type="string">
            <text:p>SAMIR</text:p>
          </table:table-cell>
          <table:table-cell office:value-type="date" office:date-value="1977-03-15" calcext:value-type="date">
            <text:p>15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41" calcext:value-type="float">
            <text:p>3,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67018" calcext:value-type="float">
            <text:p>11467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YABC</text:p>
          </table:table-cell>
          <table:table-cell office:value-type="string" calcext:value-type="string">
            <text:p>STEPHANIE</text:p>
          </table:table-cell>
          <table:table-cell office:value-type="date" office:date-value="1979-09-15" calcext:value-type="date">
            <text:p>15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5.621" calcext:value-type="float">
            <text:p>15,6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0954" calcext:value-type="float">
            <text:p>11170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RABC</text:p>
          </table:table-cell>
          <table:table-cell office:value-type="string" calcext:value-type="string">
            <text:p>YOUSSEF</text:p>
          </table:table-cell>
          <table:table-cell office:value-type="date" office:date-value="1986-10-24" calcext:value-type="date">
            <text:p>24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748" calcext:value-type="float">
            <text:p>10,7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0035" calcext:value-type="float">
            <text:p>110900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MEABC</text:p>
          </table:table-cell>
          <table:table-cell office:value-type="string" calcext:value-type="string">
            <text:p>SAMUEL</text:p>
          </table:table-cell>
          <table:table-cell office:value-type="date" office:date-value="1966-01-31" calcext:value-type="date">
            <text:p>3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90755" calcext:value-type="float">
            <text:p>107907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HABC</text:p>
          </table:table-cell>
          <table:table-cell office:value-type="string" calcext:value-type="string">
            <text:p>AZIZA</text:p>
          </table:table-cell>
          <table:table-cell office:value-type="date" office:date-value="1982-02-09" calcext:value-type="date">
            <text:p>09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069" calcext:value-type="float">
            <text:p>12,0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1174" calcext:value-type="float">
            <text:p>89911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THI MAI PHUONG</text:p>
          </table:table-cell>
          <table:table-cell office:value-type="date" office:date-value="1970-10-06" calcext:value-type="date">
            <text:p>06/10/1970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9.745" calcext:value-type="float">
            <text:p>9,7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9857" calcext:value-type="float">
            <text:p>9349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THI MAI PHUONG</text:p>
          </table:table-cell>
          <table:table-cell office:value-type="date" office:date-value="1972-03-07" calcext:value-type="date">
            <text:p>07/03/1972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4820" calcext:value-type="float">
            <text:p>92448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ONABC</text:p>
          </table:table-cell>
          <table:table-cell office:value-type="string" calcext:value-type="string">
            <text:p>SABRINA</text:p>
          </table:table-cell>
          <table:table-cell office:value-type="date" office:date-value="1968-05-30" calcext:value-type="date">
            <text:p>30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63" calcext:value-type="float">
            <text:p>10,5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54857" calcext:value-type="float">
            <text:p>106548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CABC</text:p>
          </table:table-cell>
          <table:table-cell office:value-type="string" calcext:value-type="string">
            <text:p>SIOBHAN</text:p>
          </table:table-cell>
          <table:table-cell office:value-type="date" office:date-value="1980-10-22" calcext:value-type="date">
            <text:p>22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5.276" calcext:value-type="float">
            <text:p>15,2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88939" calcext:value-type="float">
            <text:p>9488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NABC</text:p>
          </table:table-cell>
          <table:table-cell office:value-type="string" calcext:value-type="string">
            <text:p>VICTOR-GEORGES</text:p>
          </table:table-cell>
          <table:table-cell office:value-type="date" office:date-value="1972-05-22" calcext:value-type="date">
            <text:p>22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6.65" calcext:value-type="float">
            <text:p>16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9434" calcext:value-type="float">
            <text:p>91094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ARA</text:p>
          </table:table-cell>
          <table:table-cell office:value-type="date" office:date-value="1967-06-14" calcext:value-type="date">
            <text:p>14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1" calcext:value-type="float">
            <text:p>12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4438" calcext:value-type="float">
            <text:p>92444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OABC</text:p>
          </table:table-cell>
          <table:table-cell office:value-type="string" calcext:value-type="string">
            <text:p>CHLOE</text:p>
          </table:table-cell>
          <table:table-cell office:value-type="date" office:date-value="1968-12-06" calcext:value-type="date">
            <text:p>06/1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697" calcext:value-type="float">
            <text:p>9,6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33673" calcext:value-type="float">
            <text:p>93336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OABC</text:p>
          </table:table-cell>
          <table:table-cell office:value-type="string" calcext:value-type="string">
            <text:p>CHLOE</text:p>
          </table:table-cell>
          <table:table-cell office:value-type="date" office:date-value="1966-09-27" calcext:value-type="date">
            <text:p>27/09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281" calcext:value-type="float">
            <text:p>10,2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6585" calcext:value-type="float">
            <text:p>106065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SSABC</text:p>
          </table:table-cell>
          <table:table-cell office:value-type="string" calcext:value-type="string">
            <text:p>LAURE</text:p>
          </table:table-cell>
          <table:table-cell office:value-type="date" office:date-value="1982-09-27" calcext:value-type="date">
            <text:p>27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3590" calcext:value-type="float">
            <text:p>11363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ECABC</text:p>
          </table:table-cell>
          <table:table-cell office:value-type="string" calcext:value-type="string">
            <text:p>MOUNIR</text:p>
          </table:table-cell>
          <table:table-cell office:value-type="date" office:date-value="1968-04-04" calcext:value-type="date">
            <text:p>04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722349" calcext:value-type="float">
            <text:p>97223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ALABC</text:p>
          </table:table-cell>
          <table:table-cell office:value-type="string" calcext:value-type="string">
            <text:p>WILFRIED</text:p>
          </table:table-cell>
          <table:table-cell office:value-type="date" office:date-value="1981-01-17" calcext:value-type="date">
            <text:p>17/01/198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2.69" calcext:value-type="float">
            <text:p>2,69</text:p>
          </table:table-cell>
          <table:table-cell office:value-type="string" calcext:value-type="string">
            <text:p>AJ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11055850" calcext:value-type="float">
            <text:p>110558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ALABC</text:p>
          </table:table-cell>
          <table:table-cell office:value-type="string" calcext:value-type="string">
            <text:p>WILFRIED</text:p>
          </table:table-cell>
          <table:table-cell office:value-type="date" office:date-value="1980-05-30" calcext:value-type="date">
            <text:p>30/05/1980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2.69" calcext:value-type="float">
            <text:p>2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4811" calcext:value-type="float">
            <text:p>9144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WEABC</text:p>
          </table:table-cell>
          <table:table-cell office:value-type="string" calcext:value-type="string">
            <text:p>GAELLE</text:p>
          </table:table-cell>
          <table:table-cell office:value-type="date" office:date-value="1973-01-31" calcext:value-type="date">
            <text:p>31/01/1973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8350" calcext:value-type="float">
            <text:p>89683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FFABC</text:p>
          </table:table-cell>
          <table:table-cell office:value-type="string" calcext:value-type="string">
            <text:p>MATTHIEU</text:p>
          </table:table-cell>
          <table:table-cell office:value-type="date" office:date-value="1975-04-10" calcext:value-type="date">
            <text:p>10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9.405" calcext:value-type="float">
            <text:p>9,405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498163" calcext:value-type="float">
            <text:p>9498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FFABC</text:p>
          </table:table-cell>
          <table:table-cell office:value-type="string" calcext:value-type="string">
            <text:p>MATTHIEU</text:p>
          </table:table-cell>
          <table:table-cell office:value-type="date" office:date-value="1986-06-05" calcext:value-type="date">
            <text:p>05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339" calcext:value-type="float">
            <text:p>10,3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93661" calcext:value-type="float">
            <text:p>111936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IABC</text:p>
          </table:table-cell>
          <table:table-cell office:value-type="string" calcext:value-type="string">
            <text:p>CHARLES-HENRI</text:p>
          </table:table-cell>
          <table:table-cell office:value-type="date" office:date-value="1975-11-25" calcext:value-type="date">
            <text:p>25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56" calcext:value-type="float">
            <text:p>11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49291" calcext:value-type="float">
            <text:p>9549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GUEABC</text:p>
          </table:table-cell>
          <table:table-cell office:value-type="string" calcext:value-type="string">
            <text:p>ALEXANDRA</text:p>
          </table:table-cell>
          <table:table-cell office:value-type="date" office:date-value="1972-12-27" calcext:value-type="date">
            <text:p>27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6" calcext:value-type="float">
            <text:p>11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1668" calcext:value-type="float">
            <text:p>105616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IEABC</text:p>
          </table:table-cell>
          <table:table-cell office:value-type="string" calcext:value-type="string">
            <text:p>LAURENT</text:p>
          </table:table-cell>
          <table:table-cell office:value-type="date" office:date-value="1973-06-16" calcext:value-type="date">
            <text:p>16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9" calcext:value-type="float">
            <text:p>11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5441" calcext:value-type="float">
            <text:p>10705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SNABC</text:p>
          </table:table-cell>
          <table:table-cell office:value-type="string" calcext:value-type="string">
            <text:p>ADRIEN</text:p>
          </table:table-cell>
          <table:table-cell office:value-type="date" office:date-value="1981-06-10" calcext:value-type="date">
            <text:p>10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10.78" calcext:value-type="float">
            <text:p>10,78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0992034" calcext:value-type="float">
            <text:p>10992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ONABC</text:p>
          </table:table-cell>
          <table:table-cell office:value-type="string" calcext:value-type="string">
            <text:p>CELIA</text:p>
          </table:table-cell>
          <table:table-cell office:value-type="date" office:date-value="1966-07-14" calcext:value-type="date">
            <text:p>14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6" calcext:value-type="float">
            <text:p>10,76</text:p>
          </table:table-cell>
          <table:table-cell office:value-type="string" calcext:value-type="string">
            <text:p>ADM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0162420" calcext:value-type="float">
            <text:p>101624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EABC</text:p>
          </table:table-cell>
          <table:table-cell office:value-type="string" calcext:value-type="string">
            <text:p>FABRICE</text:p>
          </table:table-cell>
          <table:table-cell office:value-type="date" office:date-value="1968-11-28" calcext:value-type="date">
            <text:p>28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4.901" calcext:value-type="float">
            <text:p>14,9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5093" calcext:value-type="float">
            <text:p>108150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INABC</text:p>
          </table:table-cell>
          <table:table-cell office:value-type="string" calcext:value-type="string">
            <text:p>XAVIER</text:p>
          </table:table-cell>
          <table:table-cell office:value-type="date" office:date-value="1968-04-19" calcext:value-type="date">
            <text:p>19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SS</text:p>
          </table:table-cell>
          <table:table-cell office:value-type="string" calcext:value-type="string">
            <text:p>Master1 Sce sport - 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179571" calcext:value-type="float">
            <text:p>101795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ABC</text:p>
          </table:table-cell>
          <table:table-cell office:value-type="string" calcext:value-type="string">
            <text:p>MARWA</text:p>
          </table:table-cell>
          <table:table-cell office:value-type="date" office:date-value="1980-10-08" calcext:value-type="date">
            <text:p>08/10/1980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EGYPT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0290" calcext:value-type="float">
            <text:p>103002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BENOIT</text:p>
          </table:table-cell>
          <table:table-cell office:value-type="date" office:date-value="1980-11-28" calcext:value-type="date">
            <text:p>28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P1SG2</text:p>
          </table:table-cell>
          <table:table-cell office:value-type="string" calcext:value-type="string">
            <text:p>DUT SGM an1 (AP)</text:p>
          </table:table-cell>
          <table:table-cell office:value-type="float" office:value="10.26" calcext:value-type="float">
            <text:p>10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7667" calcext:value-type="float">
            <text:p>93476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YAABC</text:p>
          </table:table-cell>
          <table:table-cell office:value-type="string" calcext:value-type="string">
            <text:p>SAMUEL</text:p>
          </table:table-cell>
          <table:table-cell office:value-type="date" office:date-value="1976-07-12" calcext:value-type="date">
            <text:p>12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11" calcext:value-type="float">
            <text:p>8,11</text:p>
          </table:table-cell>
          <table:table-cell office:value-type="string" calcext:value-type="string">
            <text:p>AJ</text:p>
          </table:table-cell>
          <table:table-cell office:value-type="float" office:value="126" calcext:value-type="float">
            <text:p>126</text:p>
          </table:table-cell>
          <table:table-cell table:number-columns-repeated="1012"/>
        </table:table-row>
        <table:table-row table:style-name="ro1">
          <table:table-cell office:value-type="float" office:value="10842862" calcext:value-type="float">
            <text:p>108428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YAABC</text:p>
          </table:table-cell>
          <table:table-cell office:value-type="string" calcext:value-type="string">
            <text:p>SAMUEL</text:p>
          </table:table-cell>
          <table:table-cell office:value-type="date" office:date-value="1983-06-15" calcext:value-type="date">
            <text:p>1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11" calcext:value-type="float">
            <text:p>8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0228" calcext:value-type="float">
            <text:p>108402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FABC</text:p>
          </table:table-cell>
          <table:table-cell office:value-type="string" calcext:value-type="string">
            <text:p>ANOIR</text:p>
          </table:table-cell>
          <table:table-cell office:value-type="date" office:date-value="1973-12-08" calcext:value-type="date">
            <text:p>08/12/1973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4.095" calcext:value-type="float">
            <text:p>4,0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31939" calcext:value-type="float">
            <text:p>9631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FABC</text:p>
          </table:table-cell>
          <table:table-cell office:value-type="string" calcext:value-type="string">
            <text:p>ANOIR</text:p>
          </table:table-cell>
          <table:table-cell office:value-type="date" office:date-value="1968-11-02" calcext:value-type="date">
            <text:p>02/11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182" calcext:value-type="float">
            <text:p>9,1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27829" calcext:value-type="float">
            <text:p>106278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KABC</text:p>
          </table:table-cell>
          <table:table-cell office:value-type="string" calcext:value-type="string">
            <text:p>THIORO</text:p>
          </table:table-cell>
          <table:table-cell office:value-type="date" office:date-value="1981-08-14" calcext:value-type="date">
            <text:p>14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32" calcext:value-type="float">
            <text:p>13,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0937" calcext:value-type="float">
            <text:p>90509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BUABC</text:p>
          </table:table-cell>
          <table:table-cell office:value-type="string" calcext:value-type="string">
            <text:p>GUILLAUME</text:p>
          </table:table-cell>
          <table:table-cell office:value-type="date" office:date-value="1975-04-23" calcext:value-type="date">
            <text:p>23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7" calcext:value-type="float">
            <text:p>11,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2502" calcext:value-type="float">
            <text:p>100225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LIABC</text:p>
          </table:table-cell>
          <table:table-cell office:value-type="string" calcext:value-type="string">
            <text:p>GABRIEL</text:p>
          </table:table-cell>
          <table:table-cell office:value-type="date" office:date-value="1967-10-17" calcext:value-type="date">
            <text:p>17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393737" calcext:value-type="float">
            <text:p>113937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NEABC</text:p>
          </table:table-cell>
          <table:table-cell office:value-type="string" calcext:value-type="string">
            <text:p>SYLVIE</text:p>
          </table:table-cell>
          <table:table-cell office:value-type="date" office:date-value="1981-04-04" calcext:value-type="date">
            <text:p>04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1587" calcext:value-type="float">
            <text:p>95415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QUABC</text:p>
          </table:table-cell>
          <table:table-cell office:value-type="string" calcext:value-type="string">
            <text:p>TIFFANIE</text:p>
          </table:table-cell>
          <table:table-cell office:value-type="date" office:date-value="1981-02-20" calcext:value-type="date">
            <text:p>20/0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9" calcext:value-type="float">
            <text:p>13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6108" calcext:value-type="float">
            <text:p>10876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HABC</text:p>
          </table:table-cell>
          <table:table-cell office:value-type="string" calcext:value-type="string">
            <text:p>CAMILLE</text:p>
          </table:table-cell>
          <table:table-cell office:value-type="date" office:date-value="1975-01-01" calcext:value-type="date">
            <text:p>01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5" calcext:value-type="float">
            <text:p>12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3997" calcext:value-type="float">
            <text:p>102339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FASABC</text:p>
          </table:table-cell>
          <table:table-cell office:value-type="string" calcext:value-type="string">
            <text:p>YAELLE</text:p>
          </table:table-cell>
          <table:table-cell office:value-type="date" office:date-value="1986-04-04" calcext:value-type="date">
            <text:p>04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2" calcext:value-type="float">
            <text:p>15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03317" calcext:value-type="float">
            <text:p>111033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VAABC</text:p>
          </table:table-cell>
          <table:table-cell office:value-type="string" calcext:value-type="string">
            <text:p>ORNELLA</text:p>
          </table:table-cell>
          <table:table-cell office:value-type="date" office:date-value="1965-09-30" calcext:value-type="date">
            <text:p>30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24" calcext:value-type="float">
            <text:p>14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51062" calcext:value-type="float">
            <text:p>9451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OPABC</text:p>
          </table:table-cell>
          <table:table-cell office:value-type="string" calcext:value-type="string">
            <text:p>AIDA</text:p>
          </table:table-cell>
          <table:table-cell office:value-type="date" office:date-value="1979-11-22" calcext:value-type="date">
            <text:p>22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2878" calcext:value-type="float">
            <text:p>11492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ABC</text:p>
          </table:table-cell>
          <table:table-cell office:value-type="string" calcext:value-type="string">
            <text:p>EZECHIEL</text:p>
          </table:table-cell>
          <table:table-cell office:value-type="date" office:date-value="1971-05-22" calcext:value-type="date">
            <text:p>22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542" calcext:value-type="float">
            <text:p>8,5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14621" calcext:value-type="float">
            <text:p>9614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IABC</text:p>
          </table:table-cell>
          <table:table-cell office:value-type="string" calcext:value-type="string">
            <text:p>EZECHIEL</text:p>
          </table:table-cell>
          <table:table-cell office:value-type="date" office:date-value="1976-06-16" calcext:value-type="date">
            <text:p>16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54" calcext:value-type="float">
            <text:p>8,8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34346" calcext:value-type="float">
            <text:p>106343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GUABC</text:p>
          </table:table-cell>
          <table:table-cell office:value-type="string" calcext:value-type="string">
            <text:p>LAURE</text:p>
          </table:table-cell>
          <table:table-cell office:value-type="date" office:date-value="1979-11-17" calcext:value-type="date">
            <text:p>17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458" calcext:value-type="float">
            <text:p>9,4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18762" calcext:value-type="float">
            <text:p>109187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GUABC</text:p>
          </table:table-cell>
          <table:table-cell office:value-type="string" calcext:value-type="string">
            <text:p>LAURE</text:p>
          </table:table-cell>
          <table:table-cell office:value-type="date" office:date-value="1986-03-27" calcext:value-type="date">
            <text:p>27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29" calcext:value-type="float">
            <text:p>10,7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8197" calcext:value-type="float">
            <text:p>90581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TIKABC</text:p>
          </table:table-cell>
          <table:table-cell office:value-type="string" calcext:value-type="string">
            <text:p>KAMIR</text:p>
          </table:table-cell>
          <table:table-cell office:value-type="date" office:date-value="1983-08-03" calcext:value-type="date">
            <text:p>03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1" calcext:value-type="float">
            <text:p>13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5821" calcext:value-type="float">
            <text:p>106758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SOPHIE</text:p>
          </table:table-cell>
          <table:table-cell office:value-type="date" office:date-value="1972-07-25" calcext:value-type="date">
            <text:p>25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8.331" calcext:value-type="float">
            <text:p>8,3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4352" calcext:value-type="float">
            <text:p>100243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AABC</text:p>
          </table:table-cell>
          <table:table-cell office:value-type="string" calcext:value-type="string">
            <text:p>SOPHIE</text:p>
          </table:table-cell>
          <table:table-cell office:value-type="date" office:date-value="1969-05-26" calcext:value-type="date">
            <text:p>26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SST</text:p>
          </table:table-cell>
          <table:table-cell office:value-type="string" calcext:value-type="string">
            <text:p>Master2 SSO-SST</text:p>
          </table:table-cell>
          <table:table-cell office:value-type="float" office:value="16.831" calcext:value-type="float">
            <text:p>16,8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6225" calcext:value-type="float">
            <text:p>95262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UABC</text:p>
          </table:table-cell>
          <table:table-cell office:value-type="string" calcext:value-type="string">
            <text:p>VICTOR</text:p>
          </table:table-cell>
          <table:table-cell office:value-type="date" office:date-value="1975-09-29" calcext:value-type="date">
            <text:p>29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98" calcext:value-type="float">
            <text:p>10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3428" calcext:value-type="float">
            <text:p>113134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IABC</text:p>
          </table:table-cell>
          <table:table-cell office:value-type="string" calcext:value-type="string">
            <text:p>HANANE</text:p>
          </table:table-cell>
          <table:table-cell office:value-type="date" office:date-value="1966-12-07" calcext:value-type="date">
            <text:p>07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9.771" calcext:value-type="float">
            <text:p>9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5311" calcext:value-type="float">
            <text:p>103553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IABC</text:p>
          </table:table-cell>
          <table:table-cell office:value-type="string" calcext:value-type="string">
            <text:p>HANANE</text:p>
          </table:table-cell>
          <table:table-cell office:value-type="date" office:date-value="1971-01-04" calcext:value-type="date">
            <text:p>04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0.167" calcext:value-type="float">
            <text:p>10,1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8351" calcext:value-type="float">
            <text:p>89783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ILABC</text:p>
          </table:table-cell>
          <table:table-cell office:value-type="string" calcext:value-type="string">
            <text:p>HASSIBA</text:p>
          </table:table-cell>
          <table:table-cell office:value-type="date" office:date-value="1978-01-28" calcext:value-type="date">
            <text:p>28/01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UTM</text:p>
          </table:table-cell>
          <table:table-cell office:value-type="string" calcext:value-type="string">
            <text:p>DU TECH MICROCHIRURGICAL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9885" calcext:value-type="float">
            <text:p>10089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ABC</text:p>
          </table:table-cell>
          <table:table-cell office:value-type="string" calcext:value-type="string">
            <text:p>GABRIEL</text:p>
          </table:table-cell>
          <table:table-cell office:value-type="date" office:date-value="1981-09-19" calcext:value-type="date">
            <text:p>19/09/198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G3ELD1</text:p>
          </table:table-cell>
          <table:table-cell office:value-type="string" calcext:value-type="string">
            <text:p>Lic Electron an3 pa.CN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3374" calcext:value-type="float">
            <text:p>108033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ABC</text:p>
          </table:table-cell>
          <table:table-cell office:value-type="string" calcext:value-type="string">
            <text:p>GABRIEL</text:p>
          </table:table-cell>
          <table:table-cell office:value-type="date" office:date-value="1968-02-21" calcext:value-type="date">
            <text:p>21/02/1968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G3ELD1</text:p>
          </table:table-cell>
          <table:table-cell office:value-type="string" calcext:value-type="string">
            <text:p>Lic Electron an3 pa.CNED1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043621" calcext:value-type="float">
            <text:p>9043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GAEL</text:p>
          </table:table-cell>
          <table:table-cell office:value-type="date" office:date-value="1979-08-21" calcext:value-type="date">
            <text:p>21/08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81144" calcext:value-type="float">
            <text:p>9181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ABC</text:p>
          </table:table-cell>
          <table:table-cell office:value-type="string" calcext:value-type="string">
            <text:p>JIMMY</text:p>
          </table:table-cell>
          <table:table-cell office:value-type="date" office:date-value="1974-05-28" calcext:value-type="date">
            <text:p>28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2.77" calcext:value-type="float">
            <text:p>12,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4810" calcext:value-type="float">
            <text:p>107748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ROMAIN</text:p>
          </table:table-cell>
          <table:table-cell office:value-type="date" office:date-value="1981-10-05" calcext:value-type="date">
            <text:p>05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83300" calcext:value-type="float">
            <text:p>94833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ROMAIN</text:p>
          </table:table-cell>
          <table:table-cell office:value-type="date" office:date-value="1969-10-05" calcext:value-type="date">
            <text:p>05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4066" calcext:value-type="float">
            <text:p>112440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CHABC</text:p>
          </table:table-cell>
          <table:table-cell office:value-type="string" calcext:value-type="string">
            <text:p>LINDA</text:p>
          </table:table-cell>
          <table:table-cell office:value-type="date" office:date-value="1968-03-01" calcext:value-type="date">
            <text:p>01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4.388" calcext:value-type="float">
            <text:p>14,3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4885" calcext:value-type="float">
            <text:p>11024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MAXIME</text:p>
          </table:table-cell>
          <table:table-cell office:value-type="date" office:date-value="1978-12-23" calcext:value-type="date">
            <text:p>23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92172" calcext:value-type="float">
            <text:p>99921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DALILA</text:p>
          </table:table-cell>
          <table:table-cell office:value-type="date" office:date-value="1966-08-16" calcext:value-type="date">
            <text:p>16/08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74" calcext:value-type="float">
            <text:p>9,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18204" calcext:value-type="float">
            <text:p>90182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DALILA</text:p>
          </table:table-cell>
          <table:table-cell office:value-type="date" office:date-value="1975-08-11" calcext:value-type="date">
            <text:p>11/08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19" calcext:value-type="float">
            <text:p>10,7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0444" calcext:value-type="float">
            <text:p>92904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NABC</text:p>
          </table:table-cell>
          <table:table-cell office:value-type="string" calcext:value-type="string">
            <text:p>IMANE</text:p>
          </table:table-cell>
          <table:table-cell office:value-type="date" office:date-value="1975-02-12" calcext:value-type="date">
            <text:p>12/0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8" calcext:value-type="float">
            <text:p>13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1806" calcext:value-type="float">
            <text:p>106318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AYABC</text:p>
          </table:table-cell>
          <table:table-cell office:value-type="string" calcext:value-type="string">
            <text:p>NOEMIE</text:p>
          </table:table-cell>
          <table:table-cell office:value-type="date" office:date-value="1977-07-15" calcext:value-type="date">
            <text:p>15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1" calcext:value-type="float">
            <text:p>13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9917" calcext:value-type="float">
            <text:p>10389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UCABC</text:p>
          </table:table-cell>
          <table:table-cell office:value-type="string" calcext:value-type="string">
            <text:p>BERTRAND</text:p>
          </table:table-cell>
          <table:table-cell office:value-type="date" office:date-value="1984-11-01" calcext:value-type="date">
            <text:p>01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1" calcext:value-type="float">
            <text:p>13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8553" calcext:value-type="float">
            <text:p>111685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ARIAM</text:p>
          </table:table-cell>
          <table:table-cell office:value-type="date" office:date-value="1969-08-08" calcext:value-type="date">
            <text:p>08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25" calcext:value-type="float">
            <text:p>11,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7746" calcext:value-type="float">
            <text:p>108477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IAABC</text:p>
          </table:table-cell>
          <table:table-cell office:value-type="string" calcext:value-type="string">
            <text:p>BESMA</text:p>
          </table:table-cell>
          <table:table-cell office:value-type="date" office:date-value="1987-03-03" calcext:value-type="date">
            <text:p>03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2" calcext:value-type="float">
            <text:p>13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5075" calcext:value-type="float">
            <text:p>9835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ZAABC</text:p>
          </table:table-cell>
          <table:table-cell office:value-type="string" calcext:value-type="string">
            <text:p>AMINA</text:p>
          </table:table-cell>
          <table:table-cell office:value-type="date" office:date-value="1966-10-13" calcext:value-type="date">
            <text:p>13/10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8274" calcext:value-type="float">
            <text:p>98682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 SABC</text:p>
          </table:table-cell>
          <table:table-cell office:value-type="string" calcext:value-type="string">
            <text:p>CELINE</text:p>
          </table:table-cell>
          <table:table-cell office:value-type="date" office:date-value="1985-08-17" calcext:value-type="date">
            <text:p>17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7373" calcext:value-type="float">
            <text:p>107673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ENABC</text:p>
          </table:table-cell>
          <table:table-cell office:value-type="string" calcext:value-type="string">
            <text:p>SAGIRA</text:p>
          </table:table-cell>
          <table:table-cell office:value-type="date" office:date-value="1966-05-25" calcext:value-type="date">
            <text:p>25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4748" calcext:value-type="float">
            <text:p>103447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EUABC</text:p>
          </table:table-cell>
          <table:table-cell office:value-type="string" calcext:value-type="string">
            <text:p>MANON</text:p>
          </table:table-cell>
          <table:table-cell office:value-type="date" office:date-value="1974-03-16" calcext:value-type="date">
            <text:p>16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8790" calcext:value-type="float">
            <text:p>104687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HAABC</text:p>
          </table:table-cell>
          <table:table-cell office:value-type="string" calcext:value-type="string">
            <text:p>SORAYA</text:p>
          </table:table-cell>
          <table:table-cell office:value-type="date" office:date-value="1976-12-15" calcext:value-type="date">
            <text:p>15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8171" calcext:value-type="float">
            <text:p>101881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RABC</text:p>
          </table:table-cell>
          <table:table-cell office:value-type="string" calcext:value-type="string">
            <text:p>LOUBNA</text:p>
          </table:table-cell>
          <table:table-cell office:value-type="date" office:date-value="1983-03-04" calcext:value-type="date">
            <text:p>04/03/1983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2MAT</text:p>
          </table:table-cell>
          <table:table-cell office:value-type="string" calcext:value-type="string">
            <text:p>Lic Mathematiques an2</text:p>
          </table:table-cell>
          <table:table-cell office:value-type="float" office:value="9.686" calcext:value-type="float">
            <text:p>9,6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99187" calcext:value-type="float">
            <text:p>105991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RABC</text:p>
          </table:table-cell>
          <table:table-cell office:value-type="string" calcext:value-type="string">
            <text:p>LOUBNA</text:p>
          </table:table-cell>
          <table:table-cell office:value-type="date" office:date-value="1970-09-07" calcext:value-type="date">
            <text:p>07/09/197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2MAT</text:p>
          </table:table-cell>
          <table:table-cell office:value-type="string" calcext:value-type="string">
            <text:p>Lic Mathematiques an2</text:p>
          </table:table-cell>
          <table:table-cell office:value-type="float" office:value="10.289" calcext:value-type="float">
            <text:p>10,2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1627" calcext:value-type="float">
            <text:p>93216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DHABC</text:p>
          </table:table-cell>
          <table:table-cell office:value-type="string" calcext:value-type="string">
            <text:p>IMAN</text:p>
          </table:table-cell>
          <table:table-cell office:value-type="date" office:date-value="1975-05-10" calcext:value-type="date">
            <text:p>10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1.094" calcext:value-type="float">
            <text:p>11,0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76354" calcext:value-type="float">
            <text:p>97763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FFOABC</text:p>
          </table:table-cell>
          <table:table-cell office:value-type="string" calcext:value-type="string">
            <text:p>QUENTIN</text:p>
          </table:table-cell>
          <table:table-cell office:value-type="date" office:date-value="1976-11-08" calcext:value-type="date">
            <text:p>08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44897" calcext:value-type="float">
            <text:p>9344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ATABC</text:p>
          </table:table-cell>
          <table:table-cell office:value-type="string" calcext:value-type="string">
            <text:p>MONIREH</text:p>
          </table:table-cell>
          <table:table-cell office:value-type="date" office:date-value="1986-11-12" calcext:value-type="date">
            <text:p>12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9" calcext:value-type="float">
            <text:p>14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57257" calcext:value-type="float">
            <text:p>97572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RABC</text:p>
          </table:table-cell>
          <table:table-cell office:value-type="string" calcext:value-type="string">
            <text:p>RONNI</text:p>
          </table:table-cell>
          <table:table-cell office:value-type="date" office:date-value="1969-12-04" calcext:value-type="date">
            <text:p>04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32" calcext:value-type="float">
            <text:p>12,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62767" calcext:value-type="float">
            <text:p>9362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YERABC</text:p>
          </table:table-cell>
          <table:table-cell office:value-type="string" calcext:value-type="string">
            <text:p>MAUD</text:p>
          </table:table-cell>
          <table:table-cell office:value-type="date" office:date-value="1986-09-22" calcext:value-type="date">
            <text:p>22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02531" calcext:value-type="float">
            <text:p>101025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MAABC</text:p>
          </table:table-cell>
          <table:table-cell office:value-type="string" calcext:value-type="string">
            <text:p>BARBARA</text:p>
          </table:table-cell>
          <table:table-cell office:value-type="date" office:date-value="1972-04-23" calcext:value-type="date">
            <text:p>23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3" calcext:value-type="float">
            <text:p>11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6749" calcext:value-type="float">
            <text:p>108467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SIABC</text:p>
          </table:table-cell>
          <table:table-cell office:value-type="string" calcext:value-type="string">
            <text:p>SEBASTIEN</text:p>
          </table:table-cell>
          <table:table-cell office:value-type="date" office:date-value="1979-03-30" calcext:value-type="date">
            <text:p>30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8003" calcext:value-type="float">
            <text:p>10678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UABC</text:p>
          </table:table-cell>
          <table:table-cell office:value-type="string" calcext:value-type="string">
            <text:p>LAURA</text:p>
          </table:table-cell>
          <table:table-cell office:value-type="date" office:date-value="1974-11-09" calcext:value-type="date">
            <text:p>09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1" calcext:value-type="float">
            <text:p>13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63282" calcext:value-type="float">
            <text:p>104632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AMILLE</text:p>
          </table:table-cell>
          <table:table-cell office:value-type="date" office:date-value="1973-01-29" calcext:value-type="date">
            <text:p>2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3" calcext:value-type="float">
            <text:p>15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2358" calcext:value-type="float">
            <text:p>107723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UABC</text:p>
          </table:table-cell>
          <table:table-cell office:value-type="string" calcext:value-type="string">
            <text:p>CAROLE</text:p>
          </table:table-cell>
          <table:table-cell office:value-type="date" office:date-value="1978-01-21" calcext:value-type="date">
            <text:p>21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8" calcext:value-type="float">
            <text:p>15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6867" calcext:value-type="float">
            <text:p>91568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BERABC</text:p>
          </table:table-cell>
          <table:table-cell office:value-type="string" calcext:value-type="string">
            <text:p>AGATHE</text:p>
          </table:table-cell>
          <table:table-cell office:value-type="date" office:date-value="1981-12-03" calcext:value-type="date">
            <text:p>03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75378" calcext:value-type="float">
            <text:p>96753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DIABC</text:p>
          </table:table-cell>
          <table:table-cell office:value-type="string" calcext:value-type="string">
            <text:p>SONIA</text:p>
          </table:table-cell>
          <table:table-cell office:value-type="date" office:date-value="1981-11-11" calcext:value-type="date">
            <text:p>11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9307" calcext:value-type="float">
            <text:p>101193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BC</text:p>
          </table:table-cell>
          <table:table-cell office:value-type="string" calcext:value-type="string">
            <text:p>VERONIQUE</text:p>
          </table:table-cell>
          <table:table-cell office:value-type="date" office:date-value="1975-10-27" calcext:value-type="date">
            <text:p>27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8398" calcext:value-type="float">
            <text:p>113183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TIABC</text:p>
          </table:table-cell>
          <table:table-cell office:value-type="string" calcext:value-type="string">
            <text:p>PAUL</text:p>
          </table:table-cell>
          <table:table-cell office:value-type="date" office:date-value="1972-11-18" calcext:value-type="date">
            <text:p>18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6629" calcext:value-type="float">
            <text:p>90066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MAUD</text:p>
          </table:table-cell>
          <table:table-cell office:value-type="date" office:date-value="1973-05-19" calcext:value-type="date">
            <text:p>19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81" calcext:value-type="float">
            <text:p>14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7865" calcext:value-type="float">
            <text:p>113778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IABC</text:p>
          </table:table-cell>
          <table:table-cell office:value-type="string" calcext:value-type="string">
            <text:p>EKRAME</text:p>
          </table:table-cell>
          <table:table-cell office:value-type="date" office:date-value="1980-08-01" calcext:value-type="date">
            <text:p>01/08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BTE</text:p>
          </table:table-cell>
          <table:table-cell office:value-type="string" calcext:value-type="string">
            <text:p>Master2 BTE</text:p>
          </table:table-cell>
          <table:table-cell office:value-type="float" office:value="9.54" calcext:value-type="float">
            <text:p>9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20251" calcext:value-type="float">
            <text:p>11120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UABC</text:p>
          </table:table-cell>
          <table:table-cell office:value-type="string" calcext:value-type="string">
            <text:p>CAM-THI</text:p>
          </table:table-cell>
          <table:table-cell office:value-type="date" office:date-value="1981-08-21" calcext:value-type="date">
            <text:p>21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8" calcext:value-type="float">
            <text:p>16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8411" calcext:value-type="float">
            <text:p>94684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TRAABC</text:p>
          </table:table-cell>
          <table:table-cell office:value-type="string" calcext:value-type="string">
            <text:p>LARABI</text:p>
          </table:table-cell>
          <table:table-cell office:value-type="date" office:date-value="1973-12-04" calcext:value-type="date">
            <text:p>04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7.91" calcext:value-type="float">
            <text:p>7,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92790" calcext:value-type="float">
            <text:p>110927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EABC</text:p>
          </table:table-cell>
          <table:table-cell office:value-type="string" calcext:value-type="string">
            <text:p>ANTHONY</text:p>
          </table:table-cell>
          <table:table-cell office:value-type="date" office:date-value="1984-10-13" calcext:value-type="date">
            <text:p>13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519" calcext:value-type="float">
            <text:p>9,519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836798" calcext:value-type="float">
            <text:p>9836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ADABC</text:p>
          </table:table-cell>
          <table:table-cell office:value-type="string" calcext:value-type="string">
            <text:p>SADAF</text:p>
          </table:table-cell>
          <table:table-cell office:value-type="date" office:date-value="1975-01-19" calcext:value-type="date">
            <text:p>19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79" calcext:value-type="float">
            <text:p>13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9499" calcext:value-type="float">
            <text:p>10609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SABC</text:p>
          </table:table-cell>
          <table:table-cell office:value-type="string" calcext:value-type="string">
            <text:p>OLGA</text:p>
          </table:table-cell>
          <table:table-cell office:value-type="date" office:date-value="1975-03-16" calcext:value-type="date">
            <text:p>16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14.996" calcext:value-type="float">
            <text:p>14,9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6796" calcext:value-type="float">
            <text:p>106667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YUABC</text:p>
          </table:table-cell>
          <table:table-cell office:value-type="string" calcext:value-type="string">
            <text:p>GOKHAN</text:p>
          </table:table-cell>
          <table:table-cell office:value-type="date" office:date-value="1966-10-06" calcext:value-type="date">
            <text:p>06/10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1476520" calcext:value-type="float">
            <text:p>11476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UDABC</text:p>
          </table:table-cell>
          <table:table-cell office:value-type="string" calcext:value-type="string">
            <text:p>INAAT-CHARIF</text:p>
          </table:table-cell>
          <table:table-cell office:value-type="date" office:date-value="1973-09-01" calcext:value-type="date">
            <text:p>01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1132" calcext:value-type="float">
            <text:p>10501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UAABC</text:p>
          </table:table-cell>
          <table:table-cell office:value-type="string" calcext:value-type="string">
            <text:p>HAKIM</text:p>
          </table:table-cell>
          <table:table-cell office:value-type="date" office:date-value="1974-05-10" calcext:value-type="date">
            <text:p>10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66" calcext:value-type="float">
            <text:p>10,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57530" calcext:value-type="float">
            <text:p>103575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NDABC</text:p>
          </table:table-cell>
          <table:table-cell office:value-type="string" calcext:value-type="string">
            <text:p>JULIE</text:p>
          </table:table-cell>
          <table:table-cell office:value-type="date" office:date-value="1973-10-11" calcext:value-type="date">
            <text:p>11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7944" calcext:value-type="float">
            <text:p>9007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AMEABC</text:p>
          </table:table-cell>
          <table:table-cell office:value-type="string" calcext:value-type="string">
            <text:p>MARCUS</text:p>
          </table:table-cell>
          <table:table-cell office:value-type="date" office:date-value="1977-04-10" calcext:value-type="date">
            <text:p>10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7.58" calcext:value-type="float">
            <text:p>7,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85324" calcext:value-type="float">
            <text:p>112853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OABC</text:p>
          </table:table-cell>
          <table:table-cell office:value-type="string" calcext:value-type="string">
            <text:p>ISABELLE</text:p>
          </table:table-cell>
          <table:table-cell office:value-type="date" office:date-value="1975-10-27" calcext:value-type="date">
            <text:p>27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2465" calcext:value-type="float">
            <text:p>111724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DAABC</text:p>
          </table:table-cell>
          <table:table-cell office:value-type="string" calcext:value-type="string">
            <text:p>DIEUDONNE</text:p>
          </table:table-cell>
          <table:table-cell office:value-type="date" office:date-value="1966-07-04" calcext:value-type="date">
            <text:p>04/07/196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0.377" calcext:value-type="float">
            <text:p>10,3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7964" calcext:value-type="float">
            <text:p>107579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YABC</text:p>
          </table:table-cell>
          <table:table-cell office:value-type="string" calcext:value-type="string">
            <text:p>ROBIN</text:p>
          </table:table-cell>
          <table:table-cell office:value-type="date" office:date-value="1983-04-02" calcext:value-type="date">
            <text:p>02/04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18698" calcext:value-type="float">
            <text:p>103186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 ABC</text:p>
          </table:table-cell>
          <table:table-cell office:value-type="string" calcext:value-type="string">
            <text:p>ASSIAT</text:p>
          </table:table-cell>
          <table:table-cell office:value-type="date" office:date-value="1976-02-28" calcext:value-type="date">
            <text:p>28/02/1976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543" calcext:value-type="float">
            <text:p>10,5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3596" calcext:value-type="float">
            <text:p>112435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JEREMY</text:p>
          </table:table-cell>
          <table:table-cell office:value-type="date" office:date-value="1965-10-26" calcext:value-type="date">
            <text:p>26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63" calcext:value-type="float">
            <text:p>10,63</text:p>
          </table:table-cell>
          <table:table-cell office:value-type="string" calcext:value-type="string">
            <text:p>ADM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9204268" calcext:value-type="float">
            <text:p>9204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LAKHDER</text:p>
          </table:table-cell>
          <table:table-cell office:value-type="date" office:date-value="1975-10-24" calcext:value-type="date">
            <text:p>24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709" calcext:value-type="float">
            <text:p>9,7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8650" calcext:value-type="float">
            <text:p>108686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LAKHDER</text:p>
          </table:table-cell>
          <table:table-cell office:value-type="date" office:date-value="1987-01-08" calcext:value-type="date">
            <text:p>08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09" calcext:value-type="float">
            <text:p>10,0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4686" calcext:value-type="float">
            <text:p>94346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GABC</text:p>
          </table:table-cell>
          <table:table-cell office:value-type="string" calcext:value-type="string">
            <text:p>TIAN</text:p>
          </table:table-cell>
          <table:table-cell office:value-type="date" office:date-value="1986-01-11" calcext:value-type="date">
            <text:p>11/01/1986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1.652" calcext:value-type="float">
            <text:p>11,6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88166" calcext:value-type="float">
            <text:p>9188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BIBABC</text:p>
          </table:table-cell>
          <table:table-cell office:value-type="string" calcext:value-type="string">
            <text:p>JULIEN</text:p>
          </table:table-cell>
          <table:table-cell office:value-type="date" office:date-value="1981-10-25" calcext:value-type="date">
            <text:p>25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8691" calcext:value-type="float">
            <text:p>107586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ANABC</text:p>
          </table:table-cell>
          <table:table-cell office:value-type="string" calcext:value-type="string">
            <text:p>DAVID</text:p>
          </table:table-cell>
          <table:table-cell office:value-type="date" office:date-value="1978-11-20" calcext:value-type="date">
            <text:p>20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6" calcext:value-type="float">
            <text:p>11,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2812" calcext:value-type="float">
            <text:p>101528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EDABC</text:p>
          </table:table-cell>
          <table:table-cell office:value-type="string" calcext:value-type="string">
            <text:p>HANNA</text:p>
          </table:table-cell>
          <table:table-cell office:value-type="date" office:date-value="1967-05-23" calcext:value-type="date">
            <text:p>23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6" calcext:value-type="float">
            <text:p>15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8352" calcext:value-type="float">
            <text:p>106283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FARID</text:p>
          </table:table-cell>
          <table:table-cell office:value-type="date" office:date-value="1983-03-17" calcext:value-type="date">
            <text:p>17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005" calcext:value-type="float">
            <text:p>8,0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92902" calcext:value-type="float">
            <text:p>112929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FARID</text:p>
          </table:table-cell>
          <table:table-cell office:value-type="date" office:date-value="1975-05-16" calcext:value-type="date">
            <text:p>16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891" calcext:value-type="float">
            <text:p>9,8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5467" calcext:value-type="float">
            <text:p>98954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OABC</text:p>
          </table:table-cell>
          <table:table-cell office:value-type="string" calcext:value-type="string">
            <text:p>PINAR</text:p>
          </table:table-cell>
          <table:table-cell office:value-type="date" office:date-value="1985-10-11" calcext:value-type="date">
            <text:p>11/10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91" calcext:value-type="float">
            <text:p>12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2119" calcext:value-type="float">
            <text:p>9642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ANISSA</text:p>
          </table:table-cell>
          <table:table-cell office:value-type="date" office:date-value="1974-02-02" calcext:value-type="date">
            <text:p>02/0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8.95" calcext:value-type="float">
            <text:p>8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20779" calcext:value-type="float">
            <text:p>10120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ANISSA</text:p>
          </table:table-cell>
          <table:table-cell office:value-type="date" office:date-value="1981-03-30" calcext:value-type="date">
            <text:p>30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0.15" calcext:value-type="float">
            <text:p>10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1000" calcext:value-type="float">
            <text:p>10681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AABC</text:p>
          </table:table-cell>
          <table:table-cell office:value-type="string" calcext:value-type="string">
            <text:p>YAMINA</text:p>
          </table:table-cell>
          <table:table-cell office:value-type="date" office:date-value="1985-03-25" calcext:value-type="date">
            <text:p>25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4" calcext:value-type="float">
            <text:p>11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8912" calcext:value-type="float">
            <text:p>97289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NCABC</text:p>
          </table:table-cell>
          <table:table-cell office:value-type="string" calcext:value-type="string">
            <text:p>CHARLOTTE</text:p>
          </table:table-cell>
          <table:table-cell office:value-type="date" office:date-value="1966-11-25" calcext:value-type="date">
            <text:p>25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71" calcext:value-type="float">
            <text:p>12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4569" calcext:value-type="float">
            <text:p>112445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OABC</text:p>
          </table:table-cell>
          <table:table-cell office:value-type="string" calcext:value-type="string">
            <text:p>PHILIPPINE</text:p>
          </table:table-cell>
          <table:table-cell office:value-type="date" office:date-value="1987-07-27" calcext:value-type="date">
            <text:p>27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1.084" calcext:value-type="float">
            <text:p>11,0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8132" calcext:value-type="float">
            <text:p>102881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OABC</text:p>
          </table:table-cell>
          <table:table-cell office:value-type="string" calcext:value-type="string">
            <text:p>HANANE</text:p>
          </table:table-cell>
          <table:table-cell office:value-type="date" office:date-value="1979-06-25" calcext:value-type="date">
            <text:p>25/06/197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83" calcext:value-type="float">
            <text:p>10,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87588" calcext:value-type="float">
            <text:p>110875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AOABC</text:p>
          </table:table-cell>
          <table:table-cell office:value-type="string" calcext:value-type="string">
            <text:p>HANANE</text:p>
          </table:table-cell>
          <table:table-cell office:value-type="date" office:date-value="1980-09-08" calcext:value-type="date">
            <text:p>08/09/198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1.06" calcext:value-type="float">
            <text:p>11,06</text:p>
          </table:table-cell>
          <table:table-cell table:number-columns-repeated="1014"/>
        </table:table-row>
        <table:table-row table:style-name="ro1">
          <table:table-cell office:value-type="float" office:value="9417757" calcext:value-type="float">
            <text:p>94177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IABC</text:p>
          </table:table-cell>
          <table:table-cell office:value-type="string" calcext:value-type="string">
            <text:p>ORIANNE</text:p>
          </table:table-cell>
          <table:table-cell office:value-type="date" office:date-value="1987-04-07" calcext:value-type="date">
            <text:p>07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4890" calcext:value-type="float">
            <text:p>97648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ZOHRE</text:p>
          </table:table-cell>
          <table:table-cell office:value-type="date" office:date-value="1972-10-24" calcext:value-type="date">
            <text:p>24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61236" calcext:value-type="float">
            <text:p>96612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BERABC</text:p>
          </table:table-cell>
          <table:table-cell office:value-type="string" calcext:value-type="string">
            <text:p>ZOHRE</text:p>
          </table:table-cell>
          <table:table-cell office:value-type="date" office:date-value="1974-11-28" calcext:value-type="date">
            <text:p>28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12727" calcext:value-type="float">
            <text:p>11012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BIOABC</text:p>
          </table:table-cell>
          <table:table-cell office:value-type="string" calcext:value-type="string">
            <text:p>MANUEL</text:p>
          </table:table-cell>
          <table:table-cell office:value-type="date" office:date-value="1975-04-26" calcext:value-type="date">
            <text:p>26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69258" calcext:value-type="float">
            <text:p>11069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IQABC</text:p>
          </table:table-cell>
          <table:table-cell office:value-type="string" calcext:value-type="string">
            <text:p>DAVID</text:p>
          </table:table-cell>
          <table:table-cell office:value-type="date" office:date-value="1985-07-27" calcext:value-type="date">
            <text:p>27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1771" calcext:value-type="float">
            <text:p>98917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ARABC</text:p>
          </table:table-cell>
          <table:table-cell office:value-type="string" calcext:value-type="string">
            <text:p>CAROLINE</text:p>
          </table:table-cell>
          <table:table-cell office:value-type="date" office:date-value="1968-02-23" calcext:value-type="date">
            <text:p>23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125" calcext:value-type="float">
            <text:p>12,1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1741" calcext:value-type="float">
            <text:p>97317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OFIANE</text:p>
          </table:table-cell>
          <table:table-cell office:value-type="date" office:date-value="1974-05-10" calcext:value-type="date">
            <text:p>10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284" calcext:value-type="float">
            <text:p>4,2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1349" calcext:value-type="float">
            <text:p>97413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OFIANE</text:p>
          </table:table-cell>
          <table:table-cell office:value-type="date" office:date-value="1966-03-27" calcext:value-type="date">
            <text:p>27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8.779" calcext:value-type="float">
            <text:p>8,7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25876" calcext:value-type="float">
            <text:p>10225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GAZABC</text:p>
          </table:table-cell>
          <table:table-cell office:value-type="string" calcext:value-type="string">
            <text:p>THIBAUD</text:p>
          </table:table-cell>
          <table:table-cell office:value-type="date" office:date-value="1967-07-03" calcext:value-type="date">
            <text:p>03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313" calcext:value-type="float">
            <text:p>10,3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2320" calcext:value-type="float">
            <text:p>89723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MICHAEL</text:p>
          </table:table-cell>
          <table:table-cell office:value-type="date" office:date-value="1969-04-09" calcext:value-type="date">
            <text:p>09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36217" calcext:value-type="float">
            <text:p>10536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OABC</text:p>
          </table:table-cell>
          <table:table-cell office:value-type="string" calcext:value-type="string">
            <text:p>MICHAEL</text:p>
          </table:table-cell>
          <table:table-cell office:value-type="date" office:date-value="1969-09-08" calcext:value-type="date">
            <text:p>08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604" calcext:value-type="float">
            <text:p>10,6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4825" calcext:value-type="float">
            <text:p>114348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EABC</text:p>
          </table:table-cell>
          <table:table-cell office:value-type="string" calcext:value-type="string">
            <text:p>MARTA</text:p>
          </table:table-cell>
          <table:table-cell office:value-type="date" office:date-value="1972-06-14" calcext:value-type="date">
            <text:p>14/06/1972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MACEDOINE (EX-REPUBLIQUE DE YOUGOSLAVI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9.268" calcext:value-type="float">
            <text:p>9,2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02340" calcext:value-type="float">
            <text:p>9602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TEABC</text:p>
          </table:table-cell>
          <table:table-cell office:value-type="string" calcext:value-type="string">
            <text:p>MARTA</text:p>
          </table:table-cell>
          <table:table-cell office:value-type="date" office:date-value="1970-10-17" calcext:value-type="date">
            <text:p>17/10/1970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MACEDOINE (EX-REPUBLIQUE DE YOUGOSLAVI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385" calcext:value-type="float">
            <text:p>10,3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6263" calcext:value-type="float">
            <text:p>108162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MABC</text:p>
          </table:table-cell>
          <table:table-cell office:value-type="string" calcext:value-type="string">
            <text:p>JONATHAN</text:p>
          </table:table-cell>
          <table:table-cell office:value-type="date" office:date-value="1966-06-21" calcext:value-type="date">
            <text:p>21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1421" calcext:value-type="float">
            <text:p>11451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AABC</text:p>
          </table:table-cell>
          <table:table-cell office:value-type="string" calcext:value-type="string">
            <text:p>YACINE</text:p>
          </table:table-cell>
          <table:table-cell office:value-type="date" office:date-value="1968-06-03" calcext:value-type="date">
            <text:p>03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8" calcext:value-type="float">
            <text:p>11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4890" calcext:value-type="float">
            <text:p>108948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ABC</text:p>
          </table:table-cell>
          <table:table-cell office:value-type="string" calcext:value-type="string">
            <text:p>VY</text:p>
          </table:table-cell>
          <table:table-cell office:value-type="date" office:date-value="1965-09-18" calcext:value-type="date">
            <text:p>18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7" calcext:value-type="float">
            <text:p>11,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8006" calcext:value-type="float">
            <text:p>11468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DAABC</text:p>
          </table:table-cell>
          <table:table-cell office:value-type="string" calcext:value-type="string">
            <text:p>ISMAHANE</text:p>
          </table:table-cell>
          <table:table-cell office:value-type="date" office:date-value="1982-09-14" calcext:value-type="date">
            <text:p>14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3871" calcext:value-type="float">
            <text:p>100538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RABC</text:p>
          </table:table-cell>
          <table:table-cell office:value-type="string" calcext:value-type="string">
            <text:p>MICKAEL</text:p>
          </table:table-cell>
          <table:table-cell office:value-type="date" office:date-value="1981-02-06" calcext:value-type="date">
            <text:p>06/0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98" calcext:value-type="float">
            <text:p>14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1107" calcext:value-type="float">
            <text:p>10851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QABC</text:p>
          </table:table-cell>
          <table:table-cell office:value-type="string" calcext:value-type="string">
            <text:p>OLIVIA</text:p>
          </table:table-cell>
          <table:table-cell office:value-type="date" office:date-value="1985-06-04" calcext:value-type="date">
            <text:p>04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7913" calcext:value-type="float">
            <text:p>108979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DABC</text:p>
          </table:table-cell>
          <table:table-cell office:value-type="string" calcext:value-type="string">
            <text:p>HOUSSEN</text:p>
          </table:table-cell>
          <table:table-cell office:value-type="date" office:date-value="1968-04-21" calcext:value-type="date">
            <text:p>21/04/1968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7" calcext:value-type="float">
            <text:p>11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8469" calcext:value-type="float">
            <text:p>110784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LTABC</text:p>
          </table:table-cell>
          <table:table-cell office:value-type="string" calcext:value-type="string">
            <text:p>ADRIEN</text:p>
          </table:table-cell>
          <table:table-cell office:value-type="date" office:date-value="1985-08-05" calcext:value-type="date">
            <text:p>05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26" calcext:value-type="float">
            <text:p>15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1401" calcext:value-type="float">
            <text:p>95514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DREE ANNE</text:p>
          </table:table-cell>
          <table:table-cell office:value-type="date" office:date-value="1987-01-26" calcext:value-type="date">
            <text:p>26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4" calcext:value-type="float">
            <text:p>13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199" calcext:value-type="float">
            <text:p>11285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DDABC</text:p>
          </table:table-cell>
          <table:table-cell office:value-type="string" calcext:value-type="string">
            <text:p>CYNTHIA</text:p>
          </table:table-cell>
          <table:table-cell office:value-type="date" office:date-value="1968-06-23" calcext:value-type="date">
            <text:p>23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5781" calcext:value-type="float">
            <text:p>101557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GESABC</text:p>
          </table:table-cell>
          <table:table-cell office:value-type="string" calcext:value-type="string">
            <text:p>ROMAIN</text:p>
          </table:table-cell>
          <table:table-cell office:value-type="date" office:date-value="1984-11-18" calcext:value-type="date">
            <text:p>18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5799" calcext:value-type="float">
            <text:p>100857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GABC</text:p>
          </table:table-cell>
          <table:table-cell office:value-type="string" calcext:value-type="string">
            <text:p>ANNABELLE</text:p>
          </table:table-cell>
          <table:table-cell office:value-type="date" office:date-value="1984-12-01" calcext:value-type="date">
            <text:p>01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1" calcext:value-type="float">
            <text:p>12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8165" calcext:value-type="float">
            <text:p>94681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DYABC</text:p>
          </table:table-cell>
          <table:table-cell office:value-type="string" calcext:value-type="string">
            <text:p>FABIENNE</text:p>
          </table:table-cell>
          <table:table-cell office:value-type="date" office:date-value="1972-05-01" calcext:value-type="date">
            <text:p>01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111" calcext:value-type="float">
            <text:p>13,1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3807" calcext:value-type="float">
            <text:p>101938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ONABC</text:p>
          </table:table-cell>
          <table:table-cell office:value-type="string" calcext:value-type="string">
            <text:p>THI-THUY-VAN</text:p>
          </table:table-cell>
          <table:table-cell office:value-type="date" office:date-value="1967-05-20" calcext:value-type="date">
            <text:p>20/05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3692" calcext:value-type="float">
            <text:p>11113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SIABC</text:p>
          </table:table-cell>
          <table:table-cell office:value-type="string" calcext:value-type="string">
            <text:p>ELODIE</text:p>
          </table:table-cell>
          <table:table-cell office:value-type="date" office:date-value="1974-01-14" calcext:value-type="date">
            <text:p>14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2" calcext:value-type="float">
            <text:p>13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9413" calcext:value-type="float">
            <text:p>11299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IKIABC</text:p>
          </table:table-cell>
          <table:table-cell office:value-type="string" calcext:value-type="string">
            <text:p>MAMADOU</text:p>
          </table:table-cell>
          <table:table-cell office:value-type="date" office:date-value="1977-06-12" calcext:value-type="date">
            <text:p>1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ACO</text:p>
          </table:table-cell>
          <table:table-cell office:value-type="string" calcext:value-type="string">
            <text:p>Master2Pro Aff et Commer</text:p>
          </table:table-cell>
          <table:table-cell office:value-type="float" office:value="14.001" calcext:value-type="float">
            <text:p>14,0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0240" calcext:value-type="float">
            <text:p>11270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STEPHANIE</text:p>
          </table:table-cell>
          <table:table-cell office:value-type="date" office:date-value="1977-10-01" calcext:value-type="date">
            <text:p>01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5.094" calcext:value-type="float">
            <text:p>15,0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9316" calcext:value-type="float">
            <text:p>108493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NGABC</text:p>
          </table:table-cell>
          <table:table-cell office:value-type="string" calcext:value-type="string">
            <text:p>YINJIE</text:p>
          </table:table-cell>
          <table:table-cell office:value-type="date" office:date-value="1983-12-19" calcext:value-type="date">
            <text:p>19/12/198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83" calcext:value-type="float">
            <text:p>13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5060" calcext:value-type="float">
            <text:p>10235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CABC</text:p>
          </table:table-cell>
          <table:table-cell office:value-type="string" calcext:value-type="string">
            <text:p>ALICE</text:p>
          </table:table-cell>
          <table:table-cell office:value-type="date" office:date-value="1981-10-05" calcext:value-type="date">
            <text:p>05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726" calcext:value-type="float">
            <text:p>13,7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4023" calcext:value-type="float">
            <text:p>108940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FSAABC</text:p>
          </table:table-cell>
          <table:table-cell office:value-type="string" calcext:value-type="string">
            <text:p>SOFIANE</text:p>
          </table:table-cell>
          <table:table-cell office:value-type="date" office:date-value="1979-04-12" calcext:value-type="date">
            <text:p>12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4388" calcext:value-type="float">
            <text:p>11474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MOABC</text:p>
          </table:table-cell>
          <table:table-cell office:value-type="string" calcext:value-type="string">
            <text:p>ELIE</text:p>
          </table:table-cell>
          <table:table-cell office:value-type="date" office:date-value="1972-03-11" calcext:value-type="date">
            <text:p>11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2.37" calcext:value-type="float">
            <text:p>2,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826" calcext:value-type="float">
            <text:p>97778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ENABC</text:p>
          </table:table-cell>
          <table:table-cell office:value-type="string" calcext:value-type="string">
            <text:p>NAWEL</text:p>
          </table:table-cell>
          <table:table-cell office:value-type="date" office:date-value="1976-07-27" calcext:value-type="date">
            <text:p>27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04057" calcext:value-type="float">
            <text:p>93040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OUNABC</text:p>
          </table:table-cell>
          <table:table-cell office:value-type="string" calcext:value-type="string">
            <text:p>KEVIN</text:p>
          </table:table-cell>
          <table:table-cell office:value-type="date" office:date-value="1984-12-04" calcext:value-type="date">
            <text:p>04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3" calcext:value-type="float">
            <text:p>11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2764" calcext:value-type="float">
            <text:p>107627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VAABC</text:p>
          </table:table-cell>
          <table:table-cell office:value-type="string" calcext:value-type="string">
            <text:p>MYRIAM</text:p>
          </table:table-cell>
          <table:table-cell office:value-type="date" office:date-value="1977-04-10" calcext:value-type="date">
            <text:p>10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783" calcext:value-type="float">
            <text:p>11,783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0604989" calcext:value-type="float">
            <text:p>10604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FARID</text:p>
          </table:table-cell>
          <table:table-cell office:value-type="date" office:date-value="1972-12-09" calcext:value-type="date">
            <text:p>09/12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6.186" calcext:value-type="float">
            <text:p>6,1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2009" calcext:value-type="float">
            <text:p>91620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FARID</text:p>
          </table:table-cell>
          <table:table-cell office:value-type="date" office:date-value="1971-01-29" calcext:value-type="date">
            <text:p>29/01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78" calcext:value-type="float">
            <text:p>8,5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58008" calcext:value-type="float">
            <text:p>110580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MESABC</text:p>
          </table:table-cell>
          <table:table-cell office:value-type="string" calcext:value-type="string">
            <text:p>NATHANAEL</text:p>
          </table:table-cell>
          <table:table-cell office:value-type="date" office:date-value="1978-02-25" calcext:value-type="date">
            <text:p>25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8" calcext:value-type="float">
            <text:p>14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66351" calcext:value-type="float">
            <text:p>101663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ISABC</text:p>
          </table:table-cell>
          <table:table-cell office:value-type="string" calcext:value-type="string">
            <text:p>MEIDI</text:p>
          </table:table-cell>
          <table:table-cell office:value-type="date" office:date-value="1982-01-28" calcext:value-type="date">
            <text:p>28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1946" calcext:value-type="float">
            <text:p>11151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AICHA</text:p>
          </table:table-cell>
          <table:table-cell office:value-type="date" office:date-value="1982-01-27" calcext:value-type="date">
            <text:p>27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20278" calcext:value-type="float">
            <text:p>101202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IAABC</text:p>
          </table:table-cell>
          <table:table-cell office:value-type="string" calcext:value-type="string">
            <text:p>SARRAH</text:p>
          </table:table-cell>
          <table:table-cell office:value-type="date" office:date-value="1973-07-23" calcext:value-type="date">
            <text:p>23/07/19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18" calcext:value-type="float">
            <text:p>14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9596" calcext:value-type="float">
            <text:p>97395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THI</text:p>
          </table:table-cell>
          <table:table-cell office:value-type="date" office:date-value="1987-05-31" calcext:value-type="date">
            <text:p>31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271" calcext:value-type="float">
            <text:p>5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2015" calcext:value-type="float">
            <text:p>9312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THI</text:p>
          </table:table-cell>
          <table:table-cell office:value-type="date" office:date-value="1969-09-13" calcext:value-type="date">
            <text:p>13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6.063" calcext:value-type="float">
            <text:p>6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26460" calcext:value-type="float">
            <text:p>9426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DJABC</text:p>
          </table:table-cell>
          <table:table-cell office:value-type="string" calcext:value-type="string">
            <text:p>NASSERA</text:p>
          </table:table-cell>
          <table:table-cell office:value-type="date" office:date-value="1979-05-12" calcext:value-type="date">
            <text:p>12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E</text:p>
          </table:table-cell>
          <table:table-cell office:value-type="string" calcext:value-type="string">
            <text:p>Master1 SLATEL - Espagnol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7782" calcext:value-type="float">
            <text:p>89577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EABC</text:p>
          </table:table-cell>
          <table:table-cell office:value-type="string" calcext:value-type="string">
            <text:p>PRISCILLA</text:p>
          </table:table-cell>
          <table:table-cell office:value-type="date" office:date-value="1969-07-06" calcext:value-type="date">
            <text:p>06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7" calcext:value-type="float">
            <text:p>12,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1778" calcext:value-type="float">
            <text:p>104917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GURABC</text:p>
          </table:table-cell>
          <table:table-cell office:value-type="string" calcext:value-type="string">
            <text:p>LUIS</text:p>
          </table:table-cell>
          <table:table-cell office:value-type="date" office:date-value="1986-12-08" calcext:value-type="date">
            <text:p>0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8531" calcext:value-type="float">
            <text:p>98285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TUABC</text:p>
          </table:table-cell>
          <table:table-cell office:value-type="string" calcext:value-type="string">
            <text:p>TIPHAINE</text:p>
          </table:table-cell>
          <table:table-cell office:value-type="date" office:date-value="1973-09-15" calcext:value-type="date">
            <text:p>15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64" calcext:value-type="float">
            <text:p>14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7873" calcext:value-type="float">
            <text:p>92878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EHLABC</text:p>
          </table:table-cell>
          <table:table-cell office:value-type="string" calcext:value-type="string">
            <text:p>JULIEN</text:p>
          </table:table-cell>
          <table:table-cell office:value-type="date" office:date-value="1976-01-09" calcext:value-type="date">
            <text:p>09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" calcext:value-type="float">
            <text:p>11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5249" calcext:value-type="float">
            <text:p>109052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MAHAMADOU DAVID</text:p>
          </table:table-cell>
          <table:table-cell office:value-type="date" office:date-value="1974-08-02" calcext:value-type="date">
            <text:p>02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1" calcext:value-type="float">
            <text:p>13,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9007" calcext:value-type="float">
            <text:p>9019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LEABC</text:p>
          </table:table-cell>
          <table:table-cell office:value-type="string" calcext:value-type="string">
            <text:p>JULIE</text:p>
          </table:table-cell>
          <table:table-cell office:value-type="date" office:date-value="1986-11-24" calcext:value-type="date">
            <text:p>24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2476" calcext:value-type="float">
            <text:p>93124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MATINNIN</text:p>
          </table:table-cell>
          <table:table-cell office:value-type="date" office:date-value="1968-11-23" calcext:value-type="date">
            <text:p>23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79908" calcext:value-type="float">
            <text:p>9779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YAPABC</text:p>
          </table:table-cell>
          <table:table-cell office:value-type="string" calcext:value-type="string">
            <text:p>SHREEDEVI</text:p>
          </table:table-cell>
          <table:table-cell office:value-type="date" office:date-value="1967-06-04" calcext:value-type="date">
            <text:p>04/06/196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68260" calcext:value-type="float">
            <text:p>90682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SARAH</text:p>
          </table:table-cell>
          <table:table-cell office:value-type="date" office:date-value="1972-06-04" calcext:value-type="date">
            <text:p>04/06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7.86" calcext:value-type="float">
            <text:p>7,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8500" calcext:value-type="float">
            <text:p>93285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LABC</text:p>
          </table:table-cell>
          <table:table-cell office:value-type="string" calcext:value-type="string">
            <text:p>PAULINE</text:p>
          </table:table-cell>
          <table:table-cell office:value-type="date" office:date-value="1974-09-13" calcext:value-type="date">
            <text:p>13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71" calcext:value-type="float">
            <text:p>11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81867" calcext:value-type="float">
            <text:p>101818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EYABC</text:p>
          </table:table-cell>
          <table:table-cell office:value-type="string" calcext:value-type="string">
            <text:p>VIRGINIE</text:p>
          </table:table-cell>
          <table:table-cell office:value-type="date" office:date-value="1970-04-07" calcext:value-type="date">
            <text:p>07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26" calcext:value-type="float">
            <text:p>14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38528" calcext:value-type="float">
            <text:p>105385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INABC</text:p>
          </table:table-cell>
          <table:table-cell office:value-type="string" calcext:value-type="string">
            <text:p>GERALDINE</text:p>
          </table:table-cell>
          <table:table-cell office:value-type="date" office:date-value="1966-02-24" calcext:value-type="date">
            <text:p>24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" calcext:value-type="float">
            <text:p>13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2891" calcext:value-type="float">
            <text:p>114728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MAMOU</text:p>
          </table:table-cell>
          <table:table-cell office:value-type="date" office:date-value="1985-04-08" calcext:value-type="date">
            <text:p>0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49584" calcext:value-type="float">
            <text:p>113495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MYABC</text:p>
          </table:table-cell>
          <table:table-cell office:value-type="string" calcext:value-type="string">
            <text:p>QUENTIN</text:p>
          </table:table-cell>
          <table:table-cell office:value-type="date" office:date-value="1981-05-17" calcext:value-type="date">
            <text:p>17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95" calcext:value-type="float">
            <text:p>11,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7154" calcext:value-type="float">
            <text:p>9247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OABC</text:p>
          </table:table-cell>
          <table:table-cell office:value-type="string" calcext:value-type="string">
            <text:p>FABIEN</text:p>
          </table:table-cell>
          <table:table-cell office:value-type="date" office:date-value="1985-03-26" calcext:value-type="date">
            <text:p>26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56" calcext:value-type="float">
            <text:p>14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7117" calcext:value-type="float">
            <text:p>9747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OABC</text:p>
          </table:table-cell>
          <table:table-cell office:value-type="string" calcext:value-type="string">
            <text:p>KHALID</text:p>
          </table:table-cell>
          <table:table-cell office:value-type="date" office:date-value="1967-12-05" calcext:value-type="date">
            <text:p>0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9" calcext:value-type="float">
            <text:p>11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2896" calcext:value-type="float">
            <text:p>108728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SAMIA</text:p>
          </table:table-cell>
          <table:table-cell office:value-type="date" office:date-value="1970-10-06" calcext:value-type="date">
            <text:p>06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8.461" calcext:value-type="float">
            <text:p>8,4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62278" calcext:value-type="float">
            <text:p>107622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SAMIA</text:p>
          </table:table-cell>
          <table:table-cell office:value-type="date" office:date-value="1985-07-15" calcext:value-type="date">
            <text:p>15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795" calcext:value-type="float">
            <text:p>9,7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30159" calcext:value-type="float">
            <text:p>97301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OUABC</text:p>
          </table:table-cell>
          <table:table-cell office:value-type="string" calcext:value-type="string">
            <text:p>LOUISE</text:p>
          </table:table-cell>
          <table:table-cell office:value-type="date" office:date-value="1981-03-01" calcext:value-type="date">
            <text:p>01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8806" calcext:value-type="float">
            <text:p>10868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ABC</text:p>
          </table:table-cell>
          <table:table-cell office:value-type="string" calcext:value-type="string">
            <text:p>DAVID</text:p>
          </table:table-cell>
          <table:table-cell office:value-type="date" office:date-value="1981-11-02" calcext:value-type="date">
            <text:p>02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6844" calcext:value-type="float">
            <text:p>10216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79-02-10" calcext:value-type="date">
            <text:p>10/02/197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5.428" calcext:value-type="float">
            <text:p>5,4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4543" calcext:value-type="float">
            <text:p>97045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NBABC</text:p>
          </table:table-cell>
          <table:table-cell office:value-type="string" calcext:value-type="string">
            <text:p>SUNDAY</text:p>
          </table:table-cell>
          <table:table-cell office:value-type="date" office:date-value="1973-05-20" calcext:value-type="date">
            <text:p>20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67" calcext:value-type="float">
            <text:p>9,67</text:p>
          </table:table-cell>
          <table:table-cell office:value-type="string" calcext:value-type="string">
            <text:p>AJ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float" office:value="9119175" calcext:value-type="float">
            <text:p>91191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INBABC</text:p>
          </table:table-cell>
          <table:table-cell office:value-type="string" calcext:value-type="string">
            <text:p>SUNDAY</text:p>
          </table:table-cell>
          <table:table-cell office:value-type="date" office:date-value="1978-11-01" calcext:value-type="date">
            <text:p>01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67" calcext:value-type="float">
            <text:p>9,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36334" calcext:value-type="float">
            <text:p>111363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NGABC</text:p>
          </table:table-cell>
          <table:table-cell office:value-type="string" calcext:value-type="string">
            <text:p>MAMADOU DJIBY</text:p>
          </table:table-cell>
          <table:table-cell office:value-type="date" office:date-value="1967-12-07" calcext:value-type="date">
            <text:p>07/12/196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048" calcext:value-type="float">
            <text:p>13,0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23154" calcext:value-type="float">
            <text:p>9323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WAABC</text:p>
          </table:table-cell>
          <table:table-cell office:value-type="string" calcext:value-type="string">
            <text:p>OMAN</text:p>
          </table:table-cell>
          <table:table-cell office:value-type="date" office:date-value="1973-03-30" calcext:value-type="date">
            <text:p>30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0622" calcext:value-type="float">
            <text:p>105006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ALEXANDRA</text:p>
          </table:table-cell>
          <table:table-cell office:value-type="date" office:date-value="1986-02-06" calcext:value-type="date">
            <text:p>06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6.521" calcext:value-type="float">
            <text:p>6,5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4942" calcext:value-type="float">
            <text:p>114249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RISABC</text:p>
          </table:table-cell>
          <table:table-cell office:value-type="string" calcext:value-type="string">
            <text:p>ALEXANDRA</text:p>
          </table:table-cell>
          <table:table-cell office:value-type="date" office:date-value="1969-11-28" calcext:value-type="date">
            <text:p>28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6.979" calcext:value-type="float">
            <text:p>6,9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61129" calcext:value-type="float">
            <text:p>10061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OABC</text:p>
          </table:table-cell>
          <table:table-cell office:value-type="string" calcext:value-type="string">
            <text:p>KELLY</text:p>
          </table:table-cell>
          <table:table-cell office:value-type="date" office:date-value="1970-06-10" calcext:value-type="date">
            <text:p>10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58" calcext:value-type="float">
            <text:p>9,3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13931" calcext:value-type="float">
            <text:p>94139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OABC</text:p>
          </table:table-cell>
          <table:table-cell office:value-type="string" calcext:value-type="string">
            <text:p>KELLY</text:p>
          </table:table-cell>
          <table:table-cell office:value-type="date" office:date-value="1987-05-15" calcext:value-type="date">
            <text:p>15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63" calcext:value-type="float">
            <text:p>9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9227" calcext:value-type="float">
            <text:p>10809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MEABC</text:p>
          </table:table-cell>
          <table:table-cell office:value-type="string" calcext:value-type="string">
            <text:p>AMINE</text:p>
          </table:table-cell>
          <table:table-cell office:value-type="date" office:date-value="1974-07-08" calcext:value-type="date">
            <text:p>08/07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4876" calcext:value-type="float">
            <text:p>10484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MEABC</text:p>
          </table:table-cell>
          <table:table-cell office:value-type="string" calcext:value-type="string">
            <text:p>AMINE</text:p>
          </table:table-cell>
          <table:table-cell office:value-type="date" office:date-value="1978-09-20" calcext:value-type="date">
            <text:p>20/09/1978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54860" calcext:value-type="float">
            <text:p>92548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JABC</text:p>
          </table:table-cell>
          <table:table-cell office:value-type="string" calcext:value-type="string">
            <text:p>SAMAH</text:p>
          </table:table-cell>
          <table:table-cell office:value-type="date" office:date-value="1985-07-02" calcext:value-type="date">
            <text:p>02/07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896" calcext:value-type="float">
            <text:p>8,8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1302" calcext:value-type="float">
            <text:p>109713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JABC</text:p>
          </table:table-cell>
          <table:table-cell office:value-type="string" calcext:value-type="string">
            <text:p>SAMAH</text:p>
          </table:table-cell>
          <table:table-cell office:value-type="date" office:date-value="1973-09-28" calcext:value-type="date">
            <text:p>28/09/1973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396" calcext:value-type="float">
            <text:p>11,3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2532" calcext:value-type="float">
            <text:p>11222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MAABC</text:p>
          </table:table-cell>
          <table:table-cell office:value-type="string" calcext:value-type="string">
            <text:p>AUDREY</text:p>
          </table:table-cell>
          <table:table-cell office:value-type="date" office:date-value="1983-12-07" calcext:value-type="date">
            <text:p>07/1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4.55" calcext:value-type="float">
            <text:p>14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2458" calcext:value-type="float">
            <text:p>10802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YOABC</text:p>
          </table:table-cell>
          <table:table-cell office:value-type="string" calcext:value-type="string">
            <text:p>ABDO</text:p>
          </table:table-cell>
          <table:table-cell office:value-type="date" office:date-value="1974-10-14" calcext:value-type="date">
            <text:p>14/10/1974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LIBAN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5.37" calcext:value-type="float">
            <text:p>15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35485" calcext:value-type="float">
            <text:p>9635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HEABC</text:p>
          </table:table-cell>
          <table:table-cell office:value-type="string" calcext:value-type="string">
            <text:p>OMAR</text:p>
          </table:table-cell>
          <table:table-cell office:value-type="date" office:date-value="1966-10-26" calcext:value-type="date">
            <text:p>26/10/19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4" calcext:value-type="float">
            <text:p>10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6632" calcext:value-type="float">
            <text:p>98766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OAABC</text:p>
          </table:table-cell>
          <table:table-cell office:value-type="string" calcext:value-type="string">
            <text:p>MANOHIARRISOA</text:p>
          </table:table-cell>
          <table:table-cell office:value-type="date" office:date-value="1969-11-20" calcext:value-type="date">
            <text:p>20/11/19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5EIF</text:p>
          </table:table-cell>
          <table:table-cell office:value-type="string" calcext:value-type="string">
            <text:p>Master2 Eco inter finance</text:p>
          </table:table-cell>
          <table:table-cell office:value-type="float" office:value="10.647" calcext:value-type="float">
            <text:p>10,6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5600" calcext:value-type="float">
            <text:p>111656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OAABC</text:p>
          </table:table-cell>
          <table:table-cell office:value-type="string" calcext:value-type="string">
            <text:p>MANOHIARRISOA</text:p>
          </table:table-cell>
          <table:table-cell office:value-type="date" office:date-value="1982-12-31" calcext:value-type="date">
            <text:p>31/12/1982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5EIF</text:p>
          </table:table-cell>
          <table:table-cell office:value-type="string" calcext:value-type="string">
            <text:p>Master2 Eco inter finance</text:p>
          </table:table-cell>
          <table:table-cell office:value-type="float" office:value="10.813" calcext:value-type="float">
            <text:p>10,8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8106" calcext:value-type="float">
            <text:p>10018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RAABC</text:p>
          </table:table-cell>
          <table:table-cell office:value-type="string" calcext:value-type="string">
            <text:p>KARIM</text:p>
          </table:table-cell>
          <table:table-cell office:value-type="date" office:date-value="1987-03-15" calcext:value-type="date">
            <text:p>15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3.16" calcext:value-type="float">
            <text:p>13,16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9910897" calcext:value-type="float">
            <text:p>99108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HARMONY</text:p>
          </table:table-cell>
          <table:table-cell office:value-type="date" office:date-value="1971-12-16" calcext:value-type="date">
            <text:p>16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4.261" calcext:value-type="float">
            <text:p>14,2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1872" calcext:value-type="float">
            <text:p>95318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HABC</text:p>
          </table:table-cell>
          <table:table-cell office:value-type="string" calcext:value-type="string">
            <text:p>PRITY</text:p>
          </table:table-cell>
          <table:table-cell office:value-type="date" office:date-value="1976-06-12" calcext:value-type="date">
            <text:p>1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8817" calcext:value-type="float">
            <text:p>113688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GHABC</text:p>
          </table:table-cell>
          <table:table-cell office:value-type="string" calcext:value-type="string">
            <text:p>PRITY</text:p>
          </table:table-cell>
          <table:table-cell office:value-type="date" office:date-value="1971-08-23" calcext:value-type="date">
            <text:p>23/08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92930" calcext:value-type="float">
            <text:p>93929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TIABC</text:p>
          </table:table-cell>
          <table:table-cell office:value-type="string" calcext:value-type="string">
            <text:p>ACHRAF</text:p>
          </table:table-cell>
          <table:table-cell office:value-type="date" office:date-value="1977-03-12" calcext:value-type="date">
            <text:p>12/03/19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4.27" calcext:value-type="float">
            <text:p>14,2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7074" calcext:value-type="float">
            <text:p>10197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IEABC</text:p>
          </table:table-cell>
          <table:table-cell office:value-type="string" calcext:value-type="string">
            <text:p>KEINKINDER PAUL</text:p>
          </table:table-cell>
          <table:table-cell office:value-type="date" office:date-value="1977-05-17" calcext:value-type="date">
            <text:p>17/05/1977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L1ANG</text:p>
          </table:table-cell>
          <table:table-cell office:value-type="string" calcext:value-type="string">
            <text:p>Lic LLCE Anglais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9992" calcext:value-type="float">
            <text:p>104099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VIABC</text:p>
          </table:table-cell>
          <table:table-cell office:value-type="string" calcext:value-type="string">
            <text:p>ALEXANDRA</text:p>
          </table:table-cell>
          <table:table-cell office:value-type="date" office:date-value="1971-01-03" calcext:value-type="date">
            <text:p>03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.425" calcext:value-type="float">
            <text:p>0,4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41372" calcext:value-type="float">
            <text:p>114413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OPABC</text:p>
          </table:table-cell>
          <table:table-cell office:value-type="string" calcext:value-type="string">
            <text:p>MARIE</text:p>
          </table:table-cell>
          <table:table-cell office:value-type="date" office:date-value="1981-01-20" calcext:value-type="date">
            <text:p>20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2.188" calcext:value-type="float">
            <text:p>12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79944" calcext:value-type="float">
            <text:p>10679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RIABC</text:p>
          </table:table-cell>
          <table:table-cell office:value-type="string" calcext:value-type="string">
            <text:p>PAULE</text:p>
          </table:table-cell>
          <table:table-cell office:value-type="date" office:date-value="1976-03-04" calcext:value-type="date">
            <text:p>04/03/1976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017" calcext:value-type="float">
            <text:p>10,0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32918" calcext:value-type="float">
            <text:p>111329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MELIE</text:p>
          </table:table-cell>
          <table:table-cell office:value-type="date" office:date-value="1984-09-17" calcext:value-type="date">
            <text:p>17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9" calcext:value-type="float">
            <text:p>11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56818" calcext:value-type="float">
            <text:p>95568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ELABC</text:p>
          </table:table-cell>
          <table:table-cell office:value-type="string" calcext:value-type="string">
            <text:p>ASSEM</text:p>
          </table:table-cell>
          <table:table-cell office:value-type="date" office:date-value="1969-12-17" calcext:value-type="date">
            <text:p>17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5.11" calcext:value-type="float">
            <text:p>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8432" calcext:value-type="float">
            <text:p>93284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AUABC</text:p>
          </table:table-cell>
          <table:table-cell office:value-type="string" calcext:value-type="string">
            <text:p>CECILE</text:p>
          </table:table-cell>
          <table:table-cell office:value-type="date" office:date-value="1974-06-11" calcext:value-type="date">
            <text:p>11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86559" calcext:value-type="float">
            <text:p>107865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NABC</text:p>
          </table:table-cell>
          <table:table-cell office:value-type="string" calcext:value-type="string">
            <text:p>DOROTHEE</text:p>
          </table:table-cell>
          <table:table-cell office:value-type="date" office:date-value="1978-11-19" calcext:value-type="date">
            <text:p>19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5.54" calcext:value-type="float">
            <text:p>15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1069" calcext:value-type="float">
            <text:p>105410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EABC</text:p>
          </table:table-cell>
          <table:table-cell office:value-type="string" calcext:value-type="string">
            <text:p>PIERRE-ALAIN</text:p>
          </table:table-cell>
          <table:table-cell office:value-type="date" office:date-value="1968-05-17" calcext:value-type="date">
            <text:p>17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96" calcext:value-type="float">
            <text:p>13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04733" calcext:value-type="float">
            <text:p>94047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 ROABC</text:p>
          </table:table-cell>
          <table:table-cell office:value-type="string" calcext:value-type="string">
            <text:p>ALEXIS</text:p>
          </table:table-cell>
          <table:table-cell office:value-type="date" office:date-value="1973-03-26" calcext:value-type="date">
            <text:p>26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0.479" calcext:value-type="float">
            <text:p>0,47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57179" calcext:value-type="float">
            <text:p>114571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IABC</text:p>
          </table:table-cell>
          <table:table-cell office:value-type="string" calcext:value-type="string">
            <text:p>SIHAM</text:p>
          </table:table-cell>
          <table:table-cell office:value-type="date" office:date-value="1978-08-08" calcext:value-type="date">
            <text:p>08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364543" calcext:value-type="float">
            <text:p>103645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SIABC</text:p>
          </table:table-cell>
          <table:table-cell office:value-type="string" calcext:value-type="string">
            <text:p>SIHAM</text:p>
          </table:table-cell>
          <table:table-cell office:value-type="date" office:date-value="1984-07-22" calcext:value-type="date">
            <text:p>22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16178" calcext:value-type="float">
            <text:p>98161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ORABC</text:p>
          </table:table-cell>
          <table:table-cell office:value-type="string" calcext:value-type="string">
            <text:p>CYRIELLE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19603" calcext:value-type="float">
            <text:p>114196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COABC</text:p>
          </table:table-cell>
          <table:table-cell office:value-type="string" calcext:value-type="string">
            <text:p>YANN</text:p>
          </table:table-cell>
          <table:table-cell office:value-type="date" office:date-value="1982-09-22" calcext:value-type="date">
            <text:p>22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7184" calcext:value-type="float">
            <text:p>103071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NSABC</text:p>
          </table:table-cell>
          <table:table-cell office:value-type="string" calcext:value-type="string">
            <text:p>VLADIMIR</text:p>
          </table:table-cell>
          <table:table-cell office:value-type="date" office:date-value="1976-12-06" calcext:value-type="date">
            <text:p>06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35" calcext:value-type="float">
            <text:p>13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15620" calcext:value-type="float">
            <text:p>106156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NABC</text:p>
          </table:table-cell>
          <table:table-cell office:value-type="string" calcext:value-type="string">
            <text:p>CINDY</text:p>
          </table:table-cell>
          <table:table-cell office:value-type="date" office:date-value="1966-03-27" calcext:value-type="date">
            <text:p>27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804" calcext:value-type="float">
            <text:p>11,8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63842" calcext:value-type="float">
            <text:p>9263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THI LAN</text:p>
          </table:table-cell>
          <table:table-cell office:value-type="date" office:date-value="1972-08-16" calcext:value-type="date">
            <text:p>16/08/1972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591" calcext:value-type="float">
            <text:p>10,5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2286" calcext:value-type="float">
            <text:p>93322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LABC</text:p>
          </table:table-cell>
          <table:table-cell office:value-type="string" calcext:value-type="string">
            <text:p>JIMMY</text:p>
          </table:table-cell>
          <table:table-cell office:value-type="date" office:date-value="1978-05-16" calcext:value-type="date">
            <text:p>16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8.997" calcext:value-type="float">
            <text:p>8,9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1107" calcext:value-type="float">
            <text:p>10971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LABC</text:p>
          </table:table-cell>
          <table:table-cell office:value-type="string" calcext:value-type="string">
            <text:p>JIMMY</text:p>
          </table:table-cell>
          <table:table-cell office:value-type="date" office:date-value="1969-12-02" calcext:value-type="date">
            <text:p>02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743" calcext:value-type="float">
            <text:p>10,7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1598" calcext:value-type="float">
            <text:p>95215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ROABC</text:p>
          </table:table-cell>
          <table:table-cell office:value-type="string" calcext:value-type="string">
            <text:p>LISE</text:p>
          </table:table-cell>
          <table:table-cell office:value-type="date" office:date-value="1982-12-09" calcext:value-type="date">
            <text:p>09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0.44" calcext:value-type="float">
            <text:p>10,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86247" calcext:value-type="float">
            <text:p>91862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THABC</text:p>
          </table:table-cell>
          <table:table-cell office:value-type="string" calcext:value-type="string">
            <text:p>KIRUSHANTHI</text:p>
          </table:table-cell>
          <table:table-cell office:value-type="date" office:date-value="1979-07-30" calcext:value-type="date">
            <text:p>30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4" calcext:value-type="float">
            <text:p>12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8302" calcext:value-type="float">
            <text:p>109283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ANABC</text:p>
          </table:table-cell>
          <table:table-cell office:value-type="string" calcext:value-type="string">
            <text:p>VICTOIRE</text:p>
          </table:table-cell>
          <table:table-cell office:value-type="date" office:date-value="1986-05-09" calcext:value-type="date">
            <text:p>09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1525" calcext:value-type="float">
            <text:p>9331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ABC</text:p>
          </table:table-cell>
          <table:table-cell office:value-type="string" calcext:value-type="string">
            <text:p>ROSINE</text:p>
          </table:table-cell>
          <table:table-cell office:value-type="date" office:date-value="1982-04-09" calcext:value-type="date">
            <text:p>09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29" calcext:value-type="float">
            <text:p>12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87594" calcext:value-type="float">
            <text:p>8987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IABC</text:p>
          </table:table-cell>
          <table:table-cell office:value-type="string" calcext:value-type="string">
            <text:p>JOHRA</text:p>
          </table:table-cell>
          <table:table-cell office:value-type="date" office:date-value="1986-08-15" calcext:value-type="date">
            <text:p>15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5.684" calcext:value-type="float">
            <text:p>15,6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0358" calcext:value-type="float">
            <text:p>9840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FZAABC</text:p>
          </table:table-cell>
          <table:table-cell office:value-type="string" calcext:value-type="string">
            <text:p>MOHAMED</text:p>
          </table:table-cell>
          <table:table-cell office:value-type="date" office:date-value="1986-10-11" calcext:value-type="date">
            <text:p>11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0569" calcext:value-type="float">
            <text:p>106005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RAABC</text:p>
          </table:table-cell>
          <table:table-cell office:value-type="string" calcext:value-type="string">
            <text:p>KEVIN</text:p>
          </table:table-cell>
          <table:table-cell office:value-type="date" office:date-value="1980-03-16" calcext:value-type="date">
            <text:p>16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08" calcext:value-type="float">
            <text:p>13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4310" calcext:value-type="float">
            <text:p>113543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HOUABC</text:p>
          </table:table-cell>
          <table:table-cell office:value-type="string" calcext:value-type="string">
            <text:p>FADILA</text:p>
          </table:table-cell>
          <table:table-cell office:value-type="date" office:date-value="1979-11-10" calcext:value-type="date">
            <text:p>10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6.02" calcext:value-type="float">
            <text:p>16,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72893" calcext:value-type="float">
            <text:p>99728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AABC</text:p>
          </table:table-cell>
          <table:table-cell office:value-type="string" calcext:value-type="string">
            <text:p>BILAL</text:p>
          </table:table-cell>
          <table:table-cell office:value-type="date" office:date-value="1971-01-10" calcext:value-type="date">
            <text:p>10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1.103" calcext:value-type="float">
            <text:p>11,1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5786" calcext:value-type="float">
            <text:p>94257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NABC</text:p>
          </table:table-cell>
          <table:table-cell office:value-type="string" calcext:value-type="string">
            <text:p>MELANIE</text:p>
          </table:table-cell>
          <table:table-cell office:value-type="date" office:date-value="1968-05-29" calcext:value-type="date">
            <text:p>29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59105" calcext:value-type="float">
            <text:p>10959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ENABC</text:p>
          </table:table-cell>
          <table:table-cell office:value-type="string" calcext:value-type="string">
            <text:p>MELANIE</text:p>
          </table:table-cell>
          <table:table-cell office:value-type="date" office:date-value="1967-11-11" calcext:value-type="date">
            <text:p>11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548" calcext:value-type="float">
            <text:p>13,5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65389" calcext:value-type="float">
            <text:p>109653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IABC</text:p>
          </table:table-cell>
          <table:table-cell office:value-type="string" calcext:value-type="string">
            <text:p>CLEMENCE</text:p>
          </table:table-cell>
          <table:table-cell office:value-type="date" office:date-value="1981-04-18" calcext:value-type="date">
            <text:p>18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7" calcext:value-type="float">
            <text:p>13,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9963" calcext:value-type="float">
            <text:p>106699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IEABC</text:p>
          </table:table-cell>
          <table:table-cell office:value-type="string" calcext:value-type="string">
            <text:p>TYPHAINE</text:p>
          </table:table-cell>
          <table:table-cell office:value-type="date" office:date-value="1968-05-19" calcext:value-type="date">
            <text:p>19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115" calcext:value-type="float">
            <text:p>14,1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0991" calcext:value-type="float">
            <text:p>108709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AHABC</text:p>
          </table:table-cell>
          <table:table-cell office:value-type="string" calcext:value-type="string">
            <text:p>RACHID</text:p>
          </table:table-cell>
          <table:table-cell office:value-type="date" office:date-value="1987-01-07" calcext:value-type="date">
            <text:p>07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IL</text:p>
          </table:table-cell>
          <table:table-cell office:value-type="string" calcext:value-type="string">
            <text:p>Master2Pro SLTL-TILDE</text:p>
          </table:table-cell>
          <table:table-cell office:value-type="float" office:value="10.796" calcext:value-type="float">
            <text:p>10,7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71562" calcext:value-type="float">
            <text:p>9271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TOABC</text:p>
          </table:table-cell>
          <table:table-cell office:value-type="string" calcext:value-type="string">
            <text:p>AHMED</text:p>
          </table:table-cell>
          <table:table-cell office:value-type="date" office:date-value="1983-06-01" calcext:value-type="date">
            <text:p>01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2235" calcext:value-type="float">
            <text:p>107122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LCABC</text:p>
          </table:table-cell>
          <table:table-cell office:value-type="string" calcext:value-type="string">
            <text:p>CHARLES</text:p>
          </table:table-cell>
          <table:table-cell office:value-type="date" office:date-value="1976-12-31" calcext:value-type="date">
            <text:p>31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5071" calcext:value-type="float">
            <text:p>102750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LOABC</text:p>
          </table:table-cell>
          <table:table-cell office:value-type="string" calcext:value-type="string">
            <text:p>KATIA</text:p>
          </table:table-cell>
          <table:table-cell office:value-type="date" office:date-value="1981-10-16" calcext:value-type="date">
            <text:p>16/10/198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161" calcext:value-type="float">
            <text:p>161</text:p>
          </table:table-cell>
          <table:table-cell table:number-columns-repeated="1012"/>
        </table:table-row>
        <table:table-row table:style-name="ro1">
          <table:table-cell office:value-type="float" office:value="9488804" calcext:value-type="float">
            <text:p>94888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LOABC</text:p>
          </table:table-cell>
          <table:table-cell office:value-type="string" calcext:value-type="string">
            <text:p>KATIA</text:p>
          </table:table-cell>
          <table:table-cell office:value-type="date" office:date-value="1971-12-08" calcext:value-type="date">
            <text:p>08/12/1971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table:number-columns-repeated="1013"/>
        </table:table-row>
        <table:table-row table:style-name="ro1">
          <table:table-cell office:value-type="float" office:value="11013190" calcext:value-type="float">
            <text:p>110131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DELABC</text:p>
          </table:table-cell>
          <table:table-cell office:value-type="string" calcext:value-type="string">
            <text:p>FAYCAL</text:p>
          </table:table-cell>
          <table:table-cell office:value-type="date" office:date-value="1979-05-08" calcext:value-type="date">
            <text:p>08/05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9443" calcext:value-type="float">
            <text:p>98394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ALABC</text:p>
          </table:table-cell>
          <table:table-cell office:value-type="string" calcext:value-type="string">
            <text:p>OLFA</text:p>
          </table:table-cell>
          <table:table-cell office:value-type="date" office:date-value="1986-09-14" calcext:value-type="date">
            <text:p>14/09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01" calcext:value-type="float">
            <text:p>10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63257" calcext:value-type="float">
            <text:p>108632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ALABC</text:p>
          </table:table-cell>
          <table:table-cell office:value-type="string" calcext:value-type="string">
            <text:p>OLFA</text:p>
          </table:table-cell>
          <table:table-cell office:value-type="date" office:date-value="1966-11-22" calcext:value-type="date">
            <text:p>22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27" calcext:value-type="float">
            <text:p>10,27</text:p>
          </table:table-cell>
          <table:table-cell table:number-columns-repeated="1014"/>
        </table:table-row>
        <table:table-row table:style-name="ro1">
          <table:table-cell office:value-type="float" office:value="9021296" calcext:value-type="float">
            <text:p>9021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NABC</text:p>
          </table:table-cell>
          <table:table-cell office:value-type="string" calcext:value-type="string">
            <text:p>ALISON</text:p>
          </table:table-cell>
          <table:table-cell office:value-type="date" office:date-value="1976-11-25" calcext:value-type="date">
            <text:p>25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R8</text:p>
          </table:table-cell>
          <table:table-cell office:value-type="string" calcext:value-type="string">
            <text:p>Master1 Droit Prive (CA)</text:p>
          </table:table-cell>
          <table:table-cell office:value-type="float" office:value="10.7" calcext:value-type="float">
            <text:p>10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3270" calcext:value-type="float">
            <text:p>113832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C</text:p>
          </table:table-cell>
          <table:table-cell office:value-type="string" calcext:value-type="string">
            <text:p>ZHONGYAN</text:p>
          </table:table-cell>
          <table:table-cell office:value-type="date" office:date-value="1974-11-09" calcext:value-type="date">
            <text:p>09/11/1974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6.845" calcext:value-type="float">
            <text:p>6,8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96356" calcext:value-type="float">
            <text:p>111963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C</text:p>
          </table:table-cell>
          <table:table-cell office:value-type="string" calcext:value-type="string">
            <text:p>ZHONGYAN</text:p>
          </table:table-cell>
          <table:table-cell office:value-type="date" office:date-value="1987-06-11" calcext:value-type="date">
            <text:p>11/06/198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78" calcext:value-type="float">
            <text:p>8,5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64115" calcext:value-type="float">
            <text:p>10664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RABC</text:p>
          </table:table-cell>
          <table:table-cell office:value-type="string" calcext:value-type="string">
            <text:p>BACHIR</text:p>
          </table:table-cell>
          <table:table-cell office:value-type="date" office:date-value="1981-08-29" calcext:value-type="date">
            <text:p>29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NEL</text:p>
          </table:table-cell>
          <table:table-cell office:value-type="string" calcext:value-type="string">
            <text:p>Master2Rec SLTL-NEL</text:p>
          </table:table-cell>
          <table:table-cell office:value-type="float" office:value="15.438" calcext:value-type="float">
            <text:p>15,4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2957" calcext:value-type="float">
            <text:p>99329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KAMABC</text:p>
          </table:table-cell>
          <table:table-cell office:value-type="string" calcext:value-type="string">
            <text:p>SORAYA</text:p>
          </table:table-cell>
          <table:table-cell office:value-type="date" office:date-value="1984-12-15" calcext:value-type="date">
            <text:p>15/12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14.12" calcext:value-type="float">
            <text:p>14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08150" calcext:value-type="float">
            <text:p>11408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AABC</text:p>
          </table:table-cell>
          <table:table-cell office:value-type="string" calcext:value-type="string">
            <text:p>VINCENT</text:p>
          </table:table-cell>
          <table:table-cell office:value-type="date" office:date-value="1980-09-16" calcext:value-type="date">
            <text:p>16/09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58" calcext:value-type="float">
            <text:p>12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4668" calcext:value-type="float">
            <text:p>109746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MADABC</text:p>
          </table:table-cell>
          <table:table-cell office:value-type="string" calcext:value-type="string">
            <text:p>SAMIR</text:p>
          </table:table-cell>
          <table:table-cell office:value-type="date" office:date-value="1976-03-21" calcext:value-type="date">
            <text:p>21/03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SLF</text:p>
          </table:table-cell>
          <table:table-cell office:value-type="string" calcext:value-type="string">
            <text:p>Master1 SLATEL - Francais</text:p>
          </table:table-cell>
          <table:table-cell office:value-type="float" office:value="7.71" calcext:value-type="float">
            <text:p>7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4362" calcext:value-type="float">
            <text:p>101543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VAABC</text:p>
          </table:table-cell>
          <table:table-cell office:value-type="string" calcext:value-type="string">
            <text:p>AURELIE</text:p>
          </table:table-cell>
          <table:table-cell office:value-type="date" office:date-value="1976-07-28" calcext:value-type="date">
            <text:p>28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2.509" calcext:value-type="float">
            <text:p>12,5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31251" calcext:value-type="float">
            <text:p>10231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JDOABC</text:p>
          </table:table-cell>
          <table:table-cell office:value-type="string" calcext:value-type="string">
            <text:p>NADIA</text:p>
          </table:table-cell>
          <table:table-cell office:value-type="date" office:date-value="1973-12-19" calcext:value-type="date">
            <text:p>19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75" calcext:value-type="float">
            <text:p>11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2613" calcext:value-type="float">
            <text:p>106426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FABC</text:p>
          </table:table-cell>
          <table:table-cell office:value-type="string" calcext:value-type="string">
            <text:p>MICKAEL</text:p>
          </table:table-cell>
          <table:table-cell office:value-type="date" office:date-value="1977-04-30" calcext:value-type="date">
            <text:p>30/04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3685" calcext:value-type="float">
            <text:p>114236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IMANE</text:p>
          </table:table-cell>
          <table:table-cell office:value-type="date" office:date-value="1982-02-23" calcext:value-type="date">
            <text:p>23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92" calcext:value-type="float">
            <text:p>9,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8842" calcext:value-type="float">
            <text:p>9378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IMANE</text:p>
          </table:table-cell>
          <table:table-cell office:value-type="date" office:date-value="1979-10-21" calcext:value-type="date">
            <text:p>21/10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10.38" calcext:value-type="float">
            <text:p>10,38</text:p>
          </table:table-cell>
          <table:table-cell table:number-columns-repeated="1014"/>
        </table:table-row>
        <table:table-row table:style-name="ro1">
          <table:table-cell office:value-type="float" office:value="10743439" calcext:value-type="float">
            <text:p>107434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ABC</text:p>
          </table:table-cell>
          <table:table-cell office:value-type="string" calcext:value-type="string">
            <text:p>FANGFANG</text:p>
          </table:table-cell>
          <table:table-cell office:value-type="date" office:date-value="1967-10-21" calcext:value-type="date">
            <text:p>21/10/196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11" calcext:value-type="float">
            <text:p>9,11</text:p>
          </table:table-cell>
          <table:table-cell table:number-columns-repeated="1014"/>
        </table:table-row>
        <table:table-row table:style-name="ro1">
          <table:table-cell office:value-type="float" office:value="11256839" calcext:value-type="float">
            <text:p>112568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ABC</text:p>
          </table:table-cell>
          <table:table-cell office:value-type="string" calcext:value-type="string">
            <text:p>FANGFANG</text:p>
          </table:table-cell>
          <table:table-cell office:value-type="date" office:date-value="1981-07-01" calcext:value-type="date">
            <text:p>01/07/1981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IFM</text:p>
          </table:table-cell>
          <table:table-cell office:value-type="string" calcext:value-type="string">
            <text:p>Master1 IFM</text:p>
          </table:table-cell>
          <table:table-cell office:value-type="float" office:value="9.57" calcext:value-type="float">
            <text:p>9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25553" calcext:value-type="float">
            <text:p>108255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KAABC</text:p>
          </table:table-cell>
          <table:table-cell office:value-type="string" calcext:value-type="string">
            <text:p>ADJA</text:p>
          </table:table-cell>
          <table:table-cell office:value-type="date" office:date-value="1982-03-30" calcext:value-type="date">
            <text:p>30/03/1982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L5HEP</text:p>
          </table:table-cell>
          <table:table-cell office:value-type="string" calcext:value-type="string">
            <text:p>Master2 Hist patrimoine</text:p>
          </table:table-cell>
          <table:table-cell office:value-type="float" office:value="13.834" calcext:value-type="float">
            <text:p>13,8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51486" calcext:value-type="float">
            <text:p>9051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OUARDA</text:p>
          </table:table-cell>
          <table:table-cell office:value-type="date" office:date-value="1978-05-11" calcext:value-type="date">
            <text:p>11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3.133" calcext:value-type="float">
            <text:p>13,1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31778" calcext:value-type="float">
            <text:p>109317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UABC</text:p>
          </table:table-cell>
          <table:table-cell office:value-type="string" calcext:value-type="string">
            <text:p>CAMILLE</text:p>
          </table:table-cell>
          <table:table-cell office:value-type="date" office:date-value="1968-10-10" calcext:value-type="date">
            <text:p>10/10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1.896" calcext:value-type="float">
            <text:p>11,8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2958" calcext:value-type="float">
            <text:p>107229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LOABC</text:p>
          </table:table-cell>
          <table:table-cell office:value-type="string" calcext:value-type="string">
            <text:p>MICHELE</text:p>
          </table:table-cell>
          <table:table-cell office:value-type="date" office:date-value="1984-12-07" calcext:value-type="date">
            <text:p>0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0.438" calcext:value-type="float">
            <text:p>10,4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3672" calcext:value-type="float">
            <text:p>112936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FATOUHYA</text:p>
          </table:table-cell>
          <table:table-cell office:value-type="date" office:date-value="1983-02-13" calcext:value-type="date">
            <text:p>13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8.746" calcext:value-type="float">
            <text:p>8,746</text:p>
          </table:table-cell>
          <table:table-cell office:value-type="string" calcext:value-type="string">
            <text:p>AJ</text:p>
          </table:table-cell>
          <table:table-cell office:value-type="float" office:value="76" calcext:value-type="float">
            <text:p>76</text:p>
          </table:table-cell>
          <table:table-cell table:number-columns-repeated="1012"/>
        </table:table-row>
        <table:table-row table:style-name="ro1">
          <table:table-cell office:value-type="float" office:value="11238541" calcext:value-type="float">
            <text:p>112385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FATOUHYA</text:p>
          </table:table-cell>
          <table:table-cell office:value-type="date" office:date-value="1975-05-21" calcext:value-type="date">
            <text:p>21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8.746" calcext:value-type="float">
            <text:p>8,746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581378" calcext:value-type="float">
            <text:p>105813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-MABC</text:p>
          </table:table-cell>
          <table:table-cell office:value-type="string" calcext:value-type="string">
            <text:p>HANANE</text:p>
          </table:table-cell>
          <table:table-cell office:value-type="date" office:date-value="1982-05-06" calcext:value-type="date">
            <text:p>06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49" calcext:value-type="float">
            <text:p>13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974" calcext:value-type="float">
            <text:p>10644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ABC</text:p>
          </table:table-cell>
          <table:table-cell office:value-type="string" calcext:value-type="string">
            <text:p>SYLVESTRE</text:p>
          </table:table-cell>
          <table:table-cell office:value-type="date" office:date-value="1972-08-16" calcext:value-type="date">
            <text:p>16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498" calcext:value-type="float">
            <text:p>2,498</text:p>
          </table:table-cell>
          <table:table-cell office:value-type="string" calcext:value-type="string">
            <text:p>AJ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 office:value-type="float" office:value="11389775" calcext:value-type="float">
            <text:p>11389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AABC</text:p>
          </table:table-cell>
          <table:table-cell office:value-type="string" calcext:value-type="string">
            <text:p>SYLVESTRE</text:p>
          </table:table-cell>
          <table:table-cell office:value-type="date" office:date-value="1972-10-02" calcext:value-type="date">
            <text:p>02/10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498" calcext:value-type="float">
            <text:p>2,4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0980" calcext:value-type="float">
            <text:p>111709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KULABC</text:p>
          </table:table-cell>
          <table:table-cell office:value-type="string" calcext:value-type="string">
            <text:p>LAETITIA</text:p>
          </table:table-cell>
          <table:table-cell office:value-type="date" office:date-value="1971-04-13" calcext:value-type="date">
            <text:p>13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0.137" calcext:value-type="float">
            <text:p>10,1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25775" calcext:value-type="float">
            <text:p>114257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GAABC</text:p>
          </table:table-cell>
          <table:table-cell office:value-type="string" calcext:value-type="string">
            <text:p>MELISSA</text:p>
          </table:table-cell>
          <table:table-cell office:value-type="date" office:date-value="1980-10-19" calcext:value-type="date">
            <text:p>19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3.402" calcext:value-type="float">
            <text:p>13,4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5612" calcext:value-type="float">
            <text:p>108356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KOUABC</text:p>
          </table:table-cell>
          <table:table-cell office:value-type="string" calcext:value-type="string">
            <text:p>MALIK</text:p>
          </table:table-cell>
          <table:table-cell office:value-type="date" office:date-value="1969-02-02" calcext:value-type="date">
            <text:p>02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1.006" calcext:value-type="float">
            <text:p>11,0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04429" calcext:value-type="float">
            <text:p>107044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SEABC</text:p>
          </table:table-cell>
          <table:table-cell office:value-type="string" calcext:value-type="string">
            <text:p>CAROLINE</text:p>
          </table:table-cell>
          <table:table-cell office:value-type="date" office:date-value="1973-01-29" calcext:value-type="date">
            <text:p>2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HEP</text:p>
          </table:table-cell>
          <table:table-cell office:value-type="string" calcext:value-type="string">
            <text:p>Master1 Hist patrimoine</text:p>
          </table:table-cell>
          <table:table-cell office:value-type="float" office:value="15.775" calcext:value-type="float">
            <text:p>15,7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14381" calcext:value-type="float">
            <text:p>101143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IRABC</text:p>
          </table:table-cell>
          <table:table-cell office:value-type="string" calcext:value-type="string">
            <text:p>HOUDA</text:p>
          </table:table-cell>
          <table:table-cell office:value-type="date" office:date-value="1986-05-13" calcext:value-type="date">
            <text:p>13/05/198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1173" calcext:value-type="float">
            <text:p>101411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IRABC</text:p>
          </table:table-cell>
          <table:table-cell office:value-type="string" calcext:value-type="string">
            <text:p>HOUDA</text:p>
          </table:table-cell>
          <table:table-cell office:value-type="date" office:date-value="1985-11-29" calcext:value-type="date">
            <text:p>29/11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57123" calcext:value-type="float">
            <text:p>9457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DABC</text:p>
          </table:table-cell>
          <table:table-cell office:value-type="string" calcext:value-type="string">
            <text:p>KAHINA</text:p>
          </table:table-cell>
          <table:table-cell office:value-type="date" office:date-value="1967-02-18" calcext:value-type="date">
            <text:p>18/02/196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5SDL</text:p>
          </table:table-cell>
          <table:table-cell office:value-type="string" calcext:value-type="string">
            <text:p>Master2Rec Sces du lang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1547" calcext:value-type="float">
            <text:p>98515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OUDABC</text:p>
          </table:table-cell>
          <table:table-cell office:value-type="string" calcext:value-type="string">
            <text:p>ARMAND MAXIME</text:p>
          </table:table-cell>
          <table:table-cell office:value-type="date" office:date-value="1968-11-05" calcext:value-type="date">
            <text:p>05/11/1968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G5PNA</text:p>
          </table:table-cell>
          <table:table-cell office:value-type="string" calcext:value-type="string">
            <text:p>Master2 Physique Nanotech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0415820" calcext:value-type="float">
            <text:p>104158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OUSSA</text:p>
          </table:table-cell>
          <table:table-cell office:value-type="date" office:date-value="1969-04-27" calcext:value-type="date">
            <text:p>27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249" calcext:value-type="float">
            <text:p>9,2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98401" calcext:value-type="float">
            <text:p>89984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ATABC</text:p>
          </table:table-cell>
          <table:table-cell office:value-type="string" calcext:value-type="string">
            <text:p>MOUSSA</text:p>
          </table:table-cell>
          <table:table-cell office:value-type="date" office:date-value="1970-07-04" calcext:value-type="date">
            <text:p>04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852" calcext:value-type="float">
            <text:p>9,85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5499" calcext:value-type="float">
            <text:p>97054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AABC</text:p>
          </table:table-cell>
          <table:table-cell office:value-type="string" calcext:value-type="string">
            <text:p>SOFIAN</text:p>
          </table:table-cell>
          <table:table-cell office:value-type="date" office:date-value="1985-11-11" calcext:value-type="date">
            <text:p>11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558" calcext:value-type="float">
            <text:p>12,5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09229" calcext:value-type="float">
            <text:p>9409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DJABC</text:p>
          </table:table-cell>
          <table:table-cell office:value-type="string" calcext:value-type="string">
            <text:p>AHMED</text:p>
          </table:table-cell>
          <table:table-cell office:value-type="date" office:date-value="1981-06-17" calcext:value-type="date">
            <text:p>17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1.084" calcext:value-type="float">
            <text:p>11,0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75367" calcext:value-type="float">
            <text:p>103753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VAABC</text:p>
          </table:table-cell>
          <table:table-cell office:value-type="string" calcext:value-type="string">
            <text:p>JEAN SEBASTIEN</text:p>
          </table:table-cell>
          <table:table-cell office:value-type="date" office:date-value="1971-05-23" calcext:value-type="date">
            <text:p>23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1.986" calcext:value-type="float">
            <text:p>11,9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04745" calcext:value-type="float">
            <text:p>101047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ABC</text:p>
          </table:table-cell>
          <table:table-cell office:value-type="string" calcext:value-type="string">
            <text:p>WILLIAM</text:p>
          </table:table-cell>
          <table:table-cell office:value-type="date" office:date-value="1986-10-29" calcext:value-type="date">
            <text:p>29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.135" calcext:value-type="float">
            <text:p>1,1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27266" calcext:value-type="float">
            <text:p>99272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ABC</text:p>
          </table:table-cell>
          <table:table-cell office:value-type="string" calcext:value-type="string">
            <text:p>CHARYFA</text:p>
          </table:table-cell>
          <table:table-cell office:value-type="date" office:date-value="1985-02-05" calcext:value-type="date">
            <text:p>05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1.163" calcext:value-type="float">
            <text:p>11,1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81479" calcext:value-type="float">
            <text:p>96814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IABC</text:p>
          </table:table-cell>
          <table:table-cell office:value-type="string" calcext:value-type="string">
            <text:p>REINE</text:p>
          </table:table-cell>
          <table:table-cell office:value-type="date" office:date-value="1982-11-10" calcext:value-type="date">
            <text:p>10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IS</text:p>
          </table:table-cell>
          <table:table-cell office:value-type="string" calcext:value-type="string">
            <text:p>Lic Hist-Geo an3 Histoir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3425" calcext:value-type="float">
            <text:p>103334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YACOUBA</text:p>
          </table:table-cell>
          <table:table-cell office:value-type="date" office:date-value="1970-12-28" calcext:value-type="date">
            <text:p>28/12/197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7319" calcext:value-type="float">
            <text:p>9517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GABC</text:p>
          </table:table-cell>
          <table:table-cell office:value-type="string" calcext:value-type="string">
            <text:p>JOSEE PAULE</text:p>
          </table:table-cell>
          <table:table-cell office:value-type="date" office:date-value="1972-01-18" calcext:value-type="date">
            <text:p>18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052" calcext:value-type="float">
            <text:p>12,0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6933" calcext:value-type="float">
            <text:p>100269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DOUABC</text:p>
          </table:table-cell>
          <table:table-cell office:value-type="string" calcext:value-type="string">
            <text:p>ABDELKRIM</text:p>
          </table:table-cell>
          <table:table-cell office:value-type="date" office:date-value="1972-11-17" calcext:value-type="date">
            <text:p>17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2.529" calcext:value-type="float">
            <text:p>12,5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9866" calcext:value-type="float">
            <text:p>10639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SSOABC</text:p>
          </table:table-cell>
          <table:table-cell office:value-type="string" calcext:value-type="string">
            <text:p>ERIC</text:p>
          </table:table-cell>
          <table:table-cell office:value-type="date" office:date-value="1983-09-08" calcext:value-type="date">
            <text:p>08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518" calcext:value-type="float">
            <text:p>13,5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5667" calcext:value-type="float">
            <text:p>89456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ABC</text:p>
          </table:table-cell>
          <table:table-cell office:value-type="string" calcext:value-type="string">
            <text:p>SARRA</text:p>
          </table:table-cell>
          <table:table-cell office:value-type="date" office:date-value="1981-09-28" calcext:value-type="date">
            <text:p>28/09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8.771" calcext:value-type="float">
            <text:p>8,7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8627" calcext:value-type="float">
            <text:p>96486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ABC</text:p>
          </table:table-cell>
          <table:table-cell office:value-type="string" calcext:value-type="string">
            <text:p>SARRA</text:p>
          </table:table-cell>
          <table:table-cell office:value-type="date" office:date-value="1981-12-07" calcext:value-type="date">
            <text:p>07/12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271" calcext:value-type="float">
            <text:p>9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11423" calcext:value-type="float">
            <text:p>10011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SSOABC</text:p>
          </table:table-cell>
          <table:table-cell office:value-type="string" calcext:value-type="string">
            <text:p>OUSMANE</text:p>
          </table:table-cell>
          <table:table-cell office:value-type="date" office:date-value="1983-10-07" calcext:value-type="date">
            <text:p>07/10/1983</text:p>
          </table:table-cell>
          <table:table-cell office:value-type="string" calcext:value-type="string">
            <text:p>335</text:p>
          </table:table-cell>
          <table:table-cell office:value-type="string" calcext:value-type="string">
            <text:p>MALIEN(NE)</text:p>
          </table:table-cell>
          <table:table-cell office:value-type="string" calcext:value-type="string">
            <text:p>L1ANG</text:p>
          </table:table-cell>
          <table:table-cell office:value-type="string" calcext:value-type="string">
            <text:p>Lic LLCE Anglais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31961" calcext:value-type="float">
            <text:p>94319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ABC</text:p>
          </table:table-cell>
          <table:table-cell office:value-type="string" calcext:value-type="string">
            <text:p>GORGUI</text:p>
          </table:table-cell>
          <table:table-cell office:value-type="date" office:date-value="1976-02-21" calcext:value-type="date">
            <text:p>21/02/197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.471" calcext:value-type="float">
            <text:p>12,4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5101" calcext:value-type="float">
            <text:p>95451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OUABC</text:p>
          </table:table-cell>
          <table:table-cell office:value-type="string" calcext:value-type="string">
            <text:p>SAFIA</text:p>
          </table:table-cell>
          <table:table-cell office:value-type="date" office:date-value="1984-07-09" calcext:value-type="date">
            <text:p>09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7.04" calcext:value-type="float">
            <text:p>7,04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0938954" calcext:value-type="float">
            <text:p>109389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TABC</text:p>
          </table:table-cell>
          <table:table-cell office:value-type="string" calcext:value-type="string">
            <text:p>RADO</text:p>
          </table:table-cell>
          <table:table-cell office:value-type="date" office:date-value="1981-10-01" calcext:value-type="date">
            <text:p>01/10/1981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S3ME</text:p>
          </table:table-cell>
          <table:table-cell office:value-type="string" calcext:value-type="string">
            <text:p>LIC PRO MECANIQUE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2661" calcext:value-type="float">
            <text:p>99226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GABC</text:p>
          </table:table-cell>
          <table:table-cell office:value-type="string" calcext:value-type="string">
            <text:p>YANGFAN</text:p>
          </table:table-cell>
          <table:table-cell office:value-type="date" office:date-value="1985-04-04" calcext:value-type="date">
            <text:p>04/04/1985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7271" calcext:value-type="float">
            <text:p>102772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PABC</text:p>
          </table:table-cell>
          <table:table-cell office:value-type="string" calcext:value-type="string">
            <text:p>SEHOU</text:p>
          </table:table-cell>
          <table:table-cell office:value-type="date" office:date-value="1983-06-26" calcext:value-type="date">
            <text:p>26/06/1983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4.836" calcext:value-type="float">
            <text:p>4,8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0130" calcext:value-type="float">
            <text:p>108401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MOABC</text:p>
          </table:table-cell>
          <table:table-cell office:value-type="string" calcext:value-type="string">
            <text:p>MARIE-CAROLINE</text:p>
          </table:table-cell>
          <table:table-cell office:value-type="date" office:date-value="1985-03-19" calcext:value-type="date">
            <text:p>19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UCSC3</text:p>
          </table:table-cell>
          <table:table-cell office:value-type="string" calcext:value-type="string">
            <text:p>DESU CSCL (FC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0592" calcext:value-type="float">
            <text:p>92905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AABC</text:p>
          </table:table-cell>
          <table:table-cell office:value-type="string" calcext:value-type="string">
            <text:p>REGIS</text:p>
          </table:table-cell>
          <table:table-cell office:value-type="date" office:date-value="1986-02-14" calcext:value-type="date">
            <text:p>14/02/1986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9.78" calcext:value-type="float">
            <text:p>9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6892" calcext:value-type="float">
            <text:p>111768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BAABC</text:p>
          </table:table-cell>
          <table:table-cell office:value-type="string" calcext:value-type="string">
            <text:p>REGIS</text:p>
          </table:table-cell>
          <table:table-cell office:value-type="date" office:date-value="1977-08-01" calcext:value-type="date">
            <text:p>01/08/1977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CHAD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96499" calcext:value-type="float">
            <text:p>94964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MIARANTSOA</text:p>
          </table:table-cell>
          <table:table-cell office:value-type="date" office:date-value="1979-12-21" calcext:value-type="date">
            <text:p>21/12/197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6.365" calcext:value-type="float">
            <text:p>6,3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43597" calcext:value-type="float">
            <text:p>101435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NABC</text:p>
          </table:table-cell>
          <table:table-cell office:value-type="string" calcext:value-type="string">
            <text:p>MIARANTSOA</text:p>
          </table:table-cell>
          <table:table-cell office:value-type="date" office:date-value="1969-11-25" calcext:value-type="date">
            <text:p>25/11/1969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188" calcext:value-type="float">
            <text:p>7,1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69837" calcext:value-type="float">
            <text:p>98698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RABY</text:p>
          </table:table-cell>
          <table:table-cell office:value-type="date" office:date-value="1984-08-26" calcext:value-type="date">
            <text:p>26/08/198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D5CDD</text:p>
          </table:table-cell>
          <table:table-cell office:value-type="string" calcext:value-type="string">
            <text:p>Master2Pro CCTPD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0145" calcext:value-type="float">
            <text:p>96601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LAMIA</text:p>
          </table:table-cell>
          <table:table-cell office:value-type="date" office:date-value="1982-02-11" calcext:value-type="date">
            <text:p>11/02/198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1.35" calcext:value-type="float">
            <text:p>11,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09206" calcext:value-type="float">
            <text:p>10109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IABC</text:p>
          </table:table-cell>
          <table:table-cell office:value-type="string" calcext:value-type="string">
            <text:p>YOUSSOUF</text:p>
          </table:table-cell>
          <table:table-cell office:value-type="date" office:date-value="1986-12-05" calcext:value-type="date">
            <text:p>05/12/1986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5241" calcext:value-type="float">
            <text:p>101452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NOABC</text:p>
          </table:table-cell>
          <table:table-cell office:value-type="string" calcext:value-type="string">
            <text:p>SADJIA</text:p>
          </table:table-cell>
          <table:table-cell office:value-type="date" office:date-value="1984-05-02" calcext:value-type="date">
            <text:p>02/05/198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3542" calcext:value-type="float">
            <text:p>107435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GABC</text:p>
          </table:table-cell>
          <table:table-cell office:value-type="string" calcext:value-type="string">
            <text:p>ZHIYU</text:p>
          </table:table-cell>
          <table:table-cell office:value-type="date" office:date-value="1967-11-29" calcext:value-type="date">
            <text:p>29/11/1967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10.042" calcext:value-type="float">
            <text:p>10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7575" calcext:value-type="float">
            <text:p>96475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AABC</text:p>
          </table:table-cell>
          <table:table-cell office:value-type="string" calcext:value-type="string">
            <text:p>OMAR</text:p>
          </table:table-cell>
          <table:table-cell office:value-type="date" office:date-value="1984-12-11" calcext:value-type="date">
            <text:p>11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XAA3</text:p>
          </table:table-cell>
          <table:table-cell office:value-type="string" calcext:value-type="string">
            <text:p>DAEU op. A (CNED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2451" calcext:value-type="float">
            <text:p>105824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NUABC</text:p>
          </table:table-cell>
          <table:table-cell office:value-type="string" calcext:value-type="string">
            <text:p>CLAIRE</text:p>
          </table:table-cell>
          <table:table-cell office:value-type="date" office:date-value="1977-04-03" calcext:value-type="date">
            <text:p>03/04/1977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2.035" calcext:value-type="float">
            <text:p>12,0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3848" calcext:value-type="float">
            <text:p>110738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ABC</text:p>
          </table:table-cell>
          <table:table-cell office:value-type="string" calcext:value-type="string">
            <text:p>AFFISSOU CHRISTIAN</text:p>
          </table:table-cell>
          <table:table-cell office:value-type="date" office:date-value="1980-09-30" calcext:value-type="date">
            <text:p>30/09/198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8368" calcext:value-type="float">
            <text:p>108483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SABC</text:p>
          </table:table-cell>
          <table:table-cell office:value-type="string" calcext:value-type="string">
            <text:p>AFFISSOU CHRISTIAN</text:p>
          </table:table-cell>
          <table:table-cell office:value-type="date" office:date-value="1966-04-27" calcext:value-type="date">
            <text:p>27/04/196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7.109" calcext:value-type="float">
            <text:p>7,1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8715" calcext:value-type="float">
            <text:p>107487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TIABC</text:p>
          </table:table-cell>
          <table:table-cell office:value-type="string" calcext:value-type="string">
            <text:p>HOUDA</text:p>
          </table:table-cell>
          <table:table-cell office:value-type="date" office:date-value="1971-04-08" calcext:value-type="date">
            <text:p>08/04/19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UACO2</text:p>
          </table:table-cell>
          <table:table-cell office:value-type="string" calcext:value-type="string">
            <text:p>DIU Acupunct Obstetri an2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2818" calcext:value-type="float">
            <text:p>98828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ABC</text:p>
          </table:table-cell>
          <table:table-cell office:value-type="string" calcext:value-type="string">
            <text:p>NDEYE</text:p>
          </table:table-cell>
          <table:table-cell office:value-type="date" office:date-value="1977-11-16" calcext:value-type="date">
            <text:p>16/11/197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48" calcext:value-type="float">
            <text:p>3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83936" calcext:value-type="float">
            <text:p>104839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ABC</text:p>
          </table:table-cell>
          <table:table-cell office:value-type="string" calcext:value-type="string">
            <text:p>NDEYE</text:p>
          </table:table-cell>
          <table:table-cell office:value-type="date" office:date-value="1966-11-21" calcext:value-type="date">
            <text:p>21/11/196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3.57" calcext:value-type="float">
            <text:p>3,57</text:p>
          </table:table-cell>
          <table:table-cell office:value-type="string" calcext:value-type="string">
            <text:p>AJ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9179702" calcext:value-type="float">
            <text:p>91797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OUABC</text:p>
          </table:table-cell>
          <table:table-cell office:value-type="string" calcext:value-type="string">
            <text:p>HAFIDHA</text:p>
          </table:table-cell>
          <table:table-cell office:value-type="date" office:date-value="1980-01-26" calcext:value-type="date">
            <text:p>26/01/198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1.748" calcext:value-type="float">
            <text:p>11,7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5745" calcext:value-type="float">
            <text:p>99457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SELLA</text:p>
          </table:table-cell>
          <table:table-cell office:value-type="date" office:date-value="1986-02-27" calcext:value-type="date">
            <text:p>27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7.325" calcext:value-type="float">
            <text:p>7,3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91488" calcext:value-type="float">
            <text:p>111914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RAABC</text:p>
          </table:table-cell>
          <table:table-cell office:value-type="string" calcext:value-type="string">
            <text:p>SELLA</text:p>
          </table:table-cell>
          <table:table-cell office:value-type="date" office:date-value="1968-09-30" calcext:value-type="date">
            <text:p>30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12.299" calcext:value-type="float">
            <text:p>12,2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7614" calcext:value-type="float">
            <text:p>90076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ARABC</text:p>
          </table:table-cell>
          <table:table-cell office:value-type="string" calcext:value-type="string">
            <text:p>SANIA</text:p>
          </table:table-cell>
          <table:table-cell office:value-type="date" office:date-value="1976-04-12" calcext:value-type="date">
            <text:p>12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11.92" calcext:value-type="float">
            <text:p>11,92</text:p>
          </table:table-cell>
          <table:table-cell office:value-type="string" calcext:value-type="string">
            <text:p>AJ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376675" calcext:value-type="float">
            <text:p>9376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ARABC</text:p>
          </table:table-cell>
          <table:table-cell office:value-type="string" calcext:value-type="string">
            <text:p>SANIA</text:p>
          </table:table-cell>
          <table:table-cell office:value-type="date" office:date-value="1979-06-01" calcext:value-type="date">
            <text:p>01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QE</text:p>
          </table:table-cell>
          <table:table-cell office:value-type="string" calcext:value-type="string">
            <text:p>Master2 PCPE-PQE</text:p>
          </table:table-cell>
          <table:table-cell office:value-type="float" office:value="12.75" calcext:value-type="float">
            <text:p>12,75</text:p>
          </table:table-cell>
          <table:table-cell table:number-columns-repeated="1014"/>
        </table:table-row>
        <table:table-row table:style-name="ro1">
          <table:table-cell office:value-type="float" office:value="8975803" calcext:value-type="float">
            <text:p>89758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HAABC</text:p>
          </table:table-cell>
          <table:table-cell office:value-type="string" calcext:value-type="string">
            <text:p>LINDA</text:p>
          </table:table-cell>
          <table:table-cell office:value-type="date" office:date-value="1974-08-30" calcext:value-type="date">
            <text:p>30/08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4BIO</text:p>
          </table:table-cell>
          <table:table-cell office:value-type="string" calcext:value-type="string">
            <text:p>Master1 Biomateriaux</text:p>
          </table:table-cell>
          <table:table-cell office:value-type="float" office:value="9.25" calcext:value-type="float">
            <text:p>9,25</text:p>
          </table:table-cell>
          <table:table-cell office:value-type="string" calcext:value-type="string">
            <text:p>AJ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988243" calcext:value-type="float">
            <text:p>109882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HAABC</text:p>
          </table:table-cell>
          <table:table-cell office:value-type="string" calcext:value-type="string">
            <text:p>LINDA</text:p>
          </table:table-cell>
          <table:table-cell office:value-type="date" office:date-value="1978-08-26" calcext:value-type="date">
            <text:p>26/08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4BIO</text:p>
          </table:table-cell>
          <table:table-cell office:value-type="string" calcext:value-type="string">
            <text:p>Master1 Biomateriaux</text:p>
          </table:table-cell>
          <table:table-cell office:value-type="float" office:value="10.05" calcext:value-type="float">
            <text:p>10,0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288047" calcext:value-type="float">
            <text:p>9288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JAABC</text:p>
          </table:table-cell>
          <table:table-cell office:value-type="string" calcext:value-type="string">
            <text:p>KARIMA</text:p>
          </table:table-cell>
          <table:table-cell office:value-type="date" office:date-value="1983-05-23" calcext:value-type="date">
            <text:p>23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105" calcext:value-type="float">
            <text:p>7,1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4092" calcext:value-type="float">
            <text:p>10744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ANNE</text:p>
          </table:table-cell>
          <table:table-cell office:value-type="date" office:date-value="1977-04-10" calcext:value-type="date">
            <text:p>10/04/1977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L2LAA</text:p>
          </table:table-cell>
          <table:table-cell office:value-type="string" calcext:value-type="string">
            <text:p>Lic LEA Angl-Allemand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16127" calcext:value-type="float">
            <text:p>10916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DABC</text:p>
          </table:table-cell>
          <table:table-cell office:value-type="string" calcext:value-type="string">
            <text:p>OUSSAMA</text:p>
          </table:table-cell>
          <table:table-cell office:value-type="date" office:date-value="1984-10-11" calcext:value-type="date">
            <text:p>11/10/1984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AJ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757123" calcext:value-type="float">
            <text:p>9757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ADABC</text:p>
          </table:table-cell>
          <table:table-cell office:value-type="string" calcext:value-type="string">
            <text:p>OUSSAMA</text:p>
          </table:table-cell>
          <table:table-cell office:value-type="date" office:date-value="1976-07-11" calcext:value-type="date">
            <text:p>11/07/197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6008" calcext:value-type="float">
            <text:p>11436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FATOU</text:p>
          </table:table-cell>
          <table:table-cell office:value-type="date" office:date-value="1971-01-13" calcext:value-type="date">
            <text:p>13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9.429" calcext:value-type="float">
            <text:p>9,4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61395" calcext:value-type="float">
            <text:p>112613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FATOU</text:p>
          </table:table-cell>
          <table:table-cell office:value-type="date" office:date-value="1973-06-07" calcext:value-type="date">
            <text:p>07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252" calcext:value-type="float">
            <text:p>12,2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8358" calcext:value-type="float">
            <text:p>112083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AABC</text:p>
          </table:table-cell>
          <table:table-cell office:value-type="string" calcext:value-type="string">
            <text:p>DIONISSIOS</text:p>
          </table:table-cell>
          <table:table-cell office:value-type="date" office:date-value="1970-02-09" calcext:value-type="date">
            <text:p>09/02/197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2.013" calcext:value-type="float">
            <text:p>12,013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891649" calcext:value-type="float">
            <text:p>98916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BC</text:p>
          </table:table-cell>
          <table:table-cell office:value-type="string" calcext:value-type="string">
            <text:p>ROCHENEL</text:p>
          </table:table-cell>
          <table:table-cell office:value-type="date" office:date-value="1970-02-11" calcext:value-type="date">
            <text:p>11/02/1970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917" calcext:value-type="float">
            <text:p>6,917</text:p>
          </table:table-cell>
          <table:table-cell office:value-type="string" calcext:value-type="string">
            <text:p>AJAC</text:p>
          </table:table-cell>
          <table:table-cell office:value-type="float" office:value="30" calcext:value-type="float">
            <text:p>30</text:p>
          </table:table-cell>
          <table:table-cell table:number-columns-repeated="1012"/>
        </table:table-row>
        <table:table-row table:style-name="ro1">
          <table:table-cell office:value-type="float" office:value="11137902" calcext:value-type="float">
            <text:p>111379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SABC</text:p>
          </table:table-cell>
          <table:table-cell office:value-type="string" calcext:value-type="string">
            <text:p>ROCHENEL</text:p>
          </table:table-cell>
          <table:table-cell office:value-type="date" office:date-value="1984-05-21" calcext:value-type="date">
            <text:p>21/05/1984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45" calcext:value-type="float">
            <text:p>8,5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02892" calcext:value-type="float">
            <text:p>106028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CORINE</text:p>
          </table:table-cell>
          <table:table-cell office:value-type="date" office:date-value="1974-03-21" calcext:value-type="date">
            <text:p>21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EA</text:p>
          </table:table-cell>
          <table:table-cell office:value-type="string" calcext:value-type="string">
            <text:p>Master2Rec Psycho-CE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8084" calcext:value-type="float">
            <text:p>98080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FABC</text:p>
          </table:table-cell>
          <table:table-cell office:value-type="string" calcext:value-type="string">
            <text:p>OLIVIER</text:p>
          </table:table-cell>
          <table:table-cell office:value-type="date" office:date-value="1971-01-25" calcext:value-type="date">
            <text:p>25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4601" calcext:value-type="float">
            <text:p>104346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LEABC</text:p>
          </table:table-cell>
          <table:table-cell office:value-type="string" calcext:value-type="string">
            <text:p>THERESE</text:p>
          </table:table-cell>
          <table:table-cell office:value-type="date" office:date-value="1972-04-29" calcext:value-type="date">
            <text:p>29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OS2</text:p>
          </table:table-cell>
          <table:table-cell office:value-type="string" calcext:value-type="string">
            <text:p>DIU MED MANUELLE an2</text:p>
          </table:table-cell>
          <table:table-cell office:value-type="float" office:value="14.7" calcext:value-type="float">
            <text:p>14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6388" calcext:value-type="float">
            <text:p>9016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NABC</text:p>
          </table:table-cell>
          <table:table-cell office:value-type="string" calcext:value-type="string">
            <text:p>YANN</text:p>
          </table:table-cell>
          <table:table-cell office:value-type="date" office:date-value="1986-02-02" calcext:value-type="date">
            <text:p>02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11.497" calcext:value-type="float">
            <text:p>11,4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0062" calcext:value-type="float">
            <text:p>11290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SOUMAIA</text:p>
          </table:table-cell>
          <table:table-cell office:value-type="date" office:date-value="1986-08-18" calcext:value-type="date">
            <text:p>18/08/1986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6.278" calcext:value-type="float">
            <text:p>6,278</text:p>
          </table:table-cell>
          <table:table-cell office:value-type="string" calcext:value-type="string">
            <text:p>AJ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0808189" calcext:value-type="float">
            <text:p>108081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SADABC</text:p>
          </table:table-cell>
          <table:table-cell office:value-type="string" calcext:value-type="string">
            <text:p>SOUMAIA</text:p>
          </table:table-cell>
          <table:table-cell office:value-type="date" office:date-value="1987-06-13" calcext:value-type="date">
            <text:p>13/06/198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7.736" calcext:value-type="float">
            <text:p>7,736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0671502" calcext:value-type="float">
            <text:p>106715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VERABC</text:p>
          </table:table-cell>
          <table:table-cell office:value-type="string" calcext:value-type="string">
            <text:p>MELANIE</text:p>
          </table:table-cell>
          <table:table-cell office:value-type="date" office:date-value="1985-04-08" calcext:value-type="date">
            <text:p>0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PB</text:p>
          </table:table-cell>
          <table:table-cell office:value-type="string" calcext:value-type="string">
            <text:p>DU PSYCHOPATHOLOGIE BEB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03968" calcext:value-type="float">
            <text:p>93039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PEABC</text:p>
          </table:table-cell>
          <table:table-cell office:value-type="string" calcext:value-type="string">
            <text:p>FRANCOISE</text:p>
          </table:table-cell>
          <table:table-cell office:value-type="date" office:date-value="1986-12-18" calcext:value-type="date">
            <text:p>18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HO2</text:p>
          </table:table-cell>
          <table:table-cell office:value-type="string" calcext:value-type="string">
            <text:p>DIU HOMEOPATHIE an2</text:p>
          </table:table-cell>
          <table:table-cell office:value-type="float" office:value="10.25" calcext:value-type="float">
            <text:p>10,25</text:p>
          </table:table-cell>
          <table:table-cell table:number-columns-repeated="1014"/>
        </table:table-row>
        <table:table-row table:style-name="ro1">
          <table:table-cell office:value-type="float" office:value="9388952" calcext:value-type="float">
            <text:p>93889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OABC</text:p>
          </table:table-cell>
          <table:table-cell office:value-type="string" calcext:value-type="string">
            <text:p>KHALED</text:p>
          </table:table-cell>
          <table:table-cell office:value-type="date" office:date-value="1971-01-04" calcext:value-type="date">
            <text:p>04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3.784" calcext:value-type="float">
            <text:p>3,7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58473" calcext:value-type="float">
            <text:p>100584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HOABC</text:p>
          </table:table-cell>
          <table:table-cell office:value-type="string" calcext:value-type="string">
            <text:p>KHALED</text:p>
          </table:table-cell>
          <table:table-cell office:value-type="date" office:date-value="1972-08-25" calcext:value-type="date">
            <text:p>25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4.337" calcext:value-type="float">
            <text:p>4,3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58981" calcext:value-type="float">
            <text:p>98589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HIABC</text:p>
          </table:table-cell>
          <table:table-cell office:value-type="string" calcext:value-type="string">
            <text:p>AIJANTHAN</text:p>
          </table:table-cell>
          <table:table-cell office:value-type="date" office:date-value="1975-01-23" calcext:value-type="date">
            <text:p>23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96485" calcext:value-type="float">
            <text:p>11296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HIABC</text:p>
          </table:table-cell>
          <table:table-cell office:value-type="string" calcext:value-type="string">
            <text:p>AIJANTHAN</text:p>
          </table:table-cell>
          <table:table-cell office:value-type="date" office:date-value="1978-09-17" calcext:value-type="date">
            <text:p>17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7.75" calcext:value-type="float">
            <text:p>7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70647" calcext:value-type="float">
            <text:p>114706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TOABC</text:p>
          </table:table-cell>
          <table:table-cell office:value-type="string" calcext:value-type="string">
            <text:p>FEBE</text:p>
          </table:table-cell>
          <table:table-cell office:value-type="date" office:date-value="1972-02-13" calcext:value-type="date">
            <text:p>13/0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6.119" calcext:value-type="float">
            <text:p>6,1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54073" calcext:value-type="float">
            <text:p>9854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TOABC</text:p>
          </table:table-cell>
          <table:table-cell office:value-type="string" calcext:value-type="string">
            <text:p>FEBE</text:p>
          </table:table-cell>
          <table:table-cell office:value-type="date" office:date-value="1978-02-05" calcext:value-type="date">
            <text:p>05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014" calcext:value-type="float">
            <text:p>12,0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3262" calcext:value-type="float">
            <text:p>106632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RIABC</text:p>
          </table:table-cell>
          <table:table-cell office:value-type="string" calcext:value-type="string">
            <text:p>STEPHANE</text:p>
          </table:table-cell>
          <table:table-cell office:value-type="date" office:date-value="1985-02-12" calcext:value-type="date">
            <text:p>12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EE</text:p>
          </table:table-cell>
          <table:table-cell office:value-type="string" calcext:value-type="string">
            <text:p>DIU PHYSIO PATH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220280" calcext:value-type="float">
            <text:p>102202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PEIABC</text:p>
          </table:table-cell>
          <table:table-cell office:value-type="string" calcext:value-type="string">
            <text:p>AURELIE</text:p>
          </table:table-cell>
          <table:table-cell office:value-type="date" office:date-value="1985-03-27" calcext:value-type="date">
            <text:p>27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UASP2</text:p>
          </table:table-cell>
          <table:table-cell office:value-type="string" calcext:value-type="string">
            <text:p>DIU ACCOMPAGNEMENT an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3487" calcext:value-type="float">
            <text:p>105834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ABC</text:p>
          </table:table-cell>
          <table:table-cell office:value-type="string" calcext:value-type="string">
            <text:p>ILIAS</text:p>
          </table:table-cell>
          <table:table-cell office:value-type="date" office:date-value="1970-06-29" calcext:value-type="date">
            <text:p>29/06/197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2DRO6</text:p>
          </table:table-cell>
          <table:table-cell office:value-type="string" calcext:value-type="string">
            <text:p>Lic Droit an2 (126)</text:p>
          </table:table-cell>
          <table:table-cell office:value-type="float" office:value="1.058" calcext:value-type="float">
            <text:p>1,0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22134" calcext:value-type="float">
            <text:p>103221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ABC</text:p>
          </table:table-cell>
          <table:table-cell office:value-type="string" calcext:value-type="string">
            <text:p>ILIAS</text:p>
          </table:table-cell>
          <table:table-cell office:value-type="date" office:date-value="1976-03-13" calcext:value-type="date">
            <text:p>13/03/1976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2DRO6</text:p>
          </table:table-cell>
          <table:table-cell office:value-type="string" calcext:value-type="string">
            <text:p>Lic Droit an2 (126)</text:p>
          </table:table-cell>
          <table:table-cell office:value-type="float" office:value="3.058" calcext:value-type="float">
            <text:p>3,0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6986" calcext:value-type="float">
            <text:p>9806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SABC</text:p>
          </table:table-cell>
          <table:table-cell office:value-type="string" calcext:value-type="string">
            <text:p>KONSTANTINOS</text:p>
          </table:table-cell>
          <table:table-cell office:value-type="date" office:date-value="1975-03-28" calcext:value-type="date">
            <text:p>28/03/197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D3DRO6</text:p>
          </table:table-cell>
          <table:table-cell office:value-type="string" calcext:value-type="string">
            <text:p>Lic Droit An3 (126)</text:p>
          </table:table-cell>
          <table:table-cell office:value-type="float" office:value="2.625" calcext:value-type="float">
            <text:p>2,6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53122" calcext:value-type="float">
            <text:p>9253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IGABC</text:p>
          </table:table-cell>
          <table:table-cell office:value-type="string" calcext:value-type="string">
            <text:p>MICHAEL</text:p>
          </table:table-cell>
          <table:table-cell office:value-type="date" office:date-value="1980-05-23" calcext:value-type="date">
            <text:p>23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6</text:p>
          </table:table-cell>
          <table:table-cell office:value-type="string" calcext:value-type="string">
            <text:p>Master2Pro BFA (126)</text:p>
          </table:table-cell>
          <table:table-cell office:value-type="float" office:value="14.009" calcext:value-type="float">
            <text:p>14,009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276696" calcext:value-type="float">
            <text:p>102766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THABC</text:p>
          </table:table-cell>
          <table:table-cell office:value-type="string" calcext:value-type="string">
            <text:p>PANTELIS</text:p>
          </table:table-cell>
          <table:table-cell office:value-type="date" office:date-value="1976-11-20" calcext:value-type="date">
            <text:p>20/11/1976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GREC(QU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53931" calcext:value-type="float">
            <text:p>97539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ABC</text:p>
          </table:table-cell>
          <table:table-cell office:value-type="string" calcext:value-type="string">
            <text:p>ALPHA OUMAR</text:p>
          </table:table-cell>
          <table:table-cell office:value-type="date" office:date-value="1981-01-30" calcext:value-type="date">
            <text:p>30/01/19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67213" calcext:value-type="float">
            <text:p>11467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ZOABC</text:p>
          </table:table-cell>
          <table:table-cell office:value-type="string" calcext:value-type="string">
            <text:p>FADI</text:p>
          </table:table-cell>
          <table:table-cell office:value-type="date" office:date-value="1967-06-30" calcext:value-type="date">
            <text:p>30/06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16952" calcext:value-type="float">
            <text:p>94169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NCABC</text:p>
          </table:table-cell>
          <table:table-cell office:value-type="string" calcext:value-type="string">
            <text:p>ALEXANDRE</text:p>
          </table:table-cell>
          <table:table-cell office:value-type="date" office:date-value="1985-04-12" calcext:value-type="date">
            <text:p>12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769" calcext:value-type="float">
            <text:p>10,7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41157" calcext:value-type="float">
            <text:p>9241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ANABC</text:p>
          </table:table-cell>
          <table:table-cell office:value-type="string" calcext:value-type="string">
            <text:p>DAMIEN</text:p>
          </table:table-cell>
          <table:table-cell office:value-type="date" office:date-value="1971-10-29" calcext:value-type="date">
            <text:p>29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CR2</text:p>
          </table:table-cell>
          <table:table-cell office:value-type="string" calcext:value-type="string">
            <text:p>LIC PRO MO sp. PMO (AP)</text:p>
          </table:table-cell>
          <table:table-cell office:value-type="float" office:value="11.87" calcext:value-type="float">
            <text:p>11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80507" calcext:value-type="float">
            <text:p>9080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TIABC</text:p>
          </table:table-cell>
          <table:table-cell office:value-type="string" calcext:value-type="string">
            <text:p>TIAGO</text:p>
          </table:table-cell>
          <table:table-cell office:value-type="date" office:date-value="1983-08-08" calcext:value-type="date">
            <text:p>08/08/1983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G4ST</text:p>
          </table:table-cell>
          <table:table-cell office:value-type="string" calcext:value-type="string">
            <text:p>INGENIEUR TELECOM an2</text:p>
          </table:table-cell>
          <table:table-cell office:value-type="float" office:value="11.12" calcext:value-type="float">
            <text:p>11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30340" calcext:value-type="float">
            <text:p>9630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HEABC</text:p>
          </table:table-cell>
          <table:table-cell office:value-type="string" calcext:value-type="string">
            <text:p>HANANE</text:p>
          </table:table-cell>
          <table:table-cell office:value-type="date" office:date-value="1969-02-25" calcext:value-type="date">
            <text:p>25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CAE</text:p>
          </table:table-cell>
          <table:table-cell office:value-type="string" calcext:value-type="string">
            <text:p>Master2 SLTL enseig Esp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4998" calcext:value-type="float">
            <text:p>99249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WABC</text:p>
          </table:table-cell>
          <table:table-cell office:value-type="string" calcext:value-type="string">
            <text:p>DIADIE</text:p>
          </table:table-cell>
          <table:table-cell office:value-type="date" office:date-value="1981-04-04" calcext:value-type="date">
            <text:p>04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1.495" calcext:value-type="float">
            <text:p>11,4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7877" calcext:value-type="float">
            <text:p>89678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YONG</text:p>
          </table:table-cell>
          <table:table-cell office:value-type="date" office:date-value="1969-08-07" calcext:value-type="date">
            <text:p>07/08/1969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37092" calcext:value-type="float">
            <text:p>10637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LLABC</text:p>
          </table:table-cell>
          <table:table-cell office:value-type="string" calcext:value-type="string">
            <text:p>KAMILA</text:p>
          </table:table-cell>
          <table:table-cell office:value-type="date" office:date-value="1977-01-08" calcext:value-type="date">
            <text:p>08/01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26" calcext:value-type="float">
            <text:p>12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3139" calcext:value-type="float">
            <text:p>97331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SEABC</text:p>
          </table:table-cell>
          <table:table-cell office:value-type="string" calcext:value-type="string">
            <text:p>CELINE</text:p>
          </table:table-cell>
          <table:table-cell office:value-type="date" office:date-value="1973-10-02" calcext:value-type="date">
            <text:p>02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2.54" calcext:value-type="float">
            <text:p>12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5032" calcext:value-type="float">
            <text:p>96550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RABC</text:p>
          </table:table-cell>
          <table:table-cell office:value-type="string" calcext:value-type="string">
            <text:p>SALEM</text:p>
          </table:table-cell>
          <table:table-cell office:value-type="date" office:date-value="1977-07-06" calcext:value-type="date">
            <text:p>06/07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MAR</text:p>
          </table:table-cell>
          <table:table-cell office:value-type="string" calcext:value-type="string">
            <text:p>Master2 Marketing</text:p>
          </table:table-cell>
          <table:table-cell office:value-type="float" office:value="13.55" calcext:value-type="float">
            <text:p>13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5096" calcext:value-type="float">
            <text:p>108550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DJABC</text:p>
          </table:table-cell>
          <table:table-cell office:value-type="string" calcext:value-type="string">
            <text:p>ROMAIN</text:p>
          </table:table-cell>
          <table:table-cell office:value-type="date" office:date-value="1982-04-22" calcext:value-type="date">
            <text:p>22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EL3</text:p>
          </table:table-cell>
          <table:table-cell office:value-type="string" calcext:value-type="string">
            <text:p>DUT GEII (FC)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7200" calcext:value-type="float">
            <text:p>10557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SEBASTIEN</text:p>
          </table:table-cell>
          <table:table-cell office:value-type="date" office:date-value="1976-05-14" calcext:value-type="date">
            <text:p>14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6.5" calcext:value-type="float">
            <text:p>6,5</text:p>
          </table:table-cell>
          <table:table-cell office:value-type="string" calcext:value-type="string">
            <text:p>AJ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11119038" calcext:value-type="float">
            <text:p>111190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INABC</text:p>
          </table:table-cell>
          <table:table-cell office:value-type="string" calcext:value-type="string">
            <text:p>SEBASTIEN</text:p>
          </table:table-cell>
          <table:table-cell office:value-type="date" office:date-value="1968-03-17" calcext:value-type="date">
            <text:p>17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10.81" calcext:value-type="float">
            <text:p>10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74068" calcext:value-type="float">
            <text:p>107740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EABC</text:p>
          </table:table-cell>
          <table:table-cell office:value-type="string" calcext:value-type="string">
            <text:p>SANDIE</text:p>
          </table:table-cell>
          <table:table-cell office:value-type="date" office:date-value="1968-07-02" calcext:value-type="date">
            <text:p>02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5" calcext:value-type="float">
            <text:p>13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91547" calcext:value-type="float">
            <text:p>102915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BENOIT</text:p>
          </table:table-cell>
          <table:table-cell office:value-type="date" office:date-value="1971-07-08" calcext:value-type="date">
            <text:p>08/07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80148" calcext:value-type="float">
            <text:p>103801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HAMZA</text:p>
          </table:table-cell>
          <table:table-cell office:value-type="date" office:date-value="1983-03-17" calcext:value-type="date">
            <text:p>17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9.742" calcext:value-type="float">
            <text:p>9,7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13776" calcext:value-type="float">
            <text:p>9713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HAMZA</text:p>
          </table:table-cell>
          <table:table-cell office:value-type="date" office:date-value="1967-03-08" calcext:value-type="date">
            <text:p>08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3029" calcext:value-type="float">
            <text:p>8933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LABC</text:p>
          </table:table-cell>
          <table:table-cell office:value-type="string" calcext:value-type="string">
            <text:p>LAURANNE</text:p>
          </table:table-cell>
          <table:table-cell office:value-type="date" office:date-value="1978-04-19" calcext:value-type="date">
            <text:p>19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35561" calcext:value-type="float">
            <text:p>10535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FTABC</text:p>
          </table:table-cell>
          <table:table-cell office:value-type="string" calcext:value-type="string">
            <text:p>MERYAM</text:p>
          </table:table-cell>
          <table:table-cell office:value-type="date" office:date-value="1969-03-07" calcext:value-type="date">
            <text:p>07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1.67" calcext:value-type="float">
            <text:p>11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6319" calcext:value-type="float">
            <text:p>90863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OABC</text:p>
          </table:table-cell>
          <table:table-cell office:value-type="string" calcext:value-type="string">
            <text:p>PAULINE</text:p>
          </table:table-cell>
          <table:table-cell office:value-type="date" office:date-value="1984-02-03" calcext:value-type="date">
            <text:p>0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8" calcext:value-type="float">
            <text:p>12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84943" calcext:value-type="float">
            <text:p>109849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REABC</text:p>
          </table:table-cell>
          <table:table-cell office:value-type="string" calcext:value-type="string">
            <text:p>MORGAN</text:p>
          </table:table-cell>
          <table:table-cell office:value-type="date" office:date-value="1986-02-25" calcext:value-type="date">
            <text:p>25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28" calcext:value-type="float">
            <text:p>14,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6674" calcext:value-type="float">
            <text:p>98666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NONABC</text:p>
          </table:table-cell>
          <table:table-cell office:value-type="string" calcext:value-type="string">
            <text:p>TRISTAN</text:p>
          </table:table-cell>
          <table:table-cell office:value-type="date" office:date-value="1967-01-02" calcext:value-type="date">
            <text:p>02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4" calcext:value-type="float">
            <text:p>11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1946" calcext:value-type="float">
            <text:p>9931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NABC</text:p>
          </table:table-cell>
          <table:table-cell office:value-type="string" calcext:value-type="string">
            <text:p>HELENE</text:p>
          </table:table-cell>
          <table:table-cell office:value-type="date" office:date-value="1977-06-17" calcext:value-type="date">
            <text:p>17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8" calcext:value-type="float">
            <text:p>11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6309" calcext:value-type="float">
            <text:p>102863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TTAABC</text:p>
          </table:table-cell>
          <table:table-cell office:value-type="string" calcext:value-type="string">
            <text:p>SABRINA</text:p>
          </table:table-cell>
          <table:table-cell office:value-type="date" office:date-value="1977-03-18" calcext:value-type="date">
            <text:p>18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3.782" calcext:value-type="float">
            <text:p>13,7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67343" calcext:value-type="float">
            <text:p>105673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LUCILLE</text:p>
          </table:table-cell>
          <table:table-cell office:value-type="date" office:date-value="1986-08-04" calcext:value-type="date">
            <text:p>04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776" calcext:value-type="float">
            <text:p>10,7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6770" calcext:value-type="float">
            <text:p>89467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NICOLAS</text:p>
          </table:table-cell>
          <table:table-cell office:value-type="date" office:date-value="1977-03-12" calcext:value-type="date">
            <text:p>12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155" calcext:value-type="float">
            <text:p>9,15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4637" calcext:value-type="float">
            <text:p>93446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DITABC</text:p>
          </table:table-cell>
          <table:table-cell office:value-type="string" calcext:value-type="string">
            <text:p>NICOLAS</text:p>
          </table:table-cell>
          <table:table-cell office:value-type="date" office:date-value="1966-01-21" calcext:value-type="date">
            <text:p>2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847" calcext:value-type="float">
            <text:p>10,8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6940" calcext:value-type="float">
            <text:p>89369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LEABC</text:p>
          </table:table-cell>
          <table:table-cell office:value-type="string" calcext:value-type="string">
            <text:p>ELISE</text:p>
          </table:table-cell>
          <table:table-cell office:value-type="date" office:date-value="1979-02-16" calcext:value-type="date">
            <text:p>16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042" calcext:value-type="float">
            <text:p>10,0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3107" calcext:value-type="float">
            <text:p>10493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FABC</text:p>
          </table:table-cell>
          <table:table-cell office:value-type="string" calcext:value-type="string">
            <text:p>LAURIANNE</text:p>
          </table:table-cell>
          <table:table-cell office:value-type="date" office:date-value="1982-04-05" calcext:value-type="date">
            <text:p>05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4.083" calcext:value-type="float">
            <text:p>14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9136" calcext:value-type="float">
            <text:p>10189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LAABC</text:p>
          </table:table-cell>
          <table:table-cell office:value-type="string" calcext:value-type="string">
            <text:p>CYRILLE</text:p>
          </table:table-cell>
          <table:table-cell office:value-type="date" office:date-value="1984-05-10" calcext:value-type="date">
            <text:p>10/05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6.36" calcext:value-type="float">
            <text:p>16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17136" calcext:value-type="float">
            <text:p>11117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INABC</text:p>
          </table:table-cell>
          <table:table-cell office:value-type="string" calcext:value-type="string">
            <text:p>YONATHAN</text:p>
          </table:table-cell>
          <table:table-cell office:value-type="date" office:date-value="1983-12-26" calcext:value-type="date">
            <text:p>26/1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23" calcext:value-type="float">
            <text:p>10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0950" calcext:value-type="float">
            <text:p>95009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TABC</text:p>
          </table:table-cell>
          <table:table-cell office:value-type="string" calcext:value-type="string">
            <text:p>MARINE</text:p>
          </table:table-cell>
          <table:table-cell office:value-type="date" office:date-value="1965-10-06" calcext:value-type="date">
            <text:p>06/10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19" calcext:value-type="float">
            <text:p>15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7671" calcext:value-type="float">
            <text:p>103476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LABC</text:p>
          </table:table-cell>
          <table:table-cell office:value-type="string" calcext:value-type="string">
            <text:p>ALEXIS</text:p>
          </table:table-cell>
          <table:table-cell office:value-type="date" office:date-value="1974-08-10" calcext:value-type="date">
            <text:p>10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46" calcext:value-type="float">
            <text:p>15,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6123" calcext:value-type="float">
            <text:p>10416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EABC</text:p>
          </table:table-cell>
          <table:table-cell office:value-type="string" calcext:value-type="string">
            <text:p>JESSICA</text:p>
          </table:table-cell>
          <table:table-cell office:value-type="date" office:date-value="1973-06-24" calcext:value-type="date">
            <text:p>24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93215" calcext:value-type="float">
            <text:p>10293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SIMABC</text:p>
          </table:table-cell>
          <table:table-cell office:value-type="string" calcext:value-type="string">
            <text:p>TEBERCIA</text:p>
          </table:table-cell>
          <table:table-cell office:value-type="date" office:date-value="1976-10-29" calcext:value-type="date">
            <text:p>29/10/19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4.831" calcext:value-type="float">
            <text:p>4,8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17873" calcext:value-type="float">
            <text:p>93178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SIMABC</text:p>
          </table:table-cell>
          <table:table-cell office:value-type="string" calcext:value-type="string">
            <text:p>TEBERCIA</text:p>
          </table:table-cell>
          <table:table-cell office:value-type="date" office:date-value="1976-04-16" calcext:value-type="date">
            <text:p>16/04/19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0.246" calcext:value-type="float">
            <text:p>10,246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1255561" calcext:value-type="float">
            <text:p>112555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-MABC</text:p>
          </table:table-cell>
          <table:table-cell office:value-type="string" calcext:value-type="string">
            <text:p>SABRINA</text:p>
          </table:table-cell>
          <table:table-cell office:value-type="date" office:date-value="1983-02-06" calcext:value-type="date">
            <text:p>06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3.67" calcext:value-type="float">
            <text:p>13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0296" calcext:value-type="float">
            <text:p>96202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HICHAM</text:p>
          </table:table-cell>
          <table:table-cell office:value-type="date" office:date-value="1967-12-05" calcext:value-type="date">
            <text:p>05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75013" calcext:value-type="float">
            <text:p>90750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ULABC</text:p>
          </table:table-cell>
          <table:table-cell office:value-type="string" calcext:value-type="string">
            <text:p>RAHMI</text:p>
          </table:table-cell>
          <table:table-cell office:value-type="date" office:date-value="1976-07-30" calcext:value-type="date">
            <text:p>30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SS</text:p>
          </table:table-cell>
          <table:table-cell office:value-type="string" calcext:value-type="string">
            <text:p>Lic Sante et Sc Soc an2</text:p>
          </table:table-cell>
          <table:table-cell office:value-type="float" office:value="11.85" calcext:value-type="float">
            <text:p>11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06880" calcext:value-type="float">
            <text:p>10506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XEYABC</text:p>
          </table:table-cell>
          <table:table-cell office:value-type="string" calcext:value-type="string">
            <text:p>GREGOIRE</text:p>
          </table:table-cell>
          <table:table-cell office:value-type="date" office:date-value="1977-08-12" calcext:value-type="date">
            <text:p>12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45" calcext:value-type="float">
            <text:p>11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1194" calcext:value-type="float">
            <text:p>107611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EABC</text:p>
          </table:table-cell>
          <table:table-cell office:value-type="string" calcext:value-type="string">
            <text:p>NATHALIE</text:p>
          </table:table-cell>
          <table:table-cell office:value-type="date" office:date-value="1982-01-23" calcext:value-type="date">
            <text:p>23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H</text:p>
          </table:table-cell>
          <table:table-cell office:value-type="string" calcext:value-type="string">
            <text:p>Master1 Metiers ensg Hist</text:p>
          </table:table-cell>
          <table:table-cell office:value-type="float" office:value="14.899" calcext:value-type="float">
            <text:p>14,8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0519" calcext:value-type="float">
            <text:p>90705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ZABC</text:p>
          </table:table-cell>
          <table:table-cell office:value-type="string" calcext:value-type="string">
            <text:p>NACERA</text:p>
          </table:table-cell>
          <table:table-cell office:value-type="date" office:date-value="1987-05-08" calcext:value-type="date">
            <text:p>08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0.94" calcext:value-type="float">
            <text:p>10,94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9091594" calcext:value-type="float">
            <text:p>9091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AMABC</text:p>
          </table:table-cell>
          <table:table-cell office:value-type="string" calcext:value-type="string">
            <text:p>CECILIA</text:p>
          </table:table-cell>
          <table:table-cell office:value-type="date" office:date-value="1981-03-05" calcext:value-type="date">
            <text:p>05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008" calcext:value-type="float">
            <text:p>12,0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4090" calcext:value-type="float">
            <text:p>94340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BABC</text:p>
          </table:table-cell>
          <table:table-cell office:value-type="string" calcext:value-type="string">
            <text:p>SIWAR</text:p>
          </table:table-cell>
          <table:table-cell office:value-type="date" office:date-value="1981-09-29" calcext:value-type="date">
            <text:p>29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E</text:p>
          </table:table-cell>
          <table:table-cell office:value-type="string" calcext:value-type="string">
            <text:p>Master1 Metiers ensg Esp</text:p>
          </table:table-cell>
          <table:table-cell office:value-type="float" office:value="8.88" calcext:value-type="float">
            <text:p>8,8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45152" calcext:value-type="float">
            <text:p>110451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SABC</text:p>
          </table:table-cell>
          <table:table-cell office:value-type="string" calcext:value-type="string">
            <text:p>BETTIA</text:p>
          </table:table-cell>
          <table:table-cell office:value-type="date" office:date-value="1966-03-09" calcext:value-type="date">
            <text:p>09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45" calcext:value-type="float">
            <text:p>13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8073" calcext:value-type="float">
            <text:p>10438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KRYSTEL</text:p>
          </table:table-cell>
          <table:table-cell office:value-type="date" office:date-value="1970-06-18" calcext:value-type="date">
            <text:p>18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3.342" calcext:value-type="float">
            <text:p>13,3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2375" calcext:value-type="float">
            <text:p>95423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DJABC</text:p>
          </table:table-cell>
          <table:table-cell office:value-type="string" calcext:value-type="string">
            <text:p>JOHANNA</text:p>
          </table:table-cell>
          <table:table-cell office:value-type="date" office:date-value="1975-06-17" calcext:value-type="date">
            <text:p>17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39" calcext:value-type="float">
            <text:p>10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13520" calcext:value-type="float">
            <text:p>97135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COIABC</text:p>
          </table:table-cell>
          <table:table-cell office:value-type="string" calcext:value-type="string">
            <text:p>ARNAUD</text:p>
          </table:table-cell>
          <table:table-cell office:value-type="date" office:date-value="1979-01-01" calcext:value-type="date">
            <text:p>01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053956" calcext:value-type="float">
            <text:p>90539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SUFABC</text:p>
          </table:table-cell>
          <table:table-cell office:value-type="string" calcext:value-type="string">
            <text:p>SYLVAIN</text:p>
          </table:table-cell>
          <table:table-cell office:value-type="date" office:date-value="1972-01-27" calcext:value-type="date">
            <text:p>27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037" calcext:value-type="float">
            <text:p>12,0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52136" calcext:value-type="float">
            <text:p>104521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BC</text:p>
          </table:table-cell>
          <table:table-cell office:value-type="string" calcext:value-type="string">
            <text:p>SABRINA</text:p>
          </table:table-cell>
          <table:table-cell office:value-type="date" office:date-value="1985-04-18" calcext:value-type="date">
            <text:p>1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575" calcext:value-type="float">
            <text:p>10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46189" calcext:value-type="float">
            <text:p>10046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ANABC</text:p>
          </table:table-cell>
          <table:table-cell office:value-type="string" calcext:value-type="string">
            <text:p>CLEMENT</text:p>
          </table:table-cell>
          <table:table-cell office:value-type="date" office:date-value="1978-02-24" calcext:value-type="date">
            <text:p>24/0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29844" calcext:value-type="float">
            <text:p>109298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ND</text:p>
          </table:table-cell>
          <table:table-cell office:value-type="date" office:date-value="1976-04-04" calcext:value-type="date">
            <text:p>04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7" calcext:value-type="float">
            <text:p>10,0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7712" calcext:value-type="float">
            <text:p>113077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ND</text:p>
          </table:table-cell>
          <table:table-cell office:value-type="date" office:date-value="1971-10-18" calcext:value-type="date">
            <text:p>18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7" calcext:value-type="float">
            <text:p>10,0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80400" calcext:value-type="float">
            <text:p>108804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PINABC</text:p>
          </table:table-cell>
          <table:table-cell office:value-type="string" calcext:value-type="string">
            <text:p>JULIAN</text:p>
          </table:table-cell>
          <table:table-cell office:value-type="date" office:date-value="1984-01-03" calcext:value-type="date">
            <text:p>03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3.478" calcext:value-type="float">
            <text:p>13,4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8389" calcext:value-type="float">
            <text:p>93383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RAABC</text:p>
          </table:table-cell>
          <table:table-cell office:value-type="string" calcext:value-type="string">
            <text:p>SAMY</text:p>
          </table:table-cell>
          <table:table-cell office:value-type="date" office:date-value="1970-05-08" calcext:value-type="date">
            <text:p>08/05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8.792" calcext:value-type="float">
            <text:p>8,7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64194" calcext:value-type="float">
            <text:p>105641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KRAABC</text:p>
          </table:table-cell>
          <table:table-cell office:value-type="string" calcext:value-type="string">
            <text:p>SAMY</text:p>
          </table:table-cell>
          <table:table-cell office:value-type="date" office:date-value="1974-04-19" calcext:value-type="date">
            <text:p>19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557" calcext:value-type="float">
            <text:p>10,5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6406" calcext:value-type="float">
            <text:p>95964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BABC</text:p>
          </table:table-cell>
          <table:table-cell office:value-type="string" calcext:value-type="string">
            <text:p>HELENE</text:p>
          </table:table-cell>
          <table:table-cell office:value-type="date" office:date-value="1973-04-12" calcext:value-type="date">
            <text:p>12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2</text:p>
          </table:table-cell>
          <table:table-cell office:value-type="string" calcext:value-type="string">
            <text:p>LIC PRO GRH op AP PS (AP)</text:p>
          </table:table-cell>
          <table:table-cell office:value-type="float" office:value="16.39" calcext:value-type="float">
            <text:p>16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8214" calcext:value-type="float">
            <text:p>9048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AABC</text:p>
          </table:table-cell>
          <table:table-cell office:value-type="string" calcext:value-type="string">
            <text:p>MALEK</text:p>
          </table:table-cell>
          <table:table-cell office:value-type="date" office:date-value="1982-03-02" calcext:value-type="date">
            <text:p>02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642" calcext:value-type="float">
            <text:p>10,6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3366" calcext:value-type="float">
            <text:p>11463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NABC</text:p>
          </table:table-cell>
          <table:table-cell office:value-type="string" calcext:value-type="string">
            <text:p>ANASTASIA</text:p>
          </table:table-cell>
          <table:table-cell office:value-type="date" office:date-value="1973-10-10" calcext:value-type="date">
            <text:p>10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9813" calcext:value-type="float">
            <text:p>112698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LABC</text:p>
          </table:table-cell>
          <table:table-cell office:value-type="string" calcext:value-type="string">
            <text:p>CAMILLE</text:p>
          </table:table-cell>
          <table:table-cell office:value-type="date" office:date-value="1972-07-16" calcext:value-type="date">
            <text:p>16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58419" calcext:value-type="float">
            <text:p>89584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HDIABC</text:p>
          </table:table-cell>
          <table:table-cell office:value-type="string" calcext:value-type="string">
            <text:p>SEHEM</text:p>
          </table:table-cell>
          <table:table-cell office:value-type="date" office:date-value="1977-08-03" calcext:value-type="date">
            <text:p>03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1.722" calcext:value-type="float">
            <text:p>11,7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2990" calcext:value-type="float">
            <text:p>108729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BAABC</text:p>
          </table:table-cell>
          <table:table-cell office:value-type="string" calcext:value-type="string">
            <text:p>JONATHAN</text:p>
          </table:table-cell>
          <table:table-cell office:value-type="date" office:date-value="1973-12-02" calcext:value-type="date">
            <text:p>02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51634" calcext:value-type="float">
            <text:p>104516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ABC</text:p>
          </table:table-cell>
          <table:table-cell office:value-type="string" calcext:value-type="string">
            <text:p>RACHID</text:p>
          </table:table-cell>
          <table:table-cell office:value-type="date" office:date-value="1984-08-20" calcext:value-type="date">
            <text:p>20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508" calcext:value-type="float">
            <text:p>9,5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66218" calcext:value-type="float">
            <text:p>9666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AABC</text:p>
          </table:table-cell>
          <table:table-cell office:value-type="string" calcext:value-type="string">
            <text:p>MOHAND</text:p>
          </table:table-cell>
          <table:table-cell office:value-type="date" office:date-value="1983-01-15" calcext:value-type="date">
            <text:p>15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7.462" calcext:value-type="float">
            <text:p>7,4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58562" calcext:value-type="float">
            <text:p>97585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AABC</text:p>
          </table:table-cell>
          <table:table-cell office:value-type="string" calcext:value-type="string">
            <text:p>MOHAND</text:p>
          </table:table-cell>
          <table:table-cell office:value-type="date" office:date-value="1977-07-04" calcext:value-type="date">
            <text:p>04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IEF</text:p>
          </table:table-cell>
          <table:table-cell office:value-type="string" calcext:value-type="string">
            <text:p>Master1 IEFE</text:p>
          </table:table-cell>
          <table:table-cell office:value-type="float" office:value="11.777" calcext:value-type="float">
            <text:p>11,7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9147" calcext:value-type="float">
            <text:p>92091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ZAABC</text:p>
          </table:table-cell>
          <table:table-cell office:value-type="string" calcext:value-type="string">
            <text:p>SARA</text:p>
          </table:table-cell>
          <table:table-cell office:value-type="date" office:date-value="1972-05-25" calcext:value-type="date">
            <text:p>25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7.006" calcext:value-type="float">
            <text:p>7,00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11260" calcext:value-type="float">
            <text:p>9511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FABC</text:p>
          </table:table-cell>
          <table:table-cell office:value-type="string" calcext:value-type="string">
            <text:p>JAMAL</text:p>
          </table:table-cell>
          <table:table-cell office:value-type="date" office:date-value="1972-12-19" calcext:value-type="date">
            <text:p>19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1209445" calcext:value-type="float">
            <text:p>112094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FABC</text:p>
          </table:table-cell>
          <table:table-cell office:value-type="string" calcext:value-type="string">
            <text:p>JAMAL</text:p>
          </table:table-cell>
          <table:table-cell office:value-type="date" office:date-value="1982-02-20" calcext:value-type="date">
            <text:p>20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29" calcext:value-type="float">
            <text:p>10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92383" calcext:value-type="float">
            <text:p>111923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ENABC</text:p>
          </table:table-cell>
          <table:table-cell office:value-type="string" calcext:value-type="string">
            <text:p>JIMMY</text:p>
          </table:table-cell>
          <table:table-cell office:value-type="date" office:date-value="1973-10-28" calcext:value-type="date">
            <text:p>28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9.87" calcext:value-type="float">
            <text:p>9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57608" calcext:value-type="float">
            <text:p>103576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ENABC</text:p>
          </table:table-cell>
          <table:table-cell office:value-type="string" calcext:value-type="string">
            <text:p>JIMMY</text:p>
          </table:table-cell>
          <table:table-cell office:value-type="date" office:date-value="1972-05-06" calcext:value-type="date">
            <text:p>06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041" calcext:value-type="float">
            <text:p>10,0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68265" calcext:value-type="float">
            <text:p>109682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RAABC</text:p>
          </table:table-cell>
          <table:table-cell office:value-type="string" calcext:value-type="string">
            <text:p>AKILA</text:p>
          </table:table-cell>
          <table:table-cell office:value-type="date" office:date-value="1983-07-09" calcext:value-type="date">
            <text:p>09/07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1.44" calcext:value-type="float">
            <text:p>11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1091" calcext:value-type="float">
            <text:p>98910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AABC</text:p>
          </table:table-cell>
          <table:table-cell office:value-type="string" calcext:value-type="string">
            <text:p>GUEDE</text:p>
          </table:table-cell>
          <table:table-cell office:value-type="date" office:date-value="1980-05-12" calcext:value-type="date">
            <text:p>12/05/1980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47" calcext:value-type="float">
            <text:p>10,1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1024" calcext:value-type="float">
            <text:p>9621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KOAABC</text:p>
          </table:table-cell>
          <table:table-cell office:value-type="string" calcext:value-type="string">
            <text:p>GUEDE</text:p>
          </table:table-cell>
          <table:table-cell office:value-type="date" office:date-value="1967-07-20" calcext:value-type="date">
            <text:p>20/07/1967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47" calcext:value-type="float">
            <text:p>10,14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77513" calcext:value-type="float">
            <text:p>11277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BC</text:p>
          </table:table-cell>
          <table:table-cell office:value-type="string" calcext:value-type="string">
            <text:p>YAYE</text:p>
          </table:table-cell>
          <table:table-cell office:value-type="date" office:date-value="1980-09-23" calcext:value-type="date">
            <text:p>23/09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7009" calcext:value-type="float">
            <text:p>11007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AMABC</text:p>
          </table:table-cell>
          <table:table-cell office:value-type="string" calcext:value-type="string">
            <text:p>SAMIRA</text:p>
          </table:table-cell>
          <table:table-cell office:value-type="date" office:date-value="1986-05-14" calcext:value-type="date">
            <text:p>14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2.09" calcext:value-type="float">
            <text:p>12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50463" calcext:value-type="float">
            <text:p>109504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OLIVIER</text:p>
          </table:table-cell>
          <table:table-cell office:value-type="date" office:date-value="1977-04-15" calcext:value-type="date">
            <text:p>15/04/1977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434" calcext:value-type="float">
            <text:p>10,4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51097" calcext:value-type="float">
            <text:p>9951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OLIVIER</text:p>
          </table:table-cell>
          <table:table-cell office:value-type="date" office:date-value="1971-05-21" calcext:value-type="date">
            <text:p>21/05/1971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434" calcext:value-type="float">
            <text:p>10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31824" calcext:value-type="float">
            <text:p>92318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FEBABC</text:p>
          </table:table-cell>
          <table:table-cell office:value-type="string" calcext:value-type="string">
            <text:p>PERRINE</text:p>
          </table:table-cell>
          <table:table-cell office:value-type="date" office:date-value="1967-08-27" calcext:value-type="date">
            <text:p>27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75" calcext:value-type="float">
            <text:p>14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03808" calcext:value-type="float">
            <text:p>103038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ANABC</text:p>
          </table:table-cell>
          <table:table-cell office:value-type="string" calcext:value-type="string">
            <text:p>MELINA</text:p>
          </table:table-cell>
          <table:table-cell office:value-type="date" office:date-value="1975-06-17" calcext:value-type="date">
            <text:p>17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L2</text:p>
          </table:table-cell>
          <table:table-cell office:value-type="string" calcext:value-type="string">
            <text:p>Master2 Commer livre (AP)</text:p>
          </table:table-cell>
          <table:table-cell office:value-type="float" office:value="11.888" calcext:value-type="float">
            <text:p>11,8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798" calcext:value-type="float">
            <text:p>106447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BIABC</text:p>
          </table:table-cell>
          <table:table-cell office:value-type="string" calcext:value-type="string">
            <text:p>THIBAUT</text:p>
          </table:table-cell>
          <table:table-cell office:value-type="date" office:date-value="1973-12-18" calcext:value-type="date">
            <text:p>18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9.815" calcext:value-type="float">
            <text:p>9,8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1163" calcext:value-type="float">
            <text:p>11421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BIABC</text:p>
          </table:table-cell>
          <table:table-cell office:value-type="string" calcext:value-type="string">
            <text:p>THIBAUT</text:p>
          </table:table-cell>
          <table:table-cell office:value-type="date" office:date-value="1971-08-29" calcext:value-type="date">
            <text:p>29/08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9.998" calcext:value-type="float">
            <text:p>9,9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9015" calcext:value-type="float">
            <text:p>8969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ETABC</text:p>
          </table:table-cell>
          <table:table-cell office:value-type="string" calcext:value-type="string">
            <text:p>NICOLAS</text:p>
          </table:table-cell>
          <table:table-cell office:value-type="date" office:date-value="1987-07-23" calcext:value-type="date">
            <text:p>23/07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735" calcext:value-type="float">
            <text:p>10,7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1022" calcext:value-type="float">
            <text:p>9431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MAABC</text:p>
          </table:table-cell>
          <table:table-cell office:value-type="string" calcext:value-type="string">
            <text:p>ELODIE</text:p>
          </table:table-cell>
          <table:table-cell office:value-type="date" office:date-value="1973-04-18" calcext:value-type="date">
            <text:p>18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1.25" calcext:value-type="float">
            <text:p>11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8346" calcext:value-type="float">
            <text:p>109983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AABC</text:p>
          </table:table-cell>
          <table:table-cell office:value-type="string" calcext:value-type="string">
            <text:p>VERONIQUE</text:p>
          </table:table-cell>
          <table:table-cell office:value-type="date" office:date-value="1983-06-30" calcext:value-type="date">
            <text:p>30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2.879" calcext:value-type="float">
            <text:p>12,8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7373" calcext:value-type="float">
            <text:p>101973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LUABC</text:p>
          </table:table-cell>
          <table:table-cell office:value-type="string" calcext:value-type="string">
            <text:p>STEPHIE</text:p>
          </table:table-cell>
          <table:table-cell office:value-type="date" office:date-value="1982-04-26" calcext:value-type="date">
            <text:p>26/04/1982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305" calcext:value-type="float">
            <text:p>11,3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7670" calcext:value-type="float">
            <text:p>112676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QUABC</text:p>
          </table:table-cell>
          <table:table-cell office:value-type="string" calcext:value-type="string">
            <text:p>BENOIT</text:p>
          </table:table-cell>
          <table:table-cell office:value-type="date" office:date-value="1971-07-25" calcext:value-type="date">
            <text:p>25/07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E</text:p>
          </table:table-cell>
          <table:table-cell office:value-type="string" calcext:value-type="string">
            <text:p>INGENIEUR ENERGETIQUE an2</text:p>
          </table:table-cell>
          <table:table-cell office:value-type="float" office:value="11.39" calcext:value-type="float">
            <text:p>11,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63636" calcext:value-type="float">
            <text:p>103636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BRAHIM</text:p>
          </table:table-cell>
          <table:table-cell office:value-type="date" office:date-value="1985-07-19" calcext:value-type="date">
            <text:p>19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017" calcext:value-type="float">
            <text:p>12,0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76940" calcext:value-type="float">
            <text:p>111769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NABC</text:p>
          </table:table-cell>
          <table:table-cell office:value-type="string" calcext:value-type="string">
            <text:p>OUISSAM</text:p>
          </table:table-cell>
          <table:table-cell office:value-type="date" office:date-value="1980-10-09" calcext:value-type="date">
            <text:p>09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144" calcext:value-type="float">
            <text:p>12,1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5675" calcext:value-type="float">
            <text:p>102056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OUABC</text:p>
          </table:table-cell>
          <table:table-cell office:value-type="string" calcext:value-type="string">
            <text:p>NADIA</text:p>
          </table:table-cell>
          <table:table-cell office:value-type="date" office:date-value="1982-12-04" calcext:value-type="date">
            <text:p>04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664" calcext:value-type="float">
            <text:p>12,6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8952" calcext:value-type="float">
            <text:p>108789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HKABC</text:p>
          </table:table-cell>
          <table:table-cell office:value-type="string" calcext:value-type="string">
            <text:p>MARINE</text:p>
          </table:table-cell>
          <table:table-cell office:value-type="date" office:date-value="1969-12-03" calcext:value-type="date">
            <text:p>03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2</text:p>
          </table:table-cell>
          <table:table-cell office:value-type="string" calcext:value-type="string">
            <text:p>Master1Pro INFOCO-CRH(AP)</text:p>
          </table:table-cell>
          <table:table-cell office:value-type="float" office:value="12.25" calcext:value-type="float">
            <text:p>12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1144" calcext:value-type="float">
            <text:p>8991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HEABC</text:p>
          </table:table-cell>
          <table:table-cell office:value-type="string" calcext:value-type="string">
            <text:p>ANTOINE</text:p>
          </table:table-cell>
          <table:table-cell office:value-type="date" office:date-value="1973-05-09" calcext:value-type="date">
            <text:p>09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5.999" calcext:value-type="float">
            <text:p>5,9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35062" calcext:value-type="float">
            <text:p>9135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OUABC</text:p>
          </table:table-cell>
          <table:table-cell office:value-type="string" calcext:value-type="string">
            <text:p>NAJIBA</text:p>
          </table:table-cell>
          <table:table-cell office:value-type="date" office:date-value="1982-09-08" calcext:value-type="date">
            <text:p>08/09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531" calcext:value-type="float">
            <text:p>13,5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2335" calcext:value-type="float">
            <text:p>108123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AABC</text:p>
          </table:table-cell>
          <table:table-cell office:value-type="string" calcext:value-type="string">
            <text:p>MARIEM</text:p>
          </table:table-cell>
          <table:table-cell office:value-type="date" office:date-value="1971-11-28" calcext:value-type="date">
            <text:p>28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4.762" calcext:value-type="float">
            <text:p>14,7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5775" calcext:value-type="float">
            <text:p>97957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ZIABC</text:p>
          </table:table-cell>
          <table:table-cell office:value-type="string" calcext:value-type="string">
            <text:p>LEMAR</text:p>
          </table:table-cell>
          <table:table-cell office:value-type="date" office:date-value="1986-05-14" calcext:value-type="date">
            <text:p>14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3.118" calcext:value-type="float">
            <text:p>13,1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3240" calcext:value-type="float">
            <text:p>111232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TAHABC</text:p>
          </table:table-cell>
          <table:table-cell office:value-type="string" calcext:value-type="string">
            <text:p>FOUZIA</text:p>
          </table:table-cell>
          <table:table-cell office:value-type="date" office:date-value="1979-06-20" calcext:value-type="date">
            <text:p>20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812" calcext:value-type="float">
            <text:p>12,8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95255" calcext:value-type="float">
            <text:p>90952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MOUSSA</text:p>
          </table:table-cell>
          <table:table-cell office:value-type="date" office:date-value="1974-09-11" calcext:value-type="date">
            <text:p>11/09/1974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058" calcext:value-type="float">
            <text:p>11,05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95200" calcext:value-type="float">
            <text:p>10695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MOUSSA</text:p>
          </table:table-cell>
          <table:table-cell office:value-type="date" office:date-value="1965-11-14" calcext:value-type="date">
            <text:p>14/11/1965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063" calcext:value-type="float">
            <text:p>11,0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50116" calcext:value-type="float">
            <text:p>109501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LABC</text:p>
          </table:table-cell>
          <table:table-cell office:value-type="string" calcext:value-type="string">
            <text:p>SAMIA</text:p>
          </table:table-cell>
          <table:table-cell office:value-type="date" office:date-value="1979-04-21" calcext:value-type="date">
            <text:p>21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9.763" calcext:value-type="float">
            <text:p>9,7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8343" calcext:value-type="float">
            <text:p>91483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ALABC</text:p>
          </table:table-cell>
          <table:table-cell office:value-type="string" calcext:value-type="string">
            <text:p>SAMIA</text:p>
          </table:table-cell>
          <table:table-cell office:value-type="date" office:date-value="1982-02-05" calcext:value-type="date">
            <text:p>05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0.635" calcext:value-type="float">
            <text:p>10,6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9335" calcext:value-type="float">
            <text:p>105993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TABC</text:p>
          </table:table-cell>
          <table:table-cell office:value-type="string" calcext:value-type="string">
            <text:p>SARAH</text:p>
          </table:table-cell>
          <table:table-cell office:value-type="date" office:date-value="1972-04-18" calcext:value-type="date">
            <text:p>18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</text:p>
          </table:table-cell>
          <table:table-cell office:value-type="string" calcext:value-type="string">
            <text:p>Master2 Politiques editor</text:p>
          </table:table-cell>
          <table:table-cell office:value-type="float" office:value="12.764" calcext:value-type="float">
            <text:p>12,7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04269" calcext:value-type="float">
            <text:p>100042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ICABC</text:p>
          </table:table-cell>
          <table:table-cell office:value-type="string" calcext:value-type="string">
            <text:p>NAWAL</text:p>
          </table:table-cell>
          <table:table-cell office:value-type="date" office:date-value="1981-08-19" calcext:value-type="date">
            <text:p>19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1.35" calcext:value-type="float">
            <text:p>11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01523" calcext:value-type="float">
            <text:p>91015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UILABC</text:p>
          </table:table-cell>
          <table:table-cell office:value-type="string" calcext:value-type="string">
            <text:p>JULIA</text:p>
          </table:table-cell>
          <table:table-cell office:value-type="date" office:date-value="1981-11-04" calcext:value-type="date">
            <text:p>04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14.275" calcext:value-type="float">
            <text:p>14,2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48180" calcext:value-type="float">
            <text:p>111481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IABC</text:p>
          </table:table-cell>
          <table:table-cell office:value-type="string" calcext:value-type="string">
            <text:p>CEDRIC</text:p>
          </table:table-cell>
          <table:table-cell office:value-type="date" office:date-value="1981-06-03" calcext:value-type="date">
            <text:p>03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102" calcext:value-type="float">
            <text:p>13,1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68979" calcext:value-type="float">
            <text:p>112689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LAURA</text:p>
          </table:table-cell>
          <table:table-cell office:value-type="date" office:date-value="1975-06-25" calcext:value-type="date">
            <text:p>25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13" calcext:value-type="float">
            <text:p>15,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9921" calcext:value-type="float">
            <text:p>92899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RAABC</text:p>
          </table:table-cell>
          <table:table-cell office:value-type="string" calcext:value-type="string">
            <text:p>ALEXANDRE</text:p>
          </table:table-cell>
          <table:table-cell office:value-type="date" office:date-value="1977-10-28" calcext:value-type="date">
            <text:p>28/10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I2</text:p>
          </table:table-cell>
          <table:table-cell office:value-type="string" calcext:value-type="string">
            <text:p>INGENIEUR INFO an1 (AP)</text:p>
          </table:table-cell>
          <table:table-cell office:value-type="float" office:value="13.66" calcext:value-type="float">
            <text:p>13,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62195" calcext:value-type="float">
            <text:p>10762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EPABC</text:p>
          </table:table-cell>
          <table:table-cell office:value-type="string" calcext:value-type="string">
            <text:p>LAETITIA</text:p>
          </table:table-cell>
          <table:table-cell office:value-type="date" office:date-value="1983-11-08" calcext:value-type="date">
            <text:p>08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2</text:p>
          </table:table-cell>
          <table:table-cell office:value-type="string" calcext:value-type="string">
            <text:p>LIC PRO GRH op AP PS (AP)</text:p>
          </table:table-cell>
          <table:table-cell office:value-type="float" office:value="13.75" calcext:value-type="float">
            <text:p>13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0505" calcext:value-type="float">
            <text:p>98605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IBRAHIMA</text:p>
          </table:table-cell>
          <table:table-cell office:value-type="date" office:date-value="1975-11-05" calcext:value-type="date">
            <text:p>05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8.98" calcext:value-type="float">
            <text:p>8,9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9297" calcext:value-type="float">
            <text:p>92492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IBRAHIMA</text:p>
          </table:table-cell>
          <table:table-cell office:value-type="date" office:date-value="1973-10-03" calcext:value-type="date">
            <text:p>03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AN</text:p>
          </table:table-cell>
          <table:table-cell office:value-type="string" calcext:value-type="string">
            <text:p>Master1 Phys Appl sp.Nano</text:p>
          </table:table-cell>
          <table:table-cell office:value-type="float" office:value="9.03" calcext:value-type="float">
            <text:p>9,03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839234" calcext:value-type="float">
            <text:p>10839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VIABC</text:p>
          </table:table-cell>
          <table:table-cell office:value-type="string" calcext:value-type="string">
            <text:p>SEBASTIEN</text:p>
          </table:table-cell>
          <table:table-cell office:value-type="date" office:date-value="1982-12-29" calcext:value-type="date">
            <text:p>29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4.37" calcext:value-type="float">
            <text:p>14,3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6846" calcext:value-type="float">
            <text:p>102468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IDABC</text:p>
          </table:table-cell>
          <table:table-cell office:value-type="string" calcext:value-type="string">
            <text:p>YOUSSEF</text:p>
          </table:table-cell>
          <table:table-cell office:value-type="date" office:date-value="1978-12-24" calcext:value-type="date">
            <text:p>24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0.738" calcext:value-type="float">
            <text:p>10,7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41922" calcext:value-type="float">
            <text:p>99419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ZAABC</text:p>
          </table:table-cell>
          <table:table-cell office:value-type="string" calcext:value-type="string">
            <text:p>ERIC</text:p>
          </table:table-cell>
          <table:table-cell office:value-type="date" office:date-value="1982-07-08" calcext:value-type="date">
            <text:p>08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3.396" calcext:value-type="float">
            <text:p>13,3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7599" calcext:value-type="float">
            <text:p>93375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TMABC</text:p>
          </table:table-cell>
          <table:table-cell office:value-type="string" calcext:value-type="string">
            <text:p>PHONESAVANH - JULIE</text:p>
          </table:table-cell>
          <table:table-cell office:value-type="date" office:date-value="1979-03-18" calcext:value-type="date">
            <text:p>18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14290" calcext:value-type="float">
            <text:p>98142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TMABC</text:p>
          </table:table-cell>
          <table:table-cell office:value-type="string" calcext:value-type="string">
            <text:p>PHONESAVANH - JULIE</text:p>
          </table:table-cell>
          <table:table-cell office:value-type="date" office:date-value="1966-04-23" calcext:value-type="date">
            <text:p>23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ISU</text:p>
          </table:table-cell>
          <table:table-cell office:value-type="string" calcext:value-type="string">
            <text:p>Master2Pro I S Urbaines</text:p>
          </table:table-cell>
          <table:table-cell office:value-type="float" office:value="12.42" calcext:value-type="float">
            <text:p>12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5153" calcext:value-type="float">
            <text:p>10395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MARIAM</text:p>
          </table:table-cell>
          <table:table-cell office:value-type="date" office:date-value="1970-07-10" calcext:value-type="date">
            <text:p>10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ESP</text:p>
          </table:table-cell>
          <table:table-cell office:value-type="string" calcext:value-type="string">
            <text:p>Lic LLCE Espagnol an1</text:p>
          </table:table-cell>
          <table:table-cell office:value-type="float" office:value="11.441" calcext:value-type="float">
            <text:p>11,4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1011" calcext:value-type="float">
            <text:p>11111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NKABC</text:p>
          </table:table-cell>
          <table:table-cell office:value-type="string" calcext:value-type="string">
            <text:p>MARIAM</text:p>
          </table:table-cell>
          <table:table-cell office:value-type="date" office:date-value="1972-12-30" calcext:value-type="date">
            <text:p>30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ESP</text:p>
          </table:table-cell>
          <table:table-cell office:value-type="string" calcext:value-type="string">
            <text:p>Lic LLCE Espagnol an1</text:p>
          </table:table-cell>
          <table:table-cell office:value-type="float" office:value="11.69" calcext:value-type="float">
            <text:p>11,69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397696" calcext:value-type="float">
            <text:p>10397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ANABC</text:p>
          </table:table-cell>
          <table:table-cell office:value-type="string" calcext:value-type="string">
            <text:p>SARAH</text:p>
          </table:table-cell>
          <table:table-cell office:value-type="date" office:date-value="1974-01-01" calcext:value-type="date">
            <text:p>01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2" calcext:value-type="float">
            <text:p>13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8839" calcext:value-type="float">
            <text:p>107588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LUCILLE</text:p>
          </table:table-cell>
          <table:table-cell office:value-type="date" office:date-value="1968-03-01" calcext:value-type="date">
            <text:p>01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98005" calcext:value-type="float">
            <text:p>10598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LUCILLE</text:p>
          </table:table-cell>
          <table:table-cell office:value-type="date" office:date-value="1982-05-18" calcext:value-type="date">
            <text:p>18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11386636" calcext:value-type="float">
            <text:p>113866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ESABC</text:p>
          </table:table-cell>
          <table:table-cell office:value-type="string" calcext:value-type="string">
            <text:p>MELODIE</text:p>
          </table:table-cell>
          <table:table-cell office:value-type="date" office:date-value="1969-02-28" calcext:value-type="date">
            <text:p>28/02/1969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4.504" calcext:value-type="float">
            <text:p>14,5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18538" calcext:value-type="float">
            <text:p>89185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REABC</text:p>
          </table:table-cell>
          <table:table-cell office:value-type="string" calcext:value-type="string">
            <text:p>JUSTINE</text:p>
          </table:table-cell>
          <table:table-cell office:value-type="date" office:date-value="1986-05-28" calcext:value-type="date">
            <text:p>28/05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356" calcext:value-type="float">
            <text:p>10,356</text:p>
          </table:table-cell>
          <table:table-cell office:value-type="string" calcext:value-type="string">
            <text:p>ADMC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9125514" calcext:value-type="float">
            <text:p>91255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AABC</text:p>
          </table:table-cell>
          <table:table-cell office:value-type="string" calcext:value-type="string">
            <text:p>ANNA</text:p>
          </table:table-cell>
          <table:table-cell office:value-type="date" office:date-value="1974-04-04" calcext:value-type="date">
            <text:p>04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6.31" calcext:value-type="float">
            <text:p>16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72258" calcext:value-type="float">
            <text:p>9172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EABC</text:p>
          </table:table-cell>
          <table:table-cell office:value-type="string" calcext:value-type="string">
            <text:p>LOTFI</text:p>
          </table:table-cell>
          <table:table-cell office:value-type="date" office:date-value="1975-11-10" calcext:value-type="date">
            <text:p>10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327" calcext:value-type="float">
            <text:p>10,3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8071" calcext:value-type="float">
            <text:p>110080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YILABC</text:p>
          </table:table-cell>
          <table:table-cell office:value-type="string" calcext:value-type="string">
            <text:p>NURBANU</text:p>
          </table:table-cell>
          <table:table-cell office:value-type="date" office:date-value="1967-07-01" calcext:value-type="date">
            <text:p>01/07/1967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G4SI</text:p>
          </table:table-cell>
          <table:table-cell office:value-type="string" calcext:value-type="string">
            <text:p>INGENIEUR INFO an2</text:p>
          </table:table-cell>
          <table:table-cell office:value-type="float" office:value="12.95" calcext:value-type="float">
            <text:p>12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96939" calcext:value-type="float">
            <text:p>89969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FLORENT</text:p>
          </table:table-cell>
          <table:table-cell office:value-type="date" office:date-value="1974-09-08" calcext:value-type="date">
            <text:p>08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323" calcext:value-type="float">
            <text:p>5,3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1239" calcext:value-type="float">
            <text:p>96712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FLORENT</text:p>
          </table:table-cell>
          <table:table-cell office:value-type="date" office:date-value="1973-03-18" calcext:value-type="date">
            <text:p>18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10.177" calcext:value-type="float">
            <text:p>10,1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5907" calcext:value-type="float">
            <text:p>114859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GABC</text:p>
          </table:table-cell>
          <table:table-cell office:value-type="string" calcext:value-type="string">
            <text:p>DINH, QUOC, TUAN</text:p>
          </table:table-cell>
          <table:table-cell office:value-type="date" office:date-value="1971-04-21" calcext:value-type="date">
            <text:p>21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3696" calcext:value-type="float">
            <text:p>10583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CAABC</text:p>
          </table:table-cell>
          <table:table-cell office:value-type="string" calcext:value-type="string">
            <text:p>MAUREEN</text:p>
          </table:table-cell>
          <table:table-cell office:value-type="date" office:date-value="1980-07-20" calcext:value-type="date">
            <text:p>20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0.858" calcext:value-type="float">
            <text:p>10,8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3693" calcext:value-type="float">
            <text:p>97336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CRABC</text:p>
          </table:table-cell>
          <table:table-cell office:value-type="string" calcext:value-type="string">
            <text:p>MATHILDE</text:p>
          </table:table-cell>
          <table:table-cell office:value-type="date" office:date-value="1979-09-06" calcext:value-type="date">
            <text:p>06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42" calcext:value-type="float">
            <text:p>14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08754" calcext:value-type="float">
            <text:p>112087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RARABC</text:p>
          </table:table-cell>
          <table:table-cell office:value-type="string" calcext:value-type="string">
            <text:p>YOHANN</text:p>
          </table:table-cell>
          <table:table-cell office:value-type="date" office:date-value="1981-05-26" calcext:value-type="date">
            <text:p>26/05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8524" calcext:value-type="float">
            <text:p>113185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ROABC</text:p>
          </table:table-cell>
          <table:table-cell office:value-type="string" calcext:value-type="string">
            <text:p>SIHAM</text:p>
          </table:table-cell>
          <table:table-cell office:value-type="date" office:date-value="1966-12-04" calcext:value-type="date">
            <text:p>04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333" calcext:value-type="float">
            <text:p>13,3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7660" calcext:value-type="float">
            <text:p>98976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UABC</text:p>
          </table:table-cell>
          <table:table-cell office:value-type="string" calcext:value-type="string">
            <text:p>PYRENE</text:p>
          </table:table-cell>
          <table:table-cell office:value-type="date" office:date-value="1975-12-28" calcext:value-type="date">
            <text:p>28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TH</text:p>
          </table:table-cell>
          <table:table-cell office:value-type="string" calcext:value-type="string">
            <text:p>Master1 Ethologie</text:p>
          </table:table-cell>
          <table:table-cell office:value-type="float" office:value="13.35" calcext:value-type="float">
            <text:p>13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15024" calcext:value-type="float">
            <text:p>9115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JAABC</text:p>
          </table:table-cell>
          <table:table-cell office:value-type="string" calcext:value-type="string">
            <text:p>MOURAD</text:p>
          </table:table-cell>
          <table:table-cell office:value-type="date" office:date-value="1986-03-23" calcext:value-type="date">
            <text:p>23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PLS</text:p>
          </table:table-cell>
          <table:table-cell office:value-type="string" calcext:value-type="string">
            <text:p>Master2 Prog Log Surs</text:p>
          </table:table-cell>
          <table:table-cell office:value-type="float" office:value="13.14" calcext:value-type="float">
            <text:p>13,14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419018" calcext:value-type="float">
            <text:p>104190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ARABC</text:p>
          </table:table-cell>
          <table:table-cell office:value-type="string" calcext:value-type="string">
            <text:p>KEVIN</text:p>
          </table:table-cell>
          <table:table-cell office:value-type="date" office:date-value="1972-12-11" calcext:value-type="date">
            <text:p>11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0270757" calcext:value-type="float">
            <text:p>102707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EABC</text:p>
          </table:table-cell>
          <table:table-cell office:value-type="string" calcext:value-type="string">
            <text:p>DAVID</text:p>
          </table:table-cell>
          <table:table-cell office:value-type="date" office:date-value="1974-04-20" calcext:value-type="date">
            <text:p>20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38" calcext:value-type="float">
            <text:p>10,38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0825042" calcext:value-type="float">
            <text:p>10825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CHABC</text:p>
          </table:table-cell>
          <table:table-cell office:value-type="string" calcext:value-type="string">
            <text:p>MARINA</text:p>
          </table:table-cell>
          <table:table-cell office:value-type="date" office:date-value="1982-06-13" calcext:value-type="date">
            <text:p>13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SLE</text:p>
          </table:table-cell>
          <table:table-cell office:value-type="string" calcext:value-type="string">
            <text:p>Master1 SLATEL - Espagnol</text:p>
          </table:table-cell>
          <table:table-cell office:value-type="float" office:value="12.845" calcext:value-type="float">
            <text:p>12,8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71674" calcext:value-type="float">
            <text:p>93716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IEABC</text:p>
          </table:table-cell>
          <table:table-cell office:value-type="string" calcext:value-type="string">
            <text:p>SANDRA</text:p>
          </table:table-cell>
          <table:table-cell office:value-type="date" office:date-value="1982-03-16" calcext:value-type="date">
            <text:p>16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10.35" calcext:value-type="float">
            <text:p>10,35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9137279" calcext:value-type="float">
            <text:p>91372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TOABC</text:p>
          </table:table-cell>
          <table:table-cell office:value-type="string" calcext:value-type="string">
            <text:p>FLORIAN</text:p>
          </table:table-cell>
          <table:table-cell office:value-type="date" office:date-value="1968-11-09" calcext:value-type="date">
            <text:p>09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17" calcext:value-type="float">
            <text:p>13,17</text:p>
          </table:table-cell>
          <table:table-cell office:value-type="string" calcext:value-type="string">
            <text:p>ADM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11091565" calcext:value-type="float">
            <text:p>110915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ABC</text:p>
          </table:table-cell>
          <table:table-cell office:value-type="string" calcext:value-type="string">
            <text:p>ANNE-CLAIRE</text:p>
          </table:table-cell>
          <table:table-cell office:value-type="date" office:date-value="1968-05-11" calcext:value-type="date">
            <text:p>11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052" calcext:value-type="float">
            <text:p>10,0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81539" calcext:value-type="float">
            <text:p>93815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RUDY</text:p>
          </table:table-cell>
          <table:table-cell office:value-type="date" office:date-value="1976-10-21" calcext:value-type="date">
            <text:p>21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143" calcext:value-type="float">
            <text:p>12,1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5563" calcext:value-type="float">
            <text:p>10765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CAABC</text:p>
          </table:table-cell>
          <table:table-cell office:value-type="string" calcext:value-type="string">
            <text:p>STEPHANIE</text:p>
          </table:table-cell>
          <table:table-cell office:value-type="date" office:date-value="1972-01-10" calcext:value-type="date">
            <text:p>10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5" calcext:value-type="float">
            <text:p>13,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5496" calcext:value-type="float">
            <text:p>103954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SIHEM</text:p>
          </table:table-cell>
          <table:table-cell office:value-type="date" office:date-value="1973-05-10" calcext:value-type="date">
            <text:p>10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0.634" calcext:value-type="float">
            <text:p>0,6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2557" calcext:value-type="float">
            <text:p>94925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SIHEM</text:p>
          </table:table-cell>
          <table:table-cell office:value-type="date" office:date-value="1971-10-16" calcext:value-type="date">
            <text:p>16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41277" calcext:value-type="float">
            <text:p>91412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IBABC</text:p>
          </table:table-cell>
          <table:table-cell office:value-type="string" calcext:value-type="string">
            <text:p>NASSIM</text:p>
          </table:table-cell>
          <table:table-cell office:value-type="date" office:date-value="1985-01-29" calcext:value-type="date">
            <text:p>29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4.463" calcext:value-type="float">
            <text:p>4,4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1752" calcext:value-type="float">
            <text:p>109717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IBABC</text:p>
          </table:table-cell>
          <table:table-cell office:value-type="string" calcext:value-type="string">
            <text:p>NASSIM</text:p>
          </table:table-cell>
          <table:table-cell office:value-type="date" office:date-value="1969-07-22" calcext:value-type="date">
            <text:p>22/07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256" calcext:value-type="float">
            <text:p>7,25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97304" calcext:value-type="float">
            <text:p>109973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UABC</text:p>
          </table:table-cell>
          <table:table-cell office:value-type="string" calcext:value-type="string">
            <text:p>LAURA</text:p>
          </table:table-cell>
          <table:table-cell office:value-type="date" office:date-value="1970-10-29" calcext:value-type="date">
            <text:p>29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54" calcext:value-type="float">
            <text:p>11,54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458867" calcext:value-type="float">
            <text:p>94588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BABC</text:p>
          </table:table-cell>
          <table:table-cell office:value-type="string" calcext:value-type="string">
            <text:p>TOUFIK</text:p>
          </table:table-cell>
          <table:table-cell office:value-type="date" office:date-value="1966-02-27" calcext:value-type="date">
            <text:p>27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10935" calcext:value-type="float">
            <text:p>105109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NABC</text:p>
          </table:table-cell>
          <table:table-cell office:value-type="string" calcext:value-type="string">
            <text:p>STEPHANE</text:p>
          </table:table-cell>
          <table:table-cell office:value-type="date" office:date-value="1985-05-28" calcext:value-type="date">
            <text:p>28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6.22" calcext:value-type="float">
            <text:p>16,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1406" calcext:value-type="float">
            <text:p>9041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CABC</text:p>
          </table:table-cell>
          <table:table-cell office:value-type="string" calcext:value-type="string">
            <text:p>REMY</text:p>
          </table:table-cell>
          <table:table-cell office:value-type="date" office:date-value="1985-06-14" calcext:value-type="date">
            <text:p>14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11324709" calcext:value-type="float">
            <text:p>113247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BC</text:p>
          </table:table-cell>
          <table:table-cell office:value-type="string" calcext:value-type="string">
            <text:p>AMELIE</text:p>
          </table:table-cell>
          <table:table-cell office:value-type="date" office:date-value="1966-12-02" calcext:value-type="date">
            <text:p>02/1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16" calcext:value-type="float">
            <text:p>12,16</text:p>
          </table:table-cell>
          <table:table-cell office:value-type="string" calcext:value-type="string">
            <text:p>ADM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float" office:value="10144177" calcext:value-type="float">
            <text:p>101441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QUIABC</text:p>
          </table:table-cell>
          <table:table-cell office:value-type="string" calcext:value-type="string">
            <text:p>CHLOE</text:p>
          </table:table-cell>
          <table:table-cell office:value-type="date" office:date-value="1969-09-20" calcext:value-type="date">
            <text:p>20/09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7" calcext:value-type="float">
            <text:p>12,97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406324" calcext:value-type="float">
            <text:p>94063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MSABC</text:p>
          </table:table-cell>
          <table:table-cell office:value-type="string" calcext:value-type="string">
            <text:p>ANTONI</text:p>
          </table:table-cell>
          <table:table-cell office:value-type="date" office:date-value="1968-09-11" calcext:value-type="date">
            <text:p>11/09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2.687" calcext:value-type="float">
            <text:p>12,68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1976" calcext:value-type="float">
            <text:p>10281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OUMABC</text:p>
          </table:table-cell>
          <table:table-cell office:value-type="string" calcext:value-type="string">
            <text:p>SIDY</text:p>
          </table:table-cell>
          <table:table-cell office:value-type="date" office:date-value="1970-06-24" calcext:value-type="date">
            <text:p>24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12.85" calcext:value-type="float">
            <text:p>12,8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4103" calcext:value-type="float">
            <text:p>11354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AABC</text:p>
          </table:table-cell>
          <table:table-cell office:value-type="string" calcext:value-type="string">
            <text:p>SARAH</text:p>
          </table:table-cell>
          <table:table-cell office:value-type="date" office:date-value="1972-05-27" calcext:value-type="date">
            <text:p>27/05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568" calcext:value-type="float">
            <text:p>9,56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2465" calcext:value-type="float">
            <text:p>97424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RAABC</text:p>
          </table:table-cell>
          <table:table-cell office:value-type="string" calcext:value-type="string">
            <text:p>SARAH</text:p>
          </table:table-cell>
          <table:table-cell office:value-type="date" office:date-value="1987-02-05" calcext:value-type="date">
            <text:p>05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135" calcext:value-type="float">
            <text:p>10,1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5260" calcext:value-type="float">
            <text:p>107452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ONGABC</text:p>
          </table:table-cell>
          <table:table-cell office:value-type="string" calcext:value-type="string">
            <text:p>PAUL</text:p>
          </table:table-cell>
          <table:table-cell office:value-type="date" office:date-value="1971-05-07" calcext:value-type="date">
            <text:p>07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L2</text:p>
          </table:table-cell>
          <table:table-cell office:value-type="string" calcext:value-type="string">
            <text:p>Master2 Commer livre (AP)</text:p>
          </table:table-cell>
          <table:table-cell office:value-type="float" office:value="12.882" calcext:value-type="float">
            <text:p>12,8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0617" calcext:value-type="float">
            <text:p>9390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LABC</text:p>
          </table:table-cell>
          <table:table-cell office:value-type="string" calcext:value-type="string">
            <text:p>BHAVANABEN</text:p>
          </table:table-cell>
          <table:table-cell office:value-type="date" office:date-value="1976-05-22" calcext:value-type="date">
            <text:p>22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SI3</text:p>
          </table:table-cell>
          <table:table-cell office:value-type="string" calcext:value-type="string">
            <text:p>LIC PRO SIL sp. GL (FC)</text:p>
          </table:table-cell>
          <table:table-cell office:value-type="float" office:value="14.68" calcext:value-type="float">
            <text:p>14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0582" calcext:value-type="float">
            <text:p>9000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LUXSANA</text:p>
          </table:table-cell>
          <table:table-cell office:value-type="date" office:date-value="1970-09-22" calcext:value-type="date">
            <text:p>22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8.594" calcext:value-type="float">
            <text:p>8,59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38924" calcext:value-type="float">
            <text:p>92389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LUXSANA</text:p>
          </table:table-cell>
          <table:table-cell office:value-type="date" office:date-value="1976-12-24" calcext:value-type="date">
            <text:p>24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8" calcext:value-type="float">
            <text:p>10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2591" calcext:value-type="float">
            <text:p>103225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CHABC</text:p>
          </table:table-cell>
          <table:table-cell office:value-type="string" calcext:value-type="string">
            <text:p>SARAH</text:p>
          </table:table-cell>
          <table:table-cell office:value-type="date" office:date-value="1979-09-08" calcext:value-type="date">
            <text:p>08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501" calcext:value-type="float">
            <text:p>12,5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98391" calcext:value-type="float">
            <text:p>11298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LABC</text:p>
          </table:table-cell>
          <table:table-cell office:value-type="string" calcext:value-type="string">
            <text:p>ANTOINE</text:p>
          </table:table-cell>
          <table:table-cell office:value-type="date" office:date-value="1971-01-25" calcext:value-type="date">
            <text:p>25/0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9944" calcext:value-type="float">
            <text:p>10409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DHUABC</text:p>
          </table:table-cell>
          <table:table-cell office:value-type="string" calcext:value-type="string">
            <text:p>LOVEPRIT</text:p>
          </table:table-cell>
          <table:table-cell office:value-type="date" office:date-value="1976-05-24" calcext:value-type="date">
            <text:p>24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2.76" calcext:value-type="float">
            <text:p>12,7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0007414" calcext:value-type="float">
            <text:p>100074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DEABC</text:p>
          </table:table-cell>
          <table:table-cell office:value-type="string" calcext:value-type="string">
            <text:p>ANGELIQUE</text:p>
          </table:table-cell>
          <table:table-cell office:value-type="date" office:date-value="1987-03-27" calcext:value-type="date">
            <text:p>27/03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814" calcext:value-type="float">
            <text:p>10,8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7632" calcext:value-type="float">
            <text:p>90876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COUABC</text:p>
          </table:table-cell>
          <table:table-cell office:value-type="string" calcext:value-type="string">
            <text:p>JULIEN</text:p>
          </table:table-cell>
          <table:table-cell office:value-type="date" office:date-value="1967-10-29" calcext:value-type="date">
            <text:p>29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MPI</text:p>
          </table:table-cell>
          <table:table-cell office:value-type="string" calcext:value-type="string">
            <text:p>Master2 Math Fondamentale</text:p>
          </table:table-cell>
          <table:table-cell office:value-type="float" office:value="16.21" calcext:value-type="float">
            <text:p>16,21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219211" calcext:value-type="float">
            <text:p>102192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NTABC</text:p>
          </table:table-cell>
          <table:table-cell office:value-type="string" calcext:value-type="string">
            <text:p>AURELIE</text:p>
          </table:table-cell>
          <table:table-cell office:value-type="date" office:date-value="1983-03-08" calcext:value-type="date">
            <text:p>08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06" calcext:value-type="float">
            <text:p>10,06</text:p>
          </table:table-cell>
          <table:table-cell office:value-type="string" calcext:value-type="string">
            <text:p>ADM</text:p>
          </table:table-cell>
          <table:table-cell office:value-type="float" office:value="17" calcext:value-type="float">
            <text:p>17</text:p>
          </table:table-cell>
          <table:table-cell table:number-columns-repeated="1012"/>
        </table:table-row>
        <table:table-row table:style-name="ro1">
          <table:table-cell office:value-type="float" office:value="9763463" calcext:value-type="float">
            <text:p>97634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PREABC</text:p>
          </table:table-cell>
          <table:table-cell office:value-type="string" calcext:value-type="string">
            <text:p>ABIGAYIL</text:p>
          </table:table-cell>
          <table:table-cell office:value-type="date" office:date-value="1983-08-28" calcext:value-type="date">
            <text:p>28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3635" calcext:value-type="float">
            <text:p>113136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BASTIEN</text:p>
          </table:table-cell>
          <table:table-cell office:value-type="date" office:date-value="1984-10-20" calcext:value-type="date">
            <text:p>20/10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APS</text:p>
          </table:table-cell>
          <table:table-cell office:value-type="string" calcext:value-type="string">
            <text:p>Master2 APSA</text:p>
          </table:table-cell>
          <table:table-cell office:value-type="float" office:value="16.5" calcext:value-type="float">
            <text:p>16,5</text:p>
          </table:table-cell>
          <table:table-cell office:value-type="string" calcext:value-type="string">
            <text:p>ADM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694546" calcext:value-type="float">
            <text:p>96945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-ABC</text:p>
          </table:table-cell>
          <table:table-cell office:value-type="string" calcext:value-type="string">
            <text:p>ZACHARIA</text:p>
          </table:table-cell>
          <table:table-cell office:value-type="date" office:date-value="1983-03-05" calcext:value-type="date">
            <text:p>05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office:value-type="float" office:value="32" calcext:value-type="float">
            <text:p>32</text:p>
          </table:table-cell>
          <table:table-cell table:number-columns-repeated="1012"/>
        </table:table-row>
        <table:table-row table:style-name="ro1">
          <table:table-cell office:value-type="float" office:value="10030787" calcext:value-type="float">
            <text:p>100307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J-ABC</text:p>
          </table:table-cell>
          <table:table-cell office:value-type="string" calcext:value-type="string">
            <text:p>ZACHARIA</text:p>
          </table:table-cell>
          <table:table-cell office:value-type="date" office:date-value="1973-05-16" calcext:value-type="date">
            <text:p>16/05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7521" calcext:value-type="float">
            <text:p>102175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BOABC</text:p>
          </table:table-cell>
          <table:table-cell office:value-type="string" calcext:value-type="string">
            <text:p>DEBORAH</text:p>
          </table:table-cell>
          <table:table-cell office:value-type="date" office:date-value="1969-10-14" calcext:value-type="date">
            <text:p>14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5532" calcext:value-type="float">
            <text:p>10995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SABC</text:p>
          </table:table-cell>
          <table:table-cell office:value-type="string" calcext:value-type="string">
            <text:p>MARION</text:p>
          </table:table-cell>
          <table:table-cell office:value-type="date" office:date-value="1983-11-08" calcext:value-type="date">
            <text:p>08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78" calcext:value-type="float">
            <text:p>14,7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25618" calcext:value-type="float">
            <text:p>9625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LIABC</text:p>
          </table:table-cell>
          <table:table-cell office:value-type="string" calcext:value-type="string">
            <text:p>PUTHYRITH</text:p>
          </table:table-cell>
          <table:table-cell office:value-type="date" office:date-value="1981-04-04" calcext:value-type="date">
            <text:p>04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7.01" calcext:value-type="float">
            <text:p>7,01</text:p>
          </table:table-cell>
          <table:table-cell office:value-type="string" calcext:value-type="string">
            <text:p>AJ</text:p>
          </table:table-cell>
          <table:table-cell office:value-type="float" office:value="137" calcext:value-type="float">
            <text:p>137</text:p>
          </table:table-cell>
          <table:table-cell table:number-columns-repeated="1012"/>
        </table:table-row>
        <table:table-row table:style-name="ro1">
          <table:table-cell office:value-type="float" office:value="10323687" calcext:value-type="float">
            <text:p>103236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LIABC</text:p>
          </table:table-cell>
          <table:table-cell office:value-type="string" calcext:value-type="string">
            <text:p>PUTHYRITH</text:p>
          </table:table-cell>
          <table:table-cell office:value-type="date" office:date-value="1973-12-05" calcext:value-type="date">
            <text:p>05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7.01" calcext:value-type="float">
            <text:p>7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49791" calcext:value-type="float">
            <text:p>109497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TOINE</text:p>
          </table:table-cell>
          <table:table-cell office:value-type="date" office:date-value="1976-01-11" calcext:value-type="date">
            <text:p>11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6.085" calcext:value-type="float">
            <text:p>6,0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36106" calcext:value-type="float">
            <text:p>10436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ANTOINE</text:p>
          </table:table-cell>
          <table:table-cell office:value-type="date" office:date-value="1980-05-10" calcext:value-type="date">
            <text:p>10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6.775" calcext:value-type="float">
            <text:p>6,7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2722" calcext:value-type="float">
            <text:p>96427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YAABC</text:p>
          </table:table-cell>
          <table:table-cell office:value-type="string" calcext:value-type="string">
            <text:p>WAHIBA</text:p>
          </table:table-cell>
          <table:table-cell office:value-type="date" office:date-value="1967-08-02" calcext:value-type="date">
            <text:p>02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.01" calcext:value-type="float">
            <text:p>13,01</text:p>
          </table:table-cell>
          <table:table-cell office:value-type="string" calcext:value-type="string">
            <text:p>ADM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9439362" calcext:value-type="float">
            <text:p>94393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GABC</text:p>
          </table:table-cell>
          <table:table-cell office:value-type="string" calcext:value-type="string">
            <text:p>MARC</text:p>
          </table:table-cell>
          <table:table-cell office:value-type="date" office:date-value="1965-09-24" calcext:value-type="date">
            <text:p>24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147785" calcext:value-type="float">
            <text:p>101477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UZABC</text:p>
          </table:table-cell>
          <table:table-cell office:value-type="string" calcext:value-type="string">
            <text:p>BERGINE</text:p>
          </table:table-cell>
          <table:table-cell office:value-type="date" office:date-value="1982-07-29" calcext:value-type="date">
            <text:p>29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9576351" calcext:value-type="float">
            <text:p>95763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MIABC</text:p>
          </table:table-cell>
          <table:table-cell office:value-type="string" calcext:value-type="string">
            <text:p>AURELIA</text:p>
          </table:table-cell>
          <table:table-cell office:value-type="date" office:date-value="1978-12-31" calcext:value-type="date">
            <text:p>31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7" calcext:value-type="float">
            <text:p>12,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87866" calcext:value-type="float">
            <text:p>9287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TABC</text:p>
          </table:table-cell>
          <table:table-cell office:value-type="string" calcext:value-type="string">
            <text:p>SEBASTIEN</text:p>
          </table:table-cell>
          <table:table-cell office:value-type="date" office:date-value="1976-03-29" calcext:value-type="date">
            <text:p>29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6.13" calcext:value-type="float">
            <text:p>6,13</text:p>
          </table:table-cell>
          <table:table-cell office:value-type="string" calcext:value-type="string">
            <text:p>AJ</text:p>
          </table:table-cell>
          <table:table-cell office:value-type="float" office:value="142" calcext:value-type="float">
            <text:p>142</text:p>
          </table:table-cell>
          <table:table-cell table:number-columns-repeated="1012"/>
        </table:table-row>
        <table:table-row table:style-name="ro1">
          <table:table-cell office:value-type="float" office:value="10575269" calcext:value-type="float">
            <text:p>10575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ITABC</text:p>
          </table:table-cell>
          <table:table-cell office:value-type="string" calcext:value-type="string">
            <text:p>SEBASTIEN</text:p>
          </table:table-cell>
          <table:table-cell office:value-type="date" office:date-value="1974-04-30" calcext:value-type="date">
            <text:p>30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6.13" calcext:value-type="float">
            <text:p>6,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6050" calcext:value-type="float">
            <text:p>10426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RAJAE</text:p>
          </table:table-cell>
          <table:table-cell office:value-type="date" office:date-value="1967-09-16" calcext:value-type="date">
            <text:p>16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492" calcext:value-type="float">
            <text:p>12,4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28990" calcext:value-type="float">
            <text:p>9728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DEABC</text:p>
          </table:table-cell>
          <table:table-cell office:value-type="string" calcext:value-type="string">
            <text:p>GAELLE</text:p>
          </table:table-cell>
          <table:table-cell office:value-type="date" office:date-value="1979-07-20" calcext:value-type="date">
            <text:p>20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813" calcext:value-type="float">
            <text:p>10,8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9962" calcext:value-type="float">
            <text:p>105499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HABC</text:p>
          </table:table-cell>
          <table:table-cell office:value-type="string" calcext:value-type="string">
            <text:p>LUC</text:p>
          </table:table-cell>
          <table:table-cell office:value-type="date" office:date-value="1982-02-07" calcext:value-type="date">
            <text:p>07/0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7.323" calcext:value-type="float">
            <text:p>7,3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75760" calcext:value-type="float">
            <text:p>101757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HABC</text:p>
          </table:table-cell>
          <table:table-cell office:value-type="string" calcext:value-type="string">
            <text:p>LUC</text:p>
          </table:table-cell>
          <table:table-cell office:value-type="date" office:date-value="1983-03-13" calcext:value-type="date">
            <text:p>13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167" calcext:value-type="float">
            <text:p>8,16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4972" calcext:value-type="float">
            <text:p>10844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ERNESTINE</text:p>
          </table:table-cell>
          <table:table-cell office:value-type="date" office:date-value="1981-10-26" calcext:value-type="date">
            <text:p>26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8.119" calcext:value-type="float">
            <text:p>8,1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1357" calcext:value-type="float">
            <text:p>98413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ERNESTINE</text:p>
          </table:table-cell>
          <table:table-cell office:value-type="date" office:date-value="1969-11-03" calcext:value-type="date">
            <text:p>03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9.653" calcext:value-type="float">
            <text:p>9,65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1322" calcext:value-type="float">
            <text:p>98213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PABC</text:p>
          </table:table-cell>
          <table:table-cell office:value-type="string" calcext:value-type="string">
            <text:p>DOMINIQUE</text:p>
          </table:table-cell>
          <table:table-cell office:value-type="date" office:date-value="1982-07-01" calcext:value-type="date">
            <text:p>01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9.7" calcext:value-type="float">
            <text:p>9,7</text:p>
          </table:table-cell>
          <table:table-cell office:value-type="string" calcext:value-type="string">
            <text:p>AJ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 office:value-type="float" office:value="11194492" calcext:value-type="float">
            <text:p>111944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SMABC</text:p>
          </table:table-cell>
          <table:table-cell office:value-type="string" calcext:value-type="string">
            <text:p>CLEMENCE</text:p>
          </table:table-cell>
          <table:table-cell office:value-type="date" office:date-value="1969-03-10" calcext:value-type="date">
            <text:p>10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94" calcext:value-type="float">
            <text:p>12,94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9587765" calcext:value-type="float">
            <text:p>95877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SEABC</text:p>
          </table:table-cell>
          <table:table-cell office:value-type="string" calcext:value-type="string">
            <text:p>LUCILE</text:p>
          </table:table-cell>
          <table:table-cell office:value-type="date" office:date-value="1981-10-29" calcext:value-type="date">
            <text:p>29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9.15" calcext:value-type="float">
            <text:p>9,1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6037" calcext:value-type="float">
            <text:p>10216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RABC</text:p>
          </table:table-cell>
          <table:table-cell office:value-type="string" calcext:value-type="string">
            <text:p>IRAM</text:p>
          </table:table-cell>
          <table:table-cell office:value-type="date" office:date-value="1972-07-30" calcext:value-type="date">
            <text:p>30/07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TI</text:p>
          </table:table-cell>
          <table:table-cell office:value-type="string" calcext:value-type="string">
            <text:p>Master2Pro MTI</text:p>
          </table:table-cell>
          <table:table-cell office:value-type="float" office:value="16.095" calcext:value-type="float">
            <text:p>16,0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6322" calcext:value-type="float">
            <text:p>114763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EABC</text:p>
          </table:table-cell>
          <table:table-cell office:value-type="string" calcext:value-type="string">
            <text:p>NAIMA</text:p>
          </table:table-cell>
          <table:table-cell office:value-type="date" office:date-value="1976-08-04" calcext:value-type="date">
            <text:p>04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</text:p>
          </table:table-cell>
          <table:table-cell office:value-type="string" calcext:value-type="string">
            <text:p>Master2Pro CEPP</text:p>
          </table:table-cell>
          <table:table-cell office:value-type="float" office:value="6.929" calcext:value-type="float">
            <text:p>6,9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62507" calcext:value-type="float">
            <text:p>97625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DOABC</text:p>
          </table:table-cell>
          <table:table-cell office:value-type="string" calcext:value-type="string">
            <text:p>BRICE</text:p>
          </table:table-cell>
          <table:table-cell office:value-type="date" office:date-value="1969-03-05" calcext:value-type="date">
            <text:p>05/03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1.04" calcext:value-type="float">
            <text:p>11,04</text:p>
          </table:table-cell>
          <table:table-cell office:value-type="string" calcext:value-type="string">
            <text:p>ADM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0755976" calcext:value-type="float">
            <text:p>107559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EIABC</text:p>
          </table:table-cell>
          <table:table-cell office:value-type="string" calcext:value-type="string">
            <text:p>JORGE</text:p>
          </table:table-cell>
          <table:table-cell office:value-type="date" office:date-value="1967-03-14" calcext:value-type="date">
            <text:p>14/03/1967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5" calcext:value-type="float">
            <text:p>14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0412" calcext:value-type="float">
            <text:p>105204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CAKABC</text:p>
          </table:table-cell>
          <table:table-cell office:value-type="string" calcext:value-type="string">
            <text:p>SELMA</text:p>
          </table:table-cell>
          <table:table-cell office:value-type="date" office:date-value="1967-11-25" calcext:value-type="date">
            <text:p>25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091" calcext:value-type="float">
            <text:p>10,0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0196" calcext:value-type="float">
            <text:p>10430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SABC</text:p>
          </table:table-cell>
          <table:table-cell office:value-type="string" calcext:value-type="string">
            <text:p>SABRINA</text:p>
          </table:table-cell>
          <table:table-cell office:value-type="date" office:date-value="1986-02-04" calcext:value-type="date">
            <text:p>04/0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3" calcext:value-type="float">
            <text:p>12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4391" calcext:value-type="float">
            <text:p>9534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DAABC</text:p>
          </table:table-cell>
          <table:table-cell office:value-type="string" calcext:value-type="string">
            <text:p>SOFIAN</text:p>
          </table:table-cell>
          <table:table-cell office:value-type="date" office:date-value="1981-07-30" calcext:value-type="date">
            <text:p>30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10.809" calcext:value-type="float">
            <text:p>10,8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4779" calcext:value-type="float">
            <text:p>110847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BOABC</text:p>
          </table:table-cell>
          <table:table-cell office:value-type="string" calcext:value-type="string">
            <text:p>MOHAMED</text:p>
          </table:table-cell>
          <table:table-cell office:value-type="date" office:date-value="1976-09-01" calcext:value-type="date">
            <text:p>01/09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5.69" calcext:value-type="float">
            <text:p>5,6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77774" calcext:value-type="float">
            <text:p>98777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MEABC</text:p>
          </table:table-cell>
          <table:table-cell office:value-type="string" calcext:value-type="string">
            <text:p>FRANCK</text:p>
          </table:table-cell>
          <table:table-cell office:value-type="date" office:date-value="1985-06-12" calcext:value-type="date">
            <text:p>12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06" calcext:value-type="float">
            <text:p>12,06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9567833" calcext:value-type="float">
            <text:p>95678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YIKABC</text:p>
          </table:table-cell>
          <table:table-cell office:value-type="string" calcext:value-type="string">
            <text:p>MEHTAP</text:p>
          </table:table-cell>
          <table:table-cell office:value-type="date" office:date-value="1972-03-21" calcext:value-type="date">
            <text:p>21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1.411" calcext:value-type="float">
            <text:p>11,4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2589" calcext:value-type="float">
            <text:p>106325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YAABC</text:p>
          </table:table-cell>
          <table:table-cell office:value-type="string" calcext:value-type="string">
            <text:p>NASSIMA</text:p>
          </table:table-cell>
          <table:table-cell office:value-type="date" office:date-value="1974-10-10" calcext:value-type="date">
            <text:p>10/10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L3GEO</text:p>
          </table:table-cell>
          <table:table-cell office:value-type="string" calcext:value-type="string">
            <text:p>Lic Hist-Geo an3 Geograph</text:p>
          </table:table-cell>
          <table:table-cell office:value-type="float" office:value="12.003" calcext:value-type="float">
            <text:p>12,0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58801" calcext:value-type="float">
            <text:p>105588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RAABC</text:p>
          </table:table-cell>
          <table:table-cell office:value-type="string" calcext:value-type="string">
            <text:p>LAETITIA</text:p>
          </table:table-cell>
          <table:table-cell office:value-type="date" office:date-value="1974-10-22" calcext:value-type="date">
            <text:p>22/10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L</text:p>
          </table:table-cell>
          <table:table-cell office:value-type="string" calcext:value-type="string">
            <text:p>Master1 Metiers ensg LM</text:p>
          </table:table-cell>
          <table:table-cell office:value-type="float" office:value="15.095" calcext:value-type="float">
            <text:p>15,0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9742" calcext:value-type="float">
            <text:p>114797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DJABC</text:p>
          </table:table-cell>
          <table:table-cell office:value-type="string" calcext:value-type="string">
            <text:p>SABRINA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MIA</text:p>
          </table:table-cell>
          <table:table-cell office:value-type="string" calcext:value-type="string">
            <text:p>Master2Pro LERCI-LEAMIA</text:p>
          </table:table-cell>
          <table:table-cell office:value-type="float" office:value="13.811" calcext:value-type="float">
            <text:p>13,8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96756" calcext:value-type="float">
            <text:p>95967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XAVIER</text:p>
          </table:table-cell>
          <table:table-cell office:value-type="date" office:date-value="1967-07-10" calcext:value-type="date">
            <text:p>10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5.04" calcext:value-type="float">
            <text:p>5,04</text:p>
          </table:table-cell>
          <table:table-cell office:value-type="string" calcext:value-type="string">
            <text:p>AJ</text:p>
          </table:table-cell>
          <table:table-cell office:value-type="float" office:value="27" calcext:value-type="float">
            <text:p>27</text:p>
          </table:table-cell>
          <table:table-cell table:number-columns-repeated="1012"/>
        </table:table-row>
        <table:table-row table:style-name="ro1">
          <table:table-cell office:value-type="float" office:value="10419606" calcext:value-type="float">
            <text:p>10419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LIABC</text:p>
          </table:table-cell>
          <table:table-cell office:value-type="string" calcext:value-type="string">
            <text:p>XAVIER</text:p>
          </table:table-cell>
          <table:table-cell office:value-type="date" office:date-value="1973-01-19" calcext:value-type="date">
            <text:p>19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5.04" calcext:value-type="float">
            <text:p>5,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09767" calcext:value-type="float">
            <text:p>107097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EABC</text:p>
          </table:table-cell>
          <table:table-cell office:value-type="string" calcext:value-type="string">
            <text:p>KADIA</text:p>
          </table:table-cell>
          <table:table-cell office:value-type="date" office:date-value="1979-07-27" calcext:value-type="date">
            <text:p>27/07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658" calcext:value-type="float">
            <text:p>10,6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88251" calcext:value-type="float">
            <text:p>9488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HAMABC</text:p>
          </table:table-cell>
          <table:table-cell office:value-type="string" calcext:value-type="string">
            <text:p>NAVILA</text:p>
          </table:table-cell>
          <table:table-cell office:value-type="date" office:date-value="1979-01-28" calcext:value-type="date">
            <text:p>28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1.776" calcext:value-type="float">
            <text:p>11,77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5606" calcext:value-type="float">
            <text:p>107556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YI-ABC</text:p>
          </table:table-cell>
          <table:table-cell office:value-type="string" calcext:value-type="string">
            <text:p>VIVIEN</text:p>
          </table:table-cell>
          <table:table-cell office:value-type="date" office:date-value="1981-09-15" calcext:value-type="date">
            <text:p>15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2482" calcext:value-type="float">
            <text:p>100124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CIABC</text:p>
          </table:table-cell>
          <table:table-cell office:value-type="string" calcext:value-type="string">
            <text:p>ALEXIS</text:p>
          </table:table-cell>
          <table:table-cell office:value-type="date" office:date-value="1975-05-12" calcext:value-type="date">
            <text:p>12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613" calcext:value-type="float">
            <text:p>11,6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6795" calcext:value-type="float">
            <text:p>105967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COABC</text:p>
          </table:table-cell>
          <table:table-cell office:value-type="string" calcext:value-type="string">
            <text:p>MARIE-JULIE</text:p>
          </table:table-cell>
          <table:table-cell office:value-type="date" office:date-value="1970-03-31" calcext:value-type="date">
            <text:p>31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9" calcext:value-type="float">
            <text:p>14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1387" calcext:value-type="float">
            <text:p>89713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LABC</text:p>
          </table:table-cell>
          <table:table-cell office:value-type="string" calcext:value-type="string">
            <text:p>SABINE</text:p>
          </table:table-cell>
          <table:table-cell office:value-type="date" office:date-value="1976-05-19" calcext:value-type="date">
            <text:p>19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7.196" calcext:value-type="float">
            <text:p>7,1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88229" calcext:value-type="float">
            <text:p>102882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ILABC</text:p>
          </table:table-cell>
          <table:table-cell office:value-type="string" calcext:value-type="string">
            <text:p>SABINE</text:p>
          </table:table-cell>
          <table:table-cell office:value-type="date" office:date-value="1966-07-11" calcext:value-type="date">
            <text:p>11/07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7.833" calcext:value-type="float">
            <text:p>7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49773" calcext:value-type="float">
            <text:p>99497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YABC</text:p>
          </table:table-cell>
          <table:table-cell office:value-type="string" calcext:value-type="string">
            <text:p>ABDOUL-MOHAMED</text:p>
          </table:table-cell>
          <table:table-cell office:value-type="date" office:date-value="1970-11-06" calcext:value-type="date">
            <text:p>06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2</text:p>
          </table:table-cell>
          <table:table-cell office:value-type="string" calcext:value-type="string">
            <text:p>Master2Pro BFA (AP)</text:p>
          </table:table-cell>
          <table:table-cell office:value-type="float" office:value="12.775" calcext:value-type="float">
            <text:p>12,7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1407" calcext:value-type="float">
            <text:p>104014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ZACABC</text:p>
          </table:table-cell>
          <table:table-cell office:value-type="string" calcext:value-type="string">
            <text:p>AUDREY</text:p>
          </table:table-cell>
          <table:table-cell office:value-type="date" office:date-value="1968-07-21" calcext:value-type="date">
            <text:p>21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741" calcext:value-type="float">
            <text:p>10,74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0526" calcext:value-type="float">
            <text:p>106605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ILHAME</text:p>
          </table:table-cell>
          <table:table-cell office:value-type="date" office:date-value="1985-11-22" calcext:value-type="date">
            <text:p>22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8.938" calcext:value-type="float">
            <text:p>8,93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4799" calcext:value-type="float">
            <text:p>106147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ILHAME</text:p>
          </table:table-cell>
          <table:table-cell office:value-type="date" office:date-value="1978-06-15" calcext:value-type="date">
            <text:p>15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07230" calcext:value-type="float">
            <text:p>99072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EAABC</text:p>
          </table:table-cell>
          <table:table-cell office:value-type="string" calcext:value-type="string">
            <text:p>AURELIE</text:p>
          </table:table-cell>
          <table:table-cell office:value-type="date" office:date-value="1979-01-20" calcext:value-type="date">
            <text:p>20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0.651" calcext:value-type="float">
            <text:p>10,6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03157" calcext:value-type="float">
            <text:p>9203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DEABC</text:p>
          </table:table-cell>
          <table:table-cell office:value-type="string" calcext:value-type="string">
            <text:p>SYLVIE</text:p>
          </table:table-cell>
          <table:table-cell office:value-type="date" office:date-value="1982-06-21" calcext:value-type="date">
            <text:p>21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021" calcext:value-type="float">
            <text:p>9,0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41907" calcext:value-type="float">
            <text:p>112419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DEABC</text:p>
          </table:table-cell>
          <table:table-cell office:value-type="string" calcext:value-type="string">
            <text:p>SYLVIE</text:p>
          </table:table-cell>
          <table:table-cell office:value-type="date" office:date-value="1978-12-03" calcext:value-type="date">
            <text:p>03/12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105" calcext:value-type="float">
            <text:p>9,1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33093" calcext:value-type="float">
            <text:p>102330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PABC</text:p>
          </table:table-cell>
          <table:table-cell office:value-type="string" calcext:value-type="string">
            <text:p>SUBAJINI</text:p>
          </table:table-cell>
          <table:table-cell office:value-type="date" office:date-value="1970-01-23" calcext:value-type="date">
            <text:p>23/01/1970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9.4" calcext:value-type="float">
            <text:p>9,4</text:p>
          </table:table-cell>
          <table:table-cell office:value-type="string" calcext:value-type="string">
            <text:p>AJ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895983" calcext:value-type="float">
            <text:p>98959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TPABC</text:p>
          </table:table-cell>
          <table:table-cell office:value-type="string" calcext:value-type="string">
            <text:p>SUBAJINI</text:p>
          </table:table-cell>
          <table:table-cell office:value-type="date" office:date-value="1985-03-13" calcext:value-type="date">
            <text:p>13/03/1985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G5GPR</text:p>
          </table:table-cell>
          <table:table-cell office:value-type="string" calcext:value-type="string">
            <text:p>Master2 PCI-GP</text:p>
          </table:table-cell>
          <table:table-cell office:value-type="float" office:value="9.6" calcext:value-type="float">
            <text:p>9,6</text:p>
          </table:table-cell>
          <table:table-cell office:value-type="string" calcext:value-type="string">
            <text:p>AJ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900573" calcext:value-type="float">
            <text:p>10900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HABC</text:p>
          </table:table-cell>
          <table:table-cell office:value-type="string" calcext:value-type="string">
            <text:p>ELODIE</text:p>
          </table:table-cell>
          <table:table-cell office:value-type="date" office:date-value="1967-11-30" calcext:value-type="date">
            <text:p>30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2.907" calcext:value-type="float">
            <text:p>12,9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32079" calcext:value-type="float">
            <text:p>90320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IABC</text:p>
          </table:table-cell>
          <table:table-cell office:value-type="string" calcext:value-type="string">
            <text:p>DEBORAH</text:p>
          </table:table-cell>
          <table:table-cell office:value-type="date" office:date-value="1969-08-28" calcext:value-type="date">
            <text:p>28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0142" calcext:value-type="float">
            <text:p>97301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ARABC</text:p>
          </table:table-cell>
          <table:table-cell office:value-type="string" calcext:value-type="string">
            <text:p>VANESSA</text:p>
          </table:table-cell>
          <table:table-cell office:value-type="date" office:date-value="1983-01-28" calcext:value-type="date">
            <text:p>28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52" calcext:value-type="float">
            <text:p>13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5216" calcext:value-type="float">
            <text:p>10415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EABC</text:p>
          </table:table-cell>
          <table:table-cell office:value-type="string" calcext:value-type="string">
            <text:p>ELSA</text:p>
          </table:table-cell>
          <table:table-cell office:value-type="date" office:date-value="1973-08-16" calcext:value-type="date">
            <text:p>16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6" calcext:value-type="float">
            <text:p>12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6085" calcext:value-type="float">
            <text:p>91660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RYABC</text:p>
          </table:table-cell>
          <table:table-cell office:value-type="string" calcext:value-type="string">
            <text:p>COLLINE</text:p>
          </table:table-cell>
          <table:table-cell office:value-type="date" office:date-value="1983-03-10" calcext:value-type="date">
            <text:p>10/03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" calcext:value-type="float">
            <text:p>13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80172" calcext:value-type="float">
            <text:p>99801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AVABC</text:p>
          </table:table-cell>
          <table:table-cell office:value-type="string" calcext:value-type="string">
            <text:p>CHARLOTTE</text:p>
          </table:table-cell>
          <table:table-cell office:value-type="date" office:date-value="1970-02-01" calcext:value-type="date">
            <text:p>01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2</text:p>
          </table:table-cell>
          <table:table-cell office:value-type="string" calcext:value-type="string">
            <text:p>Master1 Banq fin Ass (AP)</text:p>
          </table:table-cell>
          <table:table-cell office:value-type="float" office:value="13.118" calcext:value-type="float">
            <text:p>13,1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4729" calcext:value-type="float">
            <text:p>111247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FFAABC</text:p>
          </table:table-cell>
          <table:table-cell office:value-type="string" calcext:value-type="string">
            <text:p>NELLY</text:p>
          </table:table-cell>
          <table:table-cell office:value-type="date" office:date-value="1983-07-06" calcext:value-type="date">
            <text:p>06/07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3.264" calcext:value-type="float">
            <text:p>13,2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90473" calcext:value-type="float">
            <text:p>10890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BABC</text:p>
          </table:table-cell>
          <table:table-cell office:value-type="string" calcext:value-type="string">
            <text:p>AURORE</text:p>
          </table:table-cell>
          <table:table-cell office:value-type="date" office:date-value="1977-09-16" calcext:value-type="date">
            <text:p>16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86363" calcext:value-type="float">
            <text:p>9486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RABC</text:p>
          </table:table-cell>
          <table:table-cell office:value-type="string" calcext:value-type="string">
            <text:p>VANIA</text:p>
          </table:table-cell>
          <table:table-cell office:value-type="date" office:date-value="1984-01-10" calcext:value-type="date">
            <text:p>10/01/1984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PORTUG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0.717" calcext:value-type="float">
            <text:p>10,7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66920" calcext:value-type="float">
            <text:p>10266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NNABC</text:p>
          </table:table-cell>
          <table:table-cell office:value-type="string" calcext:value-type="string">
            <text:p>WALID</text:p>
          </table:table-cell>
          <table:table-cell office:value-type="date" office:date-value="1979-06-24" calcext:value-type="date">
            <text:p>24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GEO</text:p>
          </table:table-cell>
          <table:table-cell office:value-type="string" calcext:value-type="string">
            <text:p>Lic Hist-Geo an1 Geograp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96654" calcext:value-type="float">
            <text:p>10896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RAABC</text:p>
          </table:table-cell>
          <table:table-cell office:value-type="string" calcext:value-type="string">
            <text:p>GAELLE</text:p>
          </table:table-cell>
          <table:table-cell office:value-type="date" office:date-value="1970-11-21" calcext:value-type="date">
            <text:p>21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4560" calcext:value-type="float">
            <text:p>104145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HABC</text:p>
          </table:table-cell>
          <table:table-cell office:value-type="string" calcext:value-type="string">
            <text:p>FATIMA</text:p>
          </table:table-cell>
          <table:table-cell office:value-type="date" office:date-value="1979-12-21" calcext:value-type="date">
            <text:p>21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3.935" calcext:value-type="float">
            <text:p>3,93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4941" calcext:value-type="float">
            <text:p>102449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AHABC</text:p>
          </table:table-cell>
          <table:table-cell office:value-type="string" calcext:value-type="string">
            <text:p>FATIMA</text:p>
          </table:table-cell>
          <table:table-cell office:value-type="date" office:date-value="1966-06-20" calcext:value-type="date">
            <text:p>20/06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0.766" calcext:value-type="float">
            <text:p>10,76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73681" calcext:value-type="float">
            <text:p>94736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JENNIFER</text:p>
          </table:table-cell>
          <table:table-cell office:value-type="date" office:date-value="1984-04-01" calcext:value-type="date">
            <text:p>01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9885" calcext:value-type="float">
            <text:p>89798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LIABC</text:p>
          </table:table-cell>
          <table:table-cell office:value-type="string" calcext:value-type="string">
            <text:p>KEVIN</text:p>
          </table:table-cell>
          <table:table-cell office:value-type="date" office:date-value="1970-01-16" calcext:value-type="date">
            <text:p>16/0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641" calcext:value-type="float">
            <text:p>10,64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20332" calcext:value-type="float">
            <text:p>107203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LIABC</text:p>
          </table:table-cell>
          <table:table-cell office:value-type="string" calcext:value-type="string">
            <text:p>KEVIN</text:p>
          </table:table-cell>
          <table:table-cell office:value-type="date" office:date-value="1967-06-27" calcext:value-type="date">
            <text:p>27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7506" calcext:value-type="float">
            <text:p>108475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SABC</text:p>
          </table:table-cell>
          <table:table-cell office:value-type="string" calcext:value-type="string">
            <text:p>YOHAN</text:p>
          </table:table-cell>
          <table:table-cell office:value-type="date" office:date-value="1983-11-06" calcext:value-type="date">
            <text:p>06/1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5688" calcext:value-type="float">
            <text:p>102756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EDJABC</text:p>
          </table:table-cell>
          <table:table-cell office:value-type="string" calcext:value-type="string">
            <text:p>MARIE NOELLE</text:p>
          </table:table-cell>
          <table:table-cell office:value-type="date" office:date-value="1976-04-06" calcext:value-type="date">
            <text:p>06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EM</text:p>
          </table:table-cell>
          <table:table-cell office:value-type="string" calcext:value-type="string">
            <text:p>Master1 Culture et Media</text:p>
          </table:table-cell>
          <table:table-cell office:value-type="float" office:value="11.469" calcext:value-type="float">
            <text:p>11,4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6248" calcext:value-type="float">
            <text:p>95262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DAABC</text:p>
          </table:table-cell>
          <table:table-cell office:value-type="string" calcext:value-type="string">
            <text:p>KARIM</text:p>
          </table:table-cell>
          <table:table-cell office:value-type="date" office:date-value="1973-12-28" calcext:value-type="date">
            <text:p>28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G2</text:p>
          </table:table-cell>
          <table:table-cell office:value-type="string" calcext:value-type="string">
            <text:p>Master1 BFGR (AP)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06809" calcext:value-type="float">
            <text:p>104068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RAABC</text:p>
          </table:table-cell>
          <table:table-cell office:value-type="string" calcext:value-type="string">
            <text:p>NADIA</text:p>
          </table:table-cell>
          <table:table-cell office:value-type="date" office:date-value="1971-04-29" calcext:value-type="date">
            <text:p>29/04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T</text:p>
          </table:table-cell>
          <table:table-cell office:value-type="string" calcext:value-type="string">
            <text:p>INGENIEUR TELECOM an3</text:p>
          </table:table-cell>
          <table:table-cell office:value-type="float" office:value="13.98" calcext:value-type="float">
            <text:p>13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9017" calcext:value-type="float">
            <text:p>9549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ORABC</text:p>
          </table:table-cell>
          <table:table-cell office:value-type="string" calcext:value-type="string">
            <text:p>MOULY</text:p>
          </table:table-cell>
          <table:table-cell office:value-type="date" office:date-value="1985-06-09" calcext:value-type="date">
            <text:p>09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35" calcext:value-type="float">
            <text:p>10,2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92710" calcext:value-type="float">
            <text:p>107927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ABC</text:p>
          </table:table-cell>
          <table:table-cell office:value-type="string" calcext:value-type="string">
            <text:p>THIBAUT</text:p>
          </table:table-cell>
          <table:table-cell office:value-type="date" office:date-value="1967-04-03" calcext:value-type="date">
            <text:p>03/04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77880" calcext:value-type="float">
            <text:p>10477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ABC</text:p>
          </table:table-cell>
          <table:table-cell office:value-type="string" calcext:value-type="string">
            <text:p>SOKKHASSAK</text:p>
          </table:table-cell>
          <table:table-cell office:value-type="date" office:date-value="1972-09-06" calcext:value-type="date">
            <text:p>06/09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J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616866" calcext:value-type="float">
            <text:p>10616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KRABC</text:p>
          </table:table-cell>
          <table:table-cell office:value-type="string" calcext:value-type="string">
            <text:p>FARID</text:p>
          </table:table-cell>
          <table:table-cell office:value-type="date" office:date-value="1981-10-01" calcext:value-type="date">
            <text:p>01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0.814" calcext:value-type="float">
            <text:p>10,8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1908" calcext:value-type="float">
            <text:p>93319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I ABC</text:p>
          </table:table-cell>
          <table:table-cell office:value-type="string" calcext:value-type="string">
            <text:p>KOMEL</text:p>
          </table:table-cell>
          <table:table-cell office:value-type="date" office:date-value="1975-12-15" calcext:value-type="date">
            <text:p>15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2.72" calcext:value-type="float">
            <text:p>12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9403" calcext:value-type="float">
            <text:p>97094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YTABC</text:p>
          </table:table-cell>
          <table:table-cell office:value-type="string" calcext:value-type="string">
            <text:p>SONIA</text:p>
          </table:table-cell>
          <table:table-cell office:value-type="date" office:date-value="1975-09-23" calcext:value-type="date">
            <text:p>23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1GEB</text:p>
          </table:table-cell>
          <table:table-cell office:value-type="string" calcext:value-type="string">
            <text:p>DUT GEA an1 sem2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41423" calcext:value-type="float">
            <text:p>9641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IEABC</text:p>
          </table:table-cell>
          <table:table-cell office:value-type="string" calcext:value-type="string">
            <text:p>SANDY</text:p>
          </table:table-cell>
          <table:table-cell office:value-type="date" office:date-value="1981-10-26" calcext:value-type="date">
            <text:p>26/10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4</text:p>
          </table:table-cell>
          <table:table-cell office:value-type="string" calcext:value-type="string">
            <text:p>Lic AES an2 (ITSRS)</text:p>
          </table:table-cell>
          <table:table-cell office:value-type="float" office:value="12.389" calcext:value-type="float">
            <text:p>12,3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5367" calcext:value-type="float">
            <text:p>111253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VAABC</text:p>
          </table:table-cell>
          <table:table-cell office:value-type="string" calcext:value-type="string">
            <text:p>SALMON</text:p>
          </table:table-cell>
          <table:table-cell office:value-type="date" office:date-value="1975-05-10" calcext:value-type="date">
            <text:p>10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44318" calcext:value-type="float">
            <text:p>94443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OABC</text:p>
          </table:table-cell>
          <table:table-cell office:value-type="string" calcext:value-type="string">
            <text:p>MANON</text:p>
          </table:table-cell>
          <table:table-cell office:value-type="date" office:date-value="1966-02-16" calcext:value-type="date">
            <text:p>16/02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8180" calcext:value-type="float">
            <text:p>102481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PIABC</text:p>
          </table:table-cell>
          <table:table-cell office:value-type="string" calcext:value-type="string">
            <text:p>CAROLINE</text:p>
          </table:table-cell>
          <table:table-cell office:value-type="date" office:date-value="1981-09-30" calcext:value-type="date">
            <text:p>30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62858" calcext:value-type="float">
            <text:p>106628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GAABC</text:p>
          </table:table-cell>
          <table:table-cell office:value-type="string" calcext:value-type="string">
            <text:p>SARAH</text:p>
          </table:table-cell>
          <table:table-cell office:value-type="date" office:date-value="1985-04-28" calcext:value-type="date">
            <text:p>28/04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2.169" calcext:value-type="float">
            <text:p>12,1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0662" calcext:value-type="float">
            <text:p>9570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OABC</text:p>
          </table:table-cell>
          <table:table-cell office:value-type="string" calcext:value-type="string">
            <text:p>ASTA</text:p>
          </table:table-cell>
          <table:table-cell office:value-type="date" office:date-value="1974-12-28" calcext:value-type="date">
            <text:p>28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4515" calcext:value-type="float">
            <text:p>100845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ANABC</text:p>
          </table:table-cell>
          <table:table-cell office:value-type="string" calcext:value-type="string">
            <text:p>KATARINA</text:p>
          </table:table-cell>
          <table:table-cell office:value-type="date" office:date-value="1979-11-20" calcext:value-type="date">
            <text:p>20/1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11" calcext:value-type="float">
            <text:p>10,5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23889" calcext:value-type="float">
            <text:p>95238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NTABC</text:p>
          </table:table-cell>
          <table:table-cell office:value-type="string" calcext:value-type="string">
            <text:p>JESSICA</text:p>
          </table:table-cell>
          <table:table-cell office:value-type="date" office:date-value="1976-02-12" calcext:value-type="date">
            <text:p>12/02/197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077" calcext:value-type="float">
            <text:p>14,0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85149" calcext:value-type="float">
            <text:p>11285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UVABC</text:p>
          </table:table-cell>
          <table:table-cell office:value-type="string" calcext:value-type="string">
            <text:p>YVES</text:p>
          </table:table-cell>
          <table:table-cell office:value-type="date" office:date-value="1974-08-30" calcext:value-type="date">
            <text:p>30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62" calcext:value-type="float">
            <text:p>11,62</text:p>
          </table:table-cell>
          <table:table-cell office:value-type="string" calcext:value-type="string">
            <text:p>ADM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9904360" calcext:value-type="float">
            <text:p>99043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IVABC</text:p>
          </table:table-cell>
          <table:table-cell office:value-type="string" calcext:value-type="string">
            <text:p>SIMON</text:p>
          </table:table-cell>
          <table:table-cell office:value-type="date" office:date-value="1987-08-11" calcext:value-type="date">
            <text:p>11/08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5.697" calcext:value-type="float">
            <text:p>15,6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30836" calcext:value-type="float">
            <text:p>114308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SNABC</text:p>
          </table:table-cell>
          <table:table-cell office:value-type="string" calcext:value-type="string">
            <text:p>ABDELKRIM</text:p>
          </table:table-cell>
          <table:table-cell office:value-type="date" office:date-value="1978-08-28" calcext:value-type="date">
            <text:p>28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13.216" calcext:value-type="float">
            <text:p>13,2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05473" calcext:value-type="float">
            <text:p>93054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RAABC</text:p>
          </table:table-cell>
          <table:table-cell office:value-type="string" calcext:value-type="string">
            <text:p>LAVANIA</text:p>
          </table:table-cell>
          <table:table-cell office:value-type="date" office:date-value="1977-04-28" calcext:value-type="date">
            <text:p>28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</text:p>
          </table:table-cell>
          <table:table-cell office:value-type="string" calcext:value-type="string">
            <text:p>Master1 G.E.O. <text:s/>sp. CCA</text:p>
          </table:table-cell>
          <table:table-cell office:value-type="float" office:value="10.377" calcext:value-type="float">
            <text:p>10,3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8424" calcext:value-type="float">
            <text:p>97084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TIABC</text:p>
          </table:table-cell>
          <table:table-cell office:value-type="string" calcext:value-type="string">
            <text:p>ELODIE</text:p>
          </table:table-cell>
          <table:table-cell office:value-type="date" office:date-value="1976-12-31" calcext:value-type="date">
            <text:p>31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333" calcext:value-type="float">
            <text:p>11,3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2094" calcext:value-type="float">
            <text:p>105420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NDABC</text:p>
          </table:table-cell>
          <table:table-cell office:value-type="string" calcext:value-type="string">
            <text:p>MATHIEU</text:p>
          </table:table-cell>
          <table:table-cell office:value-type="date" office:date-value="1974-03-19" calcext:value-type="date">
            <text:p>19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3.806" calcext:value-type="float">
            <text:p>13,8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64234" calcext:value-type="float">
            <text:p>108642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TABC</text:p>
          </table:table-cell>
          <table:table-cell office:value-type="string" calcext:value-type="string">
            <text:p>AMANDINE</text:p>
          </table:table-cell>
          <table:table-cell office:value-type="date" office:date-value="1971-11-13" calcext:value-type="date">
            <text:p>13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3.7" calcext:value-type="float">
            <text:p>3,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51108" calcext:value-type="float">
            <text:p>11151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NOCABC</text:p>
          </table:table-cell>
          <table:table-cell office:value-type="string" calcext:value-type="string">
            <text:p>JEAN-MARC</text:p>
          </table:table-cell>
          <table:table-cell office:value-type="date" office:date-value="1972-11-09" calcext:value-type="date">
            <text:p>09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CCA2</text:p>
          </table:table-cell>
          <table:table-cell office:value-type="string" calcext:value-type="string">
            <text:p>Master2Pro CCA (AP)</text:p>
          </table:table-cell>
          <table:table-cell office:value-type="float" office:value="10.979" calcext:value-type="float">
            <text:p>10,9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4944" calcext:value-type="float">
            <text:p>113849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VEABC</text:p>
          </table:table-cell>
          <table:table-cell office:value-type="string" calcext:value-type="string">
            <text:p>SEBASTIEN</text:p>
          </table:table-cell>
          <table:table-cell office:value-type="date" office:date-value="1973-12-08" calcext:value-type="date">
            <text:p>08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849" calcext:value-type="float">
            <text:p>9,8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09854" calcext:value-type="float">
            <text:p>107098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VEABC</text:p>
          </table:table-cell>
          <table:table-cell office:value-type="string" calcext:value-type="string">
            <text:p>SEBASTIEN</text:p>
          </table:table-cell>
          <table:table-cell office:value-type="date" office:date-value="1967-09-08" calcext:value-type="date">
            <text:p>08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223" calcext:value-type="float">
            <text:p>10,2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5908" calcext:value-type="float">
            <text:p>98559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TCABC</text:p>
          </table:table-cell>
          <table:table-cell office:value-type="string" calcext:value-type="string">
            <text:p>KEVIN</text:p>
          </table:table-cell>
          <table:table-cell office:value-type="date" office:date-value="1980-01-05" calcext:value-type="date">
            <text:p>05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277" calcext:value-type="float">
            <text:p>12,27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8590" calcext:value-type="float">
            <text:p>9898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ANABC</text:p>
          </table:table-cell>
          <table:table-cell office:value-type="string" calcext:value-type="string">
            <text:p>NAJETTE</text:p>
          </table:table-cell>
          <table:table-cell office:value-type="date" office:date-value="1985-07-23" calcext:value-type="date">
            <text:p>23/07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093" calcext:value-type="float">
            <text:p>12,0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29189" calcext:value-type="float">
            <text:p>100291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FANABC</text:p>
          </table:table-cell>
          <table:table-cell office:value-type="string" calcext:value-type="string">
            <text:p>DIARRA</text:p>
          </table:table-cell>
          <table:table-cell office:value-type="date" office:date-value="1966-01-21" calcext:value-type="date">
            <text:p>2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PCI</text:p>
          </table:table-cell>
          <table:table-cell office:value-type="string" calcext:value-type="string">
            <text:p>Master1 Phys Chimie Ingen</text:p>
          </table:table-cell>
          <table:table-cell office:value-type="float" office:value="9.82" calcext:value-type="float">
            <text:p>9,82</text:p>
          </table:table-cell>
          <table:table-cell office:value-type="string" calcext:value-type="string">
            <text:p>AJ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0783323" calcext:value-type="float">
            <text:p>107833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 WABC</text:p>
          </table:table-cell>
          <table:table-cell office:value-type="string" calcext:value-type="string">
            <text:p>VANESSA</text:p>
          </table:table-cell>
          <table:table-cell office:value-type="date" office:date-value="1971-11-16" calcext:value-type="date">
            <text:p>16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DIM</text:p>
          </table:table-cell>
          <table:table-cell office:value-type="string" calcext:value-type="string">
            <text:p>Master1 CIIL - DIMI</text:p>
          </table:table-cell>
          <table:table-cell office:value-type="float" office:value="11.336" calcext:value-type="float">
            <text:p>11,3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0002" calcext:value-type="float">
            <text:p>10190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'HOUABC</text:p>
          </table:table-cell>
          <table:table-cell office:value-type="string" calcext:value-type="string">
            <text:p>GREGOIRE</text:p>
          </table:table-cell>
          <table:table-cell office:value-type="date" office:date-value="1970-09-27" calcext:value-type="date">
            <text:p>27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3COM</text:p>
          </table:table-cell>
          <table:table-cell office:value-type="string" calcext:value-type="string">
            <text:p>Lic Info-Com an3</text:p>
          </table:table-cell>
          <table:table-cell office:value-type="float" office:value="10.453" calcext:value-type="float">
            <text:p>10,4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3049" calcext:value-type="float">
            <text:p>10143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BC</text:p>
          </table:table-cell>
          <table:table-cell office:value-type="string" calcext:value-type="string">
            <text:p>ANAIS</text:p>
          </table:table-cell>
          <table:table-cell office:value-type="date" office:date-value="1986-04-26" calcext:value-type="date">
            <text:p>26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2GP</text:p>
          </table:table-cell>
          <table:table-cell office:value-type="string" calcext:value-type="string">
            <text:p>DUT GEA op. PMO an2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4639" calcext:value-type="float">
            <text:p>9424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CABC</text:p>
          </table:table-cell>
          <table:table-cell office:value-type="string" calcext:value-type="string">
            <text:p>SIHEM</text:p>
          </table:table-cell>
          <table:table-cell office:value-type="date" office:date-value="1972-02-05" calcext:value-type="date">
            <text:p>05/0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731" calcext:value-type="float">
            <text:p>9,73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90149" calcext:value-type="float">
            <text:p>9890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CABC</text:p>
          </table:table-cell>
          <table:table-cell office:value-type="string" calcext:value-type="string">
            <text:p>SIHEM</text:p>
          </table:table-cell>
          <table:table-cell office:value-type="date" office:date-value="1987-05-17" calcext:value-type="date">
            <text:p>17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825" calcext:value-type="float">
            <text:p>9,825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111192" calcext:value-type="float">
            <text:p>91111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HABC</text:p>
          </table:table-cell>
          <table:table-cell office:value-type="string" calcext:value-type="string">
            <text:p>CORALIE</text:p>
          </table:table-cell>
          <table:table-cell office:value-type="date" office:date-value="1976-10-01" calcext:value-type="date">
            <text:p>01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844" calcext:value-type="float">
            <text:p>8,84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05862" calcext:value-type="float">
            <text:p>92058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CHABC</text:p>
          </table:table-cell>
          <table:table-cell office:value-type="string" calcext:value-type="string">
            <text:p>CORALIE</text:p>
          </table:table-cell>
          <table:table-cell office:value-type="date" office:date-value="1978-08-11" calcext:value-type="date">
            <text:p>11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07" calcext:value-type="float">
            <text:p>8,9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74924" calcext:value-type="float">
            <text:p>107749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SABC</text:p>
          </table:table-cell>
          <table:table-cell office:value-type="string" calcext:value-type="string">
            <text:p>ROMAIN</text:p>
          </table:table-cell>
          <table:table-cell office:value-type="date" office:date-value="1970-07-02" calcext:value-type="date">
            <text:p>02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3.012" calcext:value-type="float">
            <text:p>13,0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3525" calcext:value-type="float">
            <text:p>11163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JAABC</text:p>
          </table:table-cell>
          <table:table-cell office:value-type="string" calcext:value-type="string">
            <text:p>ROGINI</text:p>
          </table:table-cell>
          <table:table-cell office:value-type="date" office:date-value="1986-03-10" calcext:value-type="date">
            <text:p>10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8" calcext:value-type="float">
            <text:p>12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1456" calcext:value-type="float">
            <text:p>112714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EBABC</text:p>
          </table:table-cell>
          <table:table-cell office:value-type="string" calcext:value-type="string">
            <text:p>AMEL</text:p>
          </table:table-cell>
          <table:table-cell office:value-type="date" office:date-value="1980-02-19" calcext:value-type="date">
            <text:p>19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9.823" calcext:value-type="float">
            <text:p>9,8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97752" calcext:value-type="float">
            <text:p>97977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EBABC</text:p>
          </table:table-cell>
          <table:table-cell office:value-type="string" calcext:value-type="string">
            <text:p>AMEL</text:p>
          </table:table-cell>
          <table:table-cell office:value-type="date" office:date-value="1977-08-12" calcext:value-type="date">
            <text:p>12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0.302" calcext:value-type="float">
            <text:p>10,3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0557" calcext:value-type="float">
            <text:p>93105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BEABC</text:p>
          </table:table-cell>
          <table:table-cell office:value-type="string" calcext:value-type="string">
            <text:p>DRISSYA</text:p>
          </table:table-cell>
          <table:table-cell office:value-type="date" office:date-value="1985-05-17" calcext:value-type="date">
            <text:p>17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4.154" calcext:value-type="float">
            <text:p>14,1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9256" calcext:value-type="float">
            <text:p>106492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DABC</text:p>
          </table:table-cell>
          <table:table-cell office:value-type="string" calcext:value-type="string">
            <text:p>AHLAM</text:p>
          </table:table-cell>
          <table:table-cell office:value-type="date" office:date-value="1979-04-30" calcext:value-type="date">
            <text:p>30/04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E</text:p>
          </table:table-cell>
          <table:table-cell office:value-type="string" calcext:value-type="string">
            <text:p>Master1 Metiers ensg Esp</text:p>
          </table:table-cell>
          <table:table-cell office:value-type="float" office:value="12.029" calcext:value-type="float">
            <text:p>12,0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12131" calcext:value-type="float">
            <text:p>109121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ALABC</text:p>
          </table:table-cell>
          <table:table-cell office:value-type="string" calcext:value-type="string">
            <text:p>CELINE</text:p>
          </table:table-cell>
          <table:table-cell office:value-type="date" office:date-value="1982-04-18" calcext:value-type="date">
            <text:p>18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434" calcext:value-type="float">
            <text:p>14,4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07227" calcext:value-type="float">
            <text:p>11007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LLAABC</text:p>
          </table:table-cell>
          <table:table-cell office:value-type="string" calcext:value-type="string">
            <text:p>OUMAR</text:p>
          </table:table-cell>
          <table:table-cell office:value-type="date" office:date-value="1968-01-31" calcext:value-type="date">
            <text:p>31/0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LAE</text:p>
          </table:table-cell>
          <table:table-cell office:value-type="string" calcext:value-type="string">
            <text:p>Lic LEA Angl-Espagnol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46102" calcext:value-type="float">
            <text:p>10246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FUABC</text:p>
          </table:table-cell>
          <table:table-cell office:value-type="string" calcext:value-type="string">
            <text:p>ALEXANDRE</text:p>
          </table:table-cell>
          <table:table-cell office:value-type="date" office:date-value="1971-05-06" calcext:value-type="date">
            <text:p>06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219" calcext:value-type="float">
            <text:p>9,219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9723516" calcext:value-type="float">
            <text:p>97235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RGUABC</text:p>
          </table:table-cell>
          <table:table-cell office:value-type="string" calcext:value-type="string">
            <text:p>FREDERICK</text:p>
          </table:table-cell>
          <table:table-cell office:value-type="date" office:date-value="1968-05-14" calcext:value-type="date">
            <text:p>14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92252" calcext:value-type="float">
            <text:p>114922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IRABC</text:p>
          </table:table-cell>
          <table:table-cell office:value-type="string" calcext:value-type="string">
            <text:p>OZEN</text:p>
          </table:table-cell>
          <table:table-cell office:value-type="date" office:date-value="1976-11-30" calcext:value-type="date">
            <text:p>30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99" calcext:value-type="float">
            <text:p>11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26995" calcext:value-type="float">
            <text:p>104269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ABC</text:p>
          </table:table-cell>
          <table:table-cell office:value-type="string" calcext:value-type="string">
            <text:p>THEVAPRIYA</text:p>
          </table:table-cell>
          <table:table-cell office:value-type="date" office:date-value="1974-12-10" calcext:value-type="date">
            <text:p>10/12/1974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15318" calcext:value-type="float">
            <text:p>112153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AOABC</text:p>
          </table:table-cell>
          <table:table-cell office:value-type="string" calcext:value-type="string">
            <text:p>AMINE</text:p>
          </table:table-cell>
          <table:table-cell office:value-type="date" office:date-value="1987-04-30" calcext:value-type="date">
            <text:p>30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87" calcext:value-type="float">
            <text:p>8,87</text:p>
          </table:table-cell>
          <table:table-cell office:value-type="string" calcext:value-type="string">
            <text:p>AJ</text:p>
          </table:table-cell>
          <table:table-cell office:value-type="float" office:value="115" calcext:value-type="float">
            <text:p>115</text:p>
          </table:table-cell>
          <table:table-cell table:number-columns-repeated="1012"/>
        </table:table-row>
        <table:table-row table:style-name="ro1">
          <table:table-cell office:value-type="float" office:value="9598426" calcext:value-type="float">
            <text:p>9598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FAOABC</text:p>
          </table:table-cell>
          <table:table-cell office:value-type="string" calcext:value-type="string">
            <text:p>AMINE</text:p>
          </table:table-cell>
          <table:table-cell office:value-type="date" office:date-value="1986-03-13" calcext:value-type="date">
            <text:p>13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TA</text:p>
          </table:table-cell>
          <table:table-cell office:value-type="string" calcext:value-type="string">
            <text:p>Lic STAPS an2</text:p>
          </table:table-cell>
          <table:table-cell office:value-type="float" office:value="8.87" calcext:value-type="float">
            <text:p>8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95331" calcext:value-type="float">
            <text:p>104953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RTABC</text:p>
          </table:table-cell>
          <table:table-cell office:value-type="string" calcext:value-type="string">
            <text:p>DALILA</text:p>
          </table:table-cell>
          <table:table-cell office:value-type="date" office:date-value="1982-01-25" calcext:value-type="date">
            <text:p>25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3.903" calcext:value-type="float">
            <text:p>13,9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03184" calcext:value-type="float">
            <text:p>111031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SAFIE</text:p>
          </table:table-cell>
          <table:table-cell office:value-type="date" office:date-value="1985-01-20" calcext:value-type="date">
            <text:p>20/0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38" calcext:value-type="float">
            <text:p>13,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46842" calcext:value-type="float">
            <text:p>10146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 HABC</text:p>
          </table:table-cell>
          <table:table-cell office:value-type="string" calcext:value-type="string">
            <text:p>LESLYE</text:p>
          </table:table-cell>
          <table:table-cell office:value-type="date" office:date-value="1985-11-11" calcext:value-type="date">
            <text:p>11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3.348" calcext:value-type="float">
            <text:p>13,3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92772" calcext:value-type="float">
            <text:p>103927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HIABC</text:p>
          </table:table-cell>
          <table:table-cell office:value-type="string" calcext:value-type="string">
            <text:p>SARAH</text:p>
          </table:table-cell>
          <table:table-cell office:value-type="date" office:date-value="1982-08-16" calcext:value-type="date">
            <text:p>16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.039" calcext:value-type="float">
            <text:p>1,0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8716" calcext:value-type="float">
            <text:p>98287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HIABC</text:p>
          </table:table-cell>
          <table:table-cell office:value-type="string" calcext:value-type="string">
            <text:p>SARAH</text:p>
          </table:table-cell>
          <table:table-cell office:value-type="date" office:date-value="1977-06-30" calcext:value-type="date">
            <text:p>30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3.872" calcext:value-type="float">
            <text:p>3,872</text:p>
          </table:table-cell>
          <table:table-cell office:value-type="string" calcext:value-type="string">
            <text:p>AJ</text:p>
          </table:table-cell>
          <table:table-cell office:value-type="float" office:value="40" calcext:value-type="float">
            <text:p>40</text:p>
          </table:table-cell>
          <table:table-cell table:number-columns-repeated="1012"/>
        </table:table-row>
        <table:table-row table:style-name="ro1">
          <table:table-cell office:value-type="float" office:value="10217582" calcext:value-type="float">
            <text:p>102175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JULIE</text:p>
          </table:table-cell>
          <table:table-cell office:value-type="date" office:date-value="1969-04-15" calcext:value-type="date">
            <text:p>15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75" calcext:value-type="float">
            <text:p>12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5080" calcext:value-type="float">
            <text:p>11485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UIABC</text:p>
          </table:table-cell>
          <table:table-cell office:value-type="string" calcext:value-type="string">
            <text:p>PERETZ</text:p>
          </table:table-cell>
          <table:table-cell office:value-type="date" office:date-value="1973-08-03" calcext:value-type="date">
            <text:p>03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6.57" calcext:value-type="float">
            <text:p>6,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43696" calcext:value-type="float">
            <text:p>10043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ALEXANDRA</text:p>
          </table:table-cell>
          <table:table-cell office:value-type="date" office:date-value="1971-05-30" calcext:value-type="date">
            <text:p>30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7.824" calcext:value-type="float">
            <text:p>7,8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74241" calcext:value-type="float">
            <text:p>105742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ALEXANDRA</text:p>
          </table:table-cell>
          <table:table-cell office:value-type="date" office:date-value="1978-04-11" calcext:value-type="date">
            <text:p>11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85" calcext:value-type="float">
            <text:p>8,585</text:p>
          </table:table-cell>
          <table:table-cell office:value-type="string" calcext:value-type="string">
            <text:p>AJ</text:p>
          </table:table-cell>
          <table:table-cell office:value-type="float" office:value="19" calcext:value-type="float">
            <text:p>19</text:p>
          </table:table-cell>
          <table:table-cell table:number-columns-repeated="1012"/>
        </table:table-row>
        <table:table-row table:style-name="ro1">
          <table:table-cell office:value-type="float" office:value="11014458" calcext:value-type="float">
            <text:p>11014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AWABC</text:p>
          </table:table-cell>
          <table:table-cell office:value-type="string" calcext:value-type="string">
            <text:p>SEBASTIEN</text:p>
          </table:table-cell>
          <table:table-cell office:value-type="date" office:date-value="1974-09-26" calcext:value-type="date">
            <text:p>26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11.935" calcext:value-type="float">
            <text:p>11,9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9612" calcext:value-type="float">
            <text:p>109796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 LAABC</text:p>
          </table:table-cell>
          <table:table-cell office:value-type="string" calcext:value-type="string">
            <text:p>MARION</text:p>
          </table:table-cell>
          <table:table-cell office:value-type="date" office:date-value="1982-08-20" calcext:value-type="date">
            <text:p>20/08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DE</text:p>
          </table:table-cell>
          <table:table-cell office:value-type="string" calcext:value-type="string">
            <text:p>Master2 ICO - Comm Entrep</text:p>
          </table:table-cell>
          <table:table-cell office:value-type="float" office:value="12.117" calcext:value-type="float">
            <text:p>12,1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63974" calcext:value-type="float">
            <text:p>9163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FRABC</text:p>
          </table:table-cell>
          <table:table-cell office:value-type="string" calcext:value-type="string">
            <text:p>KAMRAN</text:p>
          </table:table-cell>
          <table:table-cell office:value-type="date" office:date-value="1981-01-22" calcext:value-type="date">
            <text:p>22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CE</text:p>
          </table:table-cell>
          <table:table-cell office:value-type="string" calcext:value-type="string">
            <text:p>Master2Pro Banq coop eur</text:p>
          </table:table-cell>
          <table:table-cell office:value-type="float" office:value="12.832" calcext:value-type="float">
            <text:p>12,8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2147" calcext:value-type="float">
            <text:p>89421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AMABC</text:p>
          </table:table-cell>
          <table:table-cell office:value-type="string" calcext:value-type="string">
            <text:p>LEILA</text:p>
          </table:table-cell>
          <table:table-cell office:value-type="date" office:date-value="1966-05-15" calcext:value-type="date">
            <text:p>15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7.311" calcext:value-type="float">
            <text:p>7,3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31469" calcext:value-type="float">
            <text:p>89314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BIABC</text:p>
          </table:table-cell>
          <table:table-cell office:value-type="string" calcext:value-type="string">
            <text:p>LAURIE</text:p>
          </table:table-cell>
          <table:table-cell office:value-type="date" office:date-value="1984-02-10" calcext:value-type="date">
            <text:p>10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4.122" calcext:value-type="float">
            <text:p>14,12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48493" calcext:value-type="float">
            <text:p>97484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ALABC</text:p>
          </table:table-cell>
          <table:table-cell office:value-type="string" calcext:value-type="string">
            <text:p>ALEXANDRE</text:p>
          </table:table-cell>
          <table:table-cell office:value-type="date" office:date-value="1981-09-21" calcext:value-type="date">
            <text:p>21/09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625" calcext:value-type="float">
            <text:p>8,62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91079" calcext:value-type="float">
            <text:p>90910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ALABC</text:p>
          </table:table-cell>
          <table:table-cell office:value-type="string" calcext:value-type="string">
            <text:p>ALEXANDRE</text:p>
          </table:table-cell>
          <table:table-cell office:value-type="date" office:date-value="1982-11-20" calcext:value-type="date">
            <text:p>20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323" calcext:value-type="float">
            <text:p>9,323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211840" calcext:value-type="float">
            <text:p>92118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OABC</text:p>
          </table:table-cell>
          <table:table-cell office:value-type="string" calcext:value-type="string">
            <text:p>HECTOR</text:p>
          </table:table-cell>
          <table:table-cell office:value-type="date" office:date-value="1987-05-22" calcext:value-type="date">
            <text:p>22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9.92" calcext:value-type="float">
            <text:p>9,92</text:p>
          </table:table-cell>
          <table:table-cell office:value-type="string" calcext:value-type="string">
            <text:p>AJ</text:p>
          </table:table-cell>
          <table:table-cell office:value-type="float" office:value="28" calcext:value-type="float">
            <text:p>28</text:p>
          </table:table-cell>
          <table:table-cell table:number-columns-repeated="1012"/>
        </table:table-row>
        <table:table-row table:style-name="ro1">
          <table:table-cell office:value-type="float" office:value="10595684" calcext:value-type="float">
            <text:p>105956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CHOABC</text:p>
          </table:table-cell>
          <table:table-cell office:value-type="string" calcext:value-type="string">
            <text:p>HECTOR</text:p>
          </table:table-cell>
          <table:table-cell office:value-type="date" office:date-value="1984-01-20" calcext:value-type="date">
            <text:p>20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21061" calcext:value-type="float">
            <text:p>9821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KHABC</text:p>
          </table:table-cell>
          <table:table-cell office:value-type="string" calcext:value-type="string">
            <text:p>NADIA</text:p>
          </table:table-cell>
          <table:table-cell office:value-type="date" office:date-value="1978-04-19" calcext:value-type="date">
            <text:p>19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7.87" calcext:value-type="float">
            <text:p>7,8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73461" calcext:value-type="float">
            <text:p>96734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KHABC</text:p>
          </table:table-cell>
          <table:table-cell office:value-type="string" calcext:value-type="string">
            <text:p>NADIA</text:p>
          </table:table-cell>
          <table:table-cell office:value-type="date" office:date-value="1981-07-11" calcext:value-type="date">
            <text:p>11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536" calcext:value-type="float">
            <text:p>9,5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41472" calcext:value-type="float">
            <text:p>89414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UDABC</text:p>
          </table:table-cell>
          <table:table-cell office:value-type="string" calcext:value-type="string">
            <text:p>EMELINE</text:p>
          </table:table-cell>
          <table:table-cell office:value-type="date" office:date-value="1980-04-08" calcext:value-type="date">
            <text:p>08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3.554" calcext:value-type="float">
            <text:p>13,5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4020" calcext:value-type="float">
            <text:p>9874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TABC</text:p>
          </table:table-cell>
          <table:table-cell office:value-type="string" calcext:value-type="string">
            <text:p>LISE</text:p>
          </table:table-cell>
          <table:table-cell office:value-type="date" office:date-value="1975-03-06" calcext:value-type="date">
            <text:p>06/03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PSY</text:p>
          </table:table-cell>
          <table:table-cell office:value-type="string" calcext:value-type="string">
            <text:p>Lic Psychologie an1</text:p>
          </table:table-cell>
          <table:table-cell office:value-type="float" office:value="14.127" calcext:value-type="float">
            <text:p>14,127</text:p>
          </table:table-cell>
          <table:table-cell office:value-type="string" calcext:value-type="string">
            <text:p>ADM</text:p>
          </table:table-cell>
          <table:table-cell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office:value-type="float" office:value="10359214" calcext:value-type="float">
            <text:p>10359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ABC</text:p>
          </table:table-cell>
          <table:table-cell office:value-type="string" calcext:value-type="string">
            <text:p>WEJAHET</text:p>
          </table:table-cell>
          <table:table-cell office:value-type="date" office:date-value="1967-12-13" calcext:value-type="date">
            <text:p>13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4.432" calcext:value-type="float">
            <text:p>4,43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92860" calcext:value-type="float">
            <text:p>104928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SAABC</text:p>
          </table:table-cell>
          <table:table-cell office:value-type="string" calcext:value-type="string">
            <text:p>WEJAHET</text:p>
          </table:table-cell>
          <table:table-cell office:value-type="date" office:date-value="1970-08-11" calcext:value-type="date">
            <text:p>11/08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6.717" calcext:value-type="float">
            <text:p>6,7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35909" calcext:value-type="float">
            <text:p>90359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AABC</text:p>
          </table:table-cell>
          <table:table-cell office:value-type="string" calcext:value-type="string">
            <text:p>NICOLAS</text:p>
          </table:table-cell>
          <table:table-cell office:value-type="date" office:date-value="1965-12-26" calcext:value-type="date">
            <text:p>26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48" calcext:value-type="float">
            <text:p>9,4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2558" calcext:value-type="float">
            <text:p>98325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SCAABC</text:p>
          </table:table-cell>
          <table:table-cell office:value-type="string" calcext:value-type="string">
            <text:p>NICOLAS</text:p>
          </table:table-cell>
          <table:table-cell office:value-type="date" office:date-value="1986-10-02" calcext:value-type="date">
            <text:p>02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61" calcext:value-type="float">
            <text:p>9,7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07340" calcext:value-type="float">
            <text:p>110073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RHABC</text:p>
          </table:table-cell>
          <table:table-cell office:value-type="string" calcext:value-type="string">
            <text:p>MOHAMED</text:p>
          </table:table-cell>
          <table:table-cell office:value-type="date" office:date-value="1981-01-03" calcext:value-type="date">
            <text:p>03/01/1981</text:p>
          </table:table-cell>
          <table:table-cell office:value-type="string" calcext:value-type="string">
            <text:p>397</text:p>
          </table:table-cell>
          <table:table-cell office:value-type="string" calcext:value-type="string">
            <text:p>COMORIEN(N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2.759" calcext:value-type="float">
            <text:p>12,7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03990" calcext:value-type="float">
            <text:p>102039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 BOABC</text:p>
          </table:table-cell>
          <table:table-cell office:value-type="string" calcext:value-type="string">
            <text:p>FADILA</text:p>
          </table:table-cell>
          <table:table-cell office:value-type="date" office:date-value="1975-12-17" calcext:value-type="date">
            <text:p>17/12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4.709" calcext:value-type="float">
            <text:p>4,7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50158" calcext:value-type="float">
            <text:p>95501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KAABC</text:p>
          </table:table-cell>
          <table:table-cell office:value-type="string" calcext:value-type="string">
            <text:p>ALI</text:p>
          </table:table-cell>
          <table:table-cell office:value-type="date" office:date-value="1969-11-23" calcext:value-type="date">
            <text:p>23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AES</text:p>
          </table:table-cell>
          <table:table-cell office:value-type="string" calcext:value-type="string">
            <text:p>Lic AES an1</text:p>
          </table:table-cell>
          <table:table-cell office:value-type="float" office:value="11.028" calcext:value-type="float">
            <text:p>11,02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4865" calcext:value-type="float">
            <text:p>95648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AUDE</text:p>
          </table:table-cell>
          <table:table-cell office:value-type="date" office:date-value="1982-12-09" calcext:value-type="date">
            <text:p>09/12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037" calcext:value-type="float">
            <text:p>9,03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6216" calcext:value-type="float">
            <text:p>109762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AUDE</text:p>
          </table:table-cell>
          <table:table-cell office:value-type="date" office:date-value="1985-08-18" calcext:value-type="date">
            <text:p>18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318" calcext:value-type="float">
            <text:p>10,3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13140" calcext:value-type="float">
            <text:p>111131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CHABC</text:p>
          </table:table-cell>
          <table:table-cell office:value-type="string" calcext:value-type="string">
            <text:p>ELISA</text:p>
          </table:table-cell>
          <table:table-cell office:value-type="date" office:date-value="1970-11-19" calcext:value-type="date">
            <text:p>19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RH</text:p>
          </table:table-cell>
          <table:table-cell office:value-type="string" calcext:value-type="string">
            <text:p>LIC PRO GRH op AP PS</text:p>
          </table:table-cell>
          <table:table-cell office:value-type="float" office:value="13.3" calcext:value-type="float">
            <text:p>13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2259" calcext:value-type="float">
            <text:p>103222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KAABC</text:p>
          </table:table-cell>
          <table:table-cell office:value-type="string" calcext:value-type="string">
            <text:p>AMIRA</text:p>
          </table:table-cell>
          <table:table-cell office:value-type="date" office:date-value="1981-01-18" calcext:value-type="date">
            <text:p>18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1.736" calcext:value-type="float">
            <text:p>11,7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67689" calcext:value-type="float">
            <text:p>99676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OUABC</text:p>
          </table:table-cell>
          <table:table-cell office:value-type="string" calcext:value-type="string">
            <text:p>KAOUTHAR</text:p>
          </table:table-cell>
          <table:table-cell office:value-type="date" office:date-value="1970-09-15" calcext:value-type="date">
            <text:p>15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DD</text:p>
          </table:table-cell>
          <table:table-cell office:value-type="string" calcext:value-type="string">
            <text:p>Master2 HTC-TDDDE</text:p>
          </table:table-cell>
          <table:table-cell office:value-type="float" office:value="14.25" calcext:value-type="float">
            <text:p>14,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6868" calcext:value-type="float">
            <text:p>91568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 FOABC</text:p>
          </table:table-cell>
          <table:table-cell office:value-type="string" calcext:value-type="string">
            <text:p>MAGALI</text:p>
          </table:table-cell>
          <table:table-cell office:value-type="date" office:date-value="1981-03-09" calcext:value-type="date">
            <text:p>09/03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2.804" calcext:value-type="float">
            <text:p>12,8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2026" calcext:value-type="float">
            <text:p>10842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GUABC</text:p>
          </table:table-cell>
          <table:table-cell office:value-type="string" calcext:value-type="string">
            <text:p>BENJAMIN</text:p>
          </table:table-cell>
          <table:table-cell office:value-type="date" office:date-value="1969-01-10" calcext:value-type="date">
            <text:p>10/0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21" calcext:value-type="float">
            <text:p>10,5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19724" calcext:value-type="float">
            <text:p>93197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EGABC</text:p>
          </table:table-cell>
          <table:table-cell office:value-type="string" calcext:value-type="string">
            <text:p>AUGUSTIN</text:p>
          </table:table-cell>
          <table:table-cell office:value-type="date" office:date-value="1980-10-24" calcext:value-type="date">
            <text:p>24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5.913" calcext:value-type="float">
            <text:p>5,9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50821" calcext:value-type="float">
            <text:p>9350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EGABC</text:p>
          </table:table-cell>
          <table:table-cell office:value-type="string" calcext:value-type="string">
            <text:p>AUGUSTIN</text:p>
          </table:table-cell>
          <table:table-cell office:value-type="date" office:date-value="1982-10-07" calcext:value-type="date">
            <text:p>07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5.936" calcext:value-type="float">
            <text:p>5,9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72075" calcext:value-type="float">
            <text:p>10072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BIABC</text:p>
          </table:table-cell>
          <table:table-cell office:value-type="string" calcext:value-type="string">
            <text:p>OUAFA</text:p>
          </table:table-cell>
          <table:table-cell office:value-type="date" office:date-value="1969-02-25" calcext:value-type="date">
            <text:p>25/02/1969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D4DDA</text:p>
          </table:table-cell>
          <table:table-cell office:value-type="string" calcext:value-type="string">
            <text:p>Master1 Dt des Affaires</text:p>
          </table:table-cell>
          <table:table-cell office:value-type="float" office:value="10.136" calcext:value-type="float">
            <text:p>10,1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44563" calcext:value-type="float">
            <text:p>103445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HAJAR</text:p>
          </table:table-cell>
          <table:table-cell office:value-type="date" office:date-value="1984-11-06" calcext:value-type="date">
            <text:p>06/1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806" calcext:value-type="float">
            <text:p>12,8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2133" calcext:value-type="float">
            <text:p>105421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ABC</text:p>
          </table:table-cell>
          <table:table-cell office:value-type="string" calcext:value-type="string">
            <text:p>AMALLE</text:p>
          </table:table-cell>
          <table:table-cell office:value-type="date" office:date-value="1967-07-02" calcext:value-type="date">
            <text:p>02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7.719" calcext:value-type="float">
            <text:p>7,7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31509" calcext:value-type="float">
            <text:p>90315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ABC</text:p>
          </table:table-cell>
          <table:table-cell office:value-type="string" calcext:value-type="string">
            <text:p>AMALLE</text:p>
          </table:table-cell>
          <table:table-cell office:value-type="date" office:date-value="1978-09-08" calcext:value-type="date">
            <text:p>08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15" calcext:value-type="float">
            <text:p>10,6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44946" calcext:value-type="float">
            <text:p>10844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QUABC</text:p>
          </table:table-cell>
          <table:table-cell office:value-type="string" calcext:value-type="string">
            <text:p>EMELINE</text:p>
          </table:table-cell>
          <table:table-cell office:value-type="date" office:date-value="1969-05-11" calcext:value-type="date">
            <text:p>11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32" calcext:value-type="float">
            <text:p>10,32</text:p>
          </table:table-cell>
          <table:table-cell office:value-type="string" calcext:value-type="string">
            <text:p>ADM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11128157" calcext:value-type="float">
            <text:p>11128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LOABC</text:p>
          </table:table-cell>
          <table:table-cell office:value-type="string" calcext:value-type="string">
            <text:p>ANTHONY</text:p>
          </table:table-cell>
          <table:table-cell office:value-type="date" office:date-value="1973-10-25" calcext:value-type="date">
            <text:p>25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09316" calcext:value-type="float">
            <text:p>109093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IVABC</text:p>
          </table:table-cell>
          <table:table-cell office:value-type="string" calcext:value-type="string">
            <text:p>ALISSON</text:p>
          </table:table-cell>
          <table:table-cell office:value-type="date" office:date-value="1965-12-17" calcext:value-type="date">
            <text:p>17/12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19" calcext:value-type="float">
            <text:p>10,19</text:p>
          </table:table-cell>
          <table:table-cell office:value-type="string" calcext:value-type="string">
            <text:p>ADM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10581454" calcext:value-type="float">
            <text:p>105814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ANAR</text:p>
          </table:table-cell>
          <table:table-cell office:value-type="date" office:date-value="1977-06-30" calcext:value-type="date">
            <text:p>30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8.021" calcext:value-type="float">
            <text:p>8,0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04623" calcext:value-type="float">
            <text:p>9204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ALABC</text:p>
          </table:table-cell>
          <table:table-cell office:value-type="string" calcext:value-type="string">
            <text:p>HAMLAOUI</text:p>
          </table:table-cell>
          <table:table-cell office:value-type="date" office:date-value="1986-07-31" calcext:value-type="date">
            <text:p>31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2.55" calcext:value-type="float">
            <text:p>12,55</text:p>
          </table:table-cell>
          <table:table-cell office:value-type="string" calcext:value-type="string">
            <text:p>ADM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9769593" calcext:value-type="float">
            <text:p>97695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LABC</text:p>
          </table:table-cell>
          <table:table-cell office:value-type="string" calcext:value-type="string">
            <text:p>SONIA</text:p>
          </table:table-cell>
          <table:table-cell office:value-type="date" office:date-value="1972-04-06" calcext:value-type="date">
            <text:p>06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2.181" calcext:value-type="float">
            <text:p>12,1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47880" calcext:value-type="float">
            <text:p>91478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JEROME</text:p>
          </table:table-cell>
          <table:table-cell office:value-type="date" office:date-value="1977-01-27" calcext:value-type="date">
            <text:p>27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7.886" calcext:value-type="float">
            <text:p>7,88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7098" calcext:value-type="float">
            <text:p>98070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GEABC</text:p>
          </table:table-cell>
          <table:table-cell office:value-type="string" calcext:value-type="string">
            <text:p>JEROME</text:p>
          </table:table-cell>
          <table:table-cell office:value-type="date" office:date-value="1978-07-26" calcext:value-type="date">
            <text:p>26/07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3.519" calcext:value-type="float">
            <text:p>13,5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19102" calcext:value-type="float">
            <text:p>9919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KHABC</text:p>
          </table:table-cell>
          <table:table-cell office:value-type="string" calcext:value-type="string">
            <text:p>WALYD</text:p>
          </table:table-cell>
          <table:table-cell office:value-type="date" office:date-value="1971-06-08" calcext:value-type="date">
            <text:p>08/06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034" calcext:value-type="float">
            <text:p>10,0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09083" calcext:value-type="float">
            <text:p>9309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KHABC</text:p>
          </table:table-cell>
          <table:table-cell office:value-type="string" calcext:value-type="string">
            <text:p>WALYD</text:p>
          </table:table-cell>
          <table:table-cell office:value-type="date" office:date-value="1979-03-24" calcext:value-type="date">
            <text:p>24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HGE</text:p>
          </table:table-cell>
          <table:table-cell office:value-type="string" calcext:value-type="string">
            <text:p>Lic Hist-Geo an3 Hist-Geo</text:p>
          </table:table-cell>
          <table:table-cell office:value-type="float" office:value="10.184" calcext:value-type="float">
            <text:p>10,1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0064" calcext:value-type="float">
            <text:p>102200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NHABC</text:p>
          </table:table-cell>
          <table:table-cell office:value-type="string" calcext:value-type="string">
            <text:p>ANH-DUNG</text:p>
          </table:table-cell>
          <table:table-cell office:value-type="date" office:date-value="1981-07-14" calcext:value-type="date">
            <text:p>14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3.6" calcext:value-type="float">
            <text:p>13,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float" office:value="10544242" calcext:value-type="float">
            <text:p>105442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INABC</text:p>
          </table:table-cell>
          <table:table-cell office:value-type="string" calcext:value-type="string">
            <text:p>BENOIT</text:p>
          </table:table-cell>
          <table:table-cell office:value-type="date" office:date-value="1987-05-28" calcext:value-type="date">
            <text:p>28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3.654" calcext:value-type="float">
            <text:p>13,6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8001" calcext:value-type="float">
            <text:p>9668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ICABC</text:p>
          </table:table-cell>
          <table:table-cell office:value-type="string" calcext:value-type="string">
            <text:p>MARIE</text:p>
          </table:table-cell>
          <table:table-cell office:value-type="date" office:date-value="1977-07-28" calcext:value-type="date">
            <text:p>28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8.729" calcext:value-type="float">
            <text:p>8,7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14026" calcext:value-type="float">
            <text:p>112140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HUABC</text:p>
          </table:table-cell>
          <table:table-cell office:value-type="string" calcext:value-type="string">
            <text:p>RUBESH</text:p>
          </table:table-cell>
          <table:table-cell office:value-type="date" office:date-value="1987-05-21" calcext:value-type="date">
            <text:p>21/05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362" calcext:value-type="float">
            <text:p>10,3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5538" calcext:value-type="float">
            <text:p>10325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ASABC</text:p>
          </table:table-cell>
          <table:table-cell office:value-type="string" calcext:value-type="string">
            <text:p>ROBEN</text:p>
          </table:table-cell>
          <table:table-cell office:value-type="date" office:date-value="1974-03-08" calcext:value-type="date">
            <text:p>08/03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AE</text:p>
          </table:table-cell>
          <table:table-cell office:value-type="string" calcext:value-type="string">
            <text:p>Lic LEA Angl-Espagnol an1</text:p>
          </table:table-cell>
          <table:table-cell office:value-type="float" office:value="10.229" calcext:value-type="float">
            <text:p>10,22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00992" calcext:value-type="float">
            <text:p>106009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ASABC</text:p>
          </table:table-cell>
          <table:table-cell office:value-type="string" calcext:value-type="string">
            <text:p>ROBEN</text:p>
          </table:table-cell>
          <table:table-cell office:value-type="date" office:date-value="1968-02-08" calcext:value-type="date">
            <text:p>08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AE</text:p>
          </table:table-cell>
          <table:table-cell office:value-type="string" calcext:value-type="string">
            <text:p>Lic LEA Angl-Espagnol an1</text:p>
          </table:table-cell>
          <table:table-cell office:value-type="float" office:value="12.648" calcext:value-type="float">
            <text:p>12,6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0447" calcext:value-type="float">
            <text:p>114704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YAHABC</text:p>
          </table:table-cell>
          <table:table-cell office:value-type="string" calcext:value-type="string">
            <text:p>MOURAD</text:p>
          </table:table-cell>
          <table:table-cell office:value-type="date" office:date-value="1969-10-27" calcext:value-type="date">
            <text:p>27/10/1969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1EGE</text:p>
          </table:table-cell>
          <table:table-cell office:value-type="string" calcext:value-type="string">
            <text:p>Lic Eco-Gestion an1</text:p>
          </table:table-cell>
          <table:table-cell office:value-type="float" office:value="1.434" calcext:value-type="float">
            <text:p>1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26947" calcext:value-type="float">
            <text:p>92269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AABC</text:p>
          </table:table-cell>
          <table:table-cell office:value-type="string" calcext:value-type="string">
            <text:p>SARAH</text:p>
          </table:table-cell>
          <table:table-cell office:value-type="date" office:date-value="1968-11-26" calcext:value-type="date">
            <text:p>26/11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73846" calcext:value-type="float">
            <text:p>110738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LASABC</text:p>
          </table:table-cell>
          <table:table-cell office:value-type="string" calcext:value-type="string">
            <text:p>LAETITIA</text:p>
          </table:table-cell>
          <table:table-cell office:value-type="date" office:date-value="1978-03-21" calcext:value-type="date">
            <text:p>21/03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PI</text:p>
          </table:table-cell>
          <table:table-cell office:value-type="string" calcext:value-type="string">
            <text:p>Master1 Droit Public Int.</text:p>
          </table:table-cell>
          <table:table-cell office:value-type="float" office:value="12.538" calcext:value-type="float">
            <text:p>12,53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6762" calcext:value-type="float">
            <text:p>98567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NEABC</text:p>
          </table:table-cell>
          <table:table-cell office:value-type="string" calcext:value-type="string">
            <text:p>FRANCIS</text:p>
          </table:table-cell>
          <table:table-cell office:value-type="date" office:date-value="1971-06-14" calcext:value-type="date">
            <text:p>14/06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57188" calcext:value-type="float">
            <text:p>110571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BC</text:p>
          </table:table-cell>
          <table:table-cell office:value-type="string" calcext:value-type="string">
            <text:p>SAFAA</text:p>
          </table:table-cell>
          <table:table-cell office:value-type="date" office:date-value="1979-12-24" calcext:value-type="date">
            <text:p>24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084" calcext:value-type="float">
            <text:p>9,0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6786" calcext:value-type="float">
            <text:p>98367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BC</text:p>
          </table:table-cell>
          <table:table-cell office:value-type="string" calcext:value-type="string">
            <text:p>SAFAA</text:p>
          </table:table-cell>
          <table:table-cell office:value-type="date" office:date-value="1972-12-11" calcext:value-type="date">
            <text:p>11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771" calcext:value-type="float">
            <text:p>10,7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99619" calcext:value-type="float">
            <text:p>9299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NADIA</text:p>
          </table:table-cell>
          <table:table-cell office:value-type="date" office:date-value="1983-07-27" calcext:value-type="date">
            <text:p>27/07/198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99" calcext:value-type="float">
            <text:p>10,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0835" calcext:value-type="float">
            <text:p>98808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VILABC</text:p>
          </table:table-cell>
          <table:table-cell office:value-type="string" calcext:value-type="string">
            <text:p>LARA</text:p>
          </table:table-cell>
          <table:table-cell office:value-type="date" office:date-value="1980-04-01" calcext:value-type="date">
            <text:p>01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364141" calcext:value-type="float">
            <text:p>103641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CUNABC</text:p>
          </table:table-cell>
          <table:table-cell office:value-type="string" calcext:value-type="string">
            <text:p>STEVEN</text:p>
          </table:table-cell>
          <table:table-cell office:value-type="date" office:date-value="1972-11-06" calcext:value-type="date">
            <text:p>06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44072" calcext:value-type="float">
            <text:p>93440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CUNABC</text:p>
          </table:table-cell>
          <table:table-cell office:value-type="string" calcext:value-type="string">
            <text:p>STEVEN</text:p>
          </table:table-cell>
          <table:table-cell office:value-type="date" office:date-value="1970-07-27" calcext:value-type="date">
            <text:p>27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6.91" calcext:value-type="float">
            <text:p>6,9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07520" calcext:value-type="float">
            <text:p>9007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ELABC</text:p>
          </table:table-cell>
          <table:table-cell office:value-type="string" calcext:value-type="string">
            <text:p>SEVERINE</text:p>
          </table:table-cell>
          <table:table-cell office:value-type="date" office:date-value="1970-09-03" calcext:value-type="date">
            <text:p>03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23" calcext:value-type="float">
            <text:p>9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98353" calcext:value-type="float">
            <text:p>103983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ELABC</text:p>
          </table:table-cell>
          <table:table-cell office:value-type="string" calcext:value-type="string">
            <text:p>SEVERINE</text:p>
          </table:table-cell>
          <table:table-cell office:value-type="date" office:date-value="1983-01-17" calcext:value-type="date">
            <text:p>17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44638" calcext:value-type="float">
            <text:p>92446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MBABC</text:p>
          </table:table-cell>
          <table:table-cell office:value-type="string" calcext:value-type="string">
            <text:p>CYNTHIA</text:p>
          </table:table-cell>
          <table:table-cell office:value-type="date" office:date-value="1982-06-27" calcext:value-type="date">
            <text:p>27/06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25664" calcext:value-type="float">
            <text:p>99256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DEABC</text:p>
          </table:table-cell>
          <table:table-cell office:value-type="string" calcext:value-type="string">
            <text:p>CHRISTEL</text:p>
          </table:table-cell>
          <table:table-cell office:value-type="date" office:date-value="1977-07-23" calcext:value-type="date">
            <text:p>23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4" calcext:value-type="float">
            <text:p>14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2297" calcext:value-type="float">
            <text:p>114722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NSABC</text:p>
          </table:table-cell>
          <table:table-cell office:value-type="string" calcext:value-type="string">
            <text:p>MAKHLOUF</text:p>
          </table:table-cell>
          <table:table-cell office:value-type="date" office:date-value="1980-10-16" calcext:value-type="date">
            <text:p>16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</text:p>
          </table:table-cell>
          <table:table-cell office:value-type="string" calcext:value-type="string">
            <text:p>Master2Pro EFI-BFGR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75370" calcext:value-type="float">
            <text:p>113753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RABC</text:p>
          </table:table-cell>
          <table:table-cell office:value-type="string" calcext:value-type="string">
            <text:p>SARAH</text:p>
          </table:table-cell>
          <table:table-cell office:value-type="date" office:date-value="1970-02-03" calcext:value-type="date">
            <text:p>03/02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9.854" calcext:value-type="float">
            <text:p>9,8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36609" calcext:value-type="float">
            <text:p>96366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ERRABC</text:p>
          </table:table-cell>
          <table:table-cell office:value-type="string" calcext:value-type="string">
            <text:p>SARAH</text:p>
          </table:table-cell>
          <table:table-cell office:value-type="date" office:date-value="1974-07-11" calcext:value-type="date">
            <text:p>11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RSE</text:p>
          </table:table-cell>
          <table:table-cell office:value-type="string" calcext:value-type="string">
            <text:p>Master1 Pro Dt Social RSE</text:p>
          </table:table-cell>
          <table:table-cell office:value-type="float" office:value="10.417" calcext:value-type="float">
            <text:p>10,4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00093" calcext:value-type="float">
            <text:p>111000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DABC</text:p>
          </table:table-cell>
          <table:table-cell office:value-type="string" calcext:value-type="string">
            <text:p>RAMZI</text:p>
          </table:table-cell>
          <table:table-cell office:value-type="date" office:date-value="1985-04-19" calcext:value-type="date">
            <text:p>19/04/1985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56674" calcext:value-type="float">
            <text:p>90566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REABC</text:p>
          </table:table-cell>
          <table:table-cell office:value-type="string" calcext:value-type="string">
            <text:p>MYRIAM</text:p>
          </table:table-cell>
          <table:table-cell office:value-type="date" office:date-value="1966-05-26" calcext:value-type="date">
            <text:p>26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5.052" calcext:value-type="float">
            <text:p>15,0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3180" calcext:value-type="float">
            <text:p>114531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MOABC</text:p>
          </table:table-cell>
          <table:table-cell office:value-type="string" calcext:value-type="string">
            <text:p>SABRINA</text:p>
          </table:table-cell>
          <table:table-cell office:value-type="date" office:date-value="1986-11-10" calcext:value-type="date">
            <text:p>10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219" calcext:value-type="float">
            <text:p>10,2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88692" calcext:value-type="float">
            <text:p>11088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SSABC</text:p>
          </table:table-cell>
          <table:table-cell office:value-type="string" calcext:value-type="string">
            <text:p>VIRGINIE</text:p>
          </table:table-cell>
          <table:table-cell office:value-type="date" office:date-value="1979-12-05" calcext:value-type="date">
            <text:p>05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51" calcext:value-type="float">
            <text:p>13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191" calcext:value-type="float">
            <text:p>106441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IABC</text:p>
          </table:table-cell>
          <table:table-cell office:value-type="string" calcext:value-type="string">
            <text:p>PAULINE</text:p>
          </table:table-cell>
          <table:table-cell office:value-type="date" office:date-value="1965-09-19" calcext:value-type="date">
            <text:p>19/09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24" calcext:value-type="float">
            <text:p>11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60859" calcext:value-type="float">
            <text:p>93608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DEABC</text:p>
          </table:table-cell>
          <table:table-cell office:value-type="string" calcext:value-type="string">
            <text:p>SEBASTIEN</text:p>
          </table:table-cell>
          <table:table-cell office:value-type="date" office:date-value="1969-05-09" calcext:value-type="date">
            <text:p>09/05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DEI</text:p>
          </table:table-cell>
          <table:table-cell office:value-type="string" calcext:value-type="string">
            <text:p>Master1 Dt Europ Interna</text:p>
          </table:table-cell>
          <table:table-cell office:value-type="float" office:value="10.375" calcext:value-type="float">
            <text:p>10,3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49692" calcext:value-type="float">
            <text:p>100496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OMABC</text:p>
          </table:table-cell>
          <table:table-cell office:value-type="string" calcext:value-type="string">
            <text:p>KEMBERLY</text:p>
          </table:table-cell>
          <table:table-cell office:value-type="date" office:date-value="1986-08-01" calcext:value-type="date">
            <text:p>01/08/1986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HAITIEN(N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0.172" calcext:value-type="float">
            <text:p>10,1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8530" calcext:value-type="float">
            <text:p>91585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BIABC</text:p>
          </table:table-cell>
          <table:table-cell office:value-type="string" calcext:value-type="string">
            <text:p>SABRINA</text:p>
          </table:table-cell>
          <table:table-cell office:value-type="date" office:date-value="1974-09-07" calcext:value-type="date">
            <text:p>07/09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9627" calcext:value-type="float">
            <text:p>8959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DIABC</text:p>
          </table:table-cell>
          <table:table-cell office:value-type="string" calcext:value-type="string">
            <text:p>PHILIPPE</text:p>
          </table:table-cell>
          <table:table-cell office:value-type="date" office:date-value="1984-04-10" calcext:value-type="date">
            <text:p>10/04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ETS</text:p>
          </table:table-cell>
          <table:table-cell office:value-type="string" calcext:value-type="string">
            <text:p>Master2Pro Etudes Strat</text:p>
          </table:table-cell>
          <table:table-cell office:value-type="float" office:value="13.173" calcext:value-type="float">
            <text:p>13,1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18283" calcext:value-type="float">
            <text:p>103182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UABC</text:p>
          </table:table-cell>
          <table:table-cell office:value-type="string" calcext:value-type="string">
            <text:p>CELINE</text:p>
          </table:table-cell>
          <table:table-cell office:value-type="date" office:date-value="1977-12-25" calcext:value-type="date">
            <text:p>25/1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8.72" calcext:value-type="float">
            <text:p>8,7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95784" calcext:value-type="float">
            <text:p>98957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UABC</text:p>
          </table:table-cell>
          <table:table-cell office:value-type="string" calcext:value-type="string">
            <text:p>CELINE</text:p>
          </table:table-cell>
          <table:table-cell office:value-type="date" office:date-value="1985-03-13" calcext:value-type="date">
            <text:p>13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79" calcext:value-type="float">
            <text:p>11,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53627" calcext:value-type="float">
            <text:p>99536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ETABC</text:p>
          </table:table-cell>
          <table:table-cell office:value-type="string" calcext:value-type="string">
            <text:p>JULIEN</text:p>
          </table:table-cell>
          <table:table-cell office:value-type="date" office:date-value="1986-04-15" calcext:value-type="date">
            <text:p>15/04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3.786" calcext:value-type="float">
            <text:p>13,7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64209" calcext:value-type="float">
            <text:p>113642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RABC</text:p>
          </table:table-cell>
          <table:table-cell office:value-type="string" calcext:value-type="string">
            <text:p>AURELIA</text:p>
          </table:table-cell>
          <table:table-cell office:value-type="date" office:date-value="1972-12-25" calcext:value-type="date">
            <text:p>25/1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034" calcext:value-type="float">
            <text:p>14,0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2538" calcext:value-type="float">
            <text:p>93525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GABC</text:p>
          </table:table-cell>
          <table:table-cell office:value-type="string" calcext:value-type="string">
            <text:p>AMANDINE</text:p>
          </table:table-cell>
          <table:table-cell office:value-type="date" office:date-value="1987-06-02" calcext:value-type="date">
            <text:p>02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9" calcext:value-type="float">
            <text:p>13,2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27302" calcext:value-type="float">
            <text:p>107273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INEABC</text:p>
          </table:table-cell>
          <table:table-cell office:value-type="string" calcext:value-type="string">
            <text:p>VIVIEN</text:p>
          </table:table-cell>
          <table:table-cell office:value-type="date" office:date-value="1979-03-11" calcext:value-type="date">
            <text:p>11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0808731" calcext:value-type="float">
            <text:p>108087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MBAABC</text:p>
          </table:table-cell>
          <table:table-cell office:value-type="string" calcext:value-type="string">
            <text:p>MAYANGALELE</text:p>
          </table:table-cell>
          <table:table-cell office:value-type="date" office:date-value="1974-06-29" calcext:value-type="date">
            <text:p>29/06/1974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136" calcext:value-type="float">
            <text:p>9,1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47628" calcext:value-type="float">
            <text:p>9647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AOABC</text:p>
          </table:table-cell>
          <table:table-cell office:value-type="string" calcext:value-type="string">
            <text:p>LAMYA</text:p>
          </table:table-cell>
          <table:table-cell office:value-type="date" office:date-value="1973-03-14" calcext:value-type="date">
            <text:p>14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11.232" calcext:value-type="float">
            <text:p>11,2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3100" calcext:value-type="float">
            <text:p>10813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ELABC</text:p>
          </table:table-cell>
          <table:table-cell office:value-type="string" calcext:value-type="string">
            <text:p>STEPHANIE</text:p>
          </table:table-cell>
          <table:table-cell office:value-type="date" office:date-value="1971-03-03" calcext:value-type="date">
            <text:p>03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1317" calcext:value-type="float">
            <text:p>90213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SOABC</text:p>
          </table:table-cell>
          <table:table-cell office:value-type="string" calcext:value-type="string">
            <text:p>GUY</text:p>
          </table:table-cell>
          <table:table-cell office:value-type="date" office:date-value="1973-11-19" calcext:value-type="date">
            <text:p>19/1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GEO</text:p>
          </table:table-cell>
          <table:table-cell office:value-type="string" calcext:value-type="string">
            <text:p>Lic Hist-Geo an2 Geograph</text:p>
          </table:table-cell>
          <table:table-cell office:value-type="float" office:value="9.547" calcext:value-type="float">
            <text:p>9,547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9806520" calcext:value-type="float">
            <text:p>98065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NASRINE</text:p>
          </table:table-cell>
          <table:table-cell office:value-type="date" office:date-value="1977-08-09" calcext:value-type="date">
            <text:p>09/08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1.292" calcext:value-type="float">
            <text:p>11,2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2858" calcext:value-type="float">
            <text:p>90728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AIABC</text:p>
          </table:table-cell>
          <table:table-cell office:value-type="string" calcext:value-type="string">
            <text:p>SEBASTIEN</text:p>
          </table:table-cell>
          <table:table-cell office:value-type="date" office:date-value="1976-02-27" calcext:value-type="date">
            <text:p>27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63" calcext:value-type="float">
            <text:p>13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18538" calcext:value-type="float">
            <text:p>113185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EPABC</text:p>
          </table:table-cell>
          <table:table-cell office:value-type="string" calcext:value-type="string">
            <text:p>JEAN</text:p>
          </table:table-cell>
          <table:table-cell office:value-type="date" office:date-value="1975-09-18" calcext:value-type="date">
            <text:p>18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10.28" calcext:value-type="float">
            <text:p>10,28</text:p>
          </table:table-cell>
          <table:table-cell office:value-type="string" calcext:value-type="string">
            <text:p>ADM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10202051" calcext:value-type="float">
            <text:p>10202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OTABC</text:p>
          </table:table-cell>
          <table:table-cell office:value-type="string" calcext:value-type="string">
            <text:p>MARIE</text:p>
          </table:table-cell>
          <table:table-cell office:value-type="date" office:date-value="1967-07-14" calcext:value-type="date">
            <text:p>14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63" calcext:value-type="float">
            <text:p>13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1215" calcext:value-type="float">
            <text:p>99012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ABC</text:p>
          </table:table-cell>
          <table:table-cell office:value-type="string" calcext:value-type="string">
            <text:p>ALDJIA</text:p>
          </table:table-cell>
          <table:table-cell office:value-type="date" office:date-value="1987-04-02" calcext:value-type="date">
            <text:p>02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3.115" calcext:value-type="float">
            <text:p>13,11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8226" calcext:value-type="float">
            <text:p>8968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IMOABC</text:p>
          </table:table-cell>
          <table:table-cell office:value-type="string" calcext:value-type="string">
            <text:p>MIKE</text:p>
          </table:table-cell>
          <table:table-cell office:value-type="date" office:date-value="1982-03-24" calcext:value-type="date">
            <text:p>24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CC</text:p>
          </table:table-cell>
          <table:table-cell office:value-type="string" calcext:value-type="string">
            <text:p>Lic Sciences Communic an3</text:p>
          </table:table-cell>
          <table:table-cell office:value-type="float" office:value="10.94" calcext:value-type="float">
            <text:p>10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9718" calcext:value-type="float">
            <text:p>111697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ALABC</text:p>
          </table:table-cell>
          <table:table-cell office:value-type="string" calcext:value-type="string">
            <text:p>LAURA</text:p>
          </table:table-cell>
          <table:table-cell office:value-type="date" office:date-value="1976-03-25" calcext:value-type="date">
            <text:p>25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718" calcext:value-type="float">
            <text:p>12,7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33800" calcext:value-type="float">
            <text:p>95338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AIABC</text:p>
          </table:table-cell>
          <table:table-cell office:value-type="string" calcext:value-type="string">
            <text:p>LISE</text:p>
          </table:table-cell>
          <table:table-cell office:value-type="date" office:date-value="1977-02-14" calcext:value-type="date">
            <text:p>14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PI</text:p>
          </table:table-cell>
          <table:table-cell office:value-type="string" calcext:value-type="string">
            <text:p>Master2Rech DPIE-Interne</text:p>
          </table:table-cell>
          <table:table-cell office:value-type="float" office:value="14.539" calcext:value-type="float">
            <text:p>14,53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80209" calcext:value-type="float">
            <text:p>98802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WABC</text:p>
          </table:table-cell>
          <table:table-cell office:value-type="string" calcext:value-type="string">
            <text:p>JOEL</text:p>
          </table:table-cell>
          <table:table-cell office:value-type="date" office:date-value="1974-04-01" calcext:value-type="date">
            <text:p>01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PS</text:p>
          </table:table-cell>
          <table:table-cell office:value-type="string" calcext:value-type="string">
            <text:p>Lic AES an3 Act Publ Soc</text:p>
          </table:table-cell>
          <table:table-cell office:value-type="float" office:value="9.492" calcext:value-type="float">
            <text:p>9,4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1016" calcext:value-type="float">
            <text:p>9801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CKAABC</text:p>
          </table:table-cell>
          <table:table-cell office:value-type="string" calcext:value-type="string">
            <text:p>GAELLE</text:p>
          </table:table-cell>
          <table:table-cell office:value-type="date" office:date-value="1974-06-20" calcext:value-type="date">
            <text:p>20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295" calcext:value-type="float">
            <text:p>9,2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45818" calcext:value-type="float">
            <text:p>97458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CKAABC</text:p>
          </table:table-cell>
          <table:table-cell office:value-type="string" calcext:value-type="string">
            <text:p>GAELLE</text:p>
          </table:table-cell>
          <table:table-cell office:value-type="date" office:date-value="1966-01-01" calcext:value-type="date">
            <text:p>01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895" calcext:value-type="float">
            <text:p>9,89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1522" calcext:value-type="float">
            <text:p>101915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NABC</text:p>
          </table:table-cell>
          <table:table-cell office:value-type="string" calcext:value-type="string">
            <text:p>LUCRESSE</text:p>
          </table:table-cell>
          <table:table-cell office:value-type="date" office:date-value="1977-12-31" calcext:value-type="date">
            <text:p>31/12/197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9.562" calcext:value-type="float">
            <text:p>9,5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73275" calcext:value-type="float">
            <text:p>114732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UNABC</text:p>
          </table:table-cell>
          <table:table-cell office:value-type="string" calcext:value-type="string">
            <text:p>LUCRESSE</text:p>
          </table:table-cell>
          <table:table-cell office:value-type="date" office:date-value="1980-12-09" calcext:value-type="date">
            <text:p>09/12/198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0.311" calcext:value-type="float">
            <text:p>10,3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1205" calcext:value-type="float">
            <text:p>110912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LABC</text:p>
          </table:table-cell>
          <table:table-cell office:value-type="string" calcext:value-type="string">
            <text:p>EL AAREM</text:p>
          </table:table-cell>
          <table:table-cell office:value-type="date" office:date-value="1978-09-12" calcext:value-type="date">
            <text:p>12/09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8.357" calcext:value-type="float">
            <text:p>8,35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35059" calcext:value-type="float">
            <text:p>10435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ILABC</text:p>
          </table:table-cell>
          <table:table-cell office:value-type="string" calcext:value-type="string">
            <text:p>EL AAREM</text:p>
          </table:table-cell>
          <table:table-cell office:value-type="date" office:date-value="1984-01-19" calcext:value-type="date">
            <text:p>19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DRO</text:p>
          </table:table-cell>
          <table:table-cell office:value-type="string" calcext:value-type="string">
            <text:p>Lic Droit an1</text:p>
          </table:table-cell>
          <table:table-cell office:value-type="float" office:value="9.128" calcext:value-type="float">
            <text:p>9,1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3290" calcext:value-type="float">
            <text:p>106832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NABC</text:p>
          </table:table-cell>
          <table:table-cell office:value-type="string" calcext:value-type="string">
            <text:p>KELLY-MELISSA</text:p>
          </table:table-cell>
          <table:table-cell office:value-type="date" office:date-value="1967-03-26" calcext:value-type="date">
            <text:p>26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96" calcext:value-type="float">
            <text:p>8,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5330" calcext:value-type="float">
            <text:p>10335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ONABC</text:p>
          </table:table-cell>
          <table:table-cell office:value-type="string" calcext:value-type="string">
            <text:p>KELLY-MELISSA</text:p>
          </table:table-cell>
          <table:table-cell office:value-type="date" office:date-value="1986-11-25" calcext:value-type="date">
            <text:p>25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34" calcext:value-type="float">
            <text:p>10,3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3721" calcext:value-type="float">
            <text:p>9573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OABC</text:p>
          </table:table-cell>
          <table:table-cell office:value-type="string" calcext:value-type="string">
            <text:p>FARICE</text:p>
          </table:table-cell>
          <table:table-cell office:value-type="date" office:date-value="1986-08-12" calcext:value-type="date">
            <text:p>12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8.519" calcext:value-type="float">
            <text:p>8,51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19943" calcext:value-type="float">
            <text:p>106199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MOABC</text:p>
          </table:table-cell>
          <table:table-cell office:value-type="string" calcext:value-type="string">
            <text:p>FARICE</text:p>
          </table:table-cell>
          <table:table-cell office:value-type="date" office:date-value="1969-02-25" calcext:value-type="date">
            <text:p>25/0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9.503" calcext:value-type="float">
            <text:p>9,5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9258" calcext:value-type="float">
            <text:p>100292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BIABC</text:p>
          </table:table-cell>
          <table:table-cell office:value-type="string" calcext:value-type="string">
            <text:p>CHRISTOPHE</text:p>
          </table:table-cell>
          <table:table-cell office:value-type="date" office:date-value="1979-02-11" calcext:value-type="date">
            <text:p>11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T</text:p>
          </table:table-cell>
          <table:table-cell office:value-type="string" calcext:value-type="string">
            <text:p>INGENIEUR TELECOM an2</text:p>
          </table:table-cell>
          <table:table-cell office:value-type="float" office:value="12.03" calcext:value-type="float">
            <text:p>12,0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51196" calcext:value-type="float">
            <text:p>9651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URABC</text:p>
          </table:table-cell>
          <table:table-cell office:value-type="string" calcext:value-type="string">
            <text:p>SAMIRA</text:p>
          </table:table-cell>
          <table:table-cell office:value-type="date" office:date-value="1966-03-24" calcext:value-type="date">
            <text:p>24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BA3</text:p>
          </table:table-cell>
          <table:table-cell office:value-type="string" calcext:value-type="string">
            <text:p>LIC PRO ABF sp. CCP (FC)</text:p>
          </table:table-cell>
          <table:table-cell office:value-type="float" office:value="11.83" calcext:value-type="float">
            <text:p>11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38808" calcext:value-type="float">
            <text:p>110388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HABC</text:p>
          </table:table-cell>
          <table:table-cell office:value-type="string" calcext:value-type="string">
            <text:p>AINDA</text:p>
          </table:table-cell>
          <table:table-cell office:value-type="date" office:date-value="1979-09-19" calcext:value-type="date">
            <text:p>19/09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2.809" calcext:value-type="float">
            <text:p>2,8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36460" calcext:value-type="float">
            <text:p>101364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HABC</text:p>
          </table:table-cell>
          <table:table-cell office:value-type="string" calcext:value-type="string">
            <text:p>AINDA</text:p>
          </table:table-cell>
          <table:table-cell office:value-type="date" office:date-value="1984-12-27" calcext:value-type="date">
            <text:p>2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5.628" calcext:value-type="float">
            <text:p>5,6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82330" calcext:value-type="float">
            <text:p>113823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JULIEN</text:p>
          </table:table-cell>
          <table:table-cell office:value-type="date" office:date-value="1968-06-26" calcext:value-type="date">
            <text:p>26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8.628" calcext:value-type="float">
            <text:p>8,6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0391" calcext:value-type="float">
            <text:p>10210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NZAABC</text:p>
          </table:table-cell>
          <table:table-cell office:value-type="string" calcext:value-type="string">
            <text:p>JULIEN</text:p>
          </table:table-cell>
          <table:table-cell office:value-type="date" office:date-value="1966-04-21" calcext:value-type="date">
            <text:p>21/04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8.761" calcext:value-type="float">
            <text:p>8,761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9626671" calcext:value-type="float">
            <text:p>96266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NAABC</text:p>
          </table:table-cell>
          <table:table-cell office:value-type="string" calcext:value-type="string">
            <text:p>CAROLINE</text:p>
          </table:table-cell>
          <table:table-cell office:value-type="date" office:date-value="1984-01-29" calcext:value-type="date">
            <text:p>29/01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324" calcext:value-type="float">
            <text:p>10,324</text:p>
          </table:table-cell>
          <table:table-cell office:value-type="string" calcext:value-type="string">
            <text:p>ADM</text:p>
          </table:table-cell>
          <table:table-cell office:value-type="float" office:value="57" calcext:value-type="float">
            <text:p>57</text:p>
          </table:table-cell>
          <table:table-cell table:number-columns-repeated="1012"/>
        </table:table-row>
        <table:table-row table:style-name="ro1">
          <table:table-cell office:value-type="float" office:value="11445055" calcext:value-type="float">
            <text:p>11445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ARABC</text:p>
          </table:table-cell>
          <table:table-cell office:value-type="string" calcext:value-type="string">
            <text:p>ADAM</text:p>
          </table:table-cell>
          <table:table-cell office:value-type="date" office:date-value="1973-04-21" calcext:value-type="date">
            <text:p>21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12.566" calcext:value-type="float">
            <text:p>12,56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687485" calcext:value-type="float">
            <text:p>106874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BARABC</text:p>
          </table:table-cell>
          <table:table-cell office:value-type="string" calcext:value-type="string">
            <text:p>ADAM</text:p>
          </table:table-cell>
          <table:table-cell office:value-type="date" office:date-value="1983-09-12" calcext:value-type="date">
            <text:p>12/09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1LMO</text:p>
          </table:table-cell>
          <table:table-cell office:value-type="string" calcext:value-type="string">
            <text:p>Lic Lettres Modernes an1</text:p>
          </table:table-cell>
          <table:table-cell office:value-type="float" office:value="12.616" calcext:value-type="float">
            <text:p>12,61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2727" calcext:value-type="float">
            <text:p>111527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HEABC</text:p>
          </table:table-cell>
          <table:table-cell office:value-type="string" calcext:value-type="string">
            <text:p>JESSICA</text:p>
          </table:table-cell>
          <table:table-cell office:value-type="date" office:date-value="1968-05-11" calcext:value-type="date">
            <text:p>11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CAR</text:p>
          </table:table-cell>
          <table:table-cell office:value-type="string" calcext:value-type="string">
            <text:p>Master1 LERCI-CARIAF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59611" calcext:value-type="float">
            <text:p>113596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 ABC</text:p>
          </table:table-cell>
          <table:table-cell office:value-type="string" calcext:value-type="string">
            <text:p>KEOMLY</text:p>
          </table:table-cell>
          <table:table-cell office:value-type="date" office:date-value="1969-12-05" calcext:value-type="date">
            <text:p>05/12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3.562" calcext:value-type="float">
            <text:p>3,5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38198" calcext:value-type="float">
            <text:p>10338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G ABC</text:p>
          </table:table-cell>
          <table:table-cell office:value-type="string" calcext:value-type="string">
            <text:p>KEOMLY</text:p>
          </table:table-cell>
          <table:table-cell office:value-type="date" office:date-value="1971-09-11" calcext:value-type="date">
            <text:p>11/09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5.005" calcext:value-type="float">
            <text:p>5,0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77590" calcext:value-type="float">
            <text:p>97775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OUABC</text:p>
          </table:table-cell>
          <table:table-cell office:value-type="string" calcext:value-type="string">
            <text:p>GWENAEL</text:p>
          </table:table-cell>
          <table:table-cell office:value-type="date" office:date-value="1982-11-23" calcext:value-type="date">
            <text:p>23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APS</text:p>
          </table:table-cell>
          <table:table-cell office:value-type="string" calcext:value-type="string">
            <text:p>Master1 <text:s/>APS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F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9692734" calcext:value-type="float">
            <text:p>96927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ONABC</text:p>
          </table:table-cell>
          <table:table-cell office:value-type="string" calcext:value-type="string">
            <text:p>AMINA</text:p>
          </table:table-cell>
          <table:table-cell office:value-type="date" office:date-value="1974-12-02" calcext:value-type="date">
            <text:p>02/12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ESP</text:p>
          </table:table-cell>
          <table:table-cell office:value-type="string" calcext:value-type="string">
            <text:p>Lic LLCE Espagnol an2</text:p>
          </table:table-cell>
          <table:table-cell office:value-type="float" office:value="3.296" calcext:value-type="float">
            <text:p>3,29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62851" calcext:value-type="float">
            <text:p>102628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KACABC</text:p>
          </table:table-cell>
          <table:table-cell office:value-type="string" calcext:value-type="string">
            <text:p>JULIE</text:p>
          </table:table-cell>
          <table:table-cell office:value-type="date" office:date-value="1983-10-27" calcext:value-type="date">
            <text:p>27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CCA2</text:p>
          </table:table-cell>
          <table:table-cell office:value-type="string" calcext:value-type="string">
            <text:p>LIC PRO ABF sp.CCA (AP)</text:p>
          </table:table-cell>
          <table:table-cell office:value-type="float" office:value="12.04" calcext:value-type="float">
            <text:p>12,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6673" calcext:value-type="float">
            <text:p>96066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SOABC</text:p>
          </table:table-cell>
          <table:table-cell office:value-type="string" calcext:value-type="string">
            <text:p>ELEONORE</text:p>
          </table:table-cell>
          <table:table-cell office:value-type="date" office:date-value="1977-12-08" calcext:value-type="date">
            <text:p>08/1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10.253" calcext:value-type="float">
            <text:p>10,253</text:p>
          </table:table-cell>
          <table:table-cell office:value-type="string" calcext:value-type="string">
            <text:p>ADM</text:p>
          </table:table-cell>
          <table:table-cell office:value-type="float" office:value="61" calcext:value-type="float">
            <text:p>61</text:p>
          </table:table-cell>
          <table:table-cell table:number-columns-repeated="1012"/>
        </table:table-row>
        <table:table-row table:style-name="ro1">
          <table:table-cell office:value-type="float" office:value="11142856" calcext:value-type="float">
            <text:p>111428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 RABC</text:p>
          </table:table-cell>
          <table:table-cell office:value-type="string" calcext:value-type="string">
            <text:p>NADEGE</text:p>
          </table:table-cell>
          <table:table-cell office:value-type="date" office:date-value="1971-10-17" calcext:value-type="date">
            <text:p>17/10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ANG</text:p>
          </table:table-cell>
          <table:table-cell office:value-type="string" calcext:value-type="string">
            <text:p>Lic LLCE Anglais an3</text:p>
          </table:table-cell>
          <table:table-cell office:value-type="float" office:value="14.06" calcext:value-type="float">
            <text:p>14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80950" calcext:value-type="float">
            <text:p>106809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URABC</text:p>
          </table:table-cell>
          <table:table-cell office:value-type="string" calcext:value-type="string">
            <text:p>AISSA</text:p>
          </table:table-cell>
          <table:table-cell office:value-type="date" office:date-value="1976-08-15" calcext:value-type="date">
            <text:p>15/08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98218" calcext:value-type="float">
            <text:p>9498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YOHAN</text:p>
          </table:table-cell>
          <table:table-cell office:value-type="date" office:date-value="1980-06-10" calcext:value-type="date">
            <text:p>10/06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5.01" calcext:value-type="float">
            <text:p>5,0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7894" calcext:value-type="float">
            <text:p>111178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EABC</text:p>
          </table:table-cell>
          <table:table-cell office:value-type="string" calcext:value-type="string">
            <text:p>YOHAN</text:p>
          </table:table-cell>
          <table:table-cell office:value-type="date" office:date-value="1976-04-14" calcext:value-type="date">
            <text:p>14/04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EP</text:p>
          </table:table-cell>
          <table:table-cell office:value-type="string" calcext:value-type="string">
            <text:p>Lic STAPS sp. ES an 3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AJ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9423552" calcext:value-type="float">
            <text:p>94235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NAABC</text:p>
          </table:table-cell>
          <table:table-cell office:value-type="string" calcext:value-type="string">
            <text:p>GUILLAUME</text:p>
          </table:table-cell>
          <table:table-cell office:value-type="date" office:date-value="1974-07-14" calcext:value-type="date">
            <text:p>14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ADM</text:p>
          </table:table-cell>
          <table:table-cell office:value-type="float" office:value="21" calcext:value-type="float">
            <text:p>21</text:p>
          </table:table-cell>
          <table:table-cell table:number-columns-repeated="1012"/>
        </table:table-row>
        <table:table-row table:style-name="ro1">
          <table:table-cell office:value-type="float" office:value="11430768" calcext:value-type="float">
            <text:p>114307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EZABC</text:p>
          </table:table-cell>
          <table:table-cell office:value-type="string" calcext:value-type="string">
            <text:p>MAUREEN</text:p>
          </table:table-cell>
          <table:table-cell office:value-type="date" office:date-value="1985-12-29" calcext:value-type="date">
            <text:p>29/1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3.188" calcext:value-type="float">
            <text:p>13,1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1717" calcext:value-type="float">
            <text:p>99017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ABC</text:p>
          </table:table-cell>
          <table:table-cell office:value-type="string" calcext:value-type="string">
            <text:p>DIYE</text:p>
          </table:table-cell>
          <table:table-cell office:value-type="date" office:date-value="1985-03-25" calcext:value-type="date">
            <text:p>25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0.012" calcext:value-type="float">
            <text:p>10,0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0066" calcext:value-type="float">
            <text:p>92300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UIABC</text:p>
          </table:table-cell>
          <table:table-cell office:value-type="string" calcext:value-type="string">
            <text:p>CLAUDE</text:p>
          </table:table-cell>
          <table:table-cell office:value-type="date" office:date-value="1967-10-30" calcext:value-type="date">
            <text:p>30/10/1967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5.054" calcext:value-type="float">
            <text:p>5,0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45020" calcext:value-type="float">
            <text:p>90450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UIABC</text:p>
          </table:table-cell>
          <table:table-cell office:value-type="string" calcext:value-type="string">
            <text:p>CLAUDE</text:p>
          </table:table-cell>
          <table:table-cell office:value-type="date" office:date-value="1971-10-23" calcext:value-type="date">
            <text:p>23/10/197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CAMEROUNAIS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007" calcext:value-type="float">
            <text:p>7,0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75804" calcext:value-type="float">
            <text:p>111758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RABC</text:p>
          </table:table-cell>
          <table:table-cell office:value-type="string" calcext:value-type="string">
            <text:p>ASSATA</text:p>
          </table:table-cell>
          <table:table-cell office:value-type="date" office:date-value="1978-08-23" calcext:value-type="date">
            <text:p>23/08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1.417" calcext:value-type="float">
            <text:p>11,4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81282" calcext:value-type="float">
            <text:p>99812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RAISSA</text:p>
          </table:table-cell>
          <table:table-cell office:value-type="date" office:date-value="1972-06-07" calcext:value-type="date">
            <text:p>07/06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407" calcext:value-type="float">
            <text:p>9,40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24057" calcext:value-type="float">
            <text:p>89240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BOIABC</text:p>
          </table:table-cell>
          <table:table-cell office:value-type="string" calcext:value-type="string">
            <text:p>RAISSA</text:p>
          </table:table-cell>
          <table:table-cell office:value-type="date" office:date-value="1968-02-23" calcext:value-type="date">
            <text:p>23/0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459" calcext:value-type="float">
            <text:p>10,4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4078" calcext:value-type="float">
            <text:p>90140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ESTELLE</text:p>
          </table:table-cell>
          <table:table-cell office:value-type="date" office:date-value="1977-07-04" calcext:value-type="date">
            <text:p>04/07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EA</text:p>
          </table:table-cell>
          <table:table-cell office:value-type="string" calcext:value-type="string">
            <text:p>Master2Pro Psycho-PEA</text:p>
          </table:table-cell>
          <table:table-cell office:value-type="float" office:value="10.663" calcext:value-type="float">
            <text:p>10,6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77586" calcext:value-type="float">
            <text:p>103775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EMABC</text:p>
          </table:table-cell>
          <table:table-cell office:value-type="string" calcext:value-type="string">
            <text:p>CHUKWUDI</text:p>
          </table:table-cell>
          <table:table-cell office:value-type="date" office:date-value="1975-03-21" calcext:value-type="date">
            <text:p>21/03/1975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2.517" calcext:value-type="float">
            <text:p>12,5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13195" calcext:value-type="float">
            <text:p>9513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RABC</text:p>
          </table:table-cell>
          <table:table-cell office:value-type="string" calcext:value-type="string">
            <text:p>JAMILA</text:p>
          </table:table-cell>
          <table:table-cell office:value-type="date" office:date-value="1978-03-01" calcext:value-type="date">
            <text:p>01/03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8.128" calcext:value-type="float">
            <text:p>8,1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71842" calcext:value-type="float">
            <text:p>104718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GRABC</text:p>
          </table:table-cell>
          <table:table-cell office:value-type="string" calcext:value-type="string">
            <text:p>JAMILA</text:p>
          </table:table-cell>
          <table:table-cell office:value-type="date" office:date-value="1984-09-20" calcext:value-type="date">
            <text:p>20/09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RH</text:p>
          </table:table-cell>
          <table:table-cell office:value-type="string" calcext:value-type="string">
            <text:p>Master1Pro INFOCOM-CRH</text:p>
          </table:table-cell>
          <table:table-cell office:value-type="float" office:value="9.128" calcext:value-type="float">
            <text:p>9,1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17277" calcext:value-type="float">
            <text:p>97172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ABC</text:p>
          </table:table-cell>
          <table:table-cell office:value-type="string" calcext:value-type="string">
            <text:p>ROSEMARY</text:p>
          </table:table-cell>
          <table:table-cell office:value-type="date" office:date-value="1981-01-15" calcext:value-type="date">
            <text:p>15/0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CRH2</text:p>
          </table:table-cell>
          <table:table-cell office:value-type="string" calcext:value-type="string">
            <text:p>Master2Pro InfoCom-CRH(AP</text:p>
          </table:table-cell>
          <table:table-cell office:value-type="float" office:value="14.905" calcext:value-type="float">
            <text:p>14,9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9313" calcext:value-type="float">
            <text:p>96093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OABC</text:p>
          </table:table-cell>
          <table:table-cell office:value-type="string" calcext:value-type="string">
            <text:p>EMILY DEL ROSARIO</text:p>
          </table:table-cell>
          <table:table-cell office:value-type="date" office:date-value="1980-02-23" calcext:value-type="date">
            <text:p>23/0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4.344" calcext:value-type="float">
            <text:p>14,3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31345" calcext:value-type="float">
            <text:p>108313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NOABC</text:p>
          </table:table-cell>
          <table:table-cell office:value-type="string" calcext:value-type="string">
            <text:p>NOURDINE</text:p>
          </table:table-cell>
          <table:table-cell office:value-type="date" office:date-value="1968-05-24" calcext:value-type="date">
            <text:p>24/05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CCA2</text:p>
          </table:table-cell>
          <table:table-cell office:value-type="string" calcext:value-type="string">
            <text:p>Master1 GEO sp. CCA (AP)</text:p>
          </table:table-cell>
          <table:table-cell office:value-type="float" office:value="9.099" calcext:value-type="float">
            <text:p>9,0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14695" calcext:value-type="float">
            <text:p>90146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LINDA</text:p>
          </table:table-cell>
          <table:table-cell office:value-type="date" office:date-value="1974-01-18" calcext:value-type="date">
            <text:p>18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EID</text:p>
          </table:table-cell>
          <table:table-cell office:value-type="string" calcext:value-type="string">
            <text:p>Master2 INFO-EID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9065687" calcext:value-type="float">
            <text:p>9065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ONIA</text:p>
          </table:table-cell>
          <table:table-cell office:value-type="date" office:date-value="1966-07-18" calcext:value-type="date">
            <text:p>18/07/196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6.965" calcext:value-type="float">
            <text:p>6,96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06617" calcext:value-type="float">
            <text:p>89066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ONIA</text:p>
          </table:table-cell>
          <table:table-cell office:value-type="date" office:date-value="1974-03-05" calcext:value-type="date">
            <text:p>05/03/1974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RH</text:p>
          </table:table-cell>
          <table:table-cell office:value-type="string" calcext:value-type="string">
            <text:p>Master2 ICO -CRH</text:p>
          </table:table-cell>
          <table:table-cell office:value-type="float" office:value="10.648" calcext:value-type="float">
            <text:p>10,6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5967" calcext:value-type="float">
            <text:p>94659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SARAH</text:p>
          </table:table-cell>
          <table:table-cell office:value-type="date" office:date-value="1966-11-01" calcext:value-type="date">
            <text:p>01/1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78196" calcext:value-type="float">
            <text:p>114781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RABC</text:p>
          </table:table-cell>
          <table:table-cell office:value-type="string" calcext:value-type="string">
            <text:p>YOUCEF</text:p>
          </table:table-cell>
          <table:table-cell office:value-type="date" office:date-value="1982-10-06" calcext:value-type="date">
            <text:p>06/10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7.43" calcext:value-type="float">
            <text:p>7,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48299" calcext:value-type="float">
            <text:p>107482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KIKABC</text:p>
          </table:table-cell>
          <table:table-cell office:value-type="string" calcext:value-type="string">
            <text:p>SAMIA</text:p>
          </table:table-cell>
          <table:table-cell office:value-type="date" office:date-value="1972-01-11" calcext:value-type="date">
            <text:p>11/0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72" calcext:value-type="float">
            <text:p>14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80927" calcext:value-type="float">
            <text:p>114809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SOFIA</text:p>
          </table:table-cell>
          <table:table-cell office:value-type="date" office:date-value="1980-10-31" calcext:value-type="date">
            <text:p>31/10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0.78" calcext:value-type="float">
            <text:p>10,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26153" calcext:value-type="float">
            <text:p>113261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OABC</text:p>
          </table:table-cell>
          <table:table-cell office:value-type="string" calcext:value-type="string">
            <text:p>ELSA</text:p>
          </table:table-cell>
          <table:table-cell office:value-type="date" office:date-value="1973-07-28" calcext:value-type="date">
            <text:p>28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07" calcext:value-type="float">
            <text:p>13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92186" calcext:value-type="float">
            <text:p>106921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CHABC</text:p>
          </table:table-cell>
          <table:table-cell office:value-type="string" calcext:value-type="string">
            <text:p>SARAH</text:p>
          </table:table-cell>
          <table:table-cell office:value-type="date" office:date-value="1979-06-05" calcext:value-type="date">
            <text:p>05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70938" calcext:value-type="float">
            <text:p>99709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AABC</text:p>
          </table:table-cell>
          <table:table-cell office:value-type="string" calcext:value-type="string">
            <text:p>STEPHANIE</text:p>
          </table:table-cell>
          <table:table-cell office:value-type="date" office:date-value="1975-10-23" calcext:value-type="date">
            <text:p>23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" calcext:value-type="float">
            <text:p>14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35621" calcext:value-type="float">
            <text:p>9835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UEABC</text:p>
          </table:table-cell>
          <table:table-cell office:value-type="string" calcext:value-type="string">
            <text:p>SYLVAIN</text:p>
          </table:table-cell>
          <table:table-cell office:value-type="date" office:date-value="1973-12-17" calcext:value-type="date">
            <text:p>17/12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59" calcext:value-type="float">
            <text:p>12,5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67199" calcext:value-type="float">
            <text:p>11167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QUEABC</text:p>
          </table:table-cell>
          <table:table-cell office:value-type="string" calcext:value-type="string">
            <text:p>MARLENE</text:p>
          </table:table-cell>
          <table:table-cell office:value-type="date" office:date-value="1981-12-31" calcext:value-type="date">
            <text:p>31/12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51" calcext:value-type="float">
            <text:p>14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88323" calcext:value-type="float">
            <text:p>101883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LLABC</text:p>
          </table:table-cell>
          <table:table-cell office:value-type="string" calcext:value-type="string">
            <text:p>VIVIANA</text:p>
          </table:table-cell>
          <table:table-cell office:value-type="date" office:date-value="1985-06-02" calcext:value-type="date">
            <text:p>02/06/1985</text:p>
          </table:table-cell>
          <table:table-cell office:value-type="string" calcext:value-type="string">
            <text:p>421</text:p>
          </table:table-cell>
          <table:table-cell office:value-type="string" calcext:value-type="string">
            <text:p>PARAGUAYEN(N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6" calcext:value-type="float">
            <text:p>12,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51017" calcext:value-type="float">
            <text:p>8951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MOABC</text:p>
          </table:table-cell>
          <table:table-cell office:value-type="string" calcext:value-type="string">
            <text:p>ZOE</text:p>
          </table:table-cell>
          <table:table-cell office:value-type="date" office:date-value="1967-10-03" calcext:value-type="date">
            <text:p>03/10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8" calcext:value-type="float">
            <text:p>13,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20725" calcext:value-type="float">
            <text:p>91207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ABC</text:p>
          </table:table-cell>
          <table:table-cell office:value-type="string" calcext:value-type="string">
            <text:p>JESSICA</text:p>
          </table:table-cell>
          <table:table-cell office:value-type="date" office:date-value="1980-03-22" calcext:value-type="date">
            <text:p>22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3.81" calcext:value-type="float">
            <text:p>13,81</text:p>
          </table:table-cell>
          <table:table-cell office:value-type="string" calcext:value-type="string">
            <text:p>ADM</text:p>
          </table:table-cell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0542417" calcext:value-type="float">
            <text:p>10542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YOABC</text:p>
          </table:table-cell>
          <table:table-cell office:value-type="string" calcext:value-type="string">
            <text:p>SIMON</text:p>
          </table:table-cell>
          <table:table-cell office:value-type="date" office:date-value="1969-10-21" calcext:value-type="date">
            <text:p>21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49770" calcext:value-type="float">
            <text:p>108497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BOABC</text:p>
          </table:table-cell>
          <table:table-cell office:value-type="string" calcext:value-type="string">
            <text:p>MOUFIDA</text:p>
          </table:table-cell>
          <table:table-cell office:value-type="date" office:date-value="1983-05-27" calcext:value-type="date">
            <text:p>27/05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8.197" calcext:value-type="float">
            <text:p>8,19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85762" calcext:value-type="float">
            <text:p>89857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FRABC</text:p>
          </table:table-cell>
          <table:table-cell office:value-type="string" calcext:value-type="string">
            <text:p>IKRAM</text:p>
          </table:table-cell>
          <table:table-cell office:value-type="date" office:date-value="1972-08-14" calcext:value-type="date">
            <text:p>14/08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.197" calcext:value-type="float">
            <text:p>12,19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16137" calcext:value-type="float">
            <text:p>95161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TIAABC</text:p>
          </table:table-cell>
          <table:table-cell office:value-type="string" calcext:value-type="string">
            <text:p>MANSOOR</text:p>
          </table:table-cell>
          <table:table-cell office:value-type="date" office:date-value="1966-10-07" calcext:value-type="date">
            <text:p>07/10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3EGB</text:p>
          </table:table-cell>
          <table:table-cell office:value-type="string" calcext:value-type="string">
            <text:p>Lic Eco-Gestion an3 Banq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36590" calcext:value-type="float">
            <text:p>98365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DOABC</text:p>
          </table:table-cell>
          <table:table-cell office:value-type="string" calcext:value-type="string">
            <text:p>RACHIDA</text:p>
          </table:table-cell>
          <table:table-cell office:value-type="date" office:date-value="1981-08-25" calcext:value-type="date">
            <text:p>25/08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1038" calcext:value-type="float">
            <text:p>9561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BEABC</text:p>
          </table:table-cell>
          <table:table-cell office:value-type="string" calcext:value-type="string">
            <text:p>WAGUI</text:p>
          </table:table-cell>
          <table:table-cell office:value-type="date" office:date-value="1967-06-04" calcext:value-type="date">
            <text:p>04/06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45" calcext:value-type="float">
            <text:p>12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88431" calcext:value-type="float">
            <text:p>105884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OUABC</text:p>
          </table:table-cell>
          <table:table-cell office:value-type="string" calcext:value-type="string">
            <text:p>SAMIRA</text:p>
          </table:table-cell>
          <table:table-cell office:value-type="date" office:date-value="1981-07-29" calcext:value-type="date">
            <text:p>29/07/198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4.2" calcext:value-type="float">
            <text:p>14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2656" calcext:value-type="float">
            <text:p>91526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NEYABC</text:p>
          </table:table-cell>
          <table:table-cell office:value-type="string" calcext:value-type="string">
            <text:p>GULEN</text:p>
          </table:table-cell>
          <table:table-cell office:value-type="date" office:date-value="1979-09-21" calcext:value-type="date">
            <text:p>21/09/1979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1.547" calcext:value-type="float">
            <text:p>11,547</text:p>
          </table:table-cell>
          <table:table-cell office:value-type="string" calcext:value-type="string">
            <text:p>ADM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float" office:value="9229157" calcext:value-type="float">
            <text:p>92291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OTABC</text:p>
          </table:table-cell>
          <table:table-cell office:value-type="string" calcext:value-type="string">
            <text:p>ANTOINETTE</text:p>
          </table:table-cell>
          <table:table-cell office:value-type="date" office:date-value="1966-07-08" calcext:value-type="date">
            <text:p>08/07/1966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2.38" calcext:value-type="float">
            <text:p>12,38</text:p>
          </table:table-cell>
          <table:table-cell office:value-type="string" calcext:value-type="string">
            <text:p>AJ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9968198" calcext:value-type="float">
            <text:p>99681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BOTABC</text:p>
          </table:table-cell>
          <table:table-cell office:value-type="string" calcext:value-type="string">
            <text:p>ANTOINETTE</text:p>
          </table:table-cell>
          <table:table-cell office:value-type="date" office:date-value="1965-09-25" calcext:value-type="date">
            <text:p>25/09/1965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SENEGALAIS(E)</text:p>
          </table:table-cell>
          <table:table-cell office:value-type="string" calcext:value-type="string">
            <text:p>G5RIM</text:p>
          </table:table-cell>
          <table:table-cell office:value-type="string" calcext:value-type="string">
            <text:p>Master2 Reseaux info ap</text:p>
          </table:table-cell>
          <table:table-cell office:value-type="float" office:value="13.05" calcext:value-type="float">
            <text:p>13,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1490" calcext:value-type="float">
            <text:p>91514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HABC</text:p>
          </table:table-cell>
          <table:table-cell office:value-type="string" calcext:value-type="string">
            <text:p>TAMIM</text:p>
          </table:table-cell>
          <table:table-cell office:value-type="date" office:date-value="1978-04-21" calcext:value-type="date">
            <text:p>21/04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7.36" calcext:value-type="float">
            <text:p>7,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61034" calcext:value-type="float">
            <text:p>9861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TAABC</text:p>
          </table:table-cell>
          <table:table-cell office:value-type="string" calcext:value-type="string">
            <text:p>BERANGERE</text:p>
          </table:table-cell>
          <table:table-cell office:value-type="date" office:date-value="1971-02-26" calcext:value-type="date">
            <text:p>26/0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3" calcext:value-type="float">
            <text:p>12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22017" calcext:value-type="float">
            <text:p>10322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 MOABC</text:p>
          </table:table-cell>
          <table:table-cell office:value-type="string" calcext:value-type="string">
            <text:p>THIZIRI</text:p>
          </table:table-cell>
          <table:table-cell office:value-type="date" office:date-value="1974-08-24" calcext:value-type="date">
            <text:p>24/08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73" calcext:value-type="float">
            <text:p>15,7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53694" calcext:value-type="float">
            <text:p>98536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NABC</text:p>
          </table:table-cell>
          <table:table-cell office:value-type="string" calcext:value-type="string">
            <text:p>KAVITHA</text:p>
          </table:table-cell>
          <table:table-cell office:value-type="date" office:date-value="1971-05-17" calcext:value-type="date">
            <text:p>17/05/1971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6457" calcext:value-type="float">
            <text:p>98464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JORDI</text:p>
          </table:table-cell>
          <table:table-cell office:value-type="date" office:date-value="1973-01-14" calcext:value-type="date">
            <text:p>14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31" calcext:value-type="float">
            <text:p>10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36200" calcext:value-type="float">
            <text:p>99362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NCABC</text:p>
          </table:table-cell>
          <table:table-cell office:value-type="string" calcext:value-type="string">
            <text:p>CHRISTELLE</text:p>
          </table:table-cell>
          <table:table-cell office:value-type="date" office:date-value="1972-03-22" calcext:value-type="date">
            <text:p>22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24" calcext:value-type="float">
            <text:p>13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6903" calcext:value-type="float">
            <text:p>102869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TONABC</text:p>
          </table:table-cell>
          <table:table-cell office:value-type="string" calcext:value-type="string">
            <text:p>MAXIME</text:p>
          </table:table-cell>
          <table:table-cell office:value-type="date" office:date-value="1987-06-10" calcext:value-type="date">
            <text:p>10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9" calcext:value-type="float">
            <text:p>11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1455" calcext:value-type="float">
            <text:p>95414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ARABC</text:p>
          </table:table-cell>
          <table:table-cell office:value-type="string" calcext:value-type="string">
            <text:p>DADO</text:p>
          </table:table-cell>
          <table:table-cell office:value-type="date" office:date-value="1967-08-01" calcext:value-type="date">
            <text:p>01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1" calcext:value-type="float">
            <text:p>11,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94399" calcext:value-type="float">
            <text:p>101943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HEABC</text:p>
          </table:table-cell>
          <table:table-cell office:value-type="string" calcext:value-type="string">
            <text:p>STEPHANIE</text:p>
          </table:table-cell>
          <table:table-cell office:value-type="date" office:date-value="1973-06-01" calcext:value-type="date">
            <text:p>01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" calcext:value-type="float">
            <text:p>13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1181" calcext:value-type="float">
            <text:p>100111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MBABC</text:p>
          </table:table-cell>
          <table:table-cell office:value-type="string" calcext:value-type="string">
            <text:p>JULIE</text:p>
          </table:table-cell>
          <table:table-cell office:value-type="date" office:date-value="1972-11-19" calcext:value-type="date">
            <text:p>19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3" calcext:value-type="float">
            <text:p>11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12696" calcext:value-type="float">
            <text:p>96126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OUABC</text:p>
          </table:table-cell>
          <table:table-cell office:value-type="string" calcext:value-type="string">
            <text:p>SOUAD</text:p>
          </table:table-cell>
          <table:table-cell office:value-type="date" office:date-value="1971-05-22" calcext:value-type="date">
            <text:p>22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1.975" calcext:value-type="float">
            <text:p>1,975</text:p>
          </table:table-cell>
          <table:table-cell office:value-type="string" calcext:value-type="string">
            <text:p>AJ</text:p>
          </table:table-cell>
          <table:table-cell office:value-type="float" office:value="44" calcext:value-type="float">
            <text:p>44</text:p>
          </table:table-cell>
          <table:table-cell table:number-columns-repeated="1012"/>
        </table:table-row>
        <table:table-row table:style-name="ro1">
          <table:table-cell office:value-type="float" office:value="10675811" calcext:value-type="float">
            <text:p>106758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OUABC</text:p>
          </table:table-cell>
          <table:table-cell office:value-type="string" calcext:value-type="string">
            <text:p>SOUAD</text:p>
          </table:table-cell>
          <table:table-cell office:value-type="date" office:date-value="1966-03-05" calcext:value-type="date">
            <text:p>05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2.71" calcext:value-type="float">
            <text:p>2,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06366" calcext:value-type="float">
            <text:p>103063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MSABC</text:p>
          </table:table-cell>
          <table:table-cell office:value-type="string" calcext:value-type="string">
            <text:p>ZINE EDDINE</text:p>
          </table:table-cell>
          <table:table-cell office:value-type="date" office:date-value="1976-05-30" calcext:value-type="date">
            <text:p>30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AI</text:p>
          </table:table-cell>
          <table:table-cell office:value-type="string" calcext:value-type="string">
            <text:p>LIC PRO MDO AUDIT</text:p>
          </table:table-cell>
          <table:table-cell office:value-type="float" office:value="14.162" calcext:value-type="float">
            <text:p>14,1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40083" calcext:value-type="float">
            <text:p>10440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AABC</text:p>
          </table:table-cell>
          <table:table-cell office:value-type="string" calcext:value-type="string">
            <text:p>JONATHAN</text:p>
          </table:table-cell>
          <table:table-cell office:value-type="date" office:date-value="1967-09-28" calcext:value-type="date">
            <text:p>28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32895" calcext:value-type="float">
            <text:p>93328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PAGABC</text:p>
          </table:table-cell>
          <table:table-cell office:value-type="string" calcext:value-type="string">
            <text:p>AURELIE</text:p>
          </table:table-cell>
          <table:table-cell office:value-type="date" office:date-value="1985-08-04" calcext:value-type="date">
            <text:p>04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496" calcext:value-type="float">
            <text:p>14,4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2966" calcext:value-type="float">
            <text:p>100629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YABC</text:p>
          </table:table-cell>
          <table:table-cell office:value-type="string" calcext:value-type="string">
            <text:p>LAURIS</text:p>
          </table:table-cell>
          <table:table-cell office:value-type="date" office:date-value="1980-04-19" calcext:value-type="date">
            <text:p>19/04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53" calcext:value-type="float">
            <text:p>12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71340" calcext:value-type="float">
            <text:p>89713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MEDABC</text:p>
          </table:table-cell>
          <table:table-cell office:value-type="string" calcext:value-type="string">
            <text:p>MARIAM</text:p>
          </table:table-cell>
          <table:table-cell office:value-type="date" office:date-value="1972-10-13" calcext:value-type="date">
            <text:p>13/10/19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48" calcext:value-type="float">
            <text:p>11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7954" calcext:value-type="float">
            <text:p>89679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FABC</text:p>
          </table:table-cell>
          <table:table-cell office:value-type="string" calcext:value-type="string">
            <text:p>IKRAM</text:p>
          </table:table-cell>
          <table:table-cell office:value-type="date" office:date-value="1976-06-02" calcext:value-type="date">
            <text:p>0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4.334" calcext:value-type="float">
            <text:p>4,334</text:p>
          </table:table-cell>
          <table:table-cell office:value-type="string" calcext:value-type="string">
            <text:p>AJ</text:p>
          </table:table-cell>
          <table:table-cell office:value-type="float" office:value="73" calcext:value-type="float">
            <text:p>73</text:p>
          </table:table-cell>
          <table:table-cell table:number-columns-repeated="1012"/>
        </table:table-row>
        <table:table-row table:style-name="ro1">
          <table:table-cell office:value-type="float" office:value="11351251" calcext:value-type="float">
            <text:p>11351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FABC</text:p>
          </table:table-cell>
          <table:table-cell office:value-type="string" calcext:value-type="string">
            <text:p>IKRAM</text:p>
          </table:table-cell>
          <table:table-cell office:value-type="date" office:date-value="1968-06-12" calcext:value-type="date">
            <text:p>12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4.334" calcext:value-type="float">
            <text:p>4,334</text:p>
          </table:table-cell>
          <table:table-cell office:value-type="string" calcext:value-type="string">
            <text:p>AJ</text:p>
          </table:table-cell>
          <table:table-cell office:value-type="float" office:value="149" calcext:value-type="float">
            <text:p>149</text:p>
          </table:table-cell>
          <table:table-cell table:number-columns-repeated="1012"/>
        </table:table-row>
        <table:table-row table:style-name="ro1">
          <table:table-cell office:value-type="float" office:value="11255879" calcext:value-type="float">
            <text:p>112558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TIABC</text:p>
          </table:table-cell>
          <table:table-cell office:value-type="string" calcext:value-type="string">
            <text:p>PAULINE</text:p>
          </table:table-cell>
          <table:table-cell office:value-type="date" office:date-value="1973-06-09" calcext:value-type="date">
            <text:p>09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54" calcext:value-type="float">
            <text:p>10,5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61779" calcext:value-type="float">
            <text:p>10261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CLAIRE ESTELLE</text:p>
          </table:table-cell>
          <table:table-cell office:value-type="date" office:date-value="1969-04-02" calcext:value-type="date">
            <text:p>02/04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0058" calcext:value-type="float">
            <text:p>10520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BOUABC</text:p>
          </table:table-cell>
          <table:table-cell office:value-type="string" calcext:value-type="string">
            <text:p>SOPHIE-CHARLOTTE</text:p>
          </table:table-cell>
          <table:table-cell office:value-type="date" office:date-value="1984-12-24" calcext:value-type="date">
            <text:p>24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0092" calcext:value-type="float">
            <text:p>11380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GHIABC</text:p>
          </table:table-cell>
          <table:table-cell office:value-type="string" calcext:value-type="string">
            <text:p>SARAH</text:p>
          </table:table-cell>
          <table:table-cell office:value-type="date" office:date-value="1983-06-05" calcext:value-type="date">
            <text:p>05/06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6.17" calcext:value-type="float">
            <text:p>6,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72025" calcext:value-type="float">
            <text:p>9572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INABC</text:p>
          </table:table-cell>
          <table:table-cell office:value-type="string" calcext:value-type="string">
            <text:p>SANDRA</text:p>
          </table:table-cell>
          <table:table-cell office:value-type="date" office:date-value="1978-01-11" calcext:value-type="date">
            <text:p>11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3.44" calcext:value-type="float">
            <text:p>13,4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0575" calcext:value-type="float">
            <text:p>89405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ABC</text:p>
          </table:table-cell>
          <table:table-cell office:value-type="string" calcext:value-type="string">
            <text:p>NOEMIE</text:p>
          </table:table-cell>
          <table:table-cell office:value-type="date" office:date-value="1976-07-26" calcext:value-type="date">
            <text:p>26/07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26" calcext:value-type="float">
            <text:p>13,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98622" calcext:value-type="float">
            <text:p>93986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UABC</text:p>
          </table:table-cell>
          <table:table-cell office:value-type="string" calcext:value-type="string">
            <text:p>MARINE</text:p>
          </table:table-cell>
          <table:table-cell office:value-type="date" office:date-value="1980-12-01" calcext:value-type="date">
            <text:p>01/12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94" calcext:value-type="float">
            <text:p>11,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5149" calcext:value-type="float">
            <text:p>9545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ENTABC</text:p>
          </table:table-cell>
          <table:table-cell office:value-type="string" calcext:value-type="string">
            <text:p>AUDREY</text:p>
          </table:table-cell>
          <table:table-cell office:value-type="date" office:date-value="1986-03-18" calcext:value-type="date">
            <text:p>18/03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5" calcext:value-type="float">
            <text:p>11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62801" calcext:value-type="float">
            <text:p>89628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GLOABC</text:p>
          </table:table-cell>
          <table:table-cell office:value-type="string" calcext:value-type="string">
            <text:p>DOROTHEE</text:p>
          </table:table-cell>
          <table:table-cell office:value-type="date" office:date-value="1979-01-02" calcext:value-type="date">
            <text:p>02/01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09238" calcext:value-type="float">
            <text:p>99092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ESABC</text:p>
          </table:table-cell>
          <table:table-cell office:value-type="string" calcext:value-type="string">
            <text:p>CHRISTOPHER</text:p>
          </table:table-cell>
          <table:table-cell office:value-type="date" office:date-value="1983-10-21" calcext:value-type="date">
            <text:p>21/10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1" calcext:value-type="float">
            <text:p>11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54258" calcext:value-type="float">
            <text:p>100542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COABC</text:p>
          </table:table-cell>
          <table:table-cell office:value-type="string" calcext:value-type="string">
            <text:p>STEPHANIE</text:p>
          </table:table-cell>
          <table:table-cell office:value-type="date" office:date-value="1975-04-29" calcext:value-type="date">
            <text:p>29/04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63" calcext:value-type="float">
            <text:p>14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3004" calcext:value-type="float">
            <text:p>93530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ELABC</text:p>
          </table:table-cell>
          <table:table-cell office:value-type="string" calcext:value-type="string">
            <text:p>DAVID</text:p>
          </table:table-cell>
          <table:table-cell office:value-type="date" office:date-value="1974-07-15" calcext:value-type="date">
            <text:p>15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3" calcext:value-type="float">
            <text:p>12,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81662" calcext:value-type="float">
            <text:p>10281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ZARABC</text:p>
          </table:table-cell>
          <table:table-cell office:value-type="string" calcext:value-type="string">
            <text:p>LAURE</text:p>
          </table:table-cell>
          <table:table-cell office:value-type="date" office:date-value="1969-08-13" calcext:value-type="date">
            <text:p>13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19" calcext:value-type="float">
            <text:p>12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16821" calcext:value-type="float">
            <text:p>9016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ONABC</text:p>
          </table:table-cell>
          <table:table-cell office:value-type="string" calcext:value-type="string">
            <text:p>GUILLAUME</text:p>
          </table:table-cell>
          <table:table-cell office:value-type="date" office:date-value="1969-10-23" calcext:value-type="date">
            <text:p>23/10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36" calcext:value-type="float">
            <text:p>11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0901" calcext:value-type="float">
            <text:p>109009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NGUYEN <text:s/>KHANH</text:p>
          </table:table-cell>
          <table:table-cell office:value-type="date" office:date-value="1973-01-01" calcext:value-type="date">
            <text:p>01/01/1973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542" calcext:value-type="float">
            <text:p>12,5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20920" calcext:value-type="float">
            <text:p>11420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ABC</text:p>
          </table:table-cell>
          <table:table-cell office:value-type="string" calcext:value-type="string">
            <text:p>NGUYEN <text:s/>KHANH</text:p>
          </table:table-cell>
          <table:table-cell office:value-type="date" office:date-value="1968-03-28" calcext:value-type="date">
            <text:p>28/03/1968</text:p>
          </table:table-cell>
          <table:table-cell office:value-type="string" calcext:value-type="string">
            <text:p>243</text:p>
          </table:table-cell>
          <table:table-cell office:value-type="string" calcext:value-type="string">
            <text:p>VIETNAMIEN(NE)</text:p>
          </table:table-cell>
          <table:table-cell office:value-type="string" calcext:value-type="string">
            <text:p>E5IFM</text:p>
          </table:table-cell>
          <table:table-cell office:value-type="string" calcext:value-type="string">
            <text:p>Master2Pro Ing finan mod</text:p>
          </table:table-cell>
          <table:table-cell office:value-type="float" office:value="12.951" calcext:value-type="float">
            <text:p>12,95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52064" calcext:value-type="float">
            <text:p>107520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HALABC</text:p>
          </table:table-cell>
          <table:table-cell office:value-type="string" calcext:value-type="string">
            <text:p>MARVIN</text:p>
          </table:table-cell>
          <table:table-cell office:value-type="date" office:date-value="1985-06-03" calcext:value-type="date">
            <text:p>03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SS</text:p>
          </table:table-cell>
          <table:table-cell office:value-type="string" calcext:value-type="string">
            <text:p>Lic Sante et Sc Soc an2</text:p>
          </table:table-cell>
          <table:table-cell office:value-type="float" office:value="5.884" calcext:value-type="float">
            <text:p>5,8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91525" calcext:value-type="float">
            <text:p>102915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LOABC</text:p>
          </table:table-cell>
          <table:table-cell office:value-type="string" calcext:value-type="string">
            <text:p>LAURA</text:p>
          </table:table-cell>
          <table:table-cell office:value-type="date" office:date-value="1982-07-30" calcext:value-type="date">
            <text:p>30/07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35" calcext:value-type="float">
            <text:p>15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85193" calcext:value-type="float">
            <text:p>108851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NGABC</text:p>
          </table:table-cell>
          <table:table-cell office:value-type="string" calcext:value-type="string">
            <text:p>PECULE</text:p>
          </table:table-cell>
          <table:table-cell office:value-type="date" office:date-value="1975-08-29" calcext:value-type="date">
            <text:p>29/08/1975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349" calcext:value-type="float">
            <text:p>8,3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87472" calcext:value-type="float">
            <text:p>108874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ANGABC</text:p>
          </table:table-cell>
          <table:table-cell office:value-type="string" calcext:value-type="string">
            <text:p>PECULE</text:p>
          </table:table-cell>
          <table:table-cell office:value-type="date" office:date-value="1976-12-17" calcext:value-type="date">
            <text:p>17/12/197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8.995" calcext:value-type="float">
            <text:p>8,995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1384658" calcext:value-type="float">
            <text:p>113846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SAMI</text:p>
          </table:table-cell>
          <table:table-cell office:value-type="date" office:date-value="1979-11-11" calcext:value-type="date">
            <text:p>11/11/1979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8.443" calcext:value-type="float">
            <text:p>8,44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0456" calcext:value-type="float">
            <text:p>104004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AIABC</text:p>
          </table:table-cell>
          <table:table-cell office:value-type="string" calcext:value-type="string">
            <text:p>SAMI</text:p>
          </table:table-cell>
          <table:table-cell office:value-type="date" office:date-value="1968-05-05" calcext:value-type="date">
            <text:p>05/05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9.728" calcext:value-type="float">
            <text:p>9,72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69241" calcext:value-type="float">
            <text:p>98692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BENOIT</text:p>
          </table:table-cell>
          <table:table-cell office:value-type="date" office:date-value="1984-03-02" calcext:value-type="date">
            <text:p>02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9.702" calcext:value-type="float">
            <text:p>9,7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28623" calcext:value-type="float">
            <text:p>104286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ILLABC</text:p>
          </table:table-cell>
          <table:table-cell office:value-type="string" calcext:value-type="string">
            <text:p>BENOIT</text:p>
          </table:table-cell>
          <table:table-cell office:value-type="date" office:date-value="1966-05-19" calcext:value-type="date">
            <text:p>19/05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211" calcext:value-type="float">
            <text:p>10,2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2721" calcext:value-type="float">
            <text:p>97027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ABC</text:p>
          </table:table-cell>
          <table:table-cell office:value-type="string" calcext:value-type="string">
            <text:p>ESSAM</text:p>
          </table:table-cell>
          <table:table-cell office:value-type="date" office:date-value="1976-06-04" calcext:value-type="date">
            <text:p>04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20537" calcext:value-type="float">
            <text:p>95205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ZOUABC</text:p>
          </table:table-cell>
          <table:table-cell office:value-type="string" calcext:value-type="string">
            <text:p>MOHAMED-KARIM</text:p>
          </table:table-cell>
          <table:table-cell office:value-type="date" office:date-value="1974-05-06" calcext:value-type="date">
            <text:p>06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18877" calcext:value-type="float">
            <text:p>96188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SABC</text:p>
          </table:table-cell>
          <table:table-cell office:value-type="string" calcext:value-type="string">
            <text:p>AMER</text:p>
          </table:table-cell>
          <table:table-cell office:value-type="date" office:date-value="1975-09-02" calcext:value-type="date">
            <text:p>02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4.45" calcext:value-type="float">
            <text:p>14,4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18993" calcext:value-type="float">
            <text:p>111189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SANABC</text:p>
          </table:table-cell>
          <table:table-cell office:value-type="string" calcext:value-type="string">
            <text:p>ANGELIQUE</text:p>
          </table:table-cell>
          <table:table-cell office:value-type="date" office:date-value="1979-03-06" calcext:value-type="date">
            <text:p>06/03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36" calcext:value-type="float">
            <text:p>12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9049" calcext:value-type="float">
            <text:p>10469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ABC</text:p>
          </table:table-cell>
          <table:table-cell office:value-type="string" calcext:value-type="string">
            <text:p>GULSEN</text:p>
          </table:table-cell>
          <table:table-cell office:value-type="date" office:date-value="1965-11-08" calcext:value-type="date">
            <text:p>08/11/19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IMP</text:p>
          </table:table-cell>
          <table:table-cell office:value-type="string" calcext:value-type="string">
            <text:p>Master2Pro IMPI</text:p>
          </table:table-cell>
          <table:table-cell office:value-type="float" office:value="10.621" calcext:value-type="float">
            <text:p>10,6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23372" calcext:value-type="float">
            <text:p>90233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TEABC</text:p>
          </table:table-cell>
          <table:table-cell office:value-type="string" calcext:value-type="string">
            <text:p>ANNE-SOPHIE</text:p>
          </table:table-cell>
          <table:table-cell office:value-type="date" office:date-value="1982-11-15" calcext:value-type="date">
            <text:p>15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688" calcext:value-type="float">
            <text:p>10,6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17421" calcext:value-type="float">
            <text:p>10217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UAABC</text:p>
          </table:table-cell>
          <table:table-cell office:value-type="string" calcext:value-type="string">
            <text:p>IMMAD-EDDINE</text:p>
          </table:table-cell>
          <table:table-cell office:value-type="date" office:date-value="1986-06-28" calcext:value-type="date">
            <text:p>28/06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DA</text:p>
          </table:table-cell>
          <table:table-cell office:value-type="string" calcext:value-type="string">
            <text:p>Master2Rec Droit Affaires</text:p>
          </table:table-cell>
          <table:table-cell office:value-type="float" office:value="13.236" calcext:value-type="float">
            <text:p>13,2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2920" calcext:value-type="float">
            <text:p>97029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BERABC</text:p>
          </table:table-cell>
          <table:table-cell office:value-type="string" calcext:value-type="string">
            <text:p>THEO</text:p>
          </table:table-cell>
          <table:table-cell office:value-type="date" office:date-value="1970-05-10" calcext:value-type="date">
            <text:p>10/05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ONG</text:p>
          </table:table-cell>
          <table:table-cell office:value-type="string" calcext:value-type="string">
            <text:p>Master2Pro ONG</text:p>
          </table:table-cell>
          <table:table-cell office:value-type="float" office:value="11.349" calcext:value-type="float">
            <text:p>11,34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08174" calcext:value-type="float">
            <text:p>96081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OMABC</text:p>
          </table:table-cell>
          <table:table-cell office:value-type="string" calcext:value-type="string">
            <text:p>MOUHSSINE</text:p>
          </table:table-cell>
          <table:table-cell office:value-type="date" office:date-value="1971-05-28" calcext:value-type="date">
            <text:p>28/05/19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office:value-type="float" office:value="10057654" calcext:value-type="float">
            <text:p>10057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RABC</text:p>
          </table:table-cell>
          <table:table-cell office:value-type="string" calcext:value-type="string">
            <text:p>KATHERINE</text:p>
          </table:table-cell>
          <table:table-cell office:value-type="date" office:date-value="1986-01-19" calcext:value-type="date">
            <text:p>19/0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521" calcext:value-type="float">
            <text:p>9,52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80579" calcext:value-type="float">
            <text:p>99805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RABC</text:p>
          </table:table-cell>
          <table:table-cell office:value-type="string" calcext:value-type="string">
            <text:p>KATHERINE</text:p>
          </table:table-cell>
          <table:table-cell office:value-type="date" office:date-value="1980-11-27" calcext:value-type="date">
            <text:p>27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49254" calcext:value-type="float">
            <text:p>103492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LIMABC</text:p>
          </table:table-cell>
          <table:table-cell office:value-type="string" calcext:value-type="string">
            <text:p>AHMED</text:p>
          </table:table-cell>
          <table:table-cell office:value-type="date" office:date-value="1974-11-01" calcext:value-type="date">
            <text:p>01/1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12.625" calcext:value-type="float">
            <text:p>12,6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94958" calcext:value-type="float">
            <text:p>90949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TIABC</text:p>
          </table:table-cell>
          <table:table-cell office:value-type="string" calcext:value-type="string">
            <text:p>RABIA</text:p>
          </table:table-cell>
          <table:table-cell office:value-type="date" office:date-value="1976-06-18" calcext:value-type="date">
            <text:p>18/06/1976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PAKISTAN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4.708" calcext:value-type="float">
            <text:p>4,70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67639" calcext:value-type="float">
            <text:p>11467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TIABC</text:p>
          </table:table-cell>
          <table:table-cell office:value-type="string" calcext:value-type="string">
            <text:p>RABIA</text:p>
          </table:table-cell>
          <table:table-cell office:value-type="date" office:date-value="1986-10-17" calcext:value-type="date">
            <text:p>17/10/1986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PAKISTANAIS(E)</text:p>
          </table:table-cell>
          <table:table-cell office:value-type="string" calcext:value-type="string">
            <text:p>D4DIM</text:p>
          </table:table-cell>
          <table:table-cell office:value-type="string" calcext:value-type="string">
            <text:p>Master1 Droit immobilier</text:p>
          </table:table-cell>
          <table:table-cell office:value-type="float" office:value="5.802" calcext:value-type="float">
            <text:p>5,80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037149" calcext:value-type="float">
            <text:p>90371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KAHINA DINA</text:p>
          </table:table-cell>
          <table:table-cell office:value-type="date" office:date-value="1973-01-25" calcext:value-type="date">
            <text:p>25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8.23" calcext:value-type="float">
            <text:p>8,2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82903" calcext:value-type="float">
            <text:p>102829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KAHINA DINA</text:p>
          </table:table-cell>
          <table:table-cell office:value-type="date" office:date-value="1972-04-07" calcext:value-type="date">
            <text:p>07/04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9.05" calcext:value-type="float">
            <text:p>9,0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63878" calcext:value-type="float">
            <text:p>93638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TTABC</text:p>
          </table:table-cell>
          <table:table-cell office:value-type="string" calcext:value-type="string">
            <text:p>NASSIM</text:p>
          </table:table-cell>
          <table:table-cell office:value-type="date" office:date-value="1984-02-23" calcext:value-type="date">
            <text:p>2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0.54" calcext:value-type="float">
            <text:p>0,5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1242" calcext:value-type="float">
            <text:p>91612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BAHABC</text:p>
          </table:table-cell>
          <table:table-cell office:value-type="string" calcext:value-type="string">
            <text:p>AHMAD</text:p>
          </table:table-cell>
          <table:table-cell office:value-type="date" office:date-value="1985-08-07" calcext:value-type="date">
            <text:p>07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823" calcext:value-type="float">
            <text:p>11,823</text:p>
          </table:table-cell>
          <table:table-cell office:value-type="string" calcext:value-type="string">
            <text:p>ADM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10547555" calcext:value-type="float">
            <text:p>105475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NIABC</text:p>
          </table:table-cell>
          <table:table-cell office:value-type="string" calcext:value-type="string">
            <text:p>SOUMIA</text:p>
          </table:table-cell>
          <table:table-cell office:value-type="date" office:date-value="1979-12-13" calcext:value-type="date">
            <text:p>13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4BFA</text:p>
          </table:table-cell>
          <table:table-cell office:value-type="string" calcext:value-type="string">
            <text:p>Master1 Banq fin Ass</text:p>
          </table:table-cell>
          <table:table-cell office:value-type="float" office:value="12.143" calcext:value-type="float">
            <text:p>12,1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04631" calcext:value-type="float">
            <text:p>90046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HLABC</text:p>
          </table:table-cell>
          <table:table-cell office:value-type="string" calcext:value-type="string">
            <text:p>OLFA</text:p>
          </table:table-cell>
          <table:table-cell office:value-type="date" office:date-value="1982-07-26" calcext:value-type="date">
            <text:p>26/07/1982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155" calcext:value-type="float">
            <text:p>8,155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11464676" calcext:value-type="float">
            <text:p>114646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ABC</text:p>
          </table:table-cell>
          <table:table-cell office:value-type="string" calcext:value-type="string">
            <text:p>KADIDIA</text:p>
          </table:table-cell>
          <table:table-cell office:value-type="date" office:date-value="1971-05-03" calcext:value-type="date">
            <text:p>03/05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046" calcext:value-type="float">
            <text:p>10,0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7904" calcext:value-type="float">
            <text:p>95779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REABC</text:p>
          </table:table-cell>
          <table:table-cell office:value-type="string" calcext:value-type="string">
            <text:p>MYRIAM</text:p>
          </table:table-cell>
          <table:table-cell office:value-type="date" office:date-value="1974-05-31" calcext:value-type="date">
            <text:p>31/05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91" calcext:value-type="float">
            <text:p>11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32105" calcext:value-type="float">
            <text:p>10132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KATHIA</text:p>
          </table:table-cell>
          <table:table-cell office:value-type="date" office:date-value="1984-08-21" calcext:value-type="date">
            <text:p>21/08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SST</text:p>
          </table:table-cell>
          <table:table-cell office:value-type="string" calcext:value-type="string">
            <text:p>Master1 SSO-SST</text:p>
          </table:table-cell>
          <table:table-cell office:value-type="float" office:value="12.213" calcext:value-type="float">
            <text:p>12,21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27615" calcext:value-type="float">
            <text:p>91276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SSABC</text:p>
          </table:table-cell>
          <table:table-cell office:value-type="string" calcext:value-type="string">
            <text:p>SOPHIE</text:p>
          </table:table-cell>
          <table:table-cell office:value-type="date" office:date-value="1982-11-21" calcext:value-type="date">
            <text:p>21/1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EFI</text:p>
          </table:table-cell>
          <table:table-cell office:value-type="string" calcext:value-type="string">
            <text:p>Master1 EFIS</text:p>
          </table:table-cell>
          <table:table-cell office:value-type="float" office:value="14.667" calcext:value-type="float">
            <text:p>14,6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46175" calcext:value-type="float">
            <text:p>105461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PEZABC</text:p>
          </table:table-cell>
          <table:table-cell office:value-type="string" calcext:value-type="string">
            <text:p>MANON</text:p>
          </table:table-cell>
          <table:table-cell office:value-type="date" office:date-value="1975-11-26" calcext:value-type="date">
            <text:p>26/1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2.88" calcext:value-type="float">
            <text:p>12,8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39366" calcext:value-type="float">
            <text:p>10639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EABC</text:p>
          </table:table-cell>
          <table:table-cell office:value-type="string" calcext:value-type="string">
            <text:p>WELLE</text:p>
          </table:table-cell>
          <table:table-cell office:value-type="date" office:date-value="1983-01-05" calcext:value-type="date">
            <text:p>05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COP2</text:p>
          </table:table-cell>
          <table:table-cell office:value-type="string" calcext:value-type="string">
            <text:p>Master2Pro SP-CEP (AP)</text:p>
          </table:table-cell>
          <table:table-cell office:value-type="float" office:value="12.908" calcext:value-type="float">
            <text:p>12,9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4690" calcext:value-type="float">
            <text:p>957469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DANABC</text:p>
          </table:table-cell>
          <table:table-cell office:value-type="string" calcext:value-type="string">
            <text:p>SEVERINE</text:p>
          </table:table-cell>
          <table:table-cell office:value-type="date" office:date-value="1976-06-22" calcext:value-type="date">
            <text:p>22/06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PE2</text:p>
          </table:table-cell>
          <table:table-cell office:value-type="string" calcext:value-type="string">
            <text:p>Master2 Politiq edit (AP)</text:p>
          </table:table-cell>
          <table:table-cell office:value-type="float" office:value="12.611" calcext:value-type="float">
            <text:p>12,6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23026" calcext:value-type="float">
            <text:p>110230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LIABC</text:p>
          </table:table-cell>
          <table:table-cell office:value-type="string" calcext:value-type="string">
            <text:p>GAMZEGUL</text:p>
          </table:table-cell>
          <table:table-cell office:value-type="date" office:date-value="1973-03-13" calcext:value-type="date">
            <text:p>13/03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12.553" calcext:value-type="float">
            <text:p>12,5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38075" calcext:value-type="float">
            <text:p>103380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LABC</text:p>
          </table:table-cell>
          <table:table-cell office:value-type="string" calcext:value-type="string">
            <text:p>BENOIT LUDOVIC</text:p>
          </table:table-cell>
          <table:table-cell office:value-type="date" office:date-value="1969-04-26" calcext:value-type="date">
            <text:p>26/04/1969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3.225" calcext:value-type="float">
            <text:p>13,2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2095" calcext:value-type="float">
            <text:p>112420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ESABC</text:p>
          </table:table-cell>
          <table:table-cell office:value-type="string" calcext:value-type="string">
            <text:p>CYNTHIA</text:p>
          </table:table-cell>
          <table:table-cell office:value-type="date" office:date-value="1967-01-17" calcext:value-type="date">
            <text:p>17/0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9436727" calcext:value-type="float">
            <text:p>9436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OOABC</text:p>
          </table:table-cell>
          <table:table-cell office:value-type="string" calcext:value-type="string">
            <text:p>ZOHEAB</text:p>
          </table:table-cell>
          <table:table-cell office:value-type="date" office:date-value="1969-08-25" calcext:value-type="date">
            <text:p>25/08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053396" calcext:value-type="float">
            <text:p>110533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S RABC</text:p>
          </table:table-cell>
          <table:table-cell office:value-type="string" calcext:value-type="string">
            <text:p>STEPHANIE</text:p>
          </table:table-cell>
          <table:table-cell office:value-type="date" office:date-value="1983-01-29" calcext:value-type="date">
            <text:p>29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SS</text:p>
          </table:table-cell>
          <table:table-cell office:value-type="string" calcext:value-type="string">
            <text:p>Master2 Education, sport</text:p>
          </table:table-cell>
          <table:table-cell office:value-type="float" office:value="10.51" calcext:value-type="float">
            <text:p>10,51</text:p>
          </table:table-cell>
          <table:table-cell office:value-type="string" calcext:value-type="string">
            <text:p>ADM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10072249" calcext:value-type="float">
            <text:p>100722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TIABC</text:p>
          </table:table-cell>
          <table:table-cell office:value-type="string" calcext:value-type="string">
            <text:p>ANGELIE</text:p>
          </table:table-cell>
          <table:table-cell office:value-type="date" office:date-value="1983-08-27" calcext:value-type="date">
            <text:p>27/08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84" calcext:value-type="float">
            <text:p>10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986513" calcext:value-type="float">
            <text:p>99865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AKABC</text:p>
          </table:table-cell>
          <table:table-cell office:value-type="string" calcext:value-type="string">
            <text:p>ERDEM</text:p>
          </table:table-cell>
          <table:table-cell office:value-type="date" office:date-value="1985-08-07" calcext:value-type="date">
            <text:p>07/08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9776" calcext:value-type="float">
            <text:p>107197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DIABC</text:p>
          </table:table-cell>
          <table:table-cell office:value-type="string" calcext:value-type="string">
            <text:p>HICHEM</text:p>
          </table:table-cell>
          <table:table-cell office:value-type="date" office:date-value="1968-07-28" calcext:value-type="date">
            <text:p>28/07/1968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8.183" calcext:value-type="float">
            <text:p>8,1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798765" calcext:value-type="float">
            <text:p>107987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FERHAT</text:p>
          </table:table-cell>
          <table:table-cell office:value-type="date" office:date-value="1985-11-11" calcext:value-type="date">
            <text:p>11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4CDE</text:p>
          </table:table-cell>
          <table:table-cell office:value-type="string" calcext:value-type="string">
            <text:p>Master1 ICO - com entre</text:p>
          </table:table-cell>
          <table:table-cell office:value-type="float" office:value="13.396" calcext:value-type="float">
            <text:p>13,3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60289" calcext:value-type="float">
            <text:p>104602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FTCABC</text:p>
          </table:table-cell>
          <table:table-cell office:value-type="string" calcext:value-type="string">
            <text:p>DERYA</text:p>
          </table:table-cell>
          <table:table-cell office:value-type="date" office:date-value="1984-12-17" calcext:value-type="date">
            <text:p>17/1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0484" calcext:value-type="float">
            <text:p>97904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ZOAABC</text:p>
          </table:table-cell>
          <table:table-cell office:value-type="string" calcext:value-type="string">
            <text:p>OPHELIE</text:p>
          </table:table-cell>
          <table:table-cell office:value-type="date" office:date-value="1986-06-26" calcext:value-type="date">
            <text:p>26/06/1986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12" calcext:value-type="float">
            <text:p>10,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36189" calcext:value-type="float">
            <text:p>104361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MAABC</text:p>
          </table:table-cell>
          <table:table-cell office:value-type="string" calcext:value-type="string">
            <text:p>SAMIA</text:p>
          </table:table-cell>
          <table:table-cell office:value-type="date" office:date-value="1981-06-04" calcext:value-type="date">
            <text:p>04/06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BTE</text:p>
          </table:table-cell>
          <table:table-cell office:value-type="string" calcext:value-type="string">
            <text:p>Master1 BTE</text:p>
          </table:table-cell>
          <table:table-cell office:value-type="float" office:value="14.95" calcext:value-type="float">
            <text:p>14,9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25689" calcext:value-type="float">
            <text:p>94256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GHAABC</text:p>
          </table:table-cell>
          <table:table-cell office:value-type="string" calcext:value-type="string">
            <text:p>NORA</text:p>
          </table:table-cell>
          <table:table-cell office:value-type="date" office:date-value="1974-04-03" calcext:value-type="date">
            <text:p>03/04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S3RHA3</text:p>
          </table:table-cell>
          <table:table-cell office:value-type="string" calcext:value-type="string">
            <text:p>LIC PRO GRH - fevrier FC</text:p>
          </table:table-cell>
          <table:table-cell office:value-type="float" office:value="13.09" calcext:value-type="float">
            <text:p>13,0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8251" calcext:value-type="float">
            <text:p>8948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DAUABC</text:p>
          </table:table-cell>
          <table:table-cell office:value-type="string" calcext:value-type="string">
            <text:p>SHIRLEY</text:p>
          </table:table-cell>
          <table:table-cell office:value-type="date" office:date-value="1978-01-24" calcext:value-type="date">
            <text:p>24/0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69008" calcext:value-type="float">
            <text:p>11469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MERABC</text:p>
          </table:table-cell>
          <table:table-cell office:value-type="string" calcext:value-type="string">
            <text:p>CLAIRE</text:p>
          </table:table-cell>
          <table:table-cell office:value-type="date" office:date-value="1980-07-24" calcext:value-type="date">
            <text:p>24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8" calcext:value-type="float">
            <text:p>11,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354651" calcext:value-type="float">
            <text:p>93546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 ISABC</text:p>
          </table:table-cell>
          <table:table-cell office:value-type="string" calcext:value-type="string">
            <text:p>MALIK</text:p>
          </table:table-cell>
          <table:table-cell office:value-type="date" office:date-value="1976-03-24" calcext:value-type="date">
            <text:p>24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98" calcext:value-type="float">
            <text:p>12,9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90595" calcext:value-type="float">
            <text:p>109905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JRIABC</text:p>
          </table:table-cell>
          <table:table-cell office:value-type="string" calcext:value-type="string">
            <text:p>SAMI</text:p>
          </table:table-cell>
          <table:table-cell office:value-type="date" office:date-value="1971-12-18" calcext:value-type="date">
            <text:p>18/12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2GP</text:p>
          </table:table-cell>
          <table:table-cell office:value-type="string" calcext:value-type="string">
            <text:p>DUT GEA op. PMO an2</text:p>
          </table:table-cell>
          <table:table-cell office:value-type="float" office:value="10.599" calcext:value-type="float">
            <text:p>10,59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4154" calcext:value-type="float">
            <text:p>8934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RESABC</text:p>
          </table:table-cell>
          <table:table-cell office:value-type="string" calcext:value-type="string">
            <text:p>NICOLAS</text:p>
          </table:table-cell>
          <table:table-cell office:value-type="date" office:date-value="1979-06-23" calcext:value-type="date">
            <text:p>23/06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4" calcext:value-type="float">
            <text:p>11,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4932" calcext:value-type="float">
            <text:p>97649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ICHABC</text:p>
          </table:table-cell>
          <table:table-cell office:value-type="string" calcext:value-type="string">
            <text:p>LEOPOLD</text:p>
          </table:table-cell>
          <table:table-cell office:value-type="date" office:date-value="1968-03-15" calcext:value-type="date">
            <text:p>15/03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64" calcext:value-type="float">
            <text:p>13,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3628" calcext:value-type="float">
            <text:p>97936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ENABC</text:p>
          </table:table-cell>
          <table:table-cell office:value-type="string" calcext:value-type="string">
            <text:p>SEVERINE</text:p>
          </table:table-cell>
          <table:table-cell office:value-type="date" office:date-value="1987-06-09" calcext:value-type="date">
            <text:p>09/06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07076" calcext:value-type="float">
            <text:p>10807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OSAABC</text:p>
          </table:table-cell>
          <table:table-cell office:value-type="string" calcext:value-type="string">
            <text:p>SERAPHINE</text:p>
          </table:table-cell>
          <table:table-cell office:value-type="date" office:date-value="1978-11-26" calcext:value-type="date">
            <text:p>26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5" calcext:value-type="float">
            <text:p>13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7842" calcext:value-type="float">
            <text:p>95078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NGABC</text:p>
          </table:table-cell>
          <table:table-cell office:value-type="string" calcext:value-type="string">
            <text:p>WILLIAM</text:p>
          </table:table-cell>
          <table:table-cell office:value-type="date" office:date-value="1968-06-12" calcext:value-type="date">
            <text:p>12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2.02" calcext:value-type="float">
            <text:p>12,02</text:p>
          </table:table-cell>
          <table:table-cell office:value-type="string" calcext:value-type="string">
            <text:p>ADM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office:value-type="float" office:value="10208779" calcext:value-type="float">
            <text:p>102087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LOUISA</text:p>
          </table:table-cell>
          <table:table-cell office:value-type="date" office:date-value="1970-04-08" calcext:value-type="date">
            <text:p>08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MO</text:p>
          </table:table-cell>
          <table:table-cell office:value-type="string" calcext:value-type="string">
            <text:p>Lic Lettres Modernes an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94645" calcext:value-type="float">
            <text:p>101946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ATABC</text:p>
          </table:table-cell>
          <table:table-cell office:value-type="string" calcext:value-type="string">
            <text:p>OMAR</text:p>
          </table:table-cell>
          <table:table-cell office:value-type="date" office:date-value="1984-02-23" calcext:value-type="date">
            <text:p>23/02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7.617" calcext:value-type="float">
            <text:p>7,6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613053" calcext:value-type="float">
            <text:p>96130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MLABC</text:p>
          </table:table-cell>
          <table:table-cell office:value-type="string" calcext:value-type="string">
            <text:p>ANWAR</text:p>
          </table:table-cell>
          <table:table-cell office:value-type="date" office:date-value="1977-04-01" calcext:value-type="date">
            <text:p>01/04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302" calcext:value-type="float">
            <text:p>11,30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1209" calcext:value-type="float">
            <text:p>98912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SONIA</text:p>
          </table:table-cell>
          <table:table-cell office:value-type="date" office:date-value="1979-02-25" calcext:value-type="date">
            <text:p>25/0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62" calcext:value-type="float">
            <text:p>2,6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59342" calcext:value-type="float">
            <text:p>97593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ASABC</text:p>
          </table:table-cell>
          <table:table-cell office:value-type="string" calcext:value-type="string">
            <text:p>SONIA</text:p>
          </table:table-cell>
          <table:table-cell office:value-type="date" office:date-value="1967-08-31" calcext:value-type="date">
            <text:p>31/08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2.64" calcext:value-type="float">
            <text:p>2,6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37441" calcext:value-type="float">
            <text:p>9237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 MAABC</text:p>
          </table:table-cell>
          <table:table-cell office:value-type="string" calcext:value-type="string">
            <text:p>REMI</text:p>
          </table:table-cell>
          <table:table-cell office:value-type="date" office:date-value="1982-05-10" calcext:value-type="date">
            <text:p>10/05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021626" calcext:value-type="float">
            <text:p>100216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ADOU TIDIANE</text:p>
          </table:table-cell>
          <table:table-cell office:value-type="date" office:date-value="1968-05-22" calcext:value-type="date">
            <text:p>22/05/1968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2" calcext:value-type="float">
            <text:p>9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16658" calcext:value-type="float">
            <text:p>98166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MADOU TIDIANE</text:p>
          </table:table-cell>
          <table:table-cell office:value-type="date" office:date-value="1968-12-19" calcext:value-type="date">
            <text:p>19/12/1968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209" calcext:value-type="float">
            <text:p>9,2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55227" calcext:value-type="float">
            <text:p>10555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ITAABC</text:p>
          </table:table-cell>
          <table:table-cell office:value-type="string" calcext:value-type="string">
            <text:p>AMADOU</text:p>
          </table:table-cell>
          <table:table-cell office:value-type="date" office:date-value="1981-12-18" calcext:value-type="date">
            <text:p>18/12/1981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G4INF</text:p>
          </table:table-cell>
          <table:table-cell office:value-type="string" calcext:value-type="string">
            <text:p>Master1 Informatique</text:p>
          </table:table-cell>
          <table:table-cell office:value-type="float" office:value="11.27" calcext:value-type="float">
            <text:p>11,27</text:p>
          </table:table-cell>
          <table:table-cell office:value-type="string" calcext:value-type="string">
            <text:p>ADM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9150196" calcext:value-type="float">
            <text:p>91501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ERABC</text:p>
          </table:table-cell>
          <table:table-cell office:value-type="string" calcext:value-type="string">
            <text:p>ANNE CHARLOTTE</text:p>
          </table:table-cell>
          <table:table-cell office:value-type="date" office:date-value="1970-04-04" calcext:value-type="date">
            <text:p>04/04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56" calcext:value-type="float">
            <text:p>12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19575" calcext:value-type="float">
            <text:p>106195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OUDABC</text:p>
          </table:table-cell>
          <table:table-cell office:value-type="string" calcext:value-type="string">
            <text:p>SOUMEYA</text:p>
          </table:table-cell>
          <table:table-cell office:value-type="date" office:date-value="1973-07-02" calcext:value-type="date">
            <text:p>02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147" calcext:value-type="float">
            <text:p>11,14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29234" calcext:value-type="float">
            <text:p>106292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YWABC</text:p>
          </table:table-cell>
          <table:table-cell office:value-type="string" calcext:value-type="string">
            <text:p>MARLENE</text:p>
          </table:table-cell>
          <table:table-cell office:value-type="date" office:date-value="1966-09-02" calcext:value-type="date">
            <text:p>02/09/196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L4MIA</text:p>
          </table:table-cell>
          <table:table-cell office:value-type="string" calcext:value-type="string">
            <text:p>Master1 LERCI - LEAMIA</text:p>
          </table:table-cell>
          <table:table-cell office:value-type="float" office:value="12.304" calcext:value-type="float">
            <text:p>12,3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74857" calcext:value-type="float">
            <text:p>101748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CABC</text:p>
          </table:table-cell>
          <table:table-cell office:value-type="string" calcext:value-type="string">
            <text:p>MUSTAPHA</text:p>
          </table:table-cell>
          <table:table-cell office:value-type="date" office:date-value="1977-04-25" calcext:value-type="date">
            <text:p>25/04/197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4.692" calcext:value-type="float">
            <text:p>4,69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0430" calcext:value-type="float">
            <text:p>102104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CABC</text:p>
          </table:table-cell>
          <table:table-cell office:value-type="string" calcext:value-type="string">
            <text:p>MUSTAPHA</text:p>
          </table:table-cell>
          <table:table-cell office:value-type="date" office:date-value="1967-11-04" calcext:value-type="date">
            <text:p>04/11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G3INF</text:p>
          </table:table-cell>
          <table:table-cell office:value-type="string" calcext:value-type="string">
            <text:p>Lic Informatique an3</text:p>
          </table:table-cell>
          <table:table-cell office:value-type="float" office:value="8.284" calcext:value-type="float">
            <text:p>8,28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8935376" calcext:value-type="float">
            <text:p>89353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NNABC</text:p>
          </table:table-cell>
          <table:table-cell office:value-type="string" calcext:value-type="string">
            <text:p>SADJI</text:p>
          </table:table-cell>
          <table:table-cell office:value-type="date" office:date-value="1972-11-30" calcext:value-type="date">
            <text:p>30/11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62" calcext:value-type="float">
            <text:p>13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9420" calcext:value-type="float">
            <text:p>102794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MMABC</text:p>
          </table:table-cell>
          <table:table-cell office:value-type="string" calcext:value-type="string">
            <text:p>SUCHITRA</text:p>
          </table:table-cell>
          <table:table-cell office:value-type="date" office:date-value="1974-10-09" calcext:value-type="date">
            <text:p>09/10/19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E5BFG2</text:p>
          </table:table-cell>
          <table:table-cell office:value-type="string" calcext:value-type="string">
            <text:p>Master2Pro EFI-BFGR (AP)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76388" calcext:value-type="float">
            <text:p>109763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URABC</text:p>
          </table:table-cell>
          <table:table-cell office:value-type="string" calcext:value-type="string">
            <text:p>ACHOUR</text:p>
          </table:table-cell>
          <table:table-cell office:value-type="date" office:date-value="1983-02-13" calcext:value-type="date">
            <text:p>13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.552" calcext:value-type="float">
            <text:p>10,5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19015" calcext:value-type="float">
            <text:p>110190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MAABC</text:p>
          </table:table-cell>
          <table:table-cell office:value-type="string" calcext:value-type="string">
            <text:p>MOHAMMAD AMIN</text:p>
          </table:table-cell>
          <table:table-cell office:value-type="date" office:date-value="1984-01-02" calcext:value-type="date">
            <text:p>02/01/1984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IRANIEN(N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12.001" calcext:value-type="float">
            <text:p>12,00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3703" calcext:value-type="float">
            <text:p>94337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LOUABC</text:p>
          </table:table-cell>
          <table:table-cell office:value-type="string" calcext:value-type="string">
            <text:p>KATIA</text:p>
          </table:table-cell>
          <table:table-cell office:value-type="date" office:date-value="1967-09-14" calcext:value-type="date">
            <text:p>14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0.061" calcext:value-type="float">
            <text:p>10,06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50845" calcext:value-type="float">
            <text:p>102508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SEABC</text:p>
          </table:table-cell>
          <table:table-cell office:value-type="string" calcext:value-type="string">
            <text:p>CHARLOTTE</text:p>
          </table:table-cell>
          <table:table-cell office:value-type="date" office:date-value="1968-07-04" calcext:value-type="date">
            <text:p>04/07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33" calcext:value-type="float">
            <text:p>11,3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1150" calcext:value-type="float">
            <text:p>9841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EGHABC</text:p>
          </table:table-cell>
          <table:table-cell office:value-type="string" calcext:value-type="string">
            <text:p>YOANN</text:p>
          </table:table-cell>
          <table:table-cell office:value-type="date" office:date-value="1973-09-28" calcext:value-type="date">
            <text:p>28/09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63513" calcext:value-type="float">
            <text:p>9063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ENABC</text:p>
          </table:table-cell>
          <table:table-cell office:value-type="string" calcext:value-type="string">
            <text:p>AYSUN</text:p>
          </table:table-cell>
          <table:table-cell office:value-type="date" office:date-value="1985-12-24" calcext:value-type="date">
            <text:p>24/1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1" calcext:value-type="float">
            <text:p>12,3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72728" calcext:value-type="float">
            <text:p>90727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STAABC</text:p>
          </table:table-cell>
          <table:table-cell office:value-type="string" calcext:value-type="string">
            <text:p>MARIE</text:p>
          </table:table-cell>
          <table:table-cell office:value-type="date" office:date-value="1975-07-10" calcext:value-type="date">
            <text:p>10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97199" calcext:value-type="float">
            <text:p>98971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RABC</text:p>
          </table:table-cell>
          <table:table-cell office:value-type="string" calcext:value-type="string">
            <text:p>RUSHEENTHIRA</text:p>
          </table:table-cell>
          <table:table-cell office:value-type="date" office:date-value="1966-08-27" calcext:value-type="date">
            <text:p>27/08/1966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9.572" calcext:value-type="float">
            <text:p>9,572</text:p>
          </table:table-cell>
          <table:table-cell office:value-type="string" calcext:value-type="string">
            <text:p>AJ</text:p>
          </table:table-cell>
          <table:table-cell office:value-type="float" office:value="14" calcext:value-type="float">
            <text:p>14</text:p>
          </table:table-cell>
          <table:table-cell table:number-columns-repeated="1012"/>
        </table:table-row>
        <table:table-row table:style-name="ro1">
          <table:table-cell office:value-type="float" office:value="11070939" calcext:value-type="float">
            <text:p>110709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GARABC</text:p>
          </table:table-cell>
          <table:table-cell office:value-type="string" calcext:value-type="string">
            <text:p>RUSHEENTHIRA</text:p>
          </table:table-cell>
          <table:table-cell office:value-type="date" office:date-value="1979-04-17" calcext:value-type="date">
            <text:p>17/04/1979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1.043" calcext:value-type="float">
            <text:p>11,04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66727" calcext:value-type="float">
            <text:p>95667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 GAABC</text:p>
          </table:table-cell>
          <table:table-cell office:value-type="string" calcext:value-type="string">
            <text:p>HUGUES</text:p>
          </table:table-cell>
          <table:table-cell office:value-type="date" office:date-value="1974-07-23" calcext:value-type="date">
            <text:p>23/07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91601" calcext:value-type="float">
            <text:p>104916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HEABC</text:p>
          </table:table-cell>
          <table:table-cell office:value-type="string" calcext:value-type="string">
            <text:p>MATTHIEU</text:p>
          </table:table-cell>
          <table:table-cell office:value-type="date" office:date-value="1985-05-12" calcext:value-type="date">
            <text:p>12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2INF</text:p>
          </table:table-cell>
          <table:table-cell office:value-type="string" calcext:value-type="string">
            <text:p>Lic Informatique an2</text:p>
          </table:table-cell>
          <table:table-cell office:value-type="float" office:value="12.152" calcext:value-type="float">
            <text:p>12,1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99619" calcext:value-type="float">
            <text:p>105996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NABC</text:p>
          </table:table-cell>
          <table:table-cell office:value-type="string" calcext:value-type="string">
            <text:p>LOTFI</text:p>
          </table:table-cell>
          <table:table-cell office:value-type="date" office:date-value="1980-03-05" calcext:value-type="date">
            <text:p>05/03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05423" calcext:value-type="float">
            <text:p>108054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VREABC</text:p>
          </table:table-cell>
          <table:table-cell office:value-type="string" calcext:value-type="string">
            <text:p>LAURY</text:p>
          </table:table-cell>
          <table:table-cell office:value-type="date" office:date-value="1971-07-12" calcext:value-type="date">
            <text:p>12/07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89887" calcext:value-type="float">
            <text:p>108898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PAABC</text:p>
          </table:table-cell>
          <table:table-cell office:value-type="string" calcext:value-type="string">
            <text:p>CELINE</text:p>
          </table:table-cell>
          <table:table-cell office:value-type="date" office:date-value="1968-04-17" calcext:value-type="date">
            <text:p>17/04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59422" calcext:value-type="float">
            <text:p>108594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NGABC</text:p>
          </table:table-cell>
          <table:table-cell office:value-type="string" calcext:value-type="string">
            <text:p>MONIQUE</text:p>
          </table:table-cell>
          <table:table-cell office:value-type="date" office:date-value="1972-02-16" calcext:value-type="date">
            <text:p>16/02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21" calcext:value-type="float">
            <text:p>11,2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5536" calcext:value-type="float">
            <text:p>100155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CAROLINE</text:p>
          </table:table-cell>
          <table:table-cell office:value-type="date" office:date-value="1971-11-24" calcext:value-type="date">
            <text:p>24/11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03007" calcext:value-type="float">
            <text:p>11303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NABC</text:p>
          </table:table-cell>
          <table:table-cell office:value-type="string" calcext:value-type="string">
            <text:p>TAYMIA</text:p>
          </table:table-cell>
          <table:table-cell office:value-type="date" office:date-value="1985-05-08" calcext:value-type="date">
            <text:p>08/05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351" calcext:value-type="float">
            <text:p>10,351</text:p>
          </table:table-cell>
          <table:table-cell office:value-type="string" calcext:value-type="string">
            <text:p>ADMC</text:p>
          </table:table-cell>
          <table:table-cell office:value-type="float" office:value="33" calcext:value-type="float">
            <text:p>33</text:p>
          </table:table-cell>
          <table:table-cell table:number-columns-repeated="1012"/>
        </table:table-row>
        <table:table-row table:style-name="ro1">
          <table:table-cell office:value-type="float" office:value="9623002" calcext:value-type="float">
            <text:p>96230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LOABC</text:p>
          </table:table-cell>
          <table:table-cell office:value-type="string" calcext:value-type="string">
            <text:p>DISOLOKA</text:p>
          </table:table-cell>
          <table:table-cell office:value-type="date" office:date-value="1978-11-27" calcext:value-type="date">
            <text:p>27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E</text:p>
          </table:table-cell>
          <table:table-cell office:value-type="string" calcext:value-type="string">
            <text:p>Lic STAPS sp. EM an3</text:p>
          </table:table-cell>
          <table:table-cell office:value-type="float" office:value="10.38" calcext:value-type="float">
            <text:p>10,38</text:p>
          </table:table-cell>
          <table:table-cell office:value-type="string" calcext:value-type="string">
            <text:p>ADM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office:value-type="float" office:value="11030746" calcext:value-type="float">
            <text:p>110307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 AABC</text:p>
          </table:table-cell>
          <table:table-cell office:value-type="string" calcext:value-type="string">
            <text:p>KALED</text:p>
          </table:table-cell>
          <table:table-cell office:value-type="date" office:date-value="1985-02-23" calcext:value-type="date">
            <text:p>23/02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083" calcext:value-type="float">
            <text:p>11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6154" calcext:value-type="float">
            <text:p>98761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 ABC</text:p>
          </table:table-cell>
          <table:table-cell office:value-type="string" calcext:value-type="string">
            <text:p>FREHAT</text:p>
          </table:table-cell>
          <table:table-cell office:value-type="date" office:date-value="1981-07-23" calcext:value-type="date">
            <text:p>23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5.846" calcext:value-type="float">
            <text:p>5,84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89060" calcext:value-type="float">
            <text:p>9789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E ABC</text:p>
          </table:table-cell>
          <table:table-cell office:value-type="string" calcext:value-type="string">
            <text:p>FREHAT</text:p>
          </table:table-cell>
          <table:table-cell office:value-type="date" office:date-value="1970-06-27" calcext:value-type="date">
            <text:p>27/06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50975" calcext:value-type="float">
            <text:p>114509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PIABC</text:p>
          </table:table-cell>
          <table:table-cell office:value-type="string" calcext:value-type="string">
            <text:p>AIMEE</text:p>
          </table:table-cell>
          <table:table-cell office:value-type="date" office:date-value="1976-08-23" calcext:value-type="date">
            <text:p>23/08/1976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8.225" calcext:value-type="float">
            <text:p>8,225</text:p>
          </table:table-cell>
          <table:table-cell office:value-type="string" calcext:value-type="string">
            <text:p>AJ</text:p>
          </table:table-cell>
          <table:table-cell office:value-type="float" office:value="122" calcext:value-type="float">
            <text:p>122</text:p>
          </table:table-cell>
          <table:table-cell table:number-columns-repeated="1012"/>
        </table:table-row>
        <table:table-row table:style-name="ro1">
          <table:table-cell office:value-type="float" office:value="11472619" calcext:value-type="float">
            <text:p>114726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MPIABC</text:p>
          </table:table-cell>
          <table:table-cell office:value-type="string" calcext:value-type="string">
            <text:p>AIMEE</text:p>
          </table:table-cell>
          <table:table-cell office:value-type="date" office:date-value="1966-02-01" calcext:value-type="date">
            <text:p>01/02/1966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ZAIROIS(E)</text:p>
          </table:table-cell>
          <table:table-cell office:value-type="string" calcext:value-type="string">
            <text:p>L2PSY</text:p>
          </table:table-cell>
          <table:table-cell office:value-type="string" calcext:value-type="string">
            <text:p>Lic Psychologie an2</text:p>
          </table:table-cell>
          <table:table-cell office:value-type="float" office:value="9.175" calcext:value-type="float">
            <text:p>9,175</text:p>
          </table:table-cell>
          <table:table-cell office:value-type="string" calcext:value-type="string">
            <text:p>AJ</text:p>
          </table:table-cell>
          <table:table-cell office:value-type="float" office:value="47" calcext:value-type="float">
            <text:p>47</text:p>
          </table:table-cell>
          <table:table-cell table:number-columns-repeated="1012"/>
        </table:table-row>
        <table:table-row table:style-name="ro1">
          <table:table-cell office:value-type="float" office:value="9910854" calcext:value-type="float">
            <text:p>99108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MOUABC</text:p>
          </table:table-cell>
          <table:table-cell office:value-type="string" calcext:value-type="string">
            <text:p>RAOUF</text:p>
          </table:table-cell>
          <table:table-cell office:value-type="date" office:date-value="1976-12-27" calcext:value-type="date">
            <text:p>27/1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02363" calcext:value-type="float">
            <text:p>106023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ABC</text:p>
          </table:table-cell>
          <table:table-cell office:value-type="string" calcext:value-type="string">
            <text:p>ELSA</text:p>
          </table:table-cell>
          <table:table-cell office:value-type="date" office:date-value="1975-06-12" calcext:value-type="date">
            <text:p>12/06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62" calcext:value-type="float">
            <text:p>14,6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644629" calcext:value-type="float">
            <text:p>106446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LABC</text:p>
          </table:table-cell>
          <table:table-cell office:value-type="string" calcext:value-type="string">
            <text:p>ANSHUL</text:p>
          </table:table-cell>
          <table:table-cell office:value-type="date" office:date-value="1975-09-05" calcext:value-type="date">
            <text:p>05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6.417" calcext:value-type="float">
            <text:p>6,4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26224" calcext:value-type="float">
            <text:p>108262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LABC</text:p>
          </table:table-cell>
          <table:table-cell office:value-type="string" calcext:value-type="string">
            <text:p>ANSHUL</text:p>
          </table:table-cell>
          <table:table-cell office:value-type="date" office:date-value="1985-03-09" calcext:value-type="date">
            <text:p>09/03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CON</text:p>
          </table:table-cell>
          <table:table-cell office:value-type="string" calcext:value-type="string">
            <text:p>Master1 Contentieux</text:p>
          </table:table-cell>
          <table:table-cell office:value-type="float" office:value="7.271" calcext:value-type="float">
            <text:p>7,271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475929" calcext:value-type="float">
            <text:p>94759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TONABC</text:p>
          </table:table-cell>
          <table:table-cell office:value-type="string" calcext:value-type="string">
            <text:p>LAURA</text:p>
          </table:table-cell>
          <table:table-cell office:value-type="date" office:date-value="1970-03-12" calcext:value-type="date">
            <text:p>12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19" calcext:value-type="float">
            <text:p>11,1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9330" calcext:value-type="float">
            <text:p>92193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AABC</text:p>
          </table:table-cell>
          <table:table-cell office:value-type="string" calcext:value-type="string">
            <text:p>MARY</text:p>
          </table:table-cell>
          <table:table-cell office:value-type="date" office:date-value="1985-11-25" calcext:value-type="date">
            <text:p>25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2.118" calcext:value-type="float">
            <text:p>12,1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81329" calcext:value-type="float">
            <text:p>111813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AMABC</text:p>
          </table:table-cell>
          <table:table-cell office:value-type="string" calcext:value-type="string">
            <text:p>BENOIT</text:p>
          </table:table-cell>
          <table:table-cell office:value-type="date" office:date-value="1976-05-25" calcext:value-type="date">
            <text:p>25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07" calcext:value-type="float">
            <text:p>12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59806" calcext:value-type="float">
            <text:p>9259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LALABC</text:p>
          </table:table-cell>
          <table:table-cell office:value-type="string" calcext:value-type="string">
            <text:p>OMAR</text:p>
          </table:table-cell>
          <table:table-cell office:value-type="date" office:date-value="1980-11-07" calcext:value-type="date">
            <text:p>07/1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DRO</text:p>
          </table:table-cell>
          <table:table-cell office:value-type="string" calcext:value-type="string">
            <text:p>Lic Droit an2</text:p>
          </table:table-cell>
          <table:table-cell office:value-type="float" office:value="9.657" calcext:value-type="float">
            <text:p>9,65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297784" calcext:value-type="float">
            <text:p>102977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ILABC</text:p>
          </table:table-cell>
          <table:table-cell office:value-type="string" calcext:value-type="string">
            <text:p>GABRIELLE</text:p>
          </table:table-cell>
          <table:table-cell office:value-type="date" office:date-value="1971-08-24" calcext:value-type="date">
            <text:p>24/08/197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7.117" calcext:value-type="float">
            <text:p>7,117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76158" calcext:value-type="float">
            <text:p>109761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RILABC</text:p>
          </table:table-cell>
          <table:table-cell office:value-type="string" calcext:value-type="string">
            <text:p>GABRIELLE</text:p>
          </table:table-cell>
          <table:table-cell office:value-type="date" office:date-value="1986-07-31" calcext:value-type="date">
            <text:p>31/07/1986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TURC (TURQU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8.285" calcext:value-type="float">
            <text:p>8,285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08149" calcext:value-type="float">
            <text:p>9808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GERABC</text:p>
          </table:table-cell>
          <table:table-cell office:value-type="string" calcext:value-type="string">
            <text:p>TWINAN</text:p>
          </table:table-cell>
          <table:table-cell office:value-type="date" office:date-value="1968-05-28" calcext:value-type="date">
            <text:p>28/05/1968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S3SST2</text:p>
          </table:table-cell>
          <table:table-cell office:value-type="string" calcext:value-type="string">
            <text:p>LIC PRO <text:s/>SBP SSTE (AP)</text:p>
          </table:table-cell>
          <table:table-cell office:value-type="float" office:value="13.11" calcext:value-type="float">
            <text:p>13,1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5959" calcext:value-type="float">
            <text:p>95059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ACABC</text:p>
          </table:table-cell>
          <table:table-cell office:value-type="string" calcext:value-type="string">
            <text:p>DOMIANA</text:p>
          </table:table-cell>
          <table:table-cell office:value-type="date" office:date-value="1966-05-21" calcext:value-type="date">
            <text:p>21/05/1966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IRAKIEN(NE)</text:p>
          </table:table-cell>
          <table:table-cell office:value-type="string" calcext:value-type="string">
            <text:p>E3EGG</text:p>
          </table:table-cell>
          <table:table-cell office:value-type="string" calcext:value-type="string">
            <text:p>Lic Eco-Gestion an3 GEO</text:p>
          </table:table-cell>
          <table:table-cell office:value-type="float" office:value="10.308" calcext:value-type="float">
            <text:p>10,30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0866" calcext:value-type="float">
            <text:p>11380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RMABC</text:p>
          </table:table-cell>
          <table:table-cell office:value-type="string" calcext:value-type="string">
            <text:p>THOMAS</text:p>
          </table:table-cell>
          <table:table-cell office:value-type="date" office:date-value="1975-05-20" calcext:value-type="date">
            <text:p>20/05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4.053" calcext:value-type="float">
            <text:p>4,05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903016" calcext:value-type="float">
            <text:p>10903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NEABC</text:p>
          </table:table-cell>
          <table:table-cell office:value-type="string" calcext:value-type="string">
            <text:p>LUCIL</text:p>
          </table:table-cell>
          <table:table-cell office:value-type="date" office:date-value="1970-10-18" calcext:value-type="date">
            <text:p>18/10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4" calcext:value-type="float">
            <text:p>12,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8871" calcext:value-type="float">
            <text:p>102488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HAABC</text:p>
          </table:table-cell>
          <table:table-cell office:value-type="string" calcext:value-type="string">
            <text:p>SOFIA</text:p>
          </table:table-cell>
          <table:table-cell office:value-type="date" office:date-value="1967-12-08" calcext:value-type="date">
            <text:p>08/12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36" calcext:value-type="float">
            <text:p>12,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24474" calcext:value-type="float">
            <text:p>102244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UNABC</text:p>
          </table:table-cell>
          <table:table-cell office:value-type="string" calcext:value-type="string">
            <text:p>KELLY</text:p>
          </table:table-cell>
          <table:table-cell office:value-type="date" office:date-value="1973-04-01" calcext:value-type="date">
            <text:p>01/04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06" calcext:value-type="float">
            <text:p>15,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26321" calcext:value-type="float">
            <text:p>104263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T RABC</text:p>
          </table:table-cell>
          <table:table-cell office:value-type="string" calcext:value-type="string">
            <text:p>MUSTAPHA</text:p>
          </table:table-cell>
          <table:table-cell office:value-type="date" office:date-value="1984-02-01" calcext:value-type="date">
            <text:p>01/02/19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5MTC</text:p>
          </table:table-cell>
          <table:table-cell office:value-type="string" calcext:value-type="string">
            <text:p>Master2Pro M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212532" calcext:value-type="float">
            <text:p>92125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COABC</text:p>
          </table:table-cell>
          <table:table-cell office:value-type="string" calcext:value-type="string">
            <text:p>LUCIE</text:p>
          </table:table-cell>
          <table:table-cell office:value-type="date" office:date-value="1976-09-20" calcext:value-type="date">
            <text:p>20/09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7821" calcext:value-type="float">
            <text:p>92378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AHABC</text:p>
          </table:table-cell>
          <table:table-cell office:value-type="string" calcext:value-type="string">
            <text:p>METANGBOU</text:p>
          </table:table-cell>
          <table:table-cell office:value-type="date" office:date-value="1983-02-21" calcext:value-type="date">
            <text:p>21/02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5866" calcext:value-type="float">
            <text:p>112458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IABC</text:p>
          </table:table-cell>
          <table:table-cell office:value-type="string" calcext:value-type="string">
            <text:p>AYA</text:p>
          </table:table-cell>
          <table:table-cell office:value-type="date" office:date-value="1973-07-26" calcext:value-type="date">
            <text:p>26/07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25413" calcext:value-type="float">
            <text:p>10125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ABDELMALEK</text:p>
          </table:table-cell>
          <table:table-cell office:value-type="date" office:date-value="1972-10-10" calcext:value-type="date">
            <text:p>10/10/1972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4.636" calcext:value-type="float">
            <text:p>4,63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216272" calcext:value-type="float">
            <text:p>10216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UABC</text:p>
          </table:table-cell>
          <table:table-cell office:value-type="string" calcext:value-type="string">
            <text:p>ABDELMALEK</text:p>
          </table:table-cell>
          <table:table-cell office:value-type="date" office:date-value="1978-11-19" calcext:value-type="date">
            <text:p>19/11/1978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G2PC</text:p>
          </table:table-cell>
          <table:table-cell office:value-type="string" calcext:value-type="string">
            <text:p>Lic Physiq-Chimie an2</text:p>
          </table:table-cell>
          <table:table-cell office:value-type="float" office:value="4.883" calcext:value-type="float">
            <text:p>4,88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16254" calcext:value-type="float">
            <text:p>112162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AUDREY</text:p>
          </table:table-cell>
          <table:table-cell office:value-type="date" office:date-value="1968-06-08" calcext:value-type="date">
            <text:p>08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8.874" calcext:value-type="float">
            <text:p>8,874</text:p>
          </table:table-cell>
          <table:table-cell office:value-type="string" calcext:value-type="string">
            <text:p>AJ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float" office:value="10775113" calcext:value-type="float">
            <text:p>107751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LLAABC</text:p>
          </table:table-cell>
          <table:table-cell office:value-type="string" calcext:value-type="string">
            <text:p>AUDREY</text:p>
          </table:table-cell>
          <table:table-cell office:value-type="date" office:date-value="1976-11-01" calcext:value-type="date">
            <text:p>01/1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10.684" calcext:value-type="float">
            <text:p>10,6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47101" calcext:value-type="float">
            <text:p>9047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AHMED</text:p>
          </table:table-cell>
          <table:table-cell office:value-type="date" office:date-value="1973-06-15" calcext:value-type="date">
            <text:p>15/06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1.75" calcext:value-type="float">
            <text:p>11,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8882" calcext:value-type="float">
            <text:p>91588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NABC</text:p>
          </table:table-cell>
          <table:table-cell office:value-type="string" calcext:value-type="string">
            <text:p>PAULINE</text:p>
          </table:table-cell>
          <table:table-cell office:value-type="date" office:date-value="1981-11-14" calcext:value-type="date">
            <text:p>14/11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3.69" calcext:value-type="float">
            <text:p>3,69</text:p>
          </table:table-cell>
          <table:table-cell office:value-type="string" calcext:value-type="string">
            <text:p>AJ</text:p>
          </table:table-cell>
          <table:table-cell office:value-type="float" office:value="132" calcext:value-type="float">
            <text:p>132</text:p>
          </table:table-cell>
          <table:table-cell table:number-columns-repeated="1012"/>
        </table:table-row>
        <table:table-row table:style-name="ro1">
          <table:table-cell office:value-type="float" office:value="9373710" calcext:value-type="float">
            <text:p>93737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DENABC</text:p>
          </table:table-cell>
          <table:table-cell office:value-type="string" calcext:value-type="string">
            <text:p>PAULINE</text:p>
          </table:table-cell>
          <table:table-cell office:value-type="date" office:date-value="1970-09-24" calcext:value-type="date">
            <text:p>24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TA</text:p>
          </table:table-cell>
          <table:table-cell office:value-type="string" calcext:value-type="string">
            <text:p>Lic STAPS an1</text:p>
          </table:table-cell>
          <table:table-cell office:value-type="float" office:value="3.69" calcext:value-type="float">
            <text:p>3,69</text:p>
          </table:table-cell>
          <table:table-cell office:value-type="string" calcext:value-type="string">
            <text:p>AJ</text:p>
          </table:table-cell>
          <table:table-cell office:value-type="float" office:value="195" calcext:value-type="float">
            <text:p>195</text:p>
          </table:table-cell>
          <table:table-cell table:number-columns-repeated="1012"/>
        </table:table-row>
        <table:table-row table:style-name="ro1">
          <table:table-cell office:value-type="float" office:value="9381986" calcext:value-type="float">
            <text:p>9381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LHEABC</text:p>
          </table:table-cell>
          <table:table-cell office:value-type="string" calcext:value-type="string">
            <text:p>ROMAIN</text:p>
          </table:table-cell>
          <table:table-cell office:value-type="date" office:date-value="1975-09-12" calcext:value-type="date">
            <text:p>12/09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94406" calcext:value-type="float">
            <text:p>97944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UEABC</text:p>
          </table:table-cell>
          <table:table-cell office:value-type="string" calcext:value-type="string">
            <text:p>PIERRE-ALEXANDRE</text:p>
          </table:table-cell>
          <table:table-cell office:value-type="date" office:date-value="1978-11-28" calcext:value-type="date">
            <text:p>28/11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2.89" calcext:value-type="float">
            <text:p>12,8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3569" calcext:value-type="float">
            <text:p>114435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HAABC</text:p>
          </table:table-cell>
          <table:table-cell office:value-type="string" calcext:value-type="string">
            <text:p>PAMINI</text:p>
          </table:table-cell>
          <table:table-cell office:value-type="date" office:date-value="1972-01-27" calcext:value-type="date">
            <text:p>27/01/1972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74" calcext:value-type="float">
            <text:p>10,7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92394" calcext:value-type="float">
            <text:p>113923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DAHABC</text:p>
          </table:table-cell>
          <table:table-cell office:value-type="string" calcext:value-type="string">
            <text:p>MOUSSA</text:p>
          </table:table-cell>
          <table:table-cell office:value-type="date" office:date-value="1968-08-12" calcext:value-type="date">
            <text:p>12/08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" calcext:value-type="float">
            <text:p>11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2539" calcext:value-type="float">
            <text:p>107125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EABC</text:p>
          </table:table-cell>
          <table:table-cell office:value-type="string" calcext:value-type="string">
            <text:p>DAMIEN</text:p>
          </table:table-cell>
          <table:table-cell office:value-type="date" office:date-value="1986-12-27" calcext:value-type="date">
            <text:p>27/12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3.92" calcext:value-type="float">
            <text:p>13,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13815" calcext:value-type="float">
            <text:p>100138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AABC</text:p>
          </table:table-cell>
          <table:table-cell office:value-type="string" calcext:value-type="string">
            <text:p>DOUNYA</text:p>
          </table:table-cell>
          <table:table-cell office:value-type="date" office:date-value="1976-10-04" calcext:value-type="date">
            <text:p>04/10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142" calcext:value-type="float">
            <text:p>8,14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04078" calcext:value-type="float">
            <text:p>101040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BAABC</text:p>
          </table:table-cell>
          <table:table-cell office:value-type="string" calcext:value-type="string">
            <text:p>DOUNYA</text:p>
          </table:table-cell>
          <table:table-cell office:value-type="date" office:date-value="1970-07-27" calcext:value-type="date">
            <text:p>27/07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647" calcext:value-type="float">
            <text:p>8,647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9517246" calcext:value-type="float">
            <text:p>95172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ONABC</text:p>
          </table:table-cell>
          <table:table-cell office:value-type="string" calcext:value-type="string">
            <text:p>SARAH</text:p>
          </table:table-cell>
          <table:table-cell office:value-type="date" office:date-value="1967-03-26" calcext:value-type="date">
            <text:p>26/03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93" calcext:value-type="float">
            <text:p>13,9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72269" calcext:value-type="float">
            <text:p>11272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TTAABC</text:p>
          </table:table-cell>
          <table:table-cell office:value-type="string" calcext:value-type="string">
            <text:p>SOFIANE</text:p>
          </table:table-cell>
          <table:table-cell office:value-type="date" office:date-value="1971-03-30" calcext:value-type="date">
            <text:p>30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A3TC</text:p>
          </table:table-cell>
          <table:table-cell office:value-type="string" calcext:value-type="string">
            <text:p>LIC PRO ABF sp.TCOB</text:p>
          </table:table-cell>
          <table:table-cell office:value-type="float" office:value="11.232" calcext:value-type="float">
            <text:p>11,23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61053" calcext:value-type="float">
            <text:p>9861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OMABC</text:p>
          </table:table-cell>
          <table:table-cell office:value-type="string" calcext:value-type="string">
            <text:p>CHARLOTTE</text:p>
          </table:table-cell>
          <table:table-cell office:value-type="date" office:date-value="1976-08-30" calcext:value-type="date">
            <text:p>30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4" calcext:value-type="float">
            <text:p>11,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73464" calcext:value-type="float">
            <text:p>9173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IDAABC</text:p>
          </table:table-cell>
          <table:table-cell office:value-type="string" calcext:value-type="string">
            <text:p>ROMAIN</text:p>
          </table:table-cell>
          <table:table-cell office:value-type="date" office:date-value="1967-07-12" calcext:value-type="date">
            <text:p>12/07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46" calcext:value-type="float">
            <text:p>13,4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31417" calcext:value-type="float">
            <text:p>90314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AABC</text:p>
          </table:table-cell>
          <table:table-cell office:value-type="string" calcext:value-type="string">
            <text:p>ANAIS</text:p>
          </table:table-cell>
          <table:table-cell office:value-type="date" office:date-value="1966-03-31" calcext:value-type="date">
            <text:p>31/03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164470" calcext:value-type="float">
            <text:p>91644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HAABC</text:p>
          </table:table-cell>
          <table:table-cell office:value-type="string" calcext:value-type="string">
            <text:p>ANAIS</text:p>
          </table:table-cell>
          <table:table-cell office:value-type="date" office:date-value="1966-01-27" calcext:value-type="date">
            <text:p>27/01/196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EM</text:p>
          </table:table-cell>
          <table:table-cell office:value-type="string" calcext:value-type="string">
            <text:p>PCEM 2</text:p>
          </table:table-cell>
          <table:table-cell office:value-type="float" office:value="11.53" calcext:value-type="float">
            <text:p>11,5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43537" calcext:value-type="float">
            <text:p>95435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LAABC</text:p>
          </table:table-cell>
          <table:table-cell office:value-type="string" calcext:value-type="string">
            <text:p>SOUMAYA</text:p>
          </table:table-cell>
          <table:table-cell office:value-type="date" office:date-value="1970-11-05" calcext:value-type="date">
            <text:p>05/11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81" calcext:value-type="float">
            <text:p>11,8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77687" calcext:value-type="float">
            <text:p>102776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APABC</text:p>
          </table:table-cell>
          <table:table-cell office:value-type="string" calcext:value-type="string">
            <text:p>THARANI</text:p>
          </table:table-cell>
          <table:table-cell office:value-type="date" office:date-value="1975-07-08" calcext:value-type="date">
            <text:p>08/07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5.413" calcext:value-type="float">
            <text:p>5,41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534251" calcext:value-type="float">
            <text:p>95342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VAPABC</text:p>
          </table:table-cell>
          <table:table-cell office:value-type="string" calcext:value-type="string">
            <text:p>THARANI</text:p>
          </table:table-cell>
          <table:table-cell office:value-type="date" office:date-value="1977-06-22" calcext:value-type="date">
            <text:p>2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B</text:p>
          </table:table-cell>
          <table:table-cell office:value-type="string" calcext:value-type="string">
            <text:p>Lic Sc de la Vie an3 Biom</text:p>
          </table:table-cell>
          <table:table-cell office:value-type="float" office:value="6.239" calcext:value-type="float">
            <text:p>6,239</text:p>
          </table:table-cell>
          <table:table-cell office:value-type="string" calcext:value-type="string">
            <text:p>AJ</text:p>
          </table:table-cell>
          <table:table-cell office:value-type="float" office:value="18" calcext:value-type="float">
            <text:p>18</text:p>
          </table:table-cell>
          <table:table-cell table:number-columns-repeated="1012"/>
        </table:table-row>
        <table:table-row table:style-name="ro1">
          <table:table-cell office:value-type="float" office:value="11473074" calcext:value-type="float">
            <text:p>114730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UYEABC</text:p>
          </table:table-cell>
          <table:table-cell office:value-type="string" calcext:value-type="string">
            <text:p>HUBERT</text:p>
          </table:table-cell>
          <table:table-cell office:value-type="date" office:date-value="1967-11-01" calcext:value-type="date">
            <text:p>01/11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3.72" calcext:value-type="float">
            <text:p>13,7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157048" calcext:value-type="float">
            <text:p>9157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GUMABC</text:p>
          </table:table-cell>
          <table:table-cell office:value-type="string" calcext:value-type="string">
            <text:p>DEILUJA</text:p>
          </table:table-cell>
          <table:table-cell office:value-type="date" office:date-value="1984-07-10" calcext:value-type="date">
            <text:p>10/07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PC</text:p>
          </table:table-cell>
          <table:table-cell office:value-type="string" calcext:value-type="string">
            <text:p>Lic Physiq-Chimie an3</text:p>
          </table:table-cell>
          <table:table-cell office:value-type="float" office:value="11.305" calcext:value-type="float">
            <text:p>11,30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89876" calcext:value-type="float">
            <text:p>111898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75-10-23" calcext:value-type="date">
            <text:p>23/10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2.334" calcext:value-type="float">
            <text:p>2,334</text:p>
          </table:table-cell>
          <table:table-cell office:value-type="string" calcext:value-type="string">
            <text:p>AJ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1">
          <table:table-cell office:value-type="float" office:value="9571930" calcext:value-type="float">
            <text:p>95719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MOHAMED</text:p>
          </table:table-cell>
          <table:table-cell office:value-type="date" office:date-value="1985-06-13" calcext:value-type="date">
            <text:p>13/06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1SVI</text:p>
          </table:table-cell>
          <table:table-cell office:value-type="string" calcext:value-type="string">
            <text:p>Lic SV an1</text:p>
          </table:table-cell>
          <table:table-cell office:value-type="float" office:value="2.334" calcext:value-type="float">
            <text:p>2,3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705486" calcext:value-type="float">
            <text:p>97054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IGOABC</text:p>
          </table:table-cell>
          <table:table-cell office:value-type="string" calcext:value-type="string">
            <text:p>RAKY SOULEYMANE</text:p>
          </table:table-cell>
          <table:table-cell office:value-type="date" office:date-value="1972-03-18" calcext:value-type="date">
            <text:p>18/03/197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4.816" calcext:value-type="float">
            <text:p>4,81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8159" calcext:value-type="float">
            <text:p>98281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IGOABC</text:p>
          </table:table-cell>
          <table:table-cell office:value-type="string" calcext:value-type="string">
            <text:p>RAKY SOULEYMANE</text:p>
          </table:table-cell>
          <table:table-cell office:value-type="date" office:date-value="1974-10-25" calcext:value-type="date">
            <text:p>25/10/1974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7.233" calcext:value-type="float">
            <text:p>7,2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54744" calcext:value-type="float">
            <text:p>108547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CHABC</text:p>
          </table:table-cell>
          <table:table-cell office:value-type="string" calcext:value-type="string">
            <text:p>VIRGINIE</text:p>
          </table:table-cell>
          <table:table-cell office:value-type="date" office:date-value="1968-06-29" calcext:value-type="date">
            <text:p>29/06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TCP</text:p>
          </table:table-cell>
          <table:table-cell office:value-type="string" calcext:value-type="string">
            <text:p>Master2Pro Psycho-TCP</text:p>
          </table:table-cell>
          <table:table-cell office:value-type="float" office:value="12.2" calcext:value-type="float">
            <text:p>12,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17124" calcext:value-type="float">
            <text:p>10817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LABC</text:p>
          </table:table-cell>
          <table:table-cell office:value-type="string" calcext:value-type="string">
            <text:p>SARAH</text:p>
          </table:table-cell>
          <table:table-cell office:value-type="date" office:date-value="1983-01-12" calcext:value-type="date">
            <text:p>12/01/19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31698" calcext:value-type="float">
            <text:p>107316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KA ABC</text:p>
          </table:table-cell>
          <table:table-cell office:value-type="string" calcext:value-type="string">
            <text:p>SOUFIANE</text:p>
          </table:table-cell>
          <table:table-cell office:value-type="date" office:date-value="1974-05-15" calcext:value-type="date">
            <text:p>15/05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C1COM</text:p>
          </table:table-cell>
          <table:table-cell office:value-type="string" calcext:value-type="string">
            <text:p>Lic Info-Com an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873529" calcext:value-type="float">
            <text:p>108735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ZAFABC</text:p>
          </table:table-cell>
          <table:table-cell office:value-type="string" calcext:value-type="string">
            <text:p>TSIORY</text:p>
          </table:table-cell>
          <table:table-cell office:value-type="date" office:date-value="1968-11-05" calcext:value-type="date">
            <text:p>05/11/1968</text:p>
          </table:table-cell>
          <table:table-cell office:value-type="string" calcext:value-type="string">
            <text:p>333</text:p>
          </table:table-cell>
          <table:table-cell office:value-type="string" calcext:value-type="string">
            <text:p>MALGACHE</text:p>
          </table:table-cell>
          <table:table-cell office:value-type="string" calcext:value-type="string">
            <text:p>D4REI</text:p>
          </table:table-cell>
          <table:table-cell office:value-type="string" calcext:value-type="string">
            <text:p>Master1 RE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90129" calcext:value-type="float">
            <text:p>111901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INABC</text:p>
          </table:table-cell>
          <table:table-cell office:value-type="string" calcext:value-type="string">
            <text:p>ADRIEN</text:p>
          </table:table-cell>
          <table:table-cell office:value-type="date" office:date-value="1976-08-11" calcext:value-type="date">
            <text:p>11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55" calcext:value-type="float">
            <text:p>11,5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65639" calcext:value-type="float">
            <text:p>107656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KARIMA</text:p>
          </table:table-cell>
          <table:table-cell office:value-type="date" office:date-value="1974-06-27" calcext:value-type="date">
            <text:p>27/06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8.941" calcext:value-type="float">
            <text:p>8,941</text:p>
          </table:table-cell>
          <table:table-cell office:value-type="string" calcext:value-type="string">
            <text:p>AJ</text:p>
          </table:table-cell>
          <table:table-cell office:value-type="float" office:value="45" calcext:value-type="float">
            <text:p>45</text:p>
          </table:table-cell>
          <table:table-cell table:number-columns-repeated="1012"/>
        </table:table-row>
        <table:table-row table:style-name="ro1">
          <table:table-cell office:value-type="float" office:value="11009751" calcext:value-type="float">
            <text:p>110097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HAABC</text:p>
          </table:table-cell>
          <table:table-cell office:value-type="string" calcext:value-type="string">
            <text:p>KARIMA</text:p>
          </table:table-cell>
          <table:table-cell office:value-type="date" office:date-value="1970-03-12" calcext:value-type="date">
            <text:p>12/03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923" calcext:value-type="float">
            <text:p>10,92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9705" calcext:value-type="float">
            <text:p>92397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INNABC</text:p>
          </table:table-cell>
          <table:table-cell office:value-type="string" calcext:value-type="string">
            <text:p>JEANNE</text:p>
          </table:table-cell>
          <table:table-cell office:value-type="date" office:date-value="1987-04-09" calcext:value-type="date">
            <text:p>09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4.82" calcext:value-type="float">
            <text:p>14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80584" calcext:value-type="float">
            <text:p>100805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NOUABC</text:p>
          </table:table-cell>
          <table:table-cell office:value-type="string" calcext:value-type="string">
            <text:p>IMANE</text:p>
          </table:table-cell>
          <table:table-cell office:value-type="date" office:date-value="1982-12-24" calcext:value-type="date">
            <text:p>24/12/198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2EGE</text:p>
          </table:table-cell>
          <table:table-cell office:value-type="string" calcext:value-type="string">
            <text:p>Lic Eco-Gestion an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08016" calcext:value-type="float">
            <text:p>11408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EHAABC</text:p>
          </table:table-cell>
          <table:table-cell office:value-type="string" calcext:value-type="string">
            <text:p>SHYAM</text:p>
          </table:table-cell>
          <table:table-cell office:value-type="date" office:date-value="1973-01-30" calcext:value-type="date">
            <text:p>30/01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074" calcext:value-type="float">
            <text:p>8,0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46834" calcext:value-type="float">
            <text:p>98468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EHAABC</text:p>
          </table:table-cell>
          <table:table-cell office:value-type="string" calcext:value-type="string">
            <text:p>SHYAM</text:p>
          </table:table-cell>
          <table:table-cell office:value-type="date" office:date-value="1986-11-06" calcext:value-type="date">
            <text:p>06/11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2SVI</text:p>
          </table:table-cell>
          <table:table-cell office:value-type="string" calcext:value-type="string">
            <text:p>Lic SV an2</text:p>
          </table:table-cell>
          <table:table-cell office:value-type="float" office:value="8.571" calcext:value-type="float">
            <text:p>8,571</text:p>
          </table:table-cell>
          <table:table-cell office:value-type="string" calcext:value-type="string">
            <text:p>AJAC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11495296" calcext:value-type="float">
            <text:p>114952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LLABC</text:p>
          </table:table-cell>
          <table:table-cell office:value-type="string" calcext:value-type="string">
            <text:p>OCEANE</text:p>
          </table:table-cell>
          <table:table-cell office:value-type="date" office:date-value="1987-01-14" calcext:value-type="date">
            <text:p>14/01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9703" calcext:value-type="float">
            <text:p>109097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APABC</text:p>
          </table:table-cell>
          <table:table-cell office:value-type="string" calcext:value-type="string">
            <text:p>AUGUSTE</text:p>
          </table:table-cell>
          <table:table-cell office:value-type="date" office:date-value="1977-01-13" calcext:value-type="date">
            <text:p>13/01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184" calcext:value-type="float">
            <text:p>10,1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30597" calcext:value-type="float">
            <text:p>94305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NAOUAL</text:p>
          </table:table-cell>
          <table:table-cell office:value-type="date" office:date-value="1974-05-28" calcext:value-type="date">
            <text:p>28/05/197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9.809" calcext:value-type="float">
            <text:p>9,80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354972" calcext:value-type="float">
            <text:p>1135497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RAABC</text:p>
          </table:table-cell>
          <table:table-cell office:value-type="string" calcext:value-type="string">
            <text:p>NAOUAL</text:p>
          </table:table-cell>
          <table:table-cell office:value-type="date" office:date-value="1982-10-13" calcext:value-type="date">
            <text:p>13/10/1982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30598" calcext:value-type="float">
            <text:p>97305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MOHAMED-MEHDI</text:p>
          </table:table-cell>
          <table:table-cell office:value-type="date" office:date-value="1981-04-30" calcext:value-type="date">
            <text:p>30/04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49" calcext:value-type="float">
            <text:p>8,4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65268" calcext:value-type="float">
            <text:p>105652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EABC</text:p>
          </table:table-cell>
          <table:table-cell office:value-type="string" calcext:value-type="string">
            <text:p>MOHAMED-MEHDI</text:p>
          </table:table-cell>
          <table:table-cell office:value-type="date" office:date-value="1967-09-26" calcext:value-type="date">
            <text:p>26/09/196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8.99" calcext:value-type="float">
            <text:p>8,9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69559" calcext:value-type="float">
            <text:p>99695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DEABC</text:p>
          </table:table-cell>
          <table:table-cell office:value-type="string" calcext:value-type="string">
            <text:p>ELISE</text:p>
          </table:table-cell>
          <table:table-cell office:value-type="date" office:date-value="1980-05-14" calcext:value-type="date">
            <text:p>14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1" calcext:value-type="float">
            <text:p>14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5298" calcext:value-type="float">
            <text:p>89452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HTABC</text:p>
          </table:table-cell>
          <table:table-cell office:value-type="string" calcext:value-type="string">
            <text:p>BATIA</text:p>
          </table:table-cell>
          <table:table-cell office:value-type="date" office:date-value="1969-11-22" calcext:value-type="date">
            <text:p>22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2.383" calcext:value-type="float">
            <text:p>12,383</text:p>
          </table:table-cell>
          <table:table-cell office:value-type="string" calcext:value-type="string">
            <text:p>ADM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office:value-type="float" office:value="10305535" calcext:value-type="float">
            <text:p>103055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DIAABC</text:p>
          </table:table-cell>
          <table:table-cell office:value-type="string" calcext:value-type="string">
            <text:p>PAULE</text:p>
          </table:table-cell>
          <table:table-cell office:value-type="date" office:date-value="1986-07-21" calcext:value-type="date">
            <text:p>21/07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67" calcext:value-type="float">
            <text:p>10,6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08205" calcext:value-type="float">
            <text:p>9508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HERABC</text:p>
          </table:table-cell>
          <table:table-cell office:value-type="string" calcext:value-type="string">
            <text:p>ABDELHAMID</text:p>
          </table:table-cell>
          <table:table-cell office:value-type="date" office:date-value="1967-08-31" calcext:value-type="date">
            <text:p>31/08/1967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B3SVI</text:p>
          </table:table-cell>
          <table:table-cell office:value-type="string" calcext:value-type="string">
            <text:p>Lic Sc du vivant an3 BioC</text:p>
          </table:table-cell>
          <table:table-cell office:value-type="float" office:value="10.691" calcext:value-type="float">
            <text:p>10,691</text:p>
          </table:table-cell>
          <table:table-cell office:value-type="string" calcext:value-type="string">
            <text:p>ADMC</text:p>
          </table:table-cell>
          <table:table-cell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float" office:value="9792650" calcext:value-type="float">
            <text:p>97926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ELABC</text:p>
          </table:table-cell>
          <table:table-cell office:value-type="string" calcext:value-type="string">
            <text:p>ALPAKUMARI</text:p>
          </table:table-cell>
          <table:table-cell office:value-type="date" office:date-value="1977-08-23" calcext:value-type="date">
            <text:p>23/08/1977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INDIEN(N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1.58" calcext:value-type="float">
            <text:p>11,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157485" calcext:value-type="float">
            <text:p>101574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JEUABC</text:p>
          </table:table-cell>
          <table:table-cell office:value-type="string" calcext:value-type="string">
            <text:p>STEPHANIE</text:p>
          </table:table-cell>
          <table:table-cell office:value-type="date" office:date-value="1986-10-16" calcext:value-type="date">
            <text:p>16/10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03356" calcext:value-type="float">
            <text:p>94033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RIABC</text:p>
          </table:table-cell>
          <table:table-cell office:value-type="string" calcext:value-type="string">
            <text:p>LESLIE</text:p>
          </table:table-cell>
          <table:table-cell office:value-type="date" office:date-value="1985-10-10" calcext:value-type="date">
            <text:p>10/10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SS</text:p>
          </table:table-cell>
          <table:table-cell office:value-type="string" calcext:value-type="string">
            <text:p>Lic SSS an3</text:p>
          </table:table-cell>
          <table:table-cell office:value-type="float" office:value="8.078" calcext:value-type="float">
            <text:p>8,07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18177" calcext:value-type="float">
            <text:p>105181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FERABC</text:p>
          </table:table-cell>
          <table:table-cell office:value-type="string" calcext:value-type="string">
            <text:p>NASSIBA</text:p>
          </table:table-cell>
          <table:table-cell office:value-type="date" office:date-value="1976-05-20" calcext:value-type="date">
            <text:p>20/05/1976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4DIM</text:p>
          </table:table-cell>
          <table:table-cell office:value-type="string" calcext:value-type="string">
            <text:p>Master1 CIIL - DIMI</text:p>
          </table:table-cell>
          <table:table-cell office:value-type="float" office:value="12.18" calcext:value-type="float">
            <text:p>12,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32224" calcext:value-type="float">
            <text:p>92322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RUOBING</text:p>
          </table:table-cell>
          <table:table-cell office:value-type="date" office:date-value="1983-04-07" calcext:value-type="date">
            <text:p>07/04/198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ITC</text:p>
          </table:table-cell>
          <table:table-cell office:value-type="string" calcext:value-type="string">
            <text:p>Master2 Ingienierie txtes</text:p>
          </table:table-cell>
          <table:table-cell office:value-type="float" office:value="9.23" calcext:value-type="float">
            <text:p>9,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float" office:value="9993741" calcext:value-type="float">
            <text:p>99937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IABC</text:p>
          </table:table-cell>
          <table:table-cell office:value-type="string" calcext:value-type="string">
            <text:p>RUOBING</text:p>
          </table:table-cell>
          <table:table-cell office:value-type="date" office:date-value="1971-10-02" calcext:value-type="date">
            <text:p>02/10/1971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CHINOIS(E)</text:p>
          </table:table-cell>
          <table:table-cell office:value-type="string" calcext:value-type="string">
            <text:p>G5ITC</text:p>
          </table:table-cell>
          <table:table-cell office:value-type="string" calcext:value-type="string">
            <text:p>Master2 Ingienierie txtes</text:p>
          </table:table-cell>
          <table:table-cell office:value-type="float" office:value="10.42" calcext:value-type="float">
            <text:p>10,4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577713" calcext:value-type="float">
            <text:p>95777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TRABC</text:p>
          </table:table-cell>
          <table:table-cell office:value-type="string" calcext:value-type="string">
            <text:p>MANUELLE</text:p>
          </table:table-cell>
          <table:table-cell office:value-type="date" office:date-value="1977-06-22" calcext:value-type="date">
            <text:p>22/06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9.726" calcext:value-type="float">
            <text:p>9,72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26001" calcext:value-type="float">
            <text:p>9326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TRABC</text:p>
          </table:table-cell>
          <table:table-cell office:value-type="string" calcext:value-type="string">
            <text:p>MANUELLE</text:p>
          </table:table-cell>
          <table:table-cell office:value-type="date" office:date-value="1985-11-07" calcext:value-type="date">
            <text:p>07/11/19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27046" calcext:value-type="float">
            <text:p>11227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CKDABC</text:p>
          </table:table-cell>
          <table:table-cell office:value-type="string" calcext:value-type="string">
            <text:p>BIBI ZAINAWAL</text:p>
          </table:table-cell>
          <table:table-cell office:value-type="date" office:date-value="1974-09-02" calcext:value-type="date">
            <text:p>02/09/197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2.575" calcext:value-type="float">
            <text:p>12,57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14025" calcext:value-type="float">
            <text:p>10314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UNJABC</text:p>
          </table:table-cell>
          <table:table-cell office:value-type="string" calcext:value-type="string">
            <text:p>BINA</text:p>
          </table:table-cell>
          <table:table-cell office:value-type="date" office:date-value="1975-01-26" calcext:value-type="date">
            <text:p>26/01/19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RSE</text:p>
          </table:table-cell>
          <table:table-cell office:value-type="string" calcext:value-type="string">
            <text:p>Master2Pro Droit Social</text:p>
          </table:table-cell>
          <table:table-cell office:value-type="float" office:value="13.292" calcext:value-type="float">
            <text:p>13,29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2244" calcext:value-type="float">
            <text:p>110922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HATABC</text:p>
          </table:table-cell>
          <table:table-cell office:value-type="string" calcext:value-type="string">
            <text:p>LAURENT</text:p>
          </table:table-cell>
          <table:table-cell office:value-type="date" office:date-value="1970-09-05" calcext:value-type="date">
            <text:p>05/09/197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STA</text:p>
          </table:table-cell>
          <table:table-cell office:value-type="string" calcext:value-type="string">
            <text:p>Lic STAPS sp. APA an3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ADM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11297742" calcext:value-type="float">
            <text:p>112977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DJABC</text:p>
          </table:table-cell>
          <table:table-cell office:value-type="string" calcext:value-type="string">
            <text:p>KAOUTAR</text:p>
          </table:table-cell>
          <table:table-cell office:value-type="date" office:date-value="1981-07-07" calcext:value-type="date">
            <text:p>07/07/198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62371" calcext:value-type="float">
            <text:p>97623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CHAABC</text:p>
          </table:table-cell>
          <table:table-cell office:value-type="string" calcext:value-type="string">
            <text:p>BERTRAND</text:p>
          </table:table-cell>
          <table:table-cell office:value-type="date" office:date-value="1980-07-07" calcext:value-type="date">
            <text:p>07/07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I</text:p>
          </table:table-cell>
          <table:table-cell office:value-type="string" calcext:value-type="string">
            <text:p>INGENIEUR INFO an3</text:p>
          </table:table-cell>
          <table:table-cell office:value-type="float" office:value="14.45" calcext:value-type="float">
            <text:p>14,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875099" calcext:value-type="float">
            <text:p>108750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KIABC</text:p>
          </table:table-cell>
          <table:table-cell office:value-type="string" calcext:value-type="string">
            <text:p>SERVET</text:p>
          </table:table-cell>
          <table:table-cell office:value-type="date" office:date-value="1986-08-28" calcext:value-type="date">
            <text:p>28/08/198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5SC</text:p>
          </table:table-cell>
          <table:table-cell office:value-type="string" calcext:value-type="string">
            <text:p>INGENIEUR MACS an3</text:p>
          </table:table-cell>
          <table:table-cell office:value-type="float" office:value="12.96" calcext:value-type="float">
            <text:p>12,9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28734" calcext:value-type="float">
            <text:p>111287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EMBABC</text:p>
          </table:table-cell>
          <table:table-cell office:value-type="string" calcext:value-type="string">
            <text:p>AMOUR</text:p>
          </table:table-cell>
          <table:table-cell office:value-type="date" office:date-value="1966-05-25" calcext:value-type="date">
            <text:p>25/05/1966</text:p>
          </table:table-cell>
          <table:table-cell office:value-type="string" calcext:value-type="string">
            <text:p>324</text:p>
          </table:table-cell>
          <table:table-cell office:value-type="string" calcext:value-type="string">
            <text:p>CONGOLAIS(E)</text:p>
          </table:table-cell>
          <table:table-cell office:value-type="string" calcext:value-type="string">
            <text:p>SUMT</text:p>
          </table:table-cell>
          <table:table-cell office:value-type="string" calcext:value-type="string">
            <text:p>DU Marketing Territorial</text:p>
          </table:table-cell>
          <table:table-cell office:value-type="float" office:value="13.2" calcext:value-type="float">
            <text:p>13,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532755" calcext:value-type="float">
            <text:p>105327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 ELABC</text:p>
          </table:table-cell>
          <table:table-cell office:value-type="string" calcext:value-type="string">
            <text:p>NADIA</text:p>
          </table:table-cell>
          <table:table-cell office:value-type="date" office:date-value="1982-01-23" calcext:value-type="date">
            <text:p>23/01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2.35" calcext:value-type="float">
            <text:p>12,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713039" calcext:value-type="float">
            <text:p>107130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OABC</text:p>
          </table:table-cell>
          <table:table-cell office:value-type="string" calcext:value-type="string">
            <text:p>YOHAN</text:p>
          </table:table-cell>
          <table:table-cell office:value-type="date" office:date-value="1973-08-13" calcext:value-type="date">
            <text:p>13/08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4PAP</text:p>
          </table:table-cell>
          <table:table-cell office:value-type="string" calcext:value-type="string">
            <text:p>Master1 PAP</text:p>
          </table:table-cell>
          <table:table-cell office:value-type="float" office:value="10.758" calcext:value-type="float">
            <text:p>10,75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80578" calcext:value-type="float">
            <text:p>113805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BAABC</text:p>
          </table:table-cell>
          <table:table-cell office:value-type="string" calcext:value-type="string">
            <text:p>MARZOUK</text:p>
          </table:table-cell>
          <table:table-cell office:value-type="date" office:date-value="1977-09-10" calcext:value-type="date">
            <text:p>10/09/1977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C5CL</text:p>
          </table:table-cell>
          <table:table-cell office:value-type="string" calcext:value-type="string">
            <text:p>Master2 Commerc du livre</text:p>
          </table:table-cell>
          <table:table-cell office:value-type="float" office:value="11.025" calcext:value-type="float">
            <text:p>11,02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084320" calcext:value-type="float">
            <text:p>90843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ABC</text:p>
          </table:table-cell>
          <table:table-cell office:value-type="string" calcext:value-type="string">
            <text:p>DIMITRI RAOUL</text:p>
          </table:table-cell>
          <table:table-cell office:value-type="date" office:date-value="1970-04-26" calcext:value-type="date">
            <text:p>26/04/1970</text:p>
          </table:table-cell>
          <table:table-cell office:value-type="string" calcext:value-type="string">
            <text:p>327</text:p>
          </table:table-cell>
          <table:table-cell office:value-type="string" calcext:value-type="string">
            <text:p>BENINO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845" calcext:value-type="float">
            <text:p>10,84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313676" calcext:value-type="float">
            <text:p>103136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DFAABC</text:p>
          </table:table-cell>
          <table:table-cell office:value-type="string" calcext:value-type="string">
            <text:p>ITEB</text:p>
          </table:table-cell>
          <table:table-cell office:value-type="date" office:date-value="1967-10-04" calcext:value-type="date">
            <text:p>04/10/1967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TUNISIEN(N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9.827" calcext:value-type="float">
            <text:p>9,8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6218" calcext:value-type="float">
            <text:p>11446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CABC</text:p>
          </table:table-cell>
          <table:table-cell office:value-type="string" calcext:value-type="string">
            <text:p>DEAN</text:p>
          </table:table-cell>
          <table:table-cell office:value-type="date" office:date-value="1976-01-07" calcext:value-type="date">
            <text:p>07/01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18" calcext:value-type="float">
            <text:p>10,1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53247" calcext:value-type="float">
            <text:p>114532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ICABC</text:p>
          </table:table-cell>
          <table:table-cell office:value-type="string" calcext:value-type="string">
            <text:p>DEAN</text:p>
          </table:table-cell>
          <table:table-cell office:value-type="date" office:date-value="1976-02-10" calcext:value-type="date">
            <text:p>10/02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PSY</text:p>
          </table:table-cell>
          <table:table-cell office:value-type="string" calcext:value-type="string">
            <text:p>Lic Psychologie an3</text:p>
          </table:table-cell>
          <table:table-cell office:value-type="float" office:value="10.27" calcext:value-type="float">
            <text:p>10,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150039" calcext:value-type="float">
            <text:p>11150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RIGABC</text:p>
          </table:table-cell>
          <table:table-cell office:value-type="string" calcext:value-type="string">
            <text:p>LAURA</text:p>
          </table:table-cell>
          <table:table-cell office:value-type="date" office:date-value="1972-03-26" calcext:value-type="date">
            <text:p>26/03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TDD</text:p>
          </table:table-cell>
          <table:table-cell office:value-type="string" calcext:value-type="string">
            <text:p>Master1 HTC-TDDDE</text:p>
          </table:table-cell>
          <table:table-cell office:value-type="float" office:value="9.833" calcext:value-type="float">
            <text:p>9,8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958944" calcext:value-type="float">
            <text:p>9958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REABC</text:p>
          </table:table-cell>
          <table:table-cell office:value-type="string" calcext:value-type="string">
            <text:p>JULIETTE</text:p>
          </table:table-cell>
          <table:table-cell office:value-type="date" office:date-value="1972-06-07" calcext:value-type="date">
            <text:p>07/06/197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4PSY</text:p>
          </table:table-cell>
          <table:table-cell office:value-type="string" calcext:value-type="string">
            <text:p>Master1 Psychologie</text:p>
          </table:table-cell>
          <table:table-cell office:value-type="float" office:value="14.91" calcext:value-type="float">
            <text:p>14,9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11552" calcext:value-type="float">
            <text:p>97115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EABC</text:p>
          </table:table-cell>
          <table:table-cell office:value-type="string" calcext:value-type="string">
            <text:p>NIAGALE</text:p>
          </table:table-cell>
          <table:table-cell office:value-type="date" office:date-value="1987-04-27" calcext:value-type="date">
            <text:p>27/04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1SPO</text:p>
          </table:table-cell>
          <table:table-cell office:value-type="string" calcext:value-type="string">
            <text:p>Lic Socio Politique an1</text:p>
          </table:table-cell>
          <table:table-cell office:value-type="float" office:value="8.457" calcext:value-type="float">
            <text:p>8,457</text:p>
          </table:table-cell>
          <table:table-cell office:value-type="string" calcext:value-type="string">
            <text:p>AJAC</text:p>
          </table:table-cell>
          <table:table-cell table:number-columns-repeated="1013"/>
        </table:table-row>
        <table:table-row table:style-name="ro1">
          <table:table-cell office:value-type="float" office:value="10577228" calcext:value-type="float">
            <text:p>105772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USRABC</text:p>
          </table:table-cell>
          <table:table-cell office:value-type="string" calcext:value-type="string">
            <text:p>CHAHINEZ</text:p>
          </table:table-cell>
          <table:table-cell office:value-type="date" office:date-value="1973-01-28" calcext:value-type="date">
            <text:p>28/01/1973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4BFG</text:p>
          </table:table-cell>
          <table:table-cell office:value-type="string" calcext:value-type="string">
            <text:p>Master1 BFGR</text:p>
          </table:table-cell>
          <table:table-cell office:value-type="float" office:value="10.918" calcext:value-type="float">
            <text:p>10,91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91890" calcext:value-type="float">
            <text:p>114918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KEVIN</text:p>
          </table:table-cell>
          <table:table-cell office:value-type="date" office:date-value="1973-10-08" calcext:value-type="date">
            <text:p>08/10/197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5.174" calcext:value-type="float">
            <text:p>5,17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55099" calcext:value-type="float">
            <text:p>101550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ABC</text:p>
          </table:table-cell>
          <table:table-cell office:value-type="string" calcext:value-type="string">
            <text:p>KEVIN</text:p>
          </table:table-cell>
          <table:table-cell office:value-type="date" office:date-value="1982-04-14" calcext:value-type="date">
            <text:p>14/04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E2MIE</text:p>
          </table:table-cell>
          <table:table-cell office:value-type="string" calcext:value-type="string">
            <text:p>Lic MIEF an2</text:p>
          </table:table-cell>
          <table:table-cell office:value-type="float" office:value="5.976" calcext:value-type="float">
            <text:p>5,976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407549" calcext:value-type="float">
            <text:p>104075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BBABC</text:p>
          </table:table-cell>
          <table:table-cell office:value-type="string" calcext:value-type="string">
            <text:p>ASIMA</text:p>
          </table:table-cell>
          <table:table-cell office:value-type="date" office:date-value="1987-02-26" calcext:value-type="date">
            <text:p>26/02/198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.936" calcext:value-type="float">
            <text:p>10,93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02282" calcext:value-type="float">
            <text:p>114022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RABIE</text:p>
          </table:table-cell>
          <table:table-cell office:value-type="date" office:date-value="1978-06-09" calcext:value-type="date">
            <text:p>09/06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8.434" calcext:value-type="float">
            <text:p>8,43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377080" calcext:value-type="float">
            <text:p>93770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SAABC</text:p>
          </table:table-cell>
          <table:table-cell office:value-type="string" calcext:value-type="string">
            <text:p>RABIE</text:p>
          </table:table-cell>
          <table:table-cell office:value-type="date" office:date-value="1984-03-22" calcext:value-type="date">
            <text:p>22/03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3SPI</text:p>
          </table:table-cell>
          <table:table-cell office:value-type="string" calcext:value-type="string">
            <text:p>Lic SPI an3</text:p>
          </table:table-cell>
          <table:table-cell office:value-type="float" office:value="9.927" calcext:value-type="float">
            <text:p>9,92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24418" calcext:value-type="float">
            <text:p>105244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FAABC</text:p>
          </table:table-cell>
          <table:table-cell office:value-type="string" calcext:value-type="string">
            <text:p>LETITIA</text:p>
          </table:table-cell>
          <table:table-cell office:value-type="date" office:date-value="1982-05-23" calcext:value-type="date">
            <text:p>23/05/198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ROUMAIN(E)</text:p>
          </table:table-cell>
          <table:table-cell office:value-type="string" calcext:value-type="string">
            <text:p>L5FDA</text:p>
          </table:table-cell>
          <table:table-cell office:value-type="string" calcext:value-type="string">
            <text:p>Master2 Formation Adultes</text:p>
          </table:table-cell>
          <table:table-cell office:value-type="float" office:value="17.5" calcext:value-type="float">
            <text:p>17,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42233" calcext:value-type="float">
            <text:p>102422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BAABC</text:p>
          </table:table-cell>
          <table:table-cell office:value-type="string" calcext:value-type="string">
            <text:p>MARIAM</text:p>
          </table:table-cell>
          <table:table-cell office:value-type="date" office:date-value="1978-05-29" calcext:value-type="date">
            <text:p>29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56" calcext:value-type="float">
            <text:p>11,5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097594" calcext:value-type="float">
            <text:p>110975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BBAABC</text:p>
          </table:table-cell>
          <table:table-cell office:value-type="string" calcext:value-type="string">
            <text:p>MARIAM</text:p>
          </table:table-cell>
          <table:table-cell office:value-type="date" office:date-value="1980-05-05" calcext:value-type="date">
            <text:p>05/05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LAE</text:p>
          </table:table-cell>
          <table:table-cell office:value-type="string" calcext:value-type="string">
            <text:p>Lic LEA Angl-Espagnol an3</text:p>
          </table:table-cell>
          <table:table-cell office:value-type="float" office:value="11.564" calcext:value-type="float">
            <text:p>11,56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31448" calcext:value-type="float">
            <text:p>100314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NLABC</text:p>
          </table:table-cell>
          <table:table-cell office:value-type="string" calcext:value-type="string">
            <text:p>NATACHA</text:p>
          </table:table-cell>
          <table:table-cell office:value-type="date" office:date-value="1971-03-18" calcext:value-type="date">
            <text:p>18/03/197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C5DIM</text:p>
          </table:table-cell>
          <table:table-cell office:value-type="string" calcext:value-type="string">
            <text:p>Master2Pro CIIL - DIMI</text:p>
          </table:table-cell>
          <table:table-cell office:value-type="float" office:value="10.606" calcext:value-type="float">
            <text:p>10,60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572359" calcext:value-type="float">
            <text:p>105723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ISABC</text:p>
          </table:table-cell>
          <table:table-cell office:value-type="string" calcext:value-type="string">
            <text:p>KEVIN</text:p>
          </table:table-cell>
          <table:table-cell office:value-type="date" office:date-value="1977-02-13" calcext:value-type="date">
            <text:p>13/02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3SI2</text:p>
          </table:table-cell>
          <table:table-cell office:value-type="string" calcext:value-type="string">
            <text:p>LIC PRO SIL sp. GL (AP)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43962" calcext:value-type="float">
            <text:p>89439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YREABC</text:p>
          </table:table-cell>
          <table:table-cell office:value-type="string" calcext:value-type="string">
            <text:p>ALVINA</text:p>
          </table:table-cell>
          <table:table-cell office:value-type="date" office:date-value="1976-03-04" calcext:value-type="date">
            <text:p>04/03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5PCP</text:p>
          </table:table-cell>
          <table:table-cell office:value-type="string" calcext:value-type="string">
            <text:p>Master2Pro Psycho-PCP</text:p>
          </table:table-cell>
          <table:table-cell office:value-type="float" office:value="13.926" calcext:value-type="float">
            <text:p>13,926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449972" calcext:value-type="float">
            <text:p>114499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DIABC</text:p>
          </table:table-cell>
          <table:table-cell office:value-type="string" calcext:value-type="string">
            <text:p>ABDELGHANI</text:p>
          </table:table-cell>
          <table:table-cell office:value-type="date" office:date-value="1970-01-29" calcext:value-type="date">
            <text:p>29/01/1970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2.284" calcext:value-type="float">
            <text:p>12,28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250105" calcext:value-type="float">
            <text:p>10250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INABC</text:p>
          </table:table-cell>
          <table:table-cell office:value-type="string" calcext:value-type="string">
            <text:p>BRAHIM</text:p>
          </table:table-cell>
          <table:table-cell office:value-type="date" office:date-value="1984-04-07" calcext:value-type="date">
            <text:p>07/04/1984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7.324" calcext:value-type="float">
            <text:p>7,32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442450" calcext:value-type="float">
            <text:p>114424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OINABC</text:p>
          </table:table-cell>
          <table:table-cell office:value-type="string" calcext:value-type="string">
            <text:p>BRAHIM</text:p>
          </table:table-cell>
          <table:table-cell office:value-type="date" office:date-value="1971-09-30" calcext:value-type="date">
            <text:p>30/09/1971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MAROCAIN(E)</text:p>
          </table:table-cell>
          <table:table-cell office:value-type="string" calcext:value-type="string">
            <text:p>E3EGE</text:p>
          </table:table-cell>
          <table:table-cell office:value-type="string" calcext:value-type="string">
            <text:p>Lic Eco-Gestion an3</text:p>
          </table:table-cell>
          <table:table-cell office:value-type="float" office:value="10.083" calcext:value-type="float">
            <text:p>10,083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702047" calcext:value-type="float">
            <text:p>9702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IRIABC</text:p>
          </table:table-cell>
          <table:table-cell office:value-type="string" calcext:value-type="string">
            <text:p>AMELIE</text:p>
          </table:table-cell>
          <table:table-cell office:value-type="date" office:date-value="1976-05-05" calcext:value-type="date">
            <text:p>05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5EM</text:p>
          </table:table-cell>
          <table:table-cell office:value-type="string" calcext:value-type="string">
            <text:p>DCEM 3</text:p>
          </table:table-cell>
          <table:table-cell office:value-type="float" office:value="15.24" calcext:value-type="float">
            <text:p>15,2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210594" calcext:value-type="float">
            <text:p>92105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CQABC</text:p>
          </table:table-cell>
          <table:table-cell office:value-type="string" calcext:value-type="string">
            <text:p>JEROME</text:p>
          </table:table-cell>
          <table:table-cell office:value-type="date" office:date-value="1977-03-04" calcext:value-type="date">
            <text:p>04/03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9820974" calcext:value-type="float">
            <text:p>98209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UKAABC</text:p>
          </table:table-cell>
          <table:table-cell office:value-type="string" calcext:value-type="string">
            <text:p>MERZAK</text:p>
          </table:table-cell>
          <table:table-cell office:value-type="date" office:date-value="1980-01-15" calcext:value-type="date">
            <text:p>15/01/19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6EM</text:p>
          </table:table-cell>
          <table:table-cell office:value-type="string" calcext:value-type="string">
            <text:p>DCEM 4</text:p>
          </table:table-cell>
          <table:table-cell office:value-type="float" office:value="12.17" calcext:value-type="float">
            <text:p>12,1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415250" calcext:value-type="float">
            <text:p>10415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FAABC</text:p>
          </table:table-cell>
          <table:table-cell office:value-type="string" calcext:value-type="string">
            <text:p>ZUBAIR</text:p>
          </table:table-cell>
          <table:table-cell office:value-type="date" office:date-value="1982-03-21" calcext:value-type="date">
            <text:p>21/03/1982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3EM</text:p>
          </table:table-cell>
          <table:table-cell office:value-type="string" calcext:value-type="string">
            <text:p>DCEM 1</text:p>
          </table:table-cell>
          <table:table-cell office:value-type="float" office:value="12.22" calcext:value-type="float">
            <text:p>12,22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208042" calcext:value-type="float">
            <text:p>11208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HMOABC</text:p>
          </table:table-cell>
          <table:table-cell office:value-type="string" calcext:value-type="string">
            <text:p>NAWEL</text:p>
          </table:table-cell>
          <table:table-cell office:value-type="date" office:date-value="1985-06-15" calcext:value-type="date">
            <text:p>15/06/1985</text:p>
          </table:table-cell>
          <table:table-cell office:value-type="string" calcext:value-type="string">
            <text:p>352</text:p>
          </table:table-cell>
          <table:table-cell office:value-type="string" calcext:value-type="string">
            <text:p>ALGERIEN(NE)</text:p>
          </table:table-cell>
          <table:table-cell office:value-type="string" calcext:value-type="string">
            <text:p>D5EIE</text:p>
          </table:table-cell>
          <table:table-cell office:value-type="string" calcext:value-type="string">
            <text:p>Master2Rec DEI pa. Eco</text:p>
          </table:table-cell>
          <table:table-cell office:value-type="float" office:value="12.094" calcext:value-type="float">
            <text:p>12,09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82938" calcext:value-type="float">
            <text:p>109829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ILAABC</text:p>
          </table:table-cell>
          <table:table-cell office:value-type="string" calcext:value-type="string">
            <text:p>KASTHURI</text:p>
          </table:table-cell>
          <table:table-cell office:value-type="date" office:date-value="1973-12-04" calcext:value-type="date">
            <text:p>04/12/1973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SRI LANKAIS(E)</text:p>
          </table:table-cell>
          <table:table-cell office:value-type="string" calcext:value-type="string">
            <text:p>D5DIM</text:p>
          </table:table-cell>
          <table:table-cell office:value-type="string" calcext:value-type="string">
            <text:p>Master2 Droit immobilier</text:p>
          </table:table-cell>
          <table:table-cell office:value-type="float" office:value="11.679" calcext:value-type="float">
            <text:p>11,679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241898" calcext:value-type="float">
            <text:p>112418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NYABC</text:p>
          </table:table-cell>
          <table:table-cell office:value-type="string" calcext:value-type="string">
            <text:p>ANI</text:p>
          </table:table-cell>
          <table:table-cell office:value-type="date" office:date-value="1979-11-25" calcext:value-type="date">
            <text:p>25/11/1979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IVOIRI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735" calcext:value-type="float">
            <text:p>11,735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464366" calcext:value-type="float">
            <text:p>94643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ABC</text:p>
          </table:table-cell>
          <table:table-cell office:value-type="string" calcext:value-type="string">
            <text:p>BAMBY</text:p>
          </table:table-cell>
          <table:table-cell office:value-type="date" office:date-value="1968-12-31" calcext:value-type="date">
            <text:p>31/12/196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9.804" calcext:value-type="float">
            <text:p>9,804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313944" calcext:value-type="float">
            <text:p>103139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BEABC</text:p>
          </table:table-cell>
          <table:table-cell office:value-type="string" calcext:value-type="string">
            <text:p>BAMBY</text:p>
          </table:table-cell>
          <table:table-cell office:value-type="date" office:date-value="1978-03-12" calcext:value-type="date">
            <text:p>12/03/197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MAURITANIEN(NE)</text:p>
          </table:table-cell>
          <table:table-cell office:value-type="string" calcext:value-type="string">
            <text:p>D3AEI</text:p>
          </table:table-cell>
          <table:table-cell office:value-type="string" calcext:value-type="string">
            <text:p>Lic AES an3 Echg Int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9542250" calcext:value-type="float">
            <text:p>9542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ALLABC</text:p>
          </table:table-cell>
          <table:table-cell office:value-type="string" calcext:value-type="string">
            <text:p>ABDOUL GADIRI</text:p>
          </table:table-cell>
          <table:table-cell office:value-type="date" office:date-value="1980-03-18" calcext:value-type="date">
            <text:p>18/03/1980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GUINEEN(NE)</text:p>
          </table:table-cell>
          <table:table-cell office:value-type="string" calcext:value-type="string">
            <text:p>E5BFA</text:p>
          </table:table-cell>
          <table:table-cell office:value-type="string" calcext:value-type="string">
            <text:p>Master2Pro BFA</text:p>
          </table:table-cell>
          <table:table-cell office:value-type="float" office:value="11.507" calcext:value-type="float">
            <text:p>11,5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47118" calcext:value-type="float">
            <text:p>9847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JAABC</text:p>
          </table:table-cell>
          <table:table-cell office:value-type="string" calcext:value-type="string">
            <text:p>ZAINAB</text:p>
          </table:table-cell>
          <table:table-cell office:value-type="date" office:date-value="1977-09-18" calcext:value-type="date">
            <text:p>18/09/197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2.1" calcext:value-type="float">
            <text:p>12,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8932933" calcext:value-type="float">
            <text:p>89329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EFABC</text:p>
          </table:table-cell>
          <table:table-cell office:value-type="string" calcext:value-type="string">
            <text:p>HUGO</text:p>
          </table:table-cell>
          <table:table-cell office:value-type="date" office:date-value="1984-06-10" calcext:value-type="date">
            <text:p>10/06/198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G4SE</text:p>
          </table:table-cell>
          <table:table-cell office:value-type="string" calcext:value-type="string">
            <text:p>INGENIEUR ENERGETIQUE an2</text:p>
          </table:table-cell>
          <table:table-cell office:value-type="float" office:value="12.52" calcext:value-type="float">
            <text:p>12,5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1395348" calcext:value-type="float">
            <text:p>113953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KRAABC</text:p>
          </table:table-cell>
          <table:table-cell office:value-type="string" calcext:value-type="string">
            <text:p>DOUNIA</text:p>
          </table:table-cell>
          <table:table-cell office:value-type="date" office:date-value="1976-08-06" calcext:value-type="date">
            <text:p>06/08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2AES</text:p>
          </table:table-cell>
          <table:table-cell office:value-type="string" calcext:value-type="string">
            <text:p>Lic AES an2</text:p>
          </table:table-cell>
          <table:table-cell office:value-type="float" office:value="9.55" calcext:value-type="float">
            <text:p>9,55</text:p>
          </table:table-cell>
          <table:table-cell office:value-type="string" calcext:value-type="string">
            <text:p>ADMC</text:p>
          </table:table-cell>
          <table:table-cell table:number-columns-repeated="1013"/>
        </table:table-row>
        <table:table-row table:style-name="ro1">
          <table:table-cell office:value-type="float" office:value="11366219" calcext:value-type="float">
            <text:p>113662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LIABC</text:p>
          </table:table-cell>
          <table:table-cell office:value-type="string" calcext:value-type="string">
            <text:p>MICHAEL</text:p>
          </table:table-cell>
          <table:table-cell office:value-type="date" office:date-value="1968-12-08" calcext:value-type="date">
            <text:p>08/12/196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B4EM</text:p>
          </table:table-cell>
          <table:table-cell office:value-type="string" calcext:value-type="string">
            <text:p>DCEM 2</text:p>
          </table:table-cell>
          <table:table-cell office:value-type="float" office:value="11.07" calcext:value-type="float">
            <text:p>11,07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668090" calcext:value-type="float">
            <text:p>96680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EABC</text:p>
          </table:table-cell>
          <table:table-cell office:value-type="string" calcext:value-type="string">
            <text:p>SOFIANE</text:p>
          </table:table-cell>
          <table:table-cell office:value-type="date" office:date-value="1976-05-17" calcext:value-type="date">
            <text:p>17/05/197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8.33" calcext:value-type="float">
            <text:p>8,33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1164102" calcext:value-type="float">
            <text:p>11164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MEABC</text:p>
          </table:table-cell>
          <table:table-cell office:value-type="string" calcext:value-type="string">
            <text:p>SOFIANE</text:p>
          </table:table-cell>
          <table:table-cell office:value-type="date" office:date-value="1969-11-21" calcext:value-type="date">
            <text:p>21/11/196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L3SED</text:p>
          </table:table-cell>
          <table:table-cell office:value-type="string" calcext:value-type="string">
            <text:p>Lic Sc de l'Edu an3</text:p>
          </table:table-cell>
          <table:table-cell office:value-type="float" office:value="10.982" calcext:value-type="float">
            <text:p>10,982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903986" calcext:value-type="float">
            <text:p>10903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INABC</text:p>
          </table:table-cell>
          <table:table-cell office:value-type="string" calcext:value-type="string">
            <text:p>JEAN-LUC</text:p>
          </table:table-cell>
          <table:table-cell office:value-type="date" office:date-value="1979-12-25" calcext:value-type="date">
            <text:p>25/12/19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V1GEB</text:p>
          </table:table-cell>
          <table:table-cell office:value-type="string" calcext:value-type="string">
            <text:p>DUT GEA an1 sem2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NAR</text:p>
          </table:table-cell>
          <table:table-cell table:number-columns-repeated="1013"/>
        </table:table-row>
        <table:table-row table:style-name="ro1">
          <table:table-cell office:value-type="float" office:value="9703635" calcext:value-type="float">
            <text:p>97036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AJABC</text:p>
          </table:table-cell>
          <table:table-cell office:value-type="string" calcext:value-type="string">
            <text:p>AMAL</text:p>
          </table:table-cell>
          <table:table-cell office:value-type="date" office:date-value="1974-01-11" calcext:value-type="date">
            <text:p>11/01/197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5DCO</text:p>
          </table:table-cell>
          <table:table-cell office:value-type="string" calcext:value-type="string">
            <text:p>Master2Pro Contentieux</text:p>
          </table:table-cell>
          <table:table-cell office:value-type="float" office:value="10.971" calcext:value-type="float">
            <text:p>10,971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10061433" calcext:value-type="float">
            <text:p>100614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SAABC</text:p>
          </table:table-cell>
          <table:table-cell office:value-type="string" calcext:value-type="string">
            <text:p>NAWAAB</text:p>
          </table:table-cell>
          <table:table-cell office:value-type="date" office:date-value="1970-08-23" calcext:value-type="date">
            <text:p>23/08/1970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MAURICIEN(NE)</text:p>
          </table:table-cell>
          <table:table-cell office:value-type="string" calcext:value-type="string">
            <text:p>L2ANG</text:p>
          </table:table-cell>
          <table:table-cell office:value-type="string" calcext:value-type="string">
            <text:p>Lic LLCE Anglais an2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AJ</text:p>
          </table:table-cell>
          <table:table-cell table:number-columns-repeated="1013"/>
        </table:table-row>
        <table:table-row table:style-name="ro1">
          <table:table-cell office:value-type="float" office:value="10163652" calcext:value-type="float">
            <text:p>101636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DEMABC</text:p>
          </table:table-cell>
          <table:table-cell office:value-type="string" calcext:value-type="string">
            <text:p>LAETITIA</text:p>
          </table:table-cell>
          <table:table-cell office:value-type="date" office:date-value="1970-04-26" calcext:value-type="date">
            <text:p>26/04/1970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GABONAIS(E)</text:p>
          </table:table-cell>
          <table:table-cell office:value-type="string" calcext:value-type="string">
            <text:p>E5CCA</text:p>
          </table:table-cell>
          <table:table-cell office:value-type="string" calcext:value-type="string">
            <text:p>Master2Pro G.E.O. - CCA</text:p>
          </table:table-cell>
          <table:table-cell office:value-type="float" office:value="10.804" calcext:value-type="float">
            <text:p>10,804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>
          <table:table-cell office:value-type="float" office:value="9879798" calcext:value-type="float">
            <text:p>98797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CITABC</text:p>
          </table:table-cell>
          <table:table-cell office:value-type="string" calcext:value-type="string">
            <text:p>DEBORAH</text:p>
          </table:table-cell>
          <table:table-cell office:value-type="date" office:date-value="1978-05-22" calcext:value-type="date">
            <text:p>22/05/197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RANCAIS(E)</text:p>
          </table:table-cell>
          <table:table-cell office:value-type="string" calcext:value-type="string">
            <text:p>D3DRO</text:p>
          </table:table-cell>
          <table:table-cell office:value-type="string" calcext:value-type="string">
            <text:p>Lic Droit an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M</text:p>
          </table:table-cell>
          <table:table-cell table:number-columns-repeated="1013"/>
        </table:table-row>
        <table:table-row table:style-name="ro1" table:number-rows-repeated="1046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>sait</meta:initial-creator>
    <dc:creator>gestion</dc:creator>
    <meta:creation-date>2012-03-20T10:13:06Z</meta:creation-date>
    <dc:date>2022-09-12T21:39:20Z</dc:date>
    <meta:print-date>2012-03-25T21:46:08Z</meta:print-date>
    <meta:document-statistic meta:table-count="1" meta:cell-count="22182" meta:object-count="0"/>
  </office:meta>
</office:document-meta>
</file>